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Population.en.milieu.d'année</text:p>
          </table:table-cell>
          <table:table-cell office:value-type="string" calcext:value-type="string">
            <text:p>Mariages</text:p>
          </table:table-cell>
          <table:table-cell office:value-type="string" calcext:value-type="string">
            <text:p>Divorces.prononcés.(a)</text:p>
          </table:table-cell>
          <table:table-cell office:value-type="string" calcext:value-type="string">
            <text:p>Naissances.vivantes</text:p>
          </table:table-cell>
          <table:table-cell office:value-type="string" calcext:value-type="string">
            <text:p>Décès.tous.âges.(b)</text:p>
          </table:table-cell>
          <table:table-cell office:value-type="string" calcext:value-type="string">
            <text:p>Décès.de.moins.d'un.an</text:p>
          </table:table-cell>
          <table:table-cell office:value-type="string" calcext:value-type="string">
            <text:p>Excédent.naturel</text:p>
          </table:table-cell>
          <table:table-cell office:value-type="string" calcext:value-type="string">
            <text:p>Nuptialité.(c)</text:p>
          </table:table-cell>
          <table:table-cell office:value-type="string" calcext:value-type="string">
            <text:p>Natalité</text:p>
          </table:table-cell>
          <table:table-cell office:value-type="string" calcext:value-type="string">
            <text:p>Mortalité</text:p>
          </table:table-cell>
          <table:table-cell office:value-type="string" calcext:value-type="string">
            <text:p>Accroissement.naturel</text:p>
          </table:table-cell>
          <table:table-cell office:value-type="string" calcext:value-type="string">
            <text:p>Taux.de.mortalité.infantile.pour.1.000.naissances.vivantes</text:p>
          </table:table-cell>
          <table:table-cell office:value-type="string" calcext:value-type="string">
            <text:p>d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office:value-type="float" office:value="40710000" calcext:value-type="float">
            <text:p>40710000</text:p>
          </table:table-cell>
          <table:table-cell office:value-type="float" office:value="316540" calcext:value-type="float">
            <text:p>316540</text:p>
          </table:table-cell>
          <table:table-cell office:value-type="string" calcext:value-type="string">
            <text:p>9000</text:p>
          </table:table-cell>
          <table:table-cell office:value-type="float" office:value="917075" calcext:value-type="float">
            <text:p>917075</text:p>
          </table:table-cell>
          <table:table-cell office:value-type="float" office:value="825315" calcext:value-type="float">
            <text:p>825315</text:p>
          </table:table-cell>
          <table:table-cell office:value-type="float" office:value="137310" calcext:value-type="float">
            <text:p>137310</text:p>
          </table:table-cell>
          <table:table-cell office:value-type="float" office:value="91760" calcext:value-type="float">
            <text:p>91760</text:p>
          </table:table-cell>
          <table:table-cell office:value-type="float" office:value="7.8" calcext:value-type="float">
            <text:p>7,8</text:p>
          </table:table-cell>
          <table:table-cell office:value-type="float" office:value="22.5" calcext:value-type="float">
            <text:p>22,5</text:p>
          </table:table-cell>
          <table:table-cell office:value-type="float" office:value="20.3" calcext:value-type="float">
            <text:p>20,3</text:p>
          </table:table-cell>
          <table:table-cell office:value-type="float" office:value="2.2" calcext:value-type="float">
            <text:p>2,2</text:p>
          </table:table-cell>
          <table:table-cell office:value-type="float" office:value="151.1" calcext:value-type="float">
            <text:p>151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902</text:p>
          </table:table-cell>
          <table:table-cell office:value-type="float" office:value="40810000" calcext:value-type="float">
            <text:p>40810000</text:p>
          </table:table-cell>
          <table:table-cell office:value-type="float" office:value="306682" calcext:value-type="float">
            <text:p>306682</text:p>
          </table:table-cell>
          <table:table-cell office:value-type="string" calcext:value-type="string">
            <text:p>9600</text:p>
          </table:table-cell>
          <table:table-cell office:value-type="float" office:value="904434" calcext:value-type="float">
            <text:p>904434</text:p>
          </table:table-cell>
          <table:table-cell office:value-type="float" office:value="801379" calcext:value-type="float">
            <text:p>801379</text:p>
          </table:table-cell>
          <table:table-cell office:value-type="float" office:value="130086" calcext:value-type="float">
            <text:p>130086</text:p>
          </table:table-cell>
          <table:table-cell office:value-type="float" office:value="103055" calcext:value-type="float">
            <text:p>103055</text:p>
          </table:table-cell>
          <table:table-cell office:value-type="float" office:value="7.5" calcext:value-type="float">
            <text:p>7,5</text:p>
          </table:table-cell>
          <table:table-cell office:value-type="float" office:value="22.2" calcext:value-type="float">
            <text:p>22,2</text:p>
          </table:table-cell>
          <table:table-cell office:value-type="float" office:value="19.6" calcext:value-type="float">
            <text:p>19,6</text:p>
          </table:table-cell>
          <table:table-cell office:value-type="float" office:value="2.6" calcext:value-type="float">
            <text:p>2,6</text:p>
          </table:table-cell>
          <table:table-cell office:value-type="float" office:value="143.3" calcext:value-type="float">
            <text:p>14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903</text:p>
          </table:table-cell>
          <table:table-cell office:value-type="float" office:value="40910000" calcext:value-type="float">
            <text:p>40910000</text:p>
          </table:table-cell>
          <table:table-cell office:value-type="float" office:value="308510" calcext:value-type="float">
            <text:p>308510</text:p>
          </table:table-cell>
          <table:table-cell office:value-type="string" calcext:value-type="string">
            <text:p>10400</text:p>
          </table:table-cell>
          <table:table-cell office:value-type="float" office:value="884498" calcext:value-type="float">
            <text:p>884498</text:p>
          </table:table-cell>
          <table:table-cell office:value-type="float" office:value="794566" calcext:value-type="float">
            <text:p>794566</text:p>
          </table:table-cell>
          <table:table-cell office:value-type="float" office:value="129247" calcext:value-type="float">
            <text:p>129247</text:p>
          </table:table-cell>
          <table:table-cell office:value-type="float" office:value="89932" calcext:value-type="float">
            <text:p>89932</text:p>
          </table:table-cell>
          <table:table-cell office:value-type="float" office:value="7.5" calcext:value-type="float">
            <text:p>7,5</text:p>
          </table:table-cell>
          <table:table-cell office:value-type="float" office:value="21.6" calcext:value-type="float">
            <text:p>21,6</text:p>
          </table:table-cell>
          <table:table-cell office:value-type="float" office:value="19.4" calcext:value-type="float">
            <text:p>19,4</text:p>
          </table:table-cell>
          <table:table-cell office:value-type="float" office:value="2.2" calcext:value-type="float">
            <text:p>2,2</text:p>
          </table:table-cell>
          <table:table-cell office:value-type="float" office:value="145.3" calcext:value-type="float">
            <text:p>145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904</text:p>
          </table:table-cell>
          <table:table-cell office:value-type="float" office:value="41000000" calcext:value-type="float">
            <text:p>41000000</text:p>
          </table:table-cell>
          <table:table-cell office:value-type="float" office:value="312134" calcext:value-type="float">
            <text:p>312134</text:p>
          </table:table-cell>
          <table:table-cell office:value-type="string" calcext:value-type="string">
            <text:p>11100</text:p>
          </table:table-cell>
          <table:table-cell office:value-type="float" office:value="877091" calcext:value-type="float">
            <text:p>877091</text:p>
          </table:table-cell>
          <table:table-cell office:value-type="float" office:value="802536" calcext:value-type="float">
            <text:p>802536</text:p>
          </table:table-cell>
          <table:table-cell office:value-type="float" office:value="134437" calcext:value-type="float">
            <text:p>134437</text:p>
          </table:table-cell>
          <table:table-cell office:value-type="float" office:value="74555" calcext:value-type="float">
            <text:p>74555</text:p>
          </table:table-cell>
          <table:table-cell office:value-type="float" office:value="7.6" calcext:value-type="float">
            <text:p>7,6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.8" calcext:value-type="float">
            <text:p>1,8</text:p>
          </table:table-cell>
          <table:table-cell office:value-type="float" office:value="152.9" calcext:value-type="float">
            <text:p>152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905</text:p>
          </table:table-cell>
          <table:table-cell office:value-type="float" office:value="41050000" calcext:value-type="float">
            <text:p>41050000</text:p>
          </table:table-cell>
          <table:table-cell office:value-type="float" office:value="316195" calcext:value-type="float">
            <text:p>316195</text:p>
          </table:table-cell>
          <table:table-cell office:value-type="string" calcext:value-type="string">
            <text:p>11100</text:p>
          </table:table-cell>
          <table:table-cell office:value-type="float" office:value="865604" calcext:value-type="float">
            <text:p>865604</text:p>
          </table:table-cell>
          <table:table-cell office:value-type="float" office:value="812338" calcext:value-type="float">
            <text:p>812338</text:p>
          </table:table-cell>
          <table:table-cell office:value-type="float" office:value="125533" calcext:value-type="float">
            <text:p>125533</text:p>
          </table:table-cell>
          <table:table-cell office:value-type="float" office:value="53266" calcext:value-type="float">
            <text:p>53266</text:p>
          </table:table-cell>
          <table:table-cell office:value-type="float" office:value="7.7" calcext:value-type="float">
            <text:p>7,7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.3" calcext:value-type="float">
            <text:p>1,3</text:p>
          </table:table-cell>
          <table:table-cell office:value-type="float" office:value="144.5" calcext:value-type="float">
            <text:p>144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906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320208" calcext:value-type="float">
            <text:p>320208</text:p>
          </table:table-cell>
          <table:table-cell office:value-type="string" calcext:value-type="string">
            <text:p>11900</text:p>
          </table:table-cell>
          <table:table-cell office:value-type="float" office:value="864745" calcext:value-type="float">
            <text:p>864745</text:p>
          </table:table-cell>
          <table:table-cell office:value-type="float" office:value="820051" calcext:value-type="float">
            <text:p>820051</text:p>
          </table:table-cell>
          <table:table-cell office:value-type="float" office:value="131058" calcext:value-type="float">
            <text:p>131058</text:p>
          </table:table-cell>
          <table:table-cell office:value-type="float" office:value="44694" calcext:value-type="float">
            <text:p>44694</text:p>
          </table:table-cell>
          <table:table-cell office:value-type="float" office:value="7.8" calcext:value-type="float">
            <text:p>7,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1.5" calcext:value-type="float">
            <text:p>151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907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327723" calcext:value-type="float">
            <text:p>327723</text:p>
          </table:table-cell>
          <table:table-cell office:value-type="string" calcext:value-type="string">
            <text:p>12900</text:p>
          </table:table-cell>
          <table:table-cell office:value-type="float" office:value="829632" calcext:value-type="float">
            <text:p>829632</text:p>
          </table:table-cell>
          <table:table-cell office:value-type="float" office:value="830871" calcext:value-type="float">
            <text:p>830871</text:p>
          </table:table-cell>
          <table:table-cell office:value-type="float" office:value="115501" calcext:value-type="float">
            <text:p>115501</text:p>
          </table:table-cell>
          <table:table-cell office:value-type="float" office:value="-1239" calcext:value-type="float">
            <text:p>-12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office:value-type="float" office:value="137.7" calcext:value-type="float">
            <text:p>137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908</text:p>
          </table:table-cell>
          <table:table-cell office:value-type="float" office:value="41190000" calcext:value-type="float">
            <text:p>41190000</text:p>
          </table:table-cell>
          <table:table-cell office:value-type="float" office:value="328877" calcext:value-type="float">
            <text:p>328877</text:p>
          </table:table-cell>
          <table:table-cell office:value-type="string" calcext:value-type="string">
            <text:p>13600</text:p>
          </table:table-cell>
          <table:table-cell office:value-type="float" office:value="848982" calcext:value-type="float">
            <text:p>848982</text:p>
          </table:table-cell>
          <table:table-cell office:value-type="float" office:value="784415" calcext:value-type="float">
            <text:p>784415</text:p>
          </table:table-cell>
          <table:table-cell office:value-type="float" office:value="115556" calcext:value-type="float">
            <text:p>115556</text:p>
          </table:table-cell>
          <table:table-cell office:value-type="float" office:value="64567" calcext:value-type="float">
            <text:p>64567</text:p>
          </table:table-cell>
          <table:table-cell office:value-type="float" office:value="8" calcext:value-type="float">
            <text:p>8</text:p>
          </table:table-cell>
          <table:table-cell office:value-type="float" office:value="20.6" calcext:value-type="float">
            <text:p>20,6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office:value-type="float" office:value="136.9" calcext:value-type="float">
            <text:p>136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909</text:p>
          </table:table-cell>
          <table:table-cell office:value-type="float" office:value="41240000" calcext:value-type="float">
            <text:p>41240000</text:p>
          </table:table-cell>
          <table:table-cell office:value-type="float" office:value="320871" calcext:value-type="float">
            <text:p>320871</text:p>
          </table:table-cell>
          <table:table-cell office:value-type="string" calcext:value-type="string">
            <text:p>14200</text:p>
          </table:table-cell>
          <table:table-cell office:value-type="float" office:value="824739" calcext:value-type="float">
            <text:p>824739</text:p>
          </table:table-cell>
          <table:table-cell office:value-type="float" office:value="792798" calcext:value-type="float">
            <text:p>792798</text:p>
          </table:table-cell>
          <table:table-cell office:value-type="float" office:value="104213" calcext:value-type="float">
            <text:p>104213</text:p>
          </table:table-cell>
          <table:table-cell office:value-type="float" office:value="31941" calcext:value-type="float">
            <text:p>31941</text:p>
          </table:table-cell>
          <table:table-cell office:value-type="float" office:value="7.8" calcext:value-type="float">
            <text:p>7,8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office:value-type="float" office:value="0.8" calcext:value-type="float">
            <text:p>0,8</text:p>
          </table:table-cell>
          <table:table-cell office:value-type="float" office:value="125.4" calcext:value-type="float">
            <text:p>125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910</text:p>
          </table:table-cell>
          <table:table-cell office:value-type="float" office:value="41350000" calcext:value-type="float">
            <text:p>41350000</text:p>
          </table:table-cell>
          <table:table-cell office:value-type="float" office:value="320644" calcext:value-type="float">
            <text:p>320644</text:p>
          </table:table-cell>
          <table:table-cell office:value-type="string" calcext:value-type="string">
            <text:p>14600</text:p>
          </table:table-cell>
          <table:table-cell office:value-type="float" office:value="828140" calcext:value-type="float">
            <text:p>828140</text:p>
          </table:table-cell>
          <table:table-cell office:value-type="float" office:value="737877" calcext:value-type="float">
            <text:p>737877</text:p>
          </table:table-cell>
          <table:table-cell office:value-type="float" office:value="98136" calcext:value-type="float">
            <text:p>98136</text:p>
          </table:table-cell>
          <table:table-cell office:value-type="float" office:value="90263" calcext:value-type="float">
            <text:p>90263</text:p>
          </table:table-cell>
          <table:table-cell office:value-type="float" office:value="7.8" calcext:value-type="float">
            <text:p>7,8</text:p>
          </table:table-cell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118.6" calcext:value-type="float">
            <text:p>118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911</text:p>
          </table:table-cell>
          <table:table-cell office:value-type="float" office:value="41420000" calcext:value-type="float">
            <text:p>41420000</text:p>
          </table:table-cell>
          <table:table-cell office:value-type="float" office:value="321089" calcext:value-type="float">
            <text:p>321089</text:p>
          </table:table-cell>
          <table:table-cell office:value-type="string" calcext:value-type="string">
            <text:p>15600</text:p>
          </table:table-cell>
          <table:table-cell office:value-type="float" office:value="793506" calcext:value-type="float">
            <text:p>793506</text:p>
          </table:table-cell>
          <table:table-cell office:value-type="float" office:value="813653" calcext:value-type="float">
            <text:p>813653</text:p>
          </table:table-cell>
          <table:table-cell office:value-type="float" office:value="130876" calcext:value-type="float">
            <text:p>130876</text:p>
          </table:table-cell>
          <table:table-cell office:value-type="float" office:value="-20147" calcext:value-type="float">
            <text:p>-20147</text:p>
          </table:table-cell>
          <table:table-cell office:value-type="float" office:value="7.8" calcext:value-type="float">
            <text:p>7,8</text:p>
          </table:table-cell>
          <table:table-cell office:value-type="float" office:value="19.2" calcext:value-type="float">
            <text:p>19,2</text:p>
          </table:table-cell>
          <table:table-cell office:value-type="float" office:value="19.6" calcext:value-type="float">
            <text:p>19,6</text:p>
          </table:table-cell>
          <table:table-cell office:value-type="float" office:value="-0.4" calcext:value-type="float">
            <text:p>-0,4</text:p>
          </table:table-cell>
          <table:table-cell office:value-type="float" office:value="163.1" calcext:value-type="float">
            <text:p>163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912</text:p>
          </table:table-cell>
          <table:table-cell office:value-type="float" office:value="41530000" calcext:value-type="float">
            <text:p>41530000</text:p>
          </table:table-cell>
          <table:table-cell office:value-type="float" office:value="325272" calcext:value-type="float">
            <text:p>325272</text:p>
          </table:table-cell>
          <table:table-cell office:value-type="string" calcext:value-type="string">
            <text:p>17100</text:p>
          </table:table-cell>
          <table:table-cell office:value-type="float" office:value="801642" calcext:value-type="float">
            <text:p>801642</text:p>
          </table:table-cell>
          <table:table-cell office:value-type="float" office:value="726848" calcext:value-type="float">
            <text:p>726848</text:p>
          </table:table-cell>
          <table:table-cell office:value-type="float" office:value="89841" calcext:value-type="float">
            <text:p>89841</text:p>
          </table:table-cell>
          <table:table-cell office:value-type="float" office:value="74794" calcext:value-type="float">
            <text:p>74794</text:p>
          </table:table-cell>
          <table:table-cell office:value-type="float" office:value="7.8" calcext:value-type="float">
            <text:p>7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.8" calcext:value-type="float">
            <text:p>1,8</text:p>
          </table:table-cell>
          <table:table-cell office:value-type="float" office:value="112.4" calcext:value-type="float">
            <text:p>112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913</text:p>
          </table:table-cell>
          <table:table-cell office:value-type="float" office:value="41620000" calcext:value-type="float">
            <text:p>41620000</text:p>
          </table:table-cell>
          <table:table-cell office:value-type="float" office:value="312036" calcext:value-type="float">
            <text:p>312036</text:p>
          </table:table-cell>
          <table:table-cell office:value-type="string" calcext:value-type="string">
            <text:p>16700</text:p>
          </table:table-cell>
          <table:table-cell office:value-type="float" office:value="795851" calcext:value-type="float">
            <text:p>795851</text:p>
          </table:table-cell>
          <table:table-cell office:value-type="float" office:value="736937" calcext:value-type="float">
            <text:p>736937</text:p>
          </table:table-cell>
          <table:table-cell office:value-type="float" office:value="95650" calcext:value-type="float">
            <text:p>95650</text:p>
          </table:table-cell>
          <table:table-cell office:value-type="float" office:value="58914" calcext:value-type="float">
            <text:p>58914</text:p>
          </table:table-cell>
          <table:table-cell office:value-type="float" office:value="7.5" calcext:value-type="float">
            <text:p>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7" calcext:value-type="float">
            <text:p>17,7</text:p>
          </table:table-cell>
          <table:table-cell office:value-type="float" office:value="1.4" calcext:value-type="float">
            <text:p>1,4</text:p>
          </table:table-cell>
          <table:table-cell office:value-type="float" office:value="119.9" calcext:value-type="float">
            <text:p>119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914</text:p>
          </table:table-cell>
          <table:table-cell office:value-type="float" office:value="41630000" calcext:value-type="float">
            <text:p>41630000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.</text:p>
          </table:table-cell>
          <table:table-cell office:value-type="float" office:value="757931" calcext:value-type="float">
            <text:p>757931</text:p>
          </table:table-cell>
          <table:table-cell office:value-type="float" office:value="774931" calcext:value-type="float">
            <text:p>774931</text:p>
          </table:table-cell>
          <table:table-cell office:value-type="float" office:value="89531" calcext:value-type="float">
            <text:p>89531</text:p>
          </table:table-cell>
          <table:table-cell office:value-type="float" office:value="-17000" calcext:value-type="float">
            <text:p>-17000</text:p>
          </table:table-cell>
          <table:table-cell office:value-type="float" office:value="4.9" calcext:value-type="float">
            <text:p>4,9</text:p>
          </table:table-cell>
          <table:table-cell office:value-type="float" office:value="18.2" calcext:value-type="float">
            <text:p>18,2</text:p>
          </table:table-cell>
          <table:table-cell office:value-type="float" office:value="18.6" calcext:value-type="float">
            <text:p>18,6</text:p>
          </table:table-cell>
          <table:table-cell office:value-type="float" office:value="-0.4" calcext:value-type="float">
            <text:p>-0,4</text:p>
          </table:table-cell>
          <table:table-cell office:value-type="float" office:value="116.7" calcext:value-type="float">
            <text:p>116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915</text:p>
          </table:table-cell>
          <table:table-cell office:value-type="float" office:value="40620000" calcext:value-type="float">
            <text:p>40620000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.</text:p>
          </table:table-cell>
          <table:table-cell office:value-type="float" office:value="482968" calcext:value-type="float">
            <text:p>482968</text:p>
          </table:table-cell>
          <table:table-cell office:value-type="float" office:value="747968" calcext:value-type="float">
            <text:p>747968</text:p>
          </table:table-cell>
          <table:table-cell office:value-type="float" office:value="72068" calcext:value-type="float">
            <text:p>72068</text:p>
          </table:table-cell>
          <table:table-cell office:value-type="float" office:value="-265000" calcext:value-type="float">
            <text:p>-265000</text:p>
          </table:table-cell>
          <table:table-cell office:value-type="float" office:value="2.1" calcext:value-type="float">
            <text:p>2,1</text:p>
          </table:table-cell>
          <table:table-cell office:value-type="float" office:value="11.9" calcext:value-type="float">
            <text:p>11,9</text:p>
          </table:table-cell>
          <table:table-cell office:value-type="float" office:value="18.4" calcext:value-type="float">
            <text:p>18,4</text:p>
          </table:table-cell>
          <table:table-cell office:value-type="float" office:value="-6.5" calcext:value-type="float">
            <text:p>-6,5</text:p>
          </table:table-cell>
          <table:table-cell office:value-type="float" office:value="130.4" calcext:value-type="float">
            <text:p>13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916</text:p>
          </table:table-cell>
          <table:table-cell office:value-type="float" office:value="40020000" calcext:value-type="float">
            <text:p>40020000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.</text:p>
          </table:table-cell>
          <table:table-cell office:value-type="float" office:value="384676" calcext:value-type="float">
            <text:p>384676</text:p>
          </table:table-cell>
          <table:table-cell office:value-type="float" office:value="697676" calcext:value-type="float">
            <text:p>697676</text:p>
          </table:table-cell>
          <table:table-cell office:value-type="float" office:value="50676" calcext:value-type="float">
            <text:p>50676</text:p>
          </table:table-cell>
          <table:table-cell office:value-type="float" office:value="-313000" calcext:value-type="float">
            <text:p>-313000</text:p>
          </table:table-cell>
          <table:table-cell office:value-type="float" office:value="3.1" calcext:value-type="float">
            <text:p>3,1</text:p>
          </table:table-cell>
          <table:table-cell office:value-type="float" office:value="9.6" calcext:value-type="float">
            <text:p>9,6</text:p>
          </table:table-cell>
          <table:table-cell office:value-type="float" office:value="17.4" calcext:value-type="float">
            <text:p>17,4</text:p>
          </table:table-cell>
          <table:table-cell office:value-type="float" office:value="-7.8" calcext:value-type="float">
            <text:p>-7,8</text:p>
          </table:table-cell>
          <table:table-cell office:value-type="float" office:value="125.1" calcext:value-type="float">
            <text:p>12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917</text:p>
          </table:table-cell>
          <table:table-cell office:value-type="float" office:value="39420000" calcext:value-type="float">
            <text:p>39420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.</text:p>
          </table:table-cell>
          <table:table-cell office:value-type="float" office:value="412744" calcext:value-type="float">
            <text:p>412744</text:p>
          </table:table-cell>
          <table:table-cell office:value-type="float" office:value="712744" calcext:value-type="float">
            <text:p>712744</text:p>
          </table:table-cell>
          <table:table-cell office:value-type="float" office:value="54744" calcext:value-type="float">
            <text:p>54744</text:p>
          </table:table-cell>
          <table:table-cell office:value-type="float" office:value="-300000" calcext:value-type="float">
            <text:p>-300000</text:p>
          </table:table-cell>
          <table:table-cell office:value-type="float" office:value="4.6" calcext:value-type="float">
            <text:p>4,6</text:p>
          </table:table-cell>
          <table:table-cell office:value-type="float" office:value="10.5" calcext:value-type="float">
            <text:p>10,5</text:p>
          </table:table-cell>
          <table:table-cell office:value-type="float" office:value="18.1" calcext:value-type="float">
            <text:p>18,1</text:p>
          </table:table-cell>
          <table:table-cell office:value-type="float" office:value="-7.6" calcext:value-type="float">
            <text:p>-7,6</text:p>
          </table:table-cell>
          <table:table-cell office:value-type="float" office:value="135.1" calcext:value-type="float">
            <text:p>13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918</text:p>
          </table:table-cell>
          <table:table-cell office:value-type="float" office:value="38670000" calcext:value-type="float">
            <text:p>38670000</text:p>
          </table:table-cell>
          <table:table-cell office:value-type="float" office:value="202000" calcext:value-type="float">
            <text:p>202000</text:p>
          </table:table-cell>
          <table:table-cell office:value-type="string" calcext:value-type="string">
            <text:p>.</text:p>
          </table:table-cell>
          <table:table-cell office:value-type="float" office:value="472816" calcext:value-type="float">
            <text:p>472816</text:p>
          </table:table-cell>
          <table:table-cell office:value-type="float" office:value="867816" calcext:value-type="float">
            <text:p>867816</text:p>
          </table:table-cell>
          <table:table-cell office:value-type="float" office:value="68816" calcext:value-type="float">
            <text:p>68816</text:p>
          </table:table-cell>
          <table:table-cell office:value-type="float" office:value="-395000" calcext:value-type="float">
            <text:p>-395000</text:p>
          </table:table-cell>
          <table:table-cell office:value-type="float" office:value="5.2" calcext:value-type="float">
            <text:p>5,2</text:p>
          </table:table-cell>
          <table:table-cell office:value-type="float" office:value="12.2" calcext:value-type="float">
            <text:p>12,2</text:p>
          </table:table-cell>
          <table:table-cell office:value-type="float" office:value="22.4" calcext:value-type="float">
            <text:p>22,4</text:p>
          </table:table-cell>
          <table:table-cell office:value-type="float" office:value="-10.2" calcext:value-type="float">
            <text:p>-10,2</text:p>
          </table:table-cell>
          <table:table-cell office:value-type="float" office:value="150.3" calcext:value-type="float">
            <text:p>15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919</text:p>
          </table:table-cell>
          <table:table-cell office:value-type="float" office:value="38600000" calcext:value-type="float">
            <text:p>38600000</text:p>
          </table:table-cell>
          <table:table-cell office:value-type="float" office:value="552683" calcext:value-type="float">
            <text:p>552683</text:p>
          </table:table-cell>
          <table:table-cell office:value-type="string" calcext:value-type="string">
            <text:p>19600</text:p>
          </table:table-cell>
          <table:table-cell office:value-type="float" office:value="506960" calcext:value-type="float">
            <text:p>506960</text:p>
          </table:table-cell>
          <table:table-cell office:value-type="float" office:value="739901" calcext:value-type="float">
            <text:p>739901</text:p>
          </table:table-cell>
          <table:table-cell office:value-type="float" office:value="65060" calcext:value-type="float">
            <text:p>65060</text:p>
          </table:table-cell>
          <table:table-cell office:value-type="float" office:value="-232941" calcext:value-type="float">
            <text:p>-232941</text:p>
          </table:table-cell>
          <table:table-cell office:value-type="float" office:value="14.3" calcext:value-type="float">
            <text:p>14,3</text:p>
          </table:table-cell>
          <table:table-cell office:value-type="float" office:value="13.1" calcext:value-type="float">
            <text:p>13,1</text:p>
          </table:table-cell>
          <table:table-cell office:value-type="float" office:value="19.2" calcext:value-type="float">
            <text:p>19,2</text:p>
          </table:table-cell>
          <table:table-cell office:value-type="float" office:value="-6.1" calcext:value-type="float">
            <text:p>-6,1</text:p>
          </table:table-cell>
          <table:table-cell office:value-type="float" office:value="130.9" calcext:value-type="float">
            <text:p>130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920</text:p>
          </table:table-cell>
          <table:table-cell office:value-type="float" office:value="38900000" calcext:value-type="float">
            <text:p>38900000</text:p>
          </table:table-cell>
          <table:table-cell office:value-type="float" office:value="622724" calcext:value-type="float">
            <text:p>622724</text:p>
          </table:table-cell>
          <table:table-cell office:value-type="string" calcext:value-type="string">
            <text:p>34800</text:p>
          </table:table-cell>
          <table:table-cell office:value-type="float" office:value="838137" calcext:value-type="float">
            <text:p>838137</text:p>
          </table:table-cell>
          <table:table-cell office:value-type="float" office:value="675676" calcext:value-type="float">
            <text:p>675676</text:p>
          </table:table-cell>
          <table:table-cell office:value-type="float" office:value="87310" calcext:value-type="float">
            <text:p>87310</text:p>
          </table:table-cell>
          <table:table-cell office:value-type="float" office:value="162461" calcext:value-type="float">
            <text:p>162461</text:p>
          </table:table-cell>
          <table:table-cell office:value-type="float" office:value="16" calcext:value-type="float">
            <text:p>16</text:p>
          </table:table-cell>
          <table:table-cell office:value-type="float" office:value="21.5" calcext:value-type="float">
            <text:p>21,5</text:p>
          </table:table-cell>
          <table:table-cell office:value-type="float" office:value="17.4" calcext:value-type="float">
            <text:p>17,4</text:p>
          </table:table-cell>
          <table:table-cell office:value-type="float" office:value="4.1" calcext:value-type="float">
            <text:p>4,1</text:p>
          </table:table-cell>
          <table:table-cell office:value-type="float" office:value="123.3" calcext:value-type="float">
            <text:p>12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921</text:p>
          </table:table-cell>
          <table:table-cell office:value-type="float" office:value="39140000" calcext:value-type="float">
            <text:p>39140000</text:p>
          </table:table-cell>
          <table:table-cell office:value-type="float" office:value="455543" calcext:value-type="float">
            <text:p>455543</text:p>
          </table:table-cell>
          <table:table-cell office:value-type="string" calcext:value-type="string">
            <text:p>31100</text:p>
          </table:table-cell>
          <table:table-cell office:value-type="float" office:value="816555" calcext:value-type="float">
            <text:p>816555</text:p>
          </table:table-cell>
          <table:table-cell office:value-type="float" office:value="697904" calcext:value-type="float">
            <text:p>697904</text:p>
          </table:table-cell>
          <table:table-cell office:value-type="float" office:value="99696" calcext:value-type="float">
            <text:p>99696</text:p>
          </table:table-cell>
          <table:table-cell office:value-type="float" office:value="118651" calcext:value-type="float">
            <text:p>118651</text:p>
          </table:table-cell>
          <table:table-cell office:value-type="float" office:value="11.6" calcext:value-type="float">
            <text:p>11,6</text:p>
          </table:table-cell>
          <table:table-cell office:value-type="float" office:value="20.9" calcext:value-type="float">
            <text:p>20,9</text:p>
          </table:table-cell>
          <table:table-cell office:value-type="float" office:value="17.8" calcext:value-type="float">
            <text:p>17,8</text:p>
          </table:table-cell>
          <table:table-cell office:value-type="float" office:value="3.1" calcext:value-type="float">
            <text:p>3,1</text:p>
          </table:table-cell>
          <table:table-cell office:value-type="float" office:value="121.3" calcext:value-type="float">
            <text:p>121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922</text:p>
          </table:table-cell>
          <table:table-cell office:value-type="float" office:value="39310000" calcext:value-type="float">
            <text:p>39310000</text:p>
          </table:table-cell>
          <table:table-cell office:value-type="float" office:value="384585" calcext:value-type="float">
            <text:p>384585</text:p>
          </table:table-cell>
          <table:table-cell office:value-type="string" calcext:value-type="string">
            <text:p>25700</text:p>
          </table:table-cell>
          <table:table-cell office:value-type="float" office:value="764373" calcext:value-type="float">
            <text:p>764373</text:p>
          </table:table-cell>
          <table:table-cell office:value-type="float" office:value="692322" calcext:value-type="float">
            <text:p>692322</text:p>
          </table:table-cell>
          <table:table-cell office:value-type="float" office:value="70432" calcext:value-type="float">
            <text:p>70432</text:p>
          </table:table-cell>
          <table:table-cell office:value-type="float" office:value="72051" calcext:value-type="float">
            <text:p>72051</text:p>
          </table:table-cell>
          <table:table-cell office:value-type="float" office:value="9.8" calcext:value-type="float">
            <text:p>9,8</text:p>
          </table:table-cell>
          <table:table-cell office:value-type="float" office:value="19.4" calcext:value-type="float">
            <text:p>19,4</text:p>
          </table:table-cell>
          <table:table-cell office:value-type="float" office:value="17.6" calcext:value-type="float">
            <text:p>17,6</text:p>
          </table:table-cell>
          <table:table-cell office:value-type="float" office:value="1.8" calcext:value-type="float">
            <text:p>1,8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923</text:p>
          </table:table-cell>
          <table:table-cell office:value-type="float" office:value="39750000" calcext:value-type="float">
            <text:p>39750000</text:p>
          </table:table-cell>
          <table:table-cell office:value-type="float" office:value="355066" calcext:value-type="float">
            <text:p>355066</text:p>
          </table:table-cell>
          <table:table-cell office:value-type="string" calcext:value-type="string">
            <text:p>23500</text:p>
          </table:table-cell>
          <table:table-cell office:value-type="float" office:value="765888" calcext:value-type="float">
            <text:p>765888</text:p>
          </table:table-cell>
          <table:table-cell office:value-type="float" office:value="670326" calcext:value-type="float">
            <text:p>670326</text:p>
          </table:table-cell>
          <table:table-cell office:value-type="float" office:value="77910" calcext:value-type="float">
            <text:p>77910</text:p>
          </table:table-cell>
          <table:table-cell office:value-type="float" office:value="95562" calcext:value-type="float">
            <text:p>95562</text:p>
          </table:table-cell>
          <table:table-cell office:value-type="float" office:value="8.9" calcext:value-type="float">
            <text:p>8,9</text:p>
          </table:table-cell>
          <table:table-cell office:value-type="float" office:value="19.3" calcext:value-type="float">
            <text:p>19,3</text:p>
          </table:table-cell>
          <table:table-cell office:value-type="float" office:value="16.9" calcext:value-type="float">
            <text:p>16,9</text:p>
          </table:table-cell>
          <table:table-cell office:value-type="float" office:value="2.4" calcext:value-type="float">
            <text:p>2,4</text:p>
          </table:table-cell>
          <table:table-cell office:value-type="float" office:value="101.8" calcext:value-type="float">
            <text:p>10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924</text:p>
          </table:table-cell>
          <table:table-cell office:value-type="float" office:value="40170000" calcext:value-type="float">
            <text:p>40170000</text:p>
          </table:table-cell>
          <table:table-cell office:value-type="float" office:value="355401" calcext:value-type="float">
            <text:p>355401</text:p>
          </table:table-cell>
          <table:table-cell office:value-type="string" calcext:value-type="string">
            <text:p>22600</text:p>
          </table:table-cell>
          <table:table-cell office:value-type="float" office:value="757873" calcext:value-type="float">
            <text:p>757873</text:p>
          </table:table-cell>
          <table:table-cell office:value-type="float" office:value="683296" calcext:value-type="float">
            <text:p>683296</text:p>
          </table:table-cell>
          <table:table-cell office:value-type="float" office:value="68280" calcext:value-type="float">
            <text:p>68280</text:p>
          </table:table-cell>
          <table:table-cell office:value-type="float" office:value="74577" calcext:value-type="float">
            <text:p>74577</text:p>
          </table:table-cell>
          <table:table-cell office:value-type="float" office:value="8.8" calcext:value-type="float">
            <text:p>8,8</text:p>
          </table:table-cell>
          <table:table-cell office:value-type="float" office:value="18.9" calcext:value-type="float">
            <text:p>18,9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,9</text:p>
          </table:table-cell>
          <table:table-cell office:value-type="float" office:value="89.8" calcext:value-type="float">
            <text:p>89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925</text:p>
          </table:table-cell>
          <table:table-cell office:value-type="float" office:value="40460000" calcext:value-type="float">
            <text:p>40460000</text:p>
          </table:table-cell>
          <table:table-cell office:value-type="float" office:value="352830" calcext:value-type="float">
            <text:p>352830</text:p>
          </table:table-cell>
          <table:table-cell office:value-type="string" calcext:value-type="string">
            <text:p>22600</text:p>
          </table:table-cell>
          <table:table-cell office:value-type="float" office:value="774455" calcext:value-type="float">
            <text:p>774455</text:p>
          </table:table-cell>
          <table:table-cell office:value-type="float" office:value="712211" calcext:value-type="float">
            <text:p>712211</text:p>
          </table:table-cell>
          <table:table-cell office:value-type="float" office:value="72924" calcext:value-type="float">
            <text:p>72924</text:p>
          </table:table-cell>
          <table:table-cell office:value-type="float" office:value="62244" calcext:value-type="float">
            <text:p>62244</text:p>
          </table:table-cell>
          <table:table-cell office:value-type="float" office:value="8.7" calcext:value-type="float">
            <text:p>8,7</text:p>
          </table:table-cell>
          <table:table-cell office:value-type="float" office:value="19.1" calcext:value-type="float">
            <text:p>19,1</text:p>
          </table:table-cell>
          <table:table-cell office:value-type="float" office:value="17.6" calcext:value-type="float">
            <text:p>17,6</text:p>
          </table:table-cell>
          <table:table-cell office:value-type="float" office:value="1.5" calcext:value-type="float">
            <text:p>1,5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926</text:p>
          </table:table-cell>
          <table:table-cell office:value-type="float" office:value="40710000" calcext:value-type="float">
            <text:p>40710000</text:p>
          </table:table-cell>
          <table:table-cell office:value-type="float" office:value="345415" calcext:value-type="float">
            <text:p>345415</text:p>
          </table:table-cell>
          <table:table-cell office:value-type="string" calcext:value-type="string">
            <text:p>22442</text:p>
          </table:table-cell>
          <table:table-cell office:value-type="float" office:value="771690" calcext:value-type="float">
            <text:p>771690</text:p>
          </table:table-cell>
          <table:table-cell office:value-type="float" office:value="716966" calcext:value-type="float">
            <text:p>716966</text:p>
          </table:table-cell>
          <table:table-cell office:value-type="float" office:value="78638" calcext:value-type="float">
            <text:p>78638</text:p>
          </table:table-cell>
          <table:table-cell office:value-type="float" office:value="54724" calcext:value-type="float">
            <text:p>54724</text:p>
          </table:table-cell>
          <table:table-cell office:value-type="float" office:value="8.5" calcext:value-type="float">
            <text:p>8,5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.4" calcext:value-type="float">
            <text:p>1,4</text:p>
          </table:table-cell>
          <table:table-cell office:value-type="float" office:value="101.8" calcext:value-type="float">
            <text:p>10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927</text:p>
          </table:table-cell>
          <table:table-cell office:value-type="float" office:value="40770000" calcext:value-type="float">
            <text:p>40770000</text:p>
          </table:table-cell>
          <table:table-cell office:value-type="float" office:value="336364" calcext:value-type="float">
            <text:p>336364</text:p>
          </table:table-cell>
          <table:table-cell office:value-type="string" calcext:value-type="string">
            <text:p>21592</text:p>
          </table:table-cell>
          <table:table-cell office:value-type="float" office:value="748102" calcext:value-type="float">
            <text:p>748102</text:p>
          </table:table-cell>
          <table:table-cell office:value-type="float" office:value="679809" calcext:value-type="float">
            <text:p>679809</text:p>
          </table:table-cell>
          <table:table-cell office:value-type="float" office:value="66317" calcext:value-type="float">
            <text:p>66317</text:p>
          </table:table-cell>
          <table:table-cell office:value-type="float" office:value="68293" calcext:value-type="float">
            <text:p>68293</text:p>
          </table:table-cell>
          <table:table-cell office:value-type="float" office:value="8.3" calcext:value-type="float">
            <text:p>8,3</text:p>
          </table:table-cell>
          <table:table-cell office:value-type="float" office:value="18.3" calcext:value-type="float">
            <text:p>18,3</text:p>
          </table:table-cell>
          <table:table-cell office:value-type="float" office:value="16.7" calcext:value-type="float">
            <text:p>16,7</text:p>
          </table:table-cell>
          <table:table-cell office:value-type="float" office:value="1.6" calcext:value-type="float">
            <text:p>1,6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928</text:p>
          </table:table-cell>
          <table:table-cell office:value-type="float" office:value="40880000" calcext:value-type="float">
            <text:p>40880000</text:p>
          </table:table-cell>
          <table:table-cell office:value-type="float" office:value="338804" calcext:value-type="float">
            <text:p>338804</text:p>
          </table:table-cell>
          <table:table-cell office:value-type="string" calcext:value-type="string">
            <text:p>21896</text:p>
          </table:table-cell>
          <table:table-cell office:value-type="float" office:value="753570" calcext:value-type="float">
            <text:p>753570</text:p>
          </table:table-cell>
          <table:table-cell office:value-type="float" office:value="678269" calcext:value-type="float">
            <text:p>678269</text:p>
          </table:table-cell>
          <table:table-cell office:value-type="float" office:value="72815" calcext:value-type="float">
            <text:p>72815</text:p>
          </table:table-cell>
          <table:table-cell office:value-type="float" office:value="75301" calcext:value-type="float">
            <text:p>75301</text:p>
          </table:table-cell>
          <table:table-cell office:value-type="float" office:value="8.3" calcext:value-type="float">
            <text:p>8,3</text:p>
          </table:table-cell>
          <table:table-cell office:value-type="float" office:value="18.4" calcext:value-type="float">
            <text:p>18,4</text:p>
          </table:table-cell>
          <table:table-cell office:value-type="float" office:value="16.6" calcext:value-type="float">
            <text:p>16,6</text:p>
          </table:table-cell>
          <table:table-cell office:value-type="float" office:value="1.8" calcext:value-type="float">
            <text:p>1,8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929</text:p>
          </table:table-cell>
          <table:table-cell office:value-type="float" office:value="41020000" calcext:value-type="float">
            <text:p>41020000</text:p>
          </table:table-cell>
          <table:table-cell office:value-type="float" office:value="334322" calcext:value-type="float">
            <text:p>334322</text:p>
          </table:table-cell>
          <table:table-cell office:value-type="string" calcext:value-type="string">
            <text:p>22218</text:p>
          </table:table-cell>
          <table:table-cell office:value-type="float" office:value="734140" calcext:value-type="float">
            <text:p>734140</text:p>
          </table:table-cell>
          <table:table-cell office:value-type="float" office:value="742732" calcext:value-type="float">
            <text:p>742732</text:p>
          </table:table-cell>
          <table:table-cell office:value-type="float" office:value="74184" calcext:value-type="float">
            <text:p>74184</text:p>
          </table:table-cell>
          <table:table-cell office:value-type="float" office:value="-8592" calcext:value-type="float">
            <text:p>-8592</text:p>
          </table:table-cell>
          <table:table-cell office:value-type="float" office:value="8.2" calcext:value-type="float">
            <text:p>8,2</text:p>
          </table:table-cell>
          <table:table-cell office:value-type="float" office:value="17.9" calcext:value-type="float">
            <text:p>17,9</text:p>
          </table:table-cell>
          <table:table-cell office:value-type="float" office:value="18.1" calcext:value-type="float">
            <text:p>18,1</text:p>
          </table:table-cell>
          <table:table-cell office:value-type="float" office:value="-0.2" calcext:value-type="float">
            <text:p>-0,2</text:p>
          </table:table-cell>
          <table:table-cell office:value-type="float" office:value="100.3" calcext:value-type="float">
            <text:p>10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930</text:p>
          </table:table-cell>
          <table:table-cell office:value-type="float" office:value="41340000" calcext:value-type="float">
            <text:p>41340000</text:p>
          </table:table-cell>
          <table:table-cell office:value-type="float" office:value="342059" calcext:value-type="float">
            <text:p>342059</text:p>
          </table:table-cell>
          <table:table-cell office:value-type="string" calcext:value-type="string">
            <text:p>23434</text:p>
          </table:table-cell>
          <table:table-cell office:value-type="float" office:value="754020" calcext:value-type="float">
            <text:p>754020</text:p>
          </table:table-cell>
          <table:table-cell office:value-type="float" office:value="652953" calcext:value-type="float">
            <text:p>652953</text:p>
          </table:table-cell>
          <table:table-cell office:value-type="float" office:value="62697" calcext:value-type="float">
            <text:p>62697</text:p>
          </table:table-cell>
          <table:table-cell office:value-type="float" office:value="101067" calcext:value-type="float">
            <text:p>101067</text:p>
          </table:table-cell>
          <table:table-cell office:value-type="float" office:value="8.3" calcext:value-type="float">
            <text:p>8,3</text:p>
          </table:table-cell>
          <table:table-cell office:value-type="float" office:value="18.2" calcext:value-type="float">
            <text:p>18,2</text:p>
          </table:table-cell>
          <table:table-cell office:value-type="float" office:value="15.8" calcext:value-type="float">
            <text:p>15,8</text:p>
          </table:table-cell>
          <table:table-cell office:value-type="float" office:value="2.4" calcext:value-type="float">
            <text:p>2,4</text:p>
          </table:table-cell>
          <table:table-cell office:value-type="float" office:value="83.8" calcext:value-type="float">
            <text:p>8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931</text:p>
          </table:table-cell>
          <table:table-cell office:value-type="float" office:value="41550000" calcext:value-type="float">
            <text:p>41550000</text:p>
          </table:table-cell>
          <table:table-cell office:value-type="float" office:value="326661" calcext:value-type="float">
            <text:p>326661</text:p>
          </table:table-cell>
          <table:table-cell office:value-type="string" calcext:value-type="string">
            <text:p>24587</text:p>
          </table:table-cell>
          <table:table-cell office:value-type="float" office:value="737611" calcext:value-type="float">
            <text:p>737611</text:p>
          </table:table-cell>
          <table:table-cell office:value-type="float" office:value="682816" calcext:value-type="float">
            <text:p>682816</text:p>
          </table:table-cell>
          <table:table-cell office:value-type="float" office:value="59357" calcext:value-type="float">
            <text:p>59357</text:p>
          </table:table-cell>
          <table:table-cell office:value-type="float" office:value="54795" calcext:value-type="float">
            <text:p>54795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.4" calcext:value-type="float">
            <text:p>1,4</text:p>
          </table:table-cell>
          <table:table-cell office:value-type="float" office:value="79.9" calcext:value-type="float">
            <text:p>79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932</text:p>
          </table:table-cell>
          <table:table-cell office:value-type="float" office:value="41510000" calcext:value-type="float">
            <text:p>41510000</text:p>
          </table:table-cell>
          <table:table-cell office:value-type="float" office:value="314980" calcext:value-type="float">
            <text:p>314980</text:p>
          </table:table-cell>
          <table:table-cell office:value-type="string" calcext:value-type="string">
            <text:p>23733</text:p>
          </table:table-cell>
          <table:table-cell office:value-type="float" office:value="726299" calcext:value-type="float">
            <text:p>726299</text:p>
          </table:table-cell>
          <table:table-cell office:value-type="float" office:value="663705" calcext:value-type="float">
            <text:p>663705</text:p>
          </table:table-cell>
          <table:table-cell office:value-type="float" office:value="59543" calcext:value-type="float">
            <text:p>59543</text:p>
          </table:table-cell>
          <table:table-cell office:value-type="float" office:value="62594" calcext:value-type="float">
            <text:p>62594</text:p>
          </table:table-cell>
          <table:table-cell office:value-type="float" office:value="7.6" calcext:value-type="float">
            <text:p>7,6</text:p>
          </table:table-cell>
          <table:table-cell office:value-type="float" office:value="17.5" calcext:value-type="float">
            <text:p>17,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float" office:value="81.6" calcext:value-type="float">
            <text:p>81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933</text:p>
          </table:table-cell>
          <table:table-cell office:value-type="float" office:value="41520000" calcext:value-type="float">
            <text:p>41520000</text:p>
          </table:table-cell>
          <table:table-cell office:value-type="float" office:value="315668" calcext:value-type="float">
            <text:p>315668</text:p>
          </table:table-cell>
          <table:table-cell office:value-type="string" calcext:value-type="string">
            <text:p>23711</text:p>
          </table:table-cell>
          <table:table-cell office:value-type="float" office:value="682394" calcext:value-type="float">
            <text:p>682394</text:p>
          </table:table-cell>
          <table:table-cell office:value-type="float" office:value="664133" calcext:value-type="float">
            <text:p>664133</text:p>
          </table:table-cell>
          <table:table-cell office:value-type="float" office:value="54466" calcext:value-type="float">
            <text:p>54466</text:p>
          </table:table-cell>
          <table:table-cell office:value-type="float" office:value="18261" calcext:value-type="float">
            <text:p>18261</text:p>
          </table:table-cell>
          <table:table-cell office:value-type="float" office:value="7.6" calcext:value-type="float">
            <text:p>7,6</text:p>
          </table:table-cell>
          <table:table-cell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78.4" calcext:value-type="float">
            <text:p>78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934</text:p>
          </table:table-cell>
          <table:table-cell office:value-type="float" office:value="41570000" calcext:value-type="float">
            <text:p>41570000</text:p>
          </table:table-cell>
          <table:table-cell office:value-type="float" office:value="298482" calcext:value-type="float">
            <text:p>298482</text:p>
          </table:table-cell>
          <table:table-cell office:value-type="string" calcext:value-type="string">
            <text:p>24031</text:p>
          </table:table-cell>
          <table:table-cell office:value-type="float" office:value="681518" calcext:value-type="float">
            <text:p>681518</text:p>
          </table:table-cell>
          <table:table-cell office:value-type="float" office:value="637713" calcext:value-type="float">
            <text:p>637713</text:p>
          </table:table-cell>
          <table:table-cell office:value-type="float" office:value="50715" calcext:value-type="float">
            <text:p>50715</text:p>
          </table:table-cell>
          <table:table-cell office:value-type="float" office:value="43805" calcext:value-type="float">
            <text:p>43805</text:p>
          </table:table-cell>
          <table:table-cell office:value-type="float" office:value="7.2" calcext:value-type="float">
            <text:p>7,2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.1" calcext:value-type="float">
            <text:p>1,1</text:p>
          </table:table-cell>
          <table:table-cell office:value-type="float" office:value="74.4" calcext:value-type="float">
            <text:p>74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935</text:p>
          </table:table-cell>
          <table:table-cell office:value-type="float" office:value="41550000" calcext:value-type="float">
            <text:p>41550000</text:p>
          </table:table-cell>
          <table:table-cell office:value-type="float" office:value="284895" calcext:value-type="float">
            <text:p>284895</text:p>
          </table:table-cell>
          <table:table-cell office:value-type="string" calcext:value-type="string">
            <text:p>23988</text:p>
          </table:table-cell>
          <table:table-cell office:value-type="float" office:value="643870" calcext:value-type="float">
            <text:p>643870</text:p>
          </table:table-cell>
          <table:table-cell office:value-type="float" office:value="661722" calcext:value-type="float">
            <text:p>661722</text:p>
          </table:table-cell>
          <table:table-cell office:value-type="float" office:value="47480" calcext:value-type="float">
            <text:p>47480</text:p>
          </table:table-cell>
          <table:table-cell office:value-type="float" office:value="-17852" calcext:value-type="float">
            <text:p>-17852</text:p>
          </table:table-cell>
          <table:table-cell office:value-type="float" office:value="6.9" calcext:value-type="float">
            <text:p>6,9</text:p>
          </table:table-cell>
          <table:table-cell office:value-type="float" office:value="15.5" calcext:value-type="float">
            <text:p>15,5</text:p>
          </table:table-cell>
          <table:table-cell office:value-type="float" office:value="15.9" calcext:value-type="float">
            <text:p>15,9</text:p>
          </table:table-cell>
          <table:table-cell office:value-type="float" office:value="-0.4" calcext:value-type="float">
            <text:p>-0,4</text:p>
          </table:table-cell>
          <table:table-cell office:value-type="float" office:value="72.5" calcext:value-type="float">
            <text:p>72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936</text:p>
          </table:table-cell>
          <table:table-cell office:value-type="float" office:value="41500000" calcext:value-type="float">
            <text:p>41500000</text:p>
          </table:table-cell>
          <table:table-cell office:value-type="float" office:value="279902" calcext:value-type="float">
            <text:p>279902</text:p>
          </table:table-cell>
          <table:table-cell office:value-type="string" calcext:value-type="string">
            <text:p>26079</text:p>
          </table:table-cell>
          <table:table-cell office:value-type="float" office:value="634344" calcext:value-type="float">
            <text:p>634344</text:p>
          </table:table-cell>
          <table:table-cell office:value-type="float" office:value="645844" calcext:value-type="float">
            <text:p>645844</text:p>
          </table:table-cell>
          <table:table-cell office:value-type="float" office:value="45771" calcext:value-type="float">
            <text:p>45771</text:p>
          </table:table-cell>
          <table:table-cell office:value-type="float" office:value="-11500" calcext:value-type="float">
            <text:p>-11500</text:p>
          </table:table-cell>
          <table:table-cell office:value-type="float" office:value="6.7" calcext:value-type="float">
            <text:p>6,7</text:p>
          </table:table-cell>
          <table:table-cell office:value-type="float" office:value="15.3" calcext:value-type="float">
            <text:p>15,3</text:p>
          </table:table-cell>
          <table:table-cell office:value-type="float" office:value="15.6" calcext:value-type="float">
            <text:p>15,6</text:p>
          </table:table-cell>
          <table:table-cell office:value-type="float" office:value="-0.3" calcext:value-type="float">
            <text:p>-0,3</text:p>
          </table:table-cell>
          <table:table-cell office:value-type="float" office:value="71.8" calcext:value-type="float">
            <text:p>7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937</text:p>
          </table:table-cell>
          <table:table-cell office:value-type="float" office:value="41530000" calcext:value-type="float">
            <text:p>41530000</text:p>
          </table:table-cell>
          <table:table-cell office:value-type="float" office:value="274506" calcext:value-type="float">
            <text:p>274506</text:p>
          </table:table-cell>
          <table:table-cell office:value-type="string" calcext:value-type="string">
            <text:p>25925</text:p>
          </table:table-cell>
          <table:table-cell office:value-type="float" office:value="621453" calcext:value-type="float">
            <text:p>621453</text:p>
          </table:table-cell>
          <table:table-cell office:value-type="float" office:value="632896" calcext:value-type="float">
            <text:p>632896</text:p>
          </table:table-cell>
          <table:table-cell office:value-type="float" office:value="43779" calcext:value-type="float">
            <text:p>43779</text:p>
          </table:table-cell>
          <table:table-cell office:value-type="float" office:value="-11443" calcext:value-type="float">
            <text:p>-11443</text:p>
          </table:table-cell>
          <table:table-cell office:value-type="float" office:value="6.6" calcext:value-type="float">
            <text:p>6,6</text:p>
          </table:table-cell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,2</text:p>
          </table:table-cell>
          <table:table-cell office:value-type="float" office:value="-0.2" calcext:value-type="float">
            <text:p>-0,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938</text:p>
          </table:table-cell>
          <table:table-cell office:value-type="float" office:value="41560000" calcext:value-type="float">
            <text:p>41560000</text:p>
          </table:table-cell>
          <table:table-cell office:value-type="float" office:value="273917" calcext:value-type="float">
            <text:p>273917</text:p>
          </table:table-cell>
          <table:table-cell office:value-type="string" calcext:value-type="string">
            <text:p>27056</text:p>
          </table:table-cell>
          <table:table-cell office:value-type="float" office:value="615582" calcext:value-type="float">
            <text:p>615582</text:p>
          </table:table-cell>
          <table:table-cell office:value-type="float" office:value="650832" calcext:value-type="float">
            <text:p>650832</text:p>
          </table:table-cell>
          <table:table-cell office:value-type="float" office:value="43482" calcext:value-type="float">
            <text:p>43482</text:p>
          </table:table-cell>
          <table:table-cell office:value-type="float" office:value="-35250" calcext:value-type="float">
            <text:p>-35250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-0.9" calcext:value-type="float">
            <text:p>-0,9</text:p>
          </table:table-cell>
          <table:table-cell office:value-type="float" office:value="70.4" calcext:value-type="float">
            <text:p>7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939</text:p>
          </table:table-cell>
          <table:table-cell office:value-type="float" office:value="41510000" calcext:value-type="float">
            <text:p>41510000</text:p>
          </table:table-cell>
          <table:table-cell office:value-type="float" office:value="258429" calcext:value-type="float">
            <text:p>258429</text:p>
          </table:table-cell>
          <table:table-cell office:value-type="string" calcext:value-type="string">
            <text:p>.</text:p>
          </table:table-cell>
          <table:table-cell office:value-type="float" office:value="615599" calcext:value-type="float">
            <text:p>615599</text:p>
          </table:table-cell>
          <table:table-cell office:value-type="float" office:value="645677" calcext:value-type="float">
            <text:p>645677</text:p>
          </table:table-cell>
          <table:table-cell office:value-type="float" office:value="42099" calcext:value-type="float">
            <text:p>42099</text:p>
          </table:table-cell>
          <table:table-cell office:value-type="float" office:value="-30078" calcext:value-type="float">
            <text:p>-30078</text:p>
          </table:table-cell>
          <table:table-cell office:value-type="float" office:value="6.2" calcext:value-type="float">
            <text:p>6,2</text:p>
          </table:table-cell>
          <table:table-cell office:value-type="float" office:value="14.8" calcext:value-type="float">
            <text:p>14,8</text:p>
          </table:table-cell>
          <table:table-cell office:value-type="float" office:value="15.6" calcext:value-type="float">
            <text:p>15,6</text:p>
          </table:table-cell>
          <table:table-cell office:value-type="float" office:value="-0.8" calcext:value-type="float">
            <text:p>-0,8</text:p>
          </table:table-cell>
          <table:table-cell office:value-type="float" office:value="68.3" calcext:value-type="float">
            <text:p>6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1940</text:p>
          </table:table-cell>
          <table:table-cell office:value-type="float" office:value="40690000" calcext:value-type="float">
            <text:p>4069000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.</text:p>
          </table:table-cell>
          <table:table-cell office:value-type="float" office:value="561281" calcext:value-type="float">
            <text:p>561281</text:p>
          </table:table-cell>
          <table:table-cell office:value-type="float" office:value="740281" calcext:value-type="float">
            <text:p>740281</text:p>
          </table:table-cell>
          <table:table-cell office:value-type="float" office:value="52881" calcext:value-type="float">
            <text:p>52881</text:p>
          </table:table-cell>
          <table:table-cell office:value-type="float" office:value="-179000" calcext:value-type="float">
            <text:p>-179000</text:p>
          </table:table-cell>
          <table:table-cell office:value-type="float" office:value="4.3" calcext:value-type="float">
            <text:p>4,3</text:p>
          </table:table-cell>
          <table:table-cell office:value-type="float" office:value="13.8" calcext:value-type="float">
            <text:p>13,8</text:p>
          </table:table-cell>
          <table:table-cell office:value-type="float" office:value="18.2" calcext:value-type="float">
            <text:p>18,2</text:p>
          </table:table-cell>
          <table:table-cell office:value-type="float" office:value="-4.4" calcext:value-type="float">
            <text:p>-4,4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941</text:p>
          </table:table-cell>
          <table:table-cell office:value-type="float" office:value="39420000" calcext:value-type="float">
            <text:p>39420000</text:p>
          </table:table-cell>
          <table:table-cell office:value-type="float" office:value="226000" calcext:value-type="float">
            <text:p>226000</text:p>
          </table:table-cell>
          <table:table-cell office:value-type="string" calcext:value-type="string">
            <text:p>.</text:p>
          </table:table-cell>
          <table:table-cell office:value-type="float" office:value="522261" calcext:value-type="float">
            <text:p>522261</text:p>
          </table:table-cell>
          <table:table-cell office:value-type="float" office:value="675261" calcext:value-type="float">
            <text:p>675261</text:p>
          </table:table-cell>
          <table:table-cell office:value-type="float" office:value="40061" calcext:value-type="float">
            <text:p>40061</text:p>
          </table:table-cell>
          <table:table-cell office:value-type="float" office:value="-153000" calcext:value-type="float">
            <text:p>-153000</text:p>
          </table:table-cell>
          <table:table-cell office:value-type="float" office:value="5.7" calcext:value-type="float">
            <text:p>5,7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-3.9" calcext:value-type="float">
            <text:p>-3,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942</text:p>
          </table:table-cell>
          <table:table-cell office:value-type="float" office:value="39220000" calcext:value-type="float">
            <text:p>39220000</text:p>
          </table:table-cell>
          <table:table-cell office:value-type="float" office:value="267000" calcext:value-type="float">
            <text:p>267000</text:p>
          </table:table-cell>
          <table:table-cell office:value-type="string" calcext:value-type="string">
            <text:p>.</text:p>
          </table:table-cell>
          <table:table-cell office:value-type="float" office:value="575261" calcext:value-type="float">
            <text:p>575261</text:p>
          </table:table-cell>
          <table:table-cell office:value-type="float" office:value="656261" calcext:value-type="float">
            <text:p>656261</text:p>
          </table:table-cell>
          <table:table-cell office:value-type="float" office:value="42961" calcext:value-type="float">
            <text:p>42961</text:p>
          </table:table-cell>
          <table:table-cell office:value-type="float" office:value="-81000" calcext:value-type="float">
            <text:p>-81000</text:p>
          </table:table-cell>
          <table:table-cell office:value-type="float" office:value="6.8" calcext:value-type="float">
            <text:p>6,8</text:p>
          </table:table-cell>
          <table:table-cell office:value-type="float" office:value="14.7" calcext:value-type="float">
            <text:p>14,7</text:p>
          </table:table-cell>
          <table:table-cell office:value-type="float" office:value="16.7" calcext:value-type="float">
            <text:p>16,7</text:p>
          </table:table-cell>
          <table:table-cell office:value-type="float" office:value="-2" calcext:value-type="float">
            <text:p>-2</text:p>
          </table:table-cell>
          <table:table-cell office:value-type="float" office:value="76.7" calcext:value-type="float">
            <text:p>76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1943</text:p>
          </table:table-cell>
          <table:table-cell office:value-type="float" office:value="38860000" calcext:value-type="float">
            <text:p>38860000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.</text:p>
          </table:table-cell>
          <table:table-cell office:value-type="float" office:value="615780" calcext:value-type="float">
            <text:p>615780</text:p>
          </table:table-cell>
          <table:table-cell office:value-type="float" office:value="626780" calcext:value-type="float">
            <text:p>626780</text:p>
          </table:table-cell>
          <table:table-cell office:value-type="float" office:value="48980" calcext:value-type="float">
            <text:p>48980</text:p>
          </table:table-cell>
          <table:table-cell office:value-type="float" office:value="-11000" calcext:value-type="float">
            <text:p>-11000</text:p>
          </table:table-cell>
          <table:table-cell office:value-type="float" office:value="5.6" calcext:value-type="float">
            <text:p>5,6</text:p>
          </table:table-cell>
          <table:table-cell office:value-type="float" office:value="15.8" calcext:value-type="float">
            <text:p>15,8</text:p>
          </table:table-cell>
          <table:table-cell office:value-type="float" office:value="16.1" calcext:value-type="float">
            <text:p>16,1</text:p>
          </table:table-cell>
          <table:table-cell office:value-type="float" office:value="-0.3" calcext:value-type="float">
            <text:p>-0,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1944</text:p>
          </table:table-cell>
          <table:table-cell office:value-type="float" office:value="38770000" calcext:value-type="float">
            <text:p>38770000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.</text:p>
          </table:table-cell>
          <table:table-cell office:value-type="float" office:value="629878" calcext:value-type="float">
            <text:p>629878</text:p>
          </table:table-cell>
          <table:table-cell office:value-type="float" office:value="666878" calcext:value-type="float">
            <text:p>666878</text:p>
          </table:table-cell>
          <table:table-cell office:value-type="float" office:value="51578" calcext:value-type="float">
            <text:p>51578</text:p>
          </table:table-cell>
          <table:table-cell office:value-type="float" office:value="-37000" calcext:value-type="float">
            <text:p>-37000</text:p>
          </table:table-cell>
          <table:table-cell office:value-type="float" office:value="5.3" calcext:value-type="float">
            <text:p>5,3</text:p>
          </table:table-cell>
          <table:table-cell office:value-type="float" office:value="16.2" calcext:value-type="float">
            <text:p>16,2</text:p>
          </table:table-cell>
          <table:table-cell office:value-type="float" office:value="17.2" calcext:value-type="float">
            <text:p>17,2</text:p>
          </table:table-cell>
          <table:table-cell office:value-type="float" office:value="-1" calcext:value-type="float">
            <text:p>-1</text:p>
          </table:table-cell>
          <table:table-cell office:value-type="float" office:value="82.3" calcext:value-type="float">
            <text:p>82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1945</text:p>
          </table:table-cell>
          <table:table-cell office:value-type="float" office:value="39660000" calcext:value-type="float">
            <text:p>39660000</text:p>
          </table:table-cell>
          <table:table-cell office:value-type="float" office:value="393000" calcext:value-type="float">
            <text:p>393000</text:p>
          </table:table-cell>
          <table:table-cell office:value-type="string" calcext:value-type="string">
            <text:p>37718</text:p>
          </table:table-cell>
          <table:table-cell office:value-type="float" office:value="645899" calcext:value-type="float">
            <text:p>645899</text:p>
          </table:table-cell>
          <table:table-cell office:value-type="float" office:value="643899" calcext:value-type="float">
            <text:p>643899</text:p>
          </table:table-cell>
          <table:table-cell office:value-type="float" office:value="72899" calcext:value-type="float">
            <text:p>72899</text:p>
          </table:table-cell>
          <table:table-cell office:value-type="float" office:value="2000" calcext:value-type="float">
            <text:p>2000</text:p>
          </table:table-cell>
          <table:table-cell office:value-type="float" office:value="9.9" calcext:value-type="float">
            <text:p>9,9</text:p>
          </table:table-cell>
          <table:table-cell office:value-type="float" office:value="16.3" calcext:value-type="float">
            <text:p>16,3</text:p>
          </table:table-cell>
          <table:table-cell office:value-type="float" office:value="16.2" calcext:value-type="float">
            <text:p>16,2</text:p>
          </table:table-cell>
          <table:table-cell office:value-type="float" office:value="0.1" calcext:value-type="float">
            <text:p>0,1</text:p>
          </table:table-cell>
          <table:table-cell office:value-type="float" office:value="113.7" calcext:value-type="float">
            <text:p>113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1946</text:p>
          </table:table-cell>
          <table:table-cell office:value-type="float" office:value="40286742" calcext:value-type="float">
            <text:p>40286742</text:p>
          </table:table-cell>
          <table:table-cell office:value-type="float" office:value="516882" calcext:value-type="float">
            <text:p>516882</text:p>
          </table:table-cell>
          <table:table-cell office:value-type="string" calcext:value-type="string">
            <text:p>64064</text:p>
          </table:table-cell>
          <table:table-cell office:value-type="float" office:value="843904" calcext:value-type="float">
            <text:p>843904</text:p>
          </table:table-cell>
          <table:table-cell office:value-type="float" office:value="545880" calcext:value-type="float">
            <text:p>545880</text:p>
          </table:table-cell>
          <table:table-cell office:value-type="float" office:value="60700" calcext:value-type="float">
            <text:p>60700</text:p>
          </table:table-cell>
          <table:table-cell office:value-type="float" office:value="298024" calcext:value-type="float">
            <text:p>298024</text:p>
          </table:table-cell>
          <table:table-cell office:value-type="float" office:value="12.8" calcext:value-type="float">
            <text:p>12,8</text:p>
          </table:table-cell>
          <table:table-cell office:value-type="float" office:value="20.9" calcext:value-type="float">
            <text:p>20,9</text:p>
          </table:table-cell>
          <table:table-cell office:value-type="float" office:value="13.5" calcext:value-type="float">
            <text:p>13,5</text:p>
          </table:table-cell>
          <table:table-cell office:value-type="float" office:value="7.4" calcext:value-type="float">
            <text:p>7,4</text:p>
          </table:table-cell>
          <table:table-cell office:value-type="float" office:value="77.8" calcext:value-type="float">
            <text:p>7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1947</text:p>
          </table:table-cell>
          <table:table-cell office:value-type="float" office:value="40679412" calcext:value-type="float">
            <text:p>40679412</text:p>
          </table:table-cell>
          <table:table-cell office:value-type="float" office:value="427113" calcext:value-type="float">
            <text:p>427113</text:p>
          </table:table-cell>
          <table:table-cell office:value-type="string" calcext:value-type="string">
            <text:p>56292</text:p>
          </table:table-cell>
          <table:table-cell office:value-type="float" office:value="870472" calcext:value-type="float">
            <text:p>870472</text:p>
          </table:table-cell>
          <table:table-cell office:value-type="float" office:value="538157" calcext:value-type="float">
            <text:p>538157</text:p>
          </table:table-cell>
          <table:table-cell office:value-type="float" office:value="61446" calcext:value-type="float">
            <text:p>61446</text:p>
          </table:table-cell>
          <table:table-cell office:value-type="float" office:value="332315" calcext:value-type="float">
            <text:p>332315</text:p>
          </table:table-cell>
          <table:table-cell office:value-type="float" office:value="10.5" calcext:value-type="float">
            <text:p>10,5</text:p>
          </table:table-cell>
          <table:table-cell office:value-type="float" office:value="21.4" calcext:value-type="float">
            <text:p>21,4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71.1" calcext:value-type="float">
            <text:p>71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1948</text:p>
          </table:table-cell>
          <table:table-cell office:value-type="float" office:value="41111882" calcext:value-type="float">
            <text:p>41111882</text:p>
          </table:table-cell>
          <table:table-cell office:value-type="float" office:value="370769" calcext:value-type="float">
            <text:p>370769</text:p>
          </table:table-cell>
          <table:table-cell office:value-type="string" calcext:value-type="string">
            <text:p>45903</text:p>
          </table:table-cell>
          <table:table-cell office:value-type="float" office:value="870836" calcext:value-type="float">
            <text:p>870836</text:p>
          </table:table-cell>
          <table:table-cell office:value-type="float" office:value="513210" calcext:value-type="float">
            <text:p>513210</text:p>
          </table:table-cell>
          <table:table-cell office:value-type="float" office:value="48680" calcext:value-type="float">
            <text:p>48680</text:p>
          </table:table-cell>
          <table:table-cell office:value-type="float" office:value="357626" calcext:value-type="float">
            <text:p>357626</text:p>
          </table:table-cell>
          <table:table-cell office:value-type="float" office:value="9" calcext:value-type="float">
            <text:p>9</text:p>
          </table:table-cell>
          <table:table-cell office:value-type="float" office:value="21.2" calcext:value-type="float">
            <text:p>21,2</text:p>
          </table:table-cell>
          <table:table-cell office:value-type="float" office:value="12.5" calcext:value-type="float">
            <text:p>12,5</text:p>
          </table:table-cell>
          <table:table-cell office:value-type="float" office:value="8.7" calcext:value-type="float">
            <text:p>8,7</text:p>
          </table:table-cell>
          <table:table-cell office:value-type="float" office:value="55.9" calcext:value-type="float">
            <text:p>55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1949</text:p>
          </table:table-cell>
          <table:table-cell office:value-type="float" office:value="41480227" calcext:value-type="float">
            <text:p>41480227</text:p>
          </table:table-cell>
          <table:table-cell office:value-type="float" office:value="341091" calcext:value-type="float">
            <text:p>341091</text:p>
          </table:table-cell>
          <table:table-cell office:value-type="string" calcext:value-type="string">
            <text:p>40335</text:p>
          </table:table-cell>
          <table:table-cell office:value-type="float" office:value="872661" calcext:value-type="float">
            <text:p>872661</text:p>
          </table:table-cell>
          <table:table-cell office:value-type="float" office:value="573598" calcext:value-type="float">
            <text:p>573598</text:p>
          </table:table-cell>
          <table:table-cell office:value-type="float" office:value="52534" calcext:value-type="float">
            <text:p>52534</text:p>
          </table:table-cell>
          <table:table-cell office:value-type="float" office:value="299063" calcext:value-type="float">
            <text:p>299063</text:p>
          </table:table-cell>
          <table:table-cell office:value-type="float" office:value="8.2" calcext:value-type="float">
            <text:p>8,2</text:p>
          </table:table-cell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,8</text:p>
          </table:table-cell>
          <table:table-cell office:value-type="float" office:value="7.2" calcext:value-type="float">
            <text:p>7,2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1950</text:p>
          </table:table-cell>
          <table:table-cell office:value-type="float" office:value="41828673" calcext:value-type="float">
            <text:p>41828673</text:p>
          </table:table-cell>
          <table:table-cell office:value-type="float" office:value="331091" calcext:value-type="float">
            <text:p>331091</text:p>
          </table:table-cell>
          <table:table-cell office:value-type="string" calcext:value-type="string">
            <text:p>34663</text:p>
          </table:table-cell>
          <table:table-cell office:value-type="float" office:value="862310" calcext:value-type="float">
            <text:p>862310</text:p>
          </table:table-cell>
          <table:table-cell office:value-type="float" office:value="534480" calcext:value-type="float">
            <text:p>534480</text:p>
          </table:table-cell>
          <table:table-cell office:value-type="float" office:value="44843" calcext:value-type="float">
            <text:p>44843</text:p>
          </table:table-cell>
          <table:table-cell office:value-type="float" office:value="327830" calcext:value-type="float">
            <text:p>327830</text:p>
          </table:table-cell>
          <table:table-cell office:value-type="float" office:value="7.9" calcext:value-type="float">
            <text:p>7,9</text:p>
          </table:table-cell>
          <table:table-cell office:value-type="float" office:value="20.6" calcext:value-type="float">
            <text:p>20,6</text:p>
          </table:table-cell>
          <table:table-cell office:value-type="float" office:value="12.8" calcext:value-type="float">
            <text:p>12,8</text:p>
          </table:table-cell>
          <table:table-cell office:value-type="float" office:value="7.8" calcext:value-type="float">
            <text:p>7,8</text:p>
          </table:table-cell>
          <table:table-cell office:value-type="float" office:value="51.9" calcext:value-type="float">
            <text:p>51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951</text:p>
          </table:table-cell>
          <table:table-cell office:value-type="float" office:value="42155535" calcext:value-type="float">
            <text:p>42155535</text:p>
          </table:table-cell>
          <table:table-cell office:value-type="float" office:value="319651" calcext:value-type="float">
            <text:p>319651</text:p>
          </table:table-cell>
          <table:table-cell office:value-type="string" calcext:value-type="string">
            <text:p>33420</text:p>
          </table:table-cell>
          <table:table-cell office:value-type="float" office:value="826722" calcext:value-type="float">
            <text:p>826722</text:p>
          </table:table-cell>
          <table:table-cell office:value-type="float" office:value="565829" calcext:value-type="float">
            <text:p>565829</text:p>
          </table:table-cell>
          <table:table-cell office:value-type="float" office:value="41990" calcext:value-type="float">
            <text:p>41990</text:p>
          </table:table-cell>
          <table:table-cell office:value-type="float" office:value="260893" calcext:value-type="float">
            <text:p>260893</text:p>
          </table:table-cell>
          <table:table-cell office:value-type="float" office:value="7.6" calcext:value-type="float">
            <text:p>7,6</text:p>
          </table:table-cell>
          <table:table-cell office:value-type="float" office:value="19.6" calcext:value-type="float">
            <text:p>19,6</text:p>
          </table:table-cell>
          <table:table-cell office:value-type="float" office:value="13.4" calcext:value-type="float">
            <text:p>13,4</text:p>
          </table:table-cell>
          <table:table-cell office:value-type="float" office:value="6.2" calcext:value-type="float">
            <text:p>6,2</text:p>
          </table:table-cell>
          <table:table-cell office:value-type="float" office:value="50.2" calcext:value-type="float">
            <text:p>50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1952</text:p>
          </table:table-cell>
          <table:table-cell office:value-type="float" office:value="42459668" calcext:value-type="float">
            <text:p>42459668</text:p>
          </table:table-cell>
          <table:table-cell office:value-type="float" office:value="313892" calcext:value-type="float">
            <text:p>313892</text:p>
          </table:table-cell>
          <table:table-cell office:value-type="string" calcext:value-type="string">
            <text:p>33013</text:p>
          </table:table-cell>
          <table:table-cell office:value-type="float" office:value="822204" calcext:value-type="float">
            <text:p>822204</text:p>
          </table:table-cell>
          <table:table-cell office:value-type="float" office:value="524831" calcext:value-type="float">
            <text:p>524831</text:p>
          </table:table-cell>
          <table:table-cell office:value-type="float" office:value="37139" calcext:value-type="float">
            <text:p>37139</text:p>
          </table:table-cell>
          <table:table-cell office:value-type="float" office:value="297373" calcext:value-type="float">
            <text:p>297373</text:p>
          </table:table-cell>
          <table:table-cell office:value-type="float" office:value="7.4" calcext:value-type="float">
            <text:p>7,4</text:p>
          </table:table-cell>
          <table:table-cell office:value-type="float" office:value="19.4" calcext:value-type="float">
            <text:p>19,4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  <table:table-cell office:value-type="float" office:value="45.1" calcext:value-type="float">
            <text:p>4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1953</text:p>
          </table:table-cell>
          <table:table-cell office:value-type="float" office:value="42751746" calcext:value-type="float">
            <text:p>42751746</text:p>
          </table:table-cell>
          <table:table-cell office:value-type="float" office:value="308426" calcext:value-type="float">
            <text:p>308426</text:p>
          </table:table-cell>
          <table:table-cell office:value-type="string" calcext:value-type="string">
            <text:p>30996</text:p>
          </table:table-cell>
          <table:table-cell office:value-type="float" office:value="804696" calcext:value-type="float">
            <text:p>804696</text:p>
          </table:table-cell>
          <table:table-cell office:value-type="float" office:value="556983" calcext:value-type="float">
            <text:p>556983</text:p>
          </table:table-cell>
          <table:table-cell office:value-type="float" office:value="33737" calcext:value-type="float">
            <text:p>33737</text:p>
          </table:table-cell>
          <table:table-cell office:value-type="float" office:value="247713" calcext:value-type="float">
            <text:p>247713</text:p>
          </table:table-cell>
          <table:table-cell office:value-type="float" office:value="7.2" calcext:value-type="float">
            <text:p>7,2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office:value-type="float" office:value="41.7" calcext:value-type="float">
            <text:p>41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1954</text:p>
          </table:table-cell>
          <table:table-cell office:value-type="float" office:value="43056505" calcext:value-type="float">
            <text:p>43056505</text:p>
          </table:table-cell>
          <table:table-cell office:value-type="float" office:value="314453" calcext:value-type="float">
            <text:p>314453</text:p>
          </table:table-cell>
          <table:table-cell office:value-type="string" calcext:value-type="string">
            <text:p>30218</text:p>
          </table:table-cell>
          <table:table-cell office:value-type="float" office:value="810754" calcext:value-type="float">
            <text:p>810754</text:p>
          </table:table-cell>
          <table:table-cell office:value-type="float" office:value="518892" calcext:value-type="float">
            <text:p>518892</text:p>
          </table:table-cell>
          <table:table-cell office:value-type="float" office:value="33028" calcext:value-type="float">
            <text:p>33028</text:p>
          </table:table-cell>
          <table:table-cell office:value-type="float" office:value="291862" calcext:value-type="float">
            <text:p>291862</text:p>
          </table:table-cell>
          <table:table-cell office:value-type="float" office:value="7.3" calcext:value-type="float">
            <text:p>7,3</text:p>
          </table:table-cell>
          <table:table-cell office:value-type="float" office:value="18.8" calcext:value-type="float">
            <text:p>18,8</text:p>
          </table:table-cell>
          <table:table-cell office:value-type="float" office:value="12.1" calcext:value-type="float">
            <text:p>12,1</text:p>
          </table:table-cell>
          <table:table-cell office:value-type="float" office:value="6.7" calcext:value-type="float">
            <text:p>6,7</text:p>
          </table:table-cell>
          <table:table-cell office:value-type="float" office:value="40.8" calcext:value-type="float">
            <text:p>40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1955</text:p>
          </table:table-cell>
          <table:table-cell office:value-type="float" office:value="43427670" calcext:value-type="float">
            <text:p>43427670</text:p>
          </table:table-cell>
          <table:table-cell office:value-type="float" office:value="312703" calcext:value-type="float">
            <text:p>312703</text:p>
          </table:table-cell>
          <table:table-cell office:value-type="string" calcext:value-type="string">
            <text:p>31268</text:p>
          </table:table-cell>
          <table:table-cell office:value-type="float" office:value="805917" calcext:value-type="float">
            <text:p>805917</text:p>
          </table:table-cell>
          <table:table-cell office:value-type="float" office:value="526322" calcext:value-type="float">
            <text:p>526322</text:p>
          </table:table-cell>
          <table:table-cell office:value-type="float" office:value="31130" calcext:value-type="float">
            <text:p>31130</text:p>
          </table:table-cell>
          <table:table-cell office:value-type="float" office:value="279595" calcext:value-type="float">
            <text:p>279595</text:p>
          </table:table-cell>
          <table:table-cell office:value-type="float" office:value="7.2" calcext:value-type="float">
            <text:p>7,2</text:p>
          </table:table-cell>
          <table:table-cell office:value-type="float" office:value="18.6" calcext:value-type="float">
            <text:p>18,6</text:p>
          </table:table-cell>
          <table:table-cell office:value-type="float" office:value="12.1" calcext:value-type="float">
            <text:p>12,1</text:p>
          </table:table-cell>
          <table:table-cell office:value-type="float" office:value="6.5" calcext:value-type="float">
            <text:p>6,5</text:p>
          </table:table-cell>
          <table:table-cell office:value-type="float" office:value="38.6" calcext:value-type="float">
            <text:p>38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1956</text:p>
          </table:table-cell>
          <table:table-cell office:value-type="float" office:value="43843075" calcext:value-type="float">
            <text:p>43843075</text:p>
          </table:table-cell>
          <table:table-cell office:value-type="float" office:value="293450" calcext:value-type="float">
            <text:p>293450</text:p>
          </table:table-cell>
          <table:table-cell office:value-type="string" calcext:value-type="string">
            <text:p>31254</text:p>
          </table:table-cell>
          <table:table-cell office:value-type="float" office:value="806916" calcext:value-type="float">
            <text:p>806916</text:p>
          </table:table-cell>
          <table:table-cell office:value-type="float" office:value="545700" calcext:value-type="float">
            <text:p>545700</text:p>
          </table:table-cell>
          <table:table-cell office:value-type="float" office:value="29196" calcext:value-type="float">
            <text:p>29196</text:p>
          </table:table-cell>
          <table:table-cell office:value-type="float" office:value="261216" calcext:value-type="float">
            <text:p>261216</text:p>
          </table:table-cell>
          <table:table-cell office:value-type="float" office:value="6.7" calcext:value-type="float">
            <text:p>6,7</text:p>
          </table:table-cell>
          <table:table-cell office:value-type="float" office:value="18.4" calcext:value-type="float">
            <text:p>18,4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1957</text:p>
          </table:table-cell>
          <table:table-cell office:value-type="float" office:value="44310863" calcext:value-type="float">
            <text:p>44310863</text:p>
          </table:table-cell>
          <table:table-cell office:value-type="float" office:value="310509" calcext:value-type="float">
            <text:p>310509</text:p>
          </table:table-cell>
          <table:table-cell office:value-type="string" calcext:value-type="string">
            <text:p>30673</text:p>
          </table:table-cell>
          <table:table-cell office:value-type="float" office:value="816467" calcext:value-type="float">
            <text:p>816467</text:p>
          </table:table-cell>
          <table:table-cell office:value-type="float" office:value="532107" calcext:value-type="float">
            <text:p>532107</text:p>
          </table:table-cell>
          <table:table-cell office:value-type="float" office:value="27505" calcext:value-type="float">
            <text:p>27505</text:p>
          </table:table-cell>
          <table:table-cell office:value-type="float" office:value="284360" calcext:value-type="float">
            <text:p>284360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,4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,4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1958</text:p>
          </table:table-cell>
          <table:table-cell office:value-type="float" office:value="44788853" calcext:value-type="float">
            <text:p>44788853</text:p>
          </table:table-cell>
          <table:table-cell office:value-type="float" office:value="312133" calcext:value-type="float">
            <text:p>312133</text:p>
          </table:table-cell>
          <table:table-cell office:value-type="string" calcext:value-type="string">
            <text:p>31300</text:p>
          </table:table-cell>
          <table:table-cell office:value-type="float" office:value="812215" calcext:value-type="float">
            <text:p>812215</text:p>
          </table:table-cell>
          <table:table-cell office:value-type="float" office:value="500596" calcext:value-type="float">
            <text:p>500596</text:p>
          </table:table-cell>
          <table:table-cell office:value-type="float" office:value="25564" calcext:value-type="float">
            <text:p>25564</text:p>
          </table:table-cell>
          <table:table-cell office:value-type="float" office:value="311619" calcext:value-type="float">
            <text:p>311619</text:p>
          </table:table-cell>
          <table:table-cell office:value-type="float" office:value="7" calcext:value-type="float">
            <text:p>7</text:p>
          </table:table-cell>
          <table:table-cell office:value-type="float" office:value="18.1" calcext:value-type="float">
            <text:p>18,1</text:p>
          </table:table-cell>
          <table:table-cell office:value-type="float" office:value="11.2" calcext:value-type="float">
            <text:p>11,2</text:p>
          </table:table-cell>
          <table:table-cell office:value-type="float" office:value="6.9" calcext:value-type="float">
            <text:p>6,9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1959</text:p>
          </table:table-cell>
          <table:table-cell office:value-type="float" office:value="45239730" calcext:value-type="float">
            <text:p>45239730</text:p>
          </table:table-cell>
          <table:table-cell office:value-type="float" office:value="320821" calcext:value-type="float">
            <text:p>320821</text:p>
          </table:table-cell>
          <table:table-cell office:value-type="string" calcext:value-type="string">
            <text:p>29924</text:p>
          </table:table-cell>
          <table:table-cell office:value-type="float" office:value="829249" calcext:value-type="float">
            <text:p>829249</text:p>
          </table:table-cell>
          <table:table-cell office:value-type="float" office:value="509114" calcext:value-type="float">
            <text:p>509114</text:p>
          </table:table-cell>
          <table:table-cell office:value-type="float" office:value="24422" calcext:value-type="float">
            <text:p>24422</text:p>
          </table:table-cell>
          <table:table-cell office:value-type="float" office:value="320135" calcext:value-type="float">
            <text:p>320135</text:p>
          </table:table-cell>
          <table:table-cell office:value-type="float" office:value="7.1" calcext:value-type="float">
            <text:p>7,1</text:p>
          </table:table-cell>
          <table:table-cell office:value-type="float" office:value="18.3" calcext:value-type="float">
            <text:p>18,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1960</text:p>
          </table:table-cell>
          <table:table-cell office:value-type="float" office:value="45684227" calcext:value-type="float">
            <text:p>45684227</text:p>
          </table:table-cell>
          <table:table-cell office:value-type="float" office:value="319944" calcext:value-type="float">
            <text:p>319944</text:p>
          </table:table-cell>
          <table:table-cell office:value-type="string" calcext:value-type="string">
            <text:p>30182</text:p>
          </table:table-cell>
          <table:table-cell office:value-type="float" office:value="819819" calcext:value-type="float">
            <text:p>819819</text:p>
          </table:table-cell>
          <table:table-cell office:value-type="float" office:value="520960" calcext:value-type="float">
            <text:p>520960</text:p>
          </table:table-cell>
          <table:table-cell office:value-type="float" office:value="22484" calcext:value-type="float">
            <text:p>22484</text:p>
          </table:table-cell>
          <table:table-cell office:value-type="float" office:value="298859" calcext:value-type="float">
            <text:p>298859</text:p>
          </table:table-cell>
          <table:table-cell office:value-type="float" office:value="7" calcext:value-type="float">
            <text:p>7</text:p>
          </table:table-cell>
          <table:table-cell office:value-type="float" office:value="17.9" calcext:value-type="float">
            <text:p>17,9</text:p>
          </table:table-cell>
          <table:table-cell office:value-type="float" office:value="11.4" calcext:value-type="float">
            <text:p>11,4</text:p>
          </table:table-cell>
          <table:table-cell office:value-type="float" office:value="6.5" calcext:value-type="float">
            <text:p>6,5</text:p>
          </table:table-cell>
          <table:table-cell office:value-type="float" office:value="27.4" calcext:value-type="float">
            <text:p>27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961</text:p>
          </table:table-cell>
          <table:table-cell office:value-type="float" office:value="46162828" calcext:value-type="float">
            <text:p>46162828</text:p>
          </table:table-cell>
          <table:table-cell office:value-type="float" office:value="314841" calcext:value-type="float">
            <text:p>314841</text:p>
          </table:table-cell>
          <table:table-cell office:value-type="string" calcext:value-type="string">
            <text:p>30809</text:p>
          </table:table-cell>
          <table:table-cell office:value-type="float" office:value="838633" calcext:value-type="float">
            <text:p>838633</text:p>
          </table:table-cell>
          <table:table-cell office:value-type="float" office:value="500289" calcext:value-type="float">
            <text:p>500289</text:p>
          </table:table-cell>
          <table:table-cell office:value-type="float" office:value="21493" calcext:value-type="float">
            <text:p>21493</text:p>
          </table:table-cell>
          <table:table-cell office:value-type="float" office:value="338344" calcext:value-type="float">
            <text:p>338344</text:p>
          </table:table-cell>
          <table:table-cell office:value-type="float" office:value="6.8" calcext:value-type="float">
            <text:p>6,8</text:p>
          </table:table-cell>
          <table:table-cell office:value-type="float" office:value="18.2" calcext:value-type="float">
            <text:p>18,2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1962</text:p>
          </table:table-cell>
          <table:table-cell office:value-type="float" office:value="46997703" calcext:value-type="float">
            <text:p>46997703</text:p>
          </table:table-cell>
          <table:table-cell office:value-type="float" office:value="316873" calcext:value-type="float">
            <text:p>316873</text:p>
          </table:table-cell>
          <table:table-cell office:value-type="string" calcext:value-type="string">
            <text:p>30570</text:p>
          </table:table-cell>
          <table:table-cell office:value-type="float" office:value="832353" calcext:value-type="float">
            <text:p>832353</text:p>
          </table:table-cell>
          <table:table-cell office:value-type="float" office:value="541147" calcext:value-type="float">
            <text:p>541147</text:p>
          </table:table-cell>
          <table:table-cell office:value-type="float" office:value="21430" calcext:value-type="float">
            <text:p>21430</text:p>
          </table:table-cell>
          <table:table-cell office:value-type="float" office:value="291206" calcext:value-type="float">
            <text:p>291206</text:p>
          </table:table-cell>
          <table:table-cell office:value-type="float" office:value="6.7" calcext:value-type="float">
            <text:p>6,7</text:p>
          </table:table-cell>
          <table:table-cell office:value-type="float" office:value="17.7" calcext:value-type="float">
            <text:p>17,7</text:p>
          </table:table-cell>
          <table:table-cell office:value-type="float" office:value="11.5" calcext:value-type="float">
            <text:p>11,5</text:p>
          </table:table-cell>
          <table:table-cell office:value-type="float" office:value="6.2" calcext:value-type="float">
            <text:p>6,2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1963</text:p>
          </table:table-cell>
          <table:table-cell office:value-type="float" office:value="47816218" calcext:value-type="float">
            <text:p>47816218</text:p>
          </table:table-cell>
          <table:table-cell office:value-type="float" office:value="339463" calcext:value-type="float">
            <text:p>339463</text:p>
          </table:table-cell>
          <table:table-cell office:value-type="string" calcext:value-type="string">
            <text:p>30298</text:p>
          </table:table-cell>
          <table:table-cell office:value-type="float" office:value="868876" calcext:value-type="float">
            <text:p>868876</text:p>
          </table:table-cell>
          <table:table-cell office:value-type="float" office:value="557852" calcext:value-type="float">
            <text:p>557852</text:p>
          </table:table-cell>
          <table:table-cell office:value-type="float" office:value="22106" calcext:value-type="float">
            <text:p>22106</text:p>
          </table:table-cell>
          <table:table-cell office:value-type="float" office:value="311024" calcext:value-type="float">
            <text:p>311024</text:p>
          </table:table-cell>
          <table:table-cell office:value-type="float" office:value="7.1" calcext:value-type="float">
            <text:p>7,1</text:p>
          </table:table-cell>
          <table:table-cell office:value-type="float" office:value="18.2" calcext:value-type="float">
            <text:p>18,2</text:p>
          </table:table-cell>
          <table:table-cell office:value-type="float" office:value="11.7" calcext:value-type="float">
            <text:p>11,7</text:p>
          </table:table-cell>
          <table:table-cell office:value-type="float" office:value="6.5" calcext:value-type="float">
            <text:p>6,5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1964</text:p>
          </table:table-cell>
          <table:table-cell office:value-type="float" office:value="48310415" calcext:value-type="float">
            <text:p>48310415</text:p>
          </table:table-cell>
          <table:table-cell office:value-type="float" office:value="347525" calcext:value-type="float">
            <text:p>347525</text:p>
          </table:table-cell>
          <table:table-cell office:value-type="string" calcext:value-type="string">
            <text:p>33250</text:p>
          </table:table-cell>
          <table:table-cell office:value-type="float" office:value="877804" calcext:value-type="float">
            <text:p>877804</text:p>
          </table:table-cell>
          <table:table-cell office:value-type="float" office:value="520033" calcext:value-type="float">
            <text:p>520033</text:p>
          </table:table-cell>
          <table:table-cell office:value-type="float" office:value="20475" calcext:value-type="float">
            <text:p>20475</text:p>
          </table:table-cell>
          <table:table-cell office:value-type="float" office:value="357771" calcext:value-type="float">
            <text:p>357771</text:p>
          </table:table-cell>
          <table:table-cell office:value-type="float" office:value="7.2" calcext:value-type="float">
            <text:p>7,2</text:p>
          </table:table-cell>
          <table:table-cell office:value-type="float" office:value="18.2" calcext:value-type="float">
            <text:p>18,2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23.4" calcext:value-type="float">
            <text:p>23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1965</text:p>
          </table:table-cell>
          <table:table-cell office:value-type="float" office:value="48757796" calcext:value-type="float">
            <text:p>48757796</text:p>
          </table:table-cell>
          <table:table-cell office:value-type="float" office:value="346308" calcext:value-type="float">
            <text:p>346308</text:p>
          </table:table-cell>
          <table:table-cell office:value-type="string" calcext:value-type="string">
            <text:p>34877</text:p>
          </table:table-cell>
          <table:table-cell office:value-type="float" office:value="865688" calcext:value-type="float">
            <text:p>865688</text:p>
          </table:table-cell>
          <table:table-cell office:value-type="float" office:value="543696" calcext:value-type="float">
            <text:p>543696</text:p>
          </table:table-cell>
          <table:table-cell office:value-type="float" office:value="18990" calcext:value-type="float">
            <text:p>18990</text:p>
          </table:table-cell>
          <table:table-cell office:value-type="float" office:value="321992" calcext:value-type="float">
            <text:p>321992</text:p>
          </table:table-cell>
          <table:table-cell office:value-type="float" office:value="7.1" calcext:value-type="float">
            <text:p>7,1</text:p>
          </table:table-cell>
          <table:table-cell office:value-type="float" office:value="17.8" calcext:value-type="float">
            <text:p>17,8</text:p>
          </table:table-cell>
          <table:table-cell office:value-type="float" office:value="11.2" calcext:value-type="float">
            <text:p>11,2</text:p>
          </table:table-cell>
          <table:table-cell office:value-type="float" office:value="6.6" calcext:value-type="float">
            <text:p>6,6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1966</text:p>
          </table:table-cell>
          <table:table-cell office:value-type="float" office:value="49163665" calcext:value-type="float">
            <text:p>49163665</text:p>
          </table:table-cell>
          <table:table-cell office:value-type="float" office:value="339746" calcext:value-type="float">
            <text:p>339746</text:p>
          </table:table-cell>
          <table:table-cell office:value-type="string" calcext:value-type="string">
            <text:p>36732</text:p>
          </table:table-cell>
          <table:table-cell office:value-type="float" office:value="863527" calcext:value-type="float">
            <text:p>863527</text:p>
          </table:table-cell>
          <table:table-cell office:value-type="float" office:value="528782" calcext:value-type="float">
            <text:p>528782</text:p>
          </table:table-cell>
          <table:table-cell office:value-type="float" office:value="18775" calcext:value-type="float">
            <text:p>18775</text:p>
          </table:table-cell>
          <table:table-cell office:value-type="float" office:value="334745" calcext:value-type="float">
            <text:p>334745</text:p>
          </table:table-cell>
          <table:table-cell office:value-type="float" office:value="6.9" calcext:value-type="float">
            <text:p>6,9</text:p>
          </table:table-cell>
          <table:table-cell office:value-type="float" office:value="17.6" calcext:value-type="float">
            <text:p>17,6</text:p>
          </table:table-cell>
          <table:table-cell office:value-type="float" office:value="10.8" calcext:value-type="float">
            <text:p>10,8</text:p>
          </table:table-cell>
          <table:table-cell office:value-type="float" office:value="6.8" calcext:value-type="float">
            <text:p>6,8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1967</text:p>
          </table:table-cell>
          <table:table-cell office:value-type="float" office:value="49548305" calcext:value-type="float">
            <text:p>49548305</text:p>
          </table:table-cell>
          <table:table-cell office:value-type="float" office:value="345578" calcext:value-type="float">
            <text:p>345578</text:p>
          </table:table-cell>
          <table:table-cell office:value-type="string" calcext:value-type="string">
            <text:p>37194</text:p>
          </table:table-cell>
          <table:table-cell office:value-type="float" office:value="840568" calcext:value-type="float">
            <text:p>840568</text:p>
          </table:table-cell>
          <table:table-cell office:value-type="float" office:value="543033" calcext:value-type="float">
            <text:p>543033</text:p>
          </table:table-cell>
          <table:table-cell office:value-type="float" office:value="17437" calcext:value-type="float">
            <text:p>17437</text:p>
          </table:table-cell>
          <table:table-cell office:value-type="float" office:value="297535" calcext:value-type="float">
            <text:p>29753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1968</text:p>
          </table:table-cell>
          <table:table-cell office:value-type="float" office:value="49915404" calcext:value-type="float">
            <text:p>49915404</text:p>
          </table:table-cell>
          <table:table-cell office:value-type="float" office:value="356615" calcext:value-type="float">
            <text:p>356615</text:p>
          </table:table-cell>
          <table:table-cell office:value-type="string" calcext:value-type="string">
            <text:p>36063</text:p>
          </table:table-cell>
          <table:table-cell office:value-type="float" office:value="835796" calcext:value-type="float">
            <text:p>835796</text:p>
          </table:table-cell>
          <table:table-cell office:value-type="float" office:value="553441" calcext:value-type="float">
            <text:p>553441</text:p>
          </table:table-cell>
          <table:table-cell office:value-type="float" office:value="17071" calcext:value-type="float">
            <text:p>17071</text:p>
          </table:table-cell>
          <table:table-cell office:value-type="float" office:value="282355" calcext:value-type="float">
            <text:p>282355</text:p>
          </table:table-cell>
          <table:table-cell office:value-type="float" office:value="7.1" calcext:value-type="float">
            <text:p>7,1</text:p>
          </table:table-cell>
          <table:table-cell office:value-type="float" office:value="16.7" calcext:value-type="float">
            <text:p>16,7</text:p>
          </table:table-cell>
          <table:table-cell office:value-type="float" office:value="11.1" calcext:value-type="float">
            <text:p>11,1</text:p>
          </table:table-cell>
          <table:table-cell office:value-type="float" office:value="5.6" calcext:value-type="float">
            <text:p>5,6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1969</text:p>
          </table:table-cell>
          <table:table-cell office:value-type="float" office:value="50317977" calcext:value-type="float">
            <text:p>50317977</text:p>
          </table:table-cell>
          <table:table-cell office:value-type="float" office:value="380829" calcext:value-type="float">
            <text:p>380829</text:p>
          </table:table-cell>
          <table:table-cell office:value-type="string" calcext:value-type="string">
            <text:p>37926</text:p>
          </table:table-cell>
          <table:table-cell office:value-type="float" office:value="842245" calcext:value-type="float">
            <text:p>842245</text:p>
          </table:table-cell>
          <table:table-cell office:value-type="float" office:value="573335" calcext:value-type="float">
            <text:p>573335</text:p>
          </table:table-cell>
          <table:table-cell office:value-type="float" office:value="16515" calcext:value-type="float">
            <text:p>16515</text:p>
          </table:table-cell>
          <table:table-cell office:value-type="float" office:value="268910" calcext:value-type="float">
            <text:p>268910</text:p>
          </table:table-cell>
          <table:table-cell office:value-type="float" office:value="7.6" calcext:value-type="float">
            <text:p>7,6</text:p>
          </table:table-cell>
          <table:table-cell office:value-type="float" office:value="16.7" calcext:value-type="float">
            <text:p>16,7</text:p>
          </table:table-cell>
          <table:table-cell office:value-type="float" office:value="11.4" calcext:value-type="float">
            <text:p>11,4</text:p>
          </table:table-cell>
          <table:table-cell office:value-type="float" office:value="5.3" calcext:value-type="float">
            <text:p>5,3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1970</text:p>
          </table:table-cell>
          <table:table-cell office:value-type="float" office:value="50772227" calcext:value-type="float">
            <text:p>50772227</text:p>
          </table:table-cell>
          <table:table-cell office:value-type="float" office:value="393686" calcext:value-type="float">
            <text:p>393686</text:p>
          </table:table-cell>
          <table:table-cell office:value-type="string" calcext:value-type="string">
            <text:p>38949</text:p>
          </table:table-cell>
          <table:table-cell office:value-type="float" office:value="850381" calcext:value-type="float">
            <text:p>850381</text:p>
          </table:table-cell>
          <table:table-cell office:value-type="float" office:value="542277" calcext:value-type="float">
            <text:p>542277</text:p>
          </table:table-cell>
          <table:table-cell office:value-type="float" office:value="15437" calcext:value-type="float">
            <text:p>15437</text:p>
          </table:table-cell>
          <table:table-cell office:value-type="float" office:value="308104" calcext:value-type="float">
            <text:p>308104</text:p>
          </table:table-cell>
          <table:table-cell office:value-type="float" office:value="7.8" calcext:value-type="float">
            <text:p>7,8</text:p>
          </table:table-cell>
          <table:table-cell office:value-type="float" office:value="16.7" calcext:value-type="float">
            <text:p>16,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971</text:p>
          </table:table-cell>
          <table:table-cell office:value-type="float" office:value="51251094" calcext:value-type="float">
            <text:p>51251094</text:p>
          </table:table-cell>
          <table:table-cell office:value-type="float" office:value="406416" calcext:value-type="float">
            <text:p>406416</text:p>
          </table:table-cell>
          <table:table-cell office:value-type="string" calcext:value-type="string">
            <text:p>41628</text:p>
          </table:table-cell>
          <table:table-cell office:value-type="float" office:value="881284" calcext:value-type="float">
            <text:p>881284</text:p>
          </table:table-cell>
          <table:table-cell office:value-type="float" office:value="554151" calcext:value-type="float">
            <text:p>554151</text:p>
          </table:table-cell>
          <table:table-cell office:value-type="float" office:value="15109" calcext:value-type="float">
            <text:p>15109</text:p>
          </table:table-cell>
          <table:table-cell office:value-type="float" office:value="327133" calcext:value-type="float">
            <text:p>327133</text:p>
          </table:table-cell>
          <table:table-cell office:value-type="float" office:value="7.9" calcext:value-type="float">
            <text:p>7,9</text:p>
          </table:table-cell>
          <table:table-cell office:value-type="float" office:value="17.2" calcext:value-type="float">
            <text:p>17,2</text:p>
          </table:table-cell>
          <table:table-cell office:value-type="float" office:value="10.8" calcext:value-type="float">
            <text:p>10,8</text:p>
          </table:table-cell>
          <table:table-cell office:value-type="float" office:value="6.4" calcext:value-type="float">
            <text:p>6,4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1972</text:p>
          </table:table-cell>
          <table:table-cell office:value-type="float" office:value="51700913" calcext:value-type="float">
            <text:p>51700913</text:p>
          </table:table-cell>
          <table:table-cell office:value-type="float" office:value="416521" calcext:value-type="float">
            <text:p>416521</text:p>
          </table:table-cell>
          <table:table-cell office:value-type="string" calcext:value-type="string">
            <text:p>44738</text:p>
          </table:table-cell>
          <table:table-cell office:value-type="float" office:value="877506" calcext:value-type="float">
            <text:p>877506</text:p>
          </table:table-cell>
          <table:table-cell office:value-type="float" office:value="549900" calcext:value-type="float">
            <text:p>549900</text:p>
          </table:table-cell>
          <table:table-cell office:value-type="float" office:value="14082" calcext:value-type="float">
            <text:p>14082</text:p>
          </table:table-cell>
          <table:table-cell office:value-type="float" office:value="327606" calcext:value-type="float">
            <text:p>327606</text:p>
          </table:table-cell>
          <table:table-cell office:value-type="float" office:value="8.1" calcext:value-type="float">
            <text:p>8,1</text:p>
          </table:table-cell>
          <table:table-cell office:value-type="float" office:value="17" calcext:value-type="float">
            <text:p>17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1973</text:p>
          </table:table-cell>
          <table:table-cell office:value-type="float" office:value="52118299" calcext:value-type="float">
            <text:p>52118299</text:p>
          </table:table-cell>
          <table:table-cell office:value-type="float" office:value="400740" calcext:value-type="float">
            <text:p>400740</text:p>
          </table:table-cell>
          <table:table-cell office:value-type="string" calcext:value-type="string">
            <text:p>47319</text:p>
          </table:table-cell>
          <table:table-cell office:value-type="float" office:value="857186" calcext:value-type="float">
            <text:p>857186</text:p>
          </table:table-cell>
          <table:table-cell office:value-type="float" office:value="558782" calcext:value-type="float">
            <text:p>558782</text:p>
          </table:table-cell>
          <table:table-cell office:value-type="float" office:value="13243" calcext:value-type="float">
            <text:p>13243</text:p>
          </table:table-cell>
          <table:table-cell office:value-type="float" office:value="298404" calcext:value-type="float">
            <text:p>298404</text:p>
          </table:table-cell>
          <table:table-cell office:value-type="float" office:value="7.7" calcext:value-type="float">
            <text:p>7,7</text:p>
          </table:table-cell>
          <table:table-cell office:value-type="float" office:value="16.4" calcext:value-type="float">
            <text:p>16,4</text:p>
          </table:table-cell>
          <table:table-cell office:value-type="float" office:value="10.7" calcext:value-type="float">
            <text:p>10,7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1974</text:p>
          </table:table-cell>
          <table:table-cell office:value-type="float" office:value="52460363" calcext:value-type="float">
            <text:p>52460363</text:p>
          </table:table-cell>
          <table:table-cell office:value-type="float" office:value="394755" calcext:value-type="float">
            <text:p>394755</text:p>
          </table:table-cell>
          <table:table-cell office:value-type="string" calcext:value-type="string">
            <text:p>53106</text:p>
          </table:table-cell>
          <table:table-cell office:value-type="float" office:value="801218" calcext:value-type="float">
            <text:p>801218</text:p>
          </table:table-cell>
          <table:table-cell office:value-type="float" office:value="552551" calcext:value-type="float">
            <text:p>552551</text:p>
          </table:table-cell>
          <table:table-cell office:value-type="float" office:value="11764" calcext:value-type="float">
            <text:p>11764</text:p>
          </table:table-cell>
          <table:table-cell office:value-type="float" office:value="248667" calcext:value-type="float">
            <text:p>248667</text:p>
          </table:table-cell>
          <table:table-cell office:value-type="float" office:value="7.5" calcext:value-type="float">
            <text:p>7,5</text:p>
          </table:table-cell>
          <table:table-cell office:value-type="float" office:value="15.3" calcext:value-type="float">
            <text:p>15,3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1975</text:p>
          </table:table-cell>
          <table:table-cell office:value-type="float" office:value="52699169" calcext:value-type="float">
            <text:p>52699169</text:p>
          </table:table-cell>
          <table:table-cell office:value-type="float" office:value="387379" calcext:value-type="float">
            <text:p>387379</text:p>
          </table:table-cell>
          <table:table-cell office:value-type="string" calcext:value-type="string">
            <text:p>55612</text:p>
          </table:table-cell>
          <table:table-cell office:value-type="float" office:value="745065" calcext:value-type="float">
            <text:p>745065</text:p>
          </table:table-cell>
          <table:table-cell office:value-type="float" office:value="560353" calcext:value-type="float">
            <text:p>560353</text:p>
          </table:table-cell>
          <table:table-cell office:value-type="float" office:value="10277" calcext:value-type="float">
            <text:p>10277</text:p>
          </table:table-cell>
          <table:table-cell office:value-type="float" office:value="184712" calcext:value-type="float">
            <text:p>184712</text:p>
          </table:table-cell>
          <table:table-cell office:value-type="float" office:value="7.4" calcext:value-type="float">
            <text:p>7,4</text:p>
          </table:table-cell>
          <table:table-cell office:value-type="float" office:value="14.1" calcext:value-type="float">
            <text:p>14,1</text:p>
          </table:table-cell>
          <table:table-cell office:value-type="float" office:value="10.6" calcext:value-type="float">
            <text:p>10,6</text:p>
          </table:table-cell>
          <table:table-cell office:value-type="float" office:value="3.5" calcext:value-type="float">
            <text:p>3,5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976</text:p>
          </table:table-cell>
          <table:table-cell office:value-type="float" office:value="52908672" calcext:value-type="float">
            <text:p>52908672</text:p>
          </table:table-cell>
          <table:table-cell office:value-type="float" office:value="374003" calcext:value-type="float">
            <text:p>374003</text:p>
          </table:table-cell>
          <table:table-cell office:value-type="string" calcext:value-type="string">
            <text:p>60490</text:p>
          </table:table-cell>
          <table:table-cell office:value-type="float" office:value="720395" calcext:value-type="float">
            <text:p>720395</text:p>
          </table:table-cell>
          <table:table-cell office:value-type="float" office:value="557114" calcext:value-type="float">
            <text:p>557114</text:p>
          </table:table-cell>
          <table:table-cell office:value-type="float" office:value="9029" calcext:value-type="float">
            <text:p>9029</text:p>
          </table:table-cell>
          <table:table-cell office:value-type="float" office:value="163281" calcext:value-type="float">
            <text:p>163281</text:p>
          </table:table-cell>
          <table:table-cell office:value-type="float" office:value="7.1" calcext:value-type="float">
            <text:p>7,1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3.1" calcext:value-type="float">
            <text:p>3,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977</text:p>
          </table:table-cell>
          <table:table-cell office:value-type="float" office:value="53145286" calcext:value-type="float">
            <text:p>53145286</text:p>
          </table:table-cell>
          <table:table-cell office:value-type="float" office:value="368166" calcext:value-type="float">
            <text:p>368166</text:p>
          </table:table-cell>
          <table:table-cell office:value-type="string" calcext:value-type="string">
            <text:p>71319</text:p>
          </table:table-cell>
          <table:table-cell office:value-type="float" office:value="744744" calcext:value-type="float">
            <text:p>744744</text:p>
          </table:table-cell>
          <table:table-cell office:value-type="float" office:value="536221" calcext:value-type="float">
            <text:p>536221</text:p>
          </table:table-cell>
          <table:table-cell office:value-type="float" office:value="8522" calcext:value-type="float">
            <text:p>8522</text:p>
          </table:table-cell>
          <table:table-cell office:value-type="float" office:value="208523" calcext:value-type="float">
            <text:p>208523</text:p>
          </table:table-cell>
          <table:table-cell office:value-type="float" office:value="6.9" calcext:value-type="float">
            <text:p>6,9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,1</text:p>
          </table:table-cell>
          <table:table-cell office:value-type="float" office:value="3.9" calcext:value-type="float">
            <text:p>3,9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978</text:p>
          </table:table-cell>
          <table:table-cell office:value-type="float" office:value="53376320" calcext:value-type="float">
            <text:p>53376320</text:p>
          </table:table-cell>
          <table:table-cell office:value-type="float" office:value="354628" calcext:value-type="float">
            <text:p>354628</text:p>
          </table:table-cell>
          <table:table-cell office:value-type="string" calcext:value-type="string">
            <text:p>74416</text:p>
          </table:table-cell>
          <table:table-cell office:value-type="float" office:value="737062" calcext:value-type="float">
            <text:p>737062</text:p>
          </table:table-cell>
          <table:table-cell office:value-type="float" office:value="546916" calcext:value-type="float">
            <text:p>546916</text:p>
          </table:table-cell>
          <table:table-cell office:value-type="float" office:value="7852" calcext:value-type="float">
            <text:p>7852</text:p>
          </table:table-cell>
          <table:table-cell office:value-type="float" office:value="190146" calcext:value-type="float">
            <text:p>190146</text:p>
          </table:table-cell>
          <table:table-cell office:value-type="float" office:value="6.6" calcext:value-type="float">
            <text:p>6,6</text:p>
          </table:table-cell>
          <table:table-cell office:value-type="float" office:value="13.8" calcext:value-type="float">
            <text:p>13,8</text:p>
          </table:table-cell>
          <table:table-cell office:value-type="float" office:value="10.2" calcext:value-type="float">
            <text:p>10,2</text:p>
          </table:table-cell>
          <table:table-cell office:value-type="float" office:value="3.6" calcext:value-type="float">
            <text:p>3,6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1979</text:p>
          </table:table-cell>
          <table:table-cell office:value-type="float" office:value="53606230" calcext:value-type="float">
            <text:p>53606230</text:p>
          </table:table-cell>
          <table:table-cell office:value-type="float" office:value="340405" calcext:value-type="float">
            <text:p>340405</text:p>
          </table:table-cell>
          <table:table-cell office:value-type="string" calcext:value-type="string">
            <text:p>78571</text:p>
          </table:table-cell>
          <table:table-cell office:value-type="float" office:value="757354" calcext:value-type="float">
            <text:p>757354</text:p>
          </table:table-cell>
          <table:table-cell office:value-type="float" office:value="541805" calcext:value-type="float">
            <text:p>541805</text:p>
          </table:table-cell>
          <table:table-cell office:value-type="float" office:value="7582" calcext:value-type="float">
            <text:p>7582</text:p>
          </table:table-cell>
          <table:table-cell office:value-type="float" office:value="215549" calcext:value-type="float">
            <text:p>215549</text:p>
          </table:table-cell>
          <table:table-cell office:value-type="float" office:value="6.4" calcext:value-type="float">
            <text:p>6,4</text:p>
          </table:table-cell>
          <table:table-cell office:value-type="float" office:value="14.1" calcext:value-type="float">
            <text:p>14,1</text:p>
          </table:table-cell>
          <table:table-cell office:value-type="float" office:value="10.1" calcext:value-type="float">
            <text:p>10,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980</text:p>
          </table:table-cell>
          <table:table-cell office:value-type="float" office:value="53880009" calcext:value-type="float">
            <text:p>53880009</text:p>
          </table:table-cell>
          <table:table-cell office:value-type="float" office:value="334377" calcext:value-type="float">
            <text:p>334377</text:p>
          </table:table-cell>
          <table:table-cell office:value-type="string" calcext:value-type="string">
            <text:p>81156</text:p>
          </table:table-cell>
          <table:table-cell office:value-type="float" office:value="800376" calcext:value-type="float">
            <text:p>800376</text:p>
          </table:table-cell>
          <table:table-cell office:value-type="float" office:value="547107" calcext:value-type="float">
            <text:p>547107</text:p>
          </table:table-cell>
          <table:table-cell office:value-type="float" office:value="8010" calcext:value-type="float">
            <text:p>8010</text:p>
          </table:table-cell>
          <table:table-cell office:value-type="float" office:value="253269" calcext:value-type="float">
            <text:p>25326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0.2" calcext:value-type="float">
            <text:p>10,2</text:p>
          </table:table-cell>
          <table:table-cell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981</text:p>
          </table:table-cell>
          <table:table-cell office:value-type="float" office:value="54181815" calcext:value-type="float">
            <text:p>54181815</text:p>
          </table:table-cell>
          <table:table-cell office:value-type="float" office:value="315117" calcext:value-type="float">
            <text:p>315117</text:p>
          </table:table-cell>
          <table:table-cell office:value-type="string" calcext:value-type="string">
            <text:p>87615</text:p>
          </table:table-cell>
          <table:table-cell office:value-type="float" office:value="805483" calcext:value-type="float">
            <text:p>805483</text:p>
          </table:table-cell>
          <table:table-cell office:value-type="float" office:value="554823" calcext:value-type="float">
            <text:p>554823</text:p>
          </table:table-cell>
          <table:table-cell office:value-type="float" office:value="7823" calcext:value-type="float">
            <text:p>7823</text:p>
          </table:table-cell>
          <table:table-cell office:value-type="float" office:value="250660" calcext:value-type="float">
            <text:p>250660</text:p>
          </table:table-cell>
          <table:table-cell office:value-type="float" office:value="5.8" calcext:value-type="float">
            <text:p>5,8</text:p>
          </table:table-cell>
          <table:table-cell office:value-type="float" office:value="14.9" calcext:value-type="float">
            <text:p>14,9</text:p>
          </table:table-cell>
          <table:table-cell office:value-type="float" office:value="10.2" calcext:value-type="float">
            <text:p>10,2</text:p>
          </table:table-cell>
          <table:table-cell office:value-type="float" office:value="4.7" calcext:value-type="float">
            <text:p>4,7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1982</text:p>
          </table:table-cell>
          <table:table-cell office:value-type="float" office:value="54492492" calcext:value-type="float">
            <text:p>54492492</text:p>
          </table:table-cell>
          <table:table-cell office:value-type="float" office:value="312405" calcext:value-type="float">
            <text:p>312405</text:p>
          </table:table-cell>
          <table:table-cell office:value-type="string" calcext:value-type="string">
            <text:p>93892</text:p>
          </table:table-cell>
          <table:table-cell office:value-type="float" office:value="797223" calcext:value-type="float">
            <text:p>797223</text:p>
          </table:table-cell>
          <table:table-cell office:value-type="float" office:value="543104" calcext:value-type="float">
            <text:p>543104</text:p>
          </table:table-cell>
          <table:table-cell office:value-type="float" office:value="7542" calcext:value-type="float">
            <text:p>7542</text:p>
          </table:table-cell>
          <table:table-cell office:value-type="float" office:value="254119" calcext:value-type="float">
            <text:p>254119</text:p>
          </table:table-cell>
          <table:table-cell office:value-type="float" office:value="5.7" calcext:value-type="float">
            <text:p>5,7</text:p>
          </table:table-cell>
          <table:table-cell office:value-type="float" office:value="14.6" calcext:value-type="float">
            <text:p>14,6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1983</text:p>
          </table:table-cell>
          <table:table-cell office:value-type="float" office:value="54772419" calcext:value-type="float">
            <text:p>54772419</text:p>
          </table:table-cell>
          <table:table-cell office:value-type="float" office:value="300513" calcext:value-type="float">
            <text:p>300513</text:p>
          </table:table-cell>
          <table:table-cell office:value-type="string" calcext:value-type="string">
            <text:p>98730</text:p>
          </table:table-cell>
          <table:table-cell office:value-type="float" office:value="748525" calcext:value-type="float">
            <text:p>748525</text:p>
          </table:table-cell>
          <table:table-cell office:value-type="float" office:value="559655" calcext:value-type="float">
            <text:p>559655</text:p>
          </table:table-cell>
          <table:table-cell office:value-type="float" office:value="6834" calcext:value-type="float">
            <text:p>6834</text:p>
          </table:table-cell>
          <table:table-cell office:value-type="float" office:value="188870" calcext:value-type="float">
            <text:p>188870</text:p>
          </table:table-cell>
          <table:table-cell office:value-type="float" office:value="5.5" calcext:value-type="float">
            <text:p>5,5</text:p>
          </table:table-cell>
          <table:table-cell office:value-type="float" office:value="13.7" calcext:value-type="float">
            <text:p>13,7</text:p>
          </table:table-cell>
          <table:table-cell office:value-type="float" office:value="10.2" calcext:value-type="float">
            <text:p>10,2</text:p>
          </table:table-cell>
          <table:table-cell office:value-type="float" office:value="3.5" calcext:value-type="float">
            <text:p>3,5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1984</text:p>
          </table:table-cell>
          <table:table-cell office:value-type="float" office:value="55026079" calcext:value-type="float">
            <text:p>55026079</text:p>
          </table:table-cell>
          <table:table-cell office:value-type="float" office:value="281402" calcext:value-type="float">
            <text:p>281402</text:p>
          </table:table-cell>
          <table:table-cell office:value-type="string" calcext:value-type="string">
            <text:p>104012</text:p>
          </table:table-cell>
          <table:table-cell office:value-type="float" office:value="759939" calcext:value-type="float">
            <text:p>759939</text:p>
          </table:table-cell>
          <table:table-cell office:value-type="float" office:value="542490" calcext:value-type="float">
            <text:p>542490</text:p>
          </table:table-cell>
          <table:table-cell office:value-type="float" office:value="6299" calcext:value-type="float">
            <text:p>6299</text:p>
          </table:table-cell>
          <table:table-cell office:value-type="float" office:value="217449" calcext:value-type="float">
            <text:p>217449</text:p>
          </table:table-cell>
          <table:table-cell office:value-type="float" office:value="5.1" calcext:value-type="float">
            <text:p>5,1</text:p>
          </table:table-cell>
          <table:table-cell office:value-type="float" office:value="13.8" calcext:value-type="float">
            <text:p>13,8</text:p>
          </table:table-cell>
          <table:table-cell office:value-type="float" office:value="9.9" calcext:value-type="float">
            <text:p>9,9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1985</text:p>
          </table:table-cell>
          <table:table-cell office:value-type="float" office:value="55284271" calcext:value-type="float">
            <text:p>55284271</text:p>
          </table:table-cell>
          <table:table-cell office:value-type="float" office:value="269419" calcext:value-type="float">
            <text:p>269419</text:p>
          </table:table-cell>
          <table:table-cell office:value-type="string" calcext:value-type="string">
            <text:p>107505</text:p>
          </table:table-cell>
          <table:table-cell office:value-type="float" office:value="768431" calcext:value-type="float">
            <text:p>768431</text:p>
          </table:table-cell>
          <table:table-cell office:value-type="float" office:value="552496" calcext:value-type="float">
            <text:p>552496</text:p>
          </table:table-cell>
          <table:table-cell office:value-type="float" office:value="6389" calcext:value-type="float">
            <text:p>6389</text:p>
          </table:table-cell>
          <table:table-cell office:value-type="float" office:value="215935" calcext:value-type="float">
            <text:p>215935</text:p>
          </table:table-cell>
          <table:table-cell office:value-type="float" office:value="4.9" calcext:value-type="float">
            <text:p>4,9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1986</text:p>
          </table:table-cell>
          <table:table-cell office:value-type="float" office:value="55546509" calcext:value-type="float">
            <text:p>55546509</text:p>
          </table:table-cell>
          <table:table-cell office:value-type="float" office:value="265678" calcext:value-type="float">
            <text:p>265678</text:p>
          </table:table-cell>
          <table:table-cell office:value-type="string" calcext:value-type="string">
            <text:p>108380</text:p>
          </table:table-cell>
          <table:table-cell office:value-type="float" office:value="778468" calcext:value-type="float">
            <text:p>778468</text:p>
          </table:table-cell>
          <table:table-cell office:value-type="float" office:value="546926" calcext:value-type="float">
            <text:p>546926</text:p>
          </table:table-cell>
          <table:table-cell office:value-type="float" office:value="6257" calcext:value-type="float">
            <text:p>6257</text:p>
          </table:table-cell>
          <table:table-cell office:value-type="float" office:value="231542" calcext:value-type="float">
            <text:p>231542</text:p>
          </table:table-cell>
          <table:table-cell office:value-type="float" office:value="4.8" calcext:value-type="float">
            <text:p>4,8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4.2" calcext:value-type="float">
            <text:p>4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1987</text:p>
          </table:table-cell>
          <table:table-cell office:value-type="float" office:value="55823961" calcext:value-type="float">
            <text:p>55823961</text:p>
          </table:table-cell>
          <table:table-cell office:value-type="float" office:value="265177" calcext:value-type="float">
            <text:p>265177</text:p>
          </table:table-cell>
          <table:table-cell office:value-type="string" calcext:value-type="string">
            <text:p>106527</text:p>
          </table:table-cell>
          <table:table-cell office:value-type="float" office:value="767828" calcext:value-type="float">
            <text:p>767828</text:p>
          </table:table-cell>
          <table:table-cell office:value-type="float" office:value="527466" calcext:value-type="float">
            <text:p>527466</text:p>
          </table:table-cell>
          <table:table-cell office:value-type="float" office:value="6017" calcext:value-type="float">
            <text:p>6017</text:p>
          </table:table-cell>
          <table:table-cell office:value-type="float" office:value="240362" calcext:value-type="float">
            <text:p>240362</text:p>
          </table:table-cell>
          <table:table-cell office:value-type="float" office:value="4.8" calcext:value-type="float">
            <text:p>4,8</text:p>
          </table:table-cell>
          <table:table-cell office:value-type="float" office:value="13.8" calcext:value-type="float">
            <text:p>13,8</text:p>
          </table:table-cell>
          <table:table-cell office:value-type="float" office:value="9.4" calcext:value-type="float">
            <text:p>9,4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1988</text:p>
          </table:table-cell>
          <table:table-cell office:value-type="float" office:value="56117976" calcext:value-type="float">
            <text:p>56117976</text:p>
          </table:table-cell>
          <table:table-cell office:value-type="float" office:value="271124" calcext:value-type="float">
            <text:p>271124</text:p>
          </table:table-cell>
          <table:table-cell office:value-type="string" calcext:value-type="string">
            <text:p>106096</text:p>
          </table:table-cell>
          <table:table-cell office:value-type="float" office:value="771268" calcext:value-type="float">
            <text:p>771268</text:p>
          </table:table-cell>
          <table:table-cell office:value-type="float" office:value="524600" calcext:value-type="float">
            <text:p>524600</text:p>
          </table:table-cell>
          <table:table-cell office:value-type="float" office:value="6044" calcext:value-type="float">
            <text:p>6044</text:p>
          </table:table-cell>
          <table:table-cell office:value-type="float" office:value="246668" calcext:value-type="float">
            <text:p>246668</text:p>
          </table:table-cell>
          <table:table-cell office:value-type="float" office:value="4.8" calcext:value-type="float">
            <text:p>4,8</text:p>
          </table:table-cell>
          <table:table-cell office:value-type="float" office:value="13.7" calcext:value-type="float">
            <text:p>13,7</text:p>
          </table:table-cell>
          <table:table-cell office:value-type="float" office:value="9.3" calcext:value-type="float">
            <text:p>9,3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1989</text:p>
          </table:table-cell>
          <table:table-cell office:value-type="float" office:value="56423405" calcext:value-type="float">
            <text:p>56423405</text:p>
          </table:table-cell>
          <table:table-cell office:value-type="float" office:value="279900" calcext:value-type="float">
            <text:p>279900</text:p>
          </table:table-cell>
          <table:table-cell office:value-type="string" calcext:value-type="string">
            <text:p>105295</text:p>
          </table:table-cell>
          <table:table-cell office:value-type="float" office:value="765473" calcext:value-type="float">
            <text:p>765473</text:p>
          </table:table-cell>
          <table:table-cell office:value-type="float" office:value="529283" calcext:value-type="float">
            <text:p>529283</text:p>
          </table:table-cell>
          <table:table-cell office:value-type="float" office:value="5769" calcext:value-type="float">
            <text:p>5769</text:p>
          </table:table-cell>
          <table:table-cell office:value-type="float" office:value="236190" calcext:value-type="float">
            <text:p>236190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4.2" calcext:value-type="float">
            <text:p>4,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1990</text:p>
          </table:table-cell>
          <table:table-cell office:value-type="float" office:value="56708831" calcext:value-type="float">
            <text:p>56708831</text:p>
          </table:table-cell>
          <table:table-cell office:value-type="float" office:value="287099" calcext:value-type="float">
            <text:p>287099</text:p>
          </table:table-cell>
          <table:table-cell office:value-type="string" calcext:value-type="string">
            <text:p>105813</text:p>
          </table:table-cell>
          <table:table-cell office:value-type="float" office:value="762407" calcext:value-type="float">
            <text:p>762407</text:p>
          </table:table-cell>
          <table:table-cell office:value-type="float" office:value="526201" calcext:value-type="float">
            <text:p>526201</text:p>
          </table:table-cell>
          <table:table-cell office:value-type="float" office:value="5599" calcext:value-type="float">
            <text:p>5599</text:p>
          </table:table-cell>
          <table:table-cell office:value-type="float" office:value="236206" calcext:value-type="float">
            <text:p>236206</text:p>
          </table:table-cell>
          <table:table-cell office:value-type="float" office:value="5.1" calcext:value-type="float">
            <text:p>5,1</text:p>
          </table:table-cell>
          <table:table-cell office:value-type="float" office:value="13.4" calcext:value-type="float">
            <text:p>13,4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91</text:p>
          </table:table-cell>
          <table:table-cell office:value-type="float" office:value="56975597" calcext:value-type="float">
            <text:p>56975597</text:p>
          </table:table-cell>
          <table:table-cell office:value-type="float" office:value="280175" calcext:value-type="float">
            <text:p>280175</text:p>
          </table:table-cell>
          <table:table-cell office:value-type="string" calcext:value-type="string">
            <text:p>108086</text:p>
          </table:table-cell>
          <table:table-cell office:value-type="float" office:value="759056" calcext:value-type="float">
            <text:p>759056</text:p>
          </table:table-cell>
          <table:table-cell office:value-type="float" office:value="524685" calcext:value-type="float">
            <text:p>524685</text:p>
          </table:table-cell>
          <table:table-cell office:value-type="float" office:value="5511" calcext:value-type="float">
            <text:p>5511</text:p>
          </table:table-cell>
          <table:table-cell office:value-type="float" office:value="234371" calcext:value-type="float">
            <text:p>234371</text:p>
          </table:table-cell>
          <table:table-cell office:value-type="float" office:value="4.9" calcext:value-type="float">
            <text:p>4,9</text:p>
          </table:table-cell>
          <table:table-cell office:value-type="float" office:value="13.3" calcext:value-type="float">
            <text:p>13,3</text:p>
          </table:table-cell>
          <table:table-cell office:value-type="float" office:value="9.2" calcext:value-type="float">
            <text:p>9,2</text:p>
          </table:table-cell>
          <table:table-cell office:value-type="float" office:value="4.1" calcext:value-type="float">
            <text:p>4,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1992</text:p>
          </table:table-cell>
          <table:table-cell office:value-type="float" office:value="57239847" calcext:value-type="float">
            <text:p>57239847</text:p>
          </table:table-cell>
          <table:table-cell office:value-type="float" office:value="271427" calcext:value-type="float">
            <text:p>271427</text:p>
          </table:table-cell>
          <table:table-cell office:value-type="string" calcext:value-type="string">
            <text:p>107994</text:p>
          </table:table-cell>
          <table:table-cell office:value-type="float" office:value="743658" calcext:value-type="float">
            <text:p>743658</text:p>
          </table:table-cell>
          <table:table-cell office:value-type="float" office:value="521530" calcext:value-type="float">
            <text:p>521530</text:p>
          </table:table-cell>
          <table:table-cell office:value-type="float" office:value="5075" calcext:value-type="float">
            <text:p>5075</text:p>
          </table:table-cell>
          <table:table-cell office:value-type="float" office:value="222128" calcext:value-type="float">
            <text:p>222128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,1</text:p>
          </table:table-cell>
          <table:table-cell office:value-type="float" office:value="3.9" calcext:value-type="float">
            <text:p>3,9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1993</text:p>
          </table:table-cell>
          <table:table-cell office:value-type="float" office:value="57467085" calcext:value-type="float">
            <text:p>57467085</text:p>
          </table:table-cell>
          <table:table-cell office:value-type="float" office:value="255190" calcext:value-type="float">
            <text:p>255190</text:p>
          </table:table-cell>
          <table:table-cell office:value-type="string" calcext:value-type="string">
            <text:p>110759</text:p>
          </table:table-cell>
          <table:table-cell office:value-type="float" office:value="711610" calcext:value-type="float">
            <text:p>711610</text:p>
          </table:table-cell>
          <table:table-cell office:value-type="float" office:value="532263" calcext:value-type="float">
            <text:p>532263</text:p>
          </table:table-cell>
          <table:table-cell office:value-type="float" office:value="4604" calcext:value-type="float">
            <text:p>4604</text:p>
          </table:table-cell>
          <table:table-cell office:value-type="float" office:value="179347" calcext:value-type="float">
            <text:p>179347</text:p>
          </table:table-cell>
          <table:table-cell office:value-type="float" office:value="4.4" calcext:value-type="float">
            <text:p>4,4</text:p>
          </table:table-cell>
          <table:table-cell office:value-type="float" office:value="12.4" calcext:value-type="float">
            <text:p>12,4</text:p>
          </table:table-cell>
          <table:table-cell office:value-type="float" office:value="9.3" calcext:value-type="float">
            <text:p>9,3</text:p>
          </table:table-cell>
          <table:table-cell office:value-type="float" office:value="3.1" calcext:value-type="float">
            <text:p>3,1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1994</text:p>
          </table:table-cell>
          <table:table-cell office:value-type="float" office:value="57658772" calcext:value-type="float">
            <text:p>57658772</text:p>
          </table:table-cell>
          <table:table-cell office:value-type="float" office:value="253746" calcext:value-type="float">
            <text:p>253746</text:p>
          </table:table-cell>
          <table:table-cell office:value-type="string" calcext:value-type="string">
            <text:p>115658</text:p>
          </table:table-cell>
          <table:table-cell office:value-type="float" office:value="710993" calcext:value-type="float">
            <text:p>710993</text:p>
          </table:table-cell>
          <table:table-cell office:value-type="float" office:value="519965" calcext:value-type="float">
            <text:p>519965</text:p>
          </table:table-cell>
          <table:table-cell office:value-type="float" office:value="4193" calcext:value-type="float">
            <text:p>4193</text:p>
          </table:table-cell>
          <table:table-cell office:value-type="float" office:value="191028" calcext:value-type="float">
            <text:p>191028</text:p>
          </table:table-cell>
          <table:table-cell office:value-type="float" office:value="4.4" calcext:value-type="float">
            <text:p>4,4</text:p>
          </table:table-cell>
          <table:table-cell office:value-type="float" office:value="12.3" calcext:value-type="float">
            <text:p>12,3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1995</text:p>
          </table:table-cell>
          <table:table-cell office:value-type="float" office:value="57844247" calcext:value-type="float">
            <text:p>57844247</text:p>
          </table:table-cell>
          <table:table-cell office:value-type="float" office:value="254651" calcext:value-type="float">
            <text:p>254651</text:p>
          </table:table-cell>
          <table:table-cell office:value-type="string" calcext:value-type="string">
            <text:p>119189</text:p>
          </table:table-cell>
          <table:table-cell office:value-type="float" office:value="729609" calcext:value-type="float">
            <text:p>729609</text:p>
          </table:table-cell>
          <table:table-cell office:value-type="float" office:value="531618" calcext:value-type="float">
            <text:p>531618</text:p>
          </table:table-cell>
          <table:table-cell office:value-type="float" office:value="3545" calcext:value-type="float">
            <text:p>3545</text:p>
          </table:table-cell>
          <table:table-cell office:value-type="float" office:value="197991" calcext:value-type="float">
            <text:p>197991</text:p>
          </table:table-cell>
          <table:table-cell office:value-type="float" office:value="4.4" calcext:value-type="float">
            <text:p>4,4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3.4" calcext:value-type="float">
            <text:p>3,4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996</text:p>
          </table:table-cell>
          <table:table-cell office:value-type="float" office:value="58025989" calcext:value-type="float">
            <text:p>58025989</text:p>
          </table:table-cell>
          <table:table-cell office:value-type="float" office:value="280072" calcext:value-type="float">
            <text:p>280072</text:p>
          </table:table-cell>
          <table:table-cell office:value-type="string" calcext:value-type="string">
            <text:p>117382</text:p>
          </table:table-cell>
          <table:table-cell office:value-type="float" office:value="734338" calcext:value-type="float">
            <text:p>734338</text:p>
          </table:table-cell>
          <table:table-cell office:value-type="float" office:value="535775" calcext:value-type="float">
            <text:p>535775</text:p>
          </table:table-cell>
          <table:table-cell office:value-type="float" office:value="3501" calcext:value-type="float">
            <text:p>3501</text:p>
          </table:table-cell>
          <table:table-cell office:value-type="float" office:value="198563" calcext:value-type="float">
            <text:p>198563</text:p>
          </table:table-cell>
          <table:table-cell office:value-type="float" office:value="4.8" calcext:value-type="float">
            <text:p>4,8</text:p>
          </table:table-cell>
          <table:table-cell office:value-type="float" office:value="12.7" calcext:value-type="float">
            <text:p>12,7</text:p>
          </table:table-cell>
          <table:table-cell office:value-type="float" office:value="9.2" calcext:value-type="float">
            <text:p>9,2</text:p>
          </table:table-cell>
          <table:table-cell office:value-type="float" office:value="3.5" calcext:value-type="float">
            <text:p>3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1997</text:p>
          </table:table-cell>
          <table:table-cell office:value-type="float" office:value="58207490" calcext:value-type="float">
            <text:p>58207490</text:p>
          </table:table-cell>
          <table:table-cell office:value-type="float" office:value="283984" calcext:value-type="float">
            <text:p>283984</text:p>
          </table:table-cell>
          <table:table-cell office:value-type="string" calcext:value-type="string">
            <text:p>116158</text:p>
          </table:table-cell>
          <table:table-cell office:value-type="float" office:value="726768" calcext:value-type="float">
            <text:p>726768</text:p>
          </table:table-cell>
          <table:table-cell office:value-type="float" office:value="530319" calcext:value-type="float">
            <text:p>530319</text:p>
          </table:table-cell>
          <table:table-cell office:value-type="float" office:value="3439" calcext:value-type="float">
            <text:p>3439</text:p>
          </table:table-cell>
          <table:table-cell office:value-type="float" office:value="196449" calcext:value-type="float">
            <text:p>196449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9.1" calcext:value-type="float">
            <text:p>9,1</text:p>
          </table:table-cell>
          <table:table-cell office:value-type="float" office:value="3.4" calcext:value-type="float">
            <text:p>3,4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1998</text:p>
          </table:table-cell>
          <table:table-cell office:value-type="float" office:value="58397788" calcext:value-type="float">
            <text:p>58397788</text:p>
          </table:table-cell>
          <table:table-cell office:value-type="float" office:value="271361" calcext:value-type="float">
            <text:p>271361</text:p>
          </table:table-cell>
          <table:table-cell office:value-type="string" calcext:value-type="string">
            <text:p>116515</text:p>
          </table:table-cell>
          <table:table-cell office:value-type="float" office:value="738080" calcext:value-type="float">
            <text:p>738080</text:p>
          </table:table-cell>
          <table:table-cell office:value-type="float" office:value="534005" calcext:value-type="float">
            <text:p>534005</text:p>
          </table:table-cell>
          <table:table-cell office:value-type="float" office:value="3399" calcext:value-type="float">
            <text:p>3399</text:p>
          </table:table-cell>
          <table:table-cell office:value-type="float" office:value="204075" calcext:value-type="float">
            <text:p>204075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3.5" calcext:value-type="float">
            <text:p>3,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1999</text:p>
          </table:table-cell>
          <table:table-cell office:value-type="float" office:value="58677406" calcext:value-type="float">
            <text:p>58677406</text:p>
          </table:table-cell>
          <table:table-cell office:value-type="float" office:value="286191" calcext:value-type="float">
            <text:p>286191</text:p>
          </table:table-cell>
          <table:table-cell office:value-type="string" calcext:value-type="string">
            <text:p>116813</text:p>
          </table:table-cell>
          <table:table-cell office:value-type="float" office:value="744791" calcext:value-type="float">
            <text:p>744791</text:p>
          </table:table-cell>
          <table:table-cell office:value-type="float" office:value="537661" calcext:value-type="float">
            <text:p>537661</text:p>
          </table:table-cell>
          <table:table-cell office:value-type="float" office:value="3221" calcext:value-type="float">
            <text:p>3221</text:p>
          </table:table-cell>
          <table:table-cell office:value-type="float" office:value="207130" calcext:value-type="float">
            <text:p>207130</text:p>
          </table:table-cell>
          <table:table-cell office:value-type="float" office:value="4.9" calcext:value-type="float">
            <text:p>4,9</text:p>
          </table:table-cell>
          <table:table-cell office:value-type="float" office:value="12.7" calcext:value-type="float">
            <text:p>12,7</text:p>
          </table:table-cell>
          <table:table-cell office:value-type="float" office:value="9.2" calcext:value-type="float">
            <text:p>9,2</text:p>
          </table:table-cell>
          <table:table-cell office:value-type="float" office:value="3.5" calcext:value-type="float">
            <text:p>3,5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2000</text:p>
          </table:table-cell>
          <table:table-cell office:value-type="float" office:value="59062385" calcext:value-type="float">
            <text:p>59062385</text:p>
          </table:table-cell>
          <table:table-cell office:value-type="float" office:value="297922" calcext:value-type="float">
            <text:p>297922</text:p>
          </table:table-cell>
          <table:table-cell office:value-type="string" calcext:value-type="string">
            <text:p>114005</text:p>
          </table:table-cell>
          <table:table-cell office:value-type="float" office:value="774782" calcext:value-type="float">
            <text:p>774782</text:p>
          </table:table-cell>
          <table:table-cell office:value-type="float" office:value="530864" calcext:value-type="float">
            <text:p>530864</text:p>
          </table:table-cell>
          <table:table-cell office:value-type="float" office:value="3417" calcext:value-type="float">
            <text:p>3417</text:p>
          </table:table-cell>
          <table:table-cell office:value-type="float" office:value="243918" calcext:value-type="float">
            <text:p>243918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4.1" calcext:value-type="float">
            <text:p>4,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2001</text:p>
          </table:table-cell>
          <table:table-cell office:value-type="float" office:value="59476236" calcext:value-type="float">
            <text:p>59476236</text:p>
          </table:table-cell>
          <table:table-cell office:value-type="float" office:value="288255" calcext:value-type="float">
            <text:p>288255</text:p>
          </table:table-cell>
          <table:table-cell office:value-type="string" calcext:value-type="string">
            <text:p>112631</text:p>
          </table:table-cell>
          <table:table-cell office:value-type="float" office:value="770945" calcext:value-type="float">
            <text:p>770945</text:p>
          </table:table-cell>
          <table:table-cell office:value-type="float" office:value="531073" calcext:value-type="float">
            <text:p>531073</text:p>
          </table:table-cell>
          <table:table-cell office:value-type="float" office:value="3438" calcext:value-type="float">
            <text:p>3438</text:p>
          </table:table-cell>
          <table:table-cell office:value-type="float" office:value="239872" calcext:value-type="float">
            <text:p>239872</text:p>
          </table:table-cell>
          <table:table-cell office:value-type="float" office:value="4.8" calcext:value-type="float">
            <text:p>4,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002</text:p>
          </table:table-cell>
          <table:table-cell office:value-type="float" office:value="59893870" calcext:value-type="float">
            <text:p>59893870</text:p>
          </table:table-cell>
          <table:table-cell office:value-type="float" office:value="279087" calcext:value-type="float">
            <text:p>279087</text:p>
          </table:table-cell>
          <table:table-cell office:value-type="string" calcext:value-type="string">
            <text:p>115861</text:p>
          </table:table-cell>
          <table:table-cell office:value-type="float" office:value="761630" calcext:value-type="float">
            <text:p>761630</text:p>
          </table:table-cell>
          <table:table-cell office:value-type="float" office:value="535144" calcext:value-type="float">
            <text:p>535144</text:p>
          </table:table-cell>
          <table:table-cell office:value-type="float" office:value="3114" calcext:value-type="float">
            <text:p>3114</text:p>
          </table:table-cell>
          <table:table-cell office:value-type="float" office:value="226486" calcext:value-type="float">
            <text:p>226486</text:p>
          </table:table-cell>
          <table:table-cell office:value-type="float" office:value="4.7" calcext:value-type="float">
            <text:p>4,7</text:p>
          </table:table-cell>
          <table:table-cell office:value-type="float" office:value="12.7" calcext:value-type="float">
            <text:p>12,7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2003</text:p>
          </table:table-cell>
          <table:table-cell office:value-type="float" office:value="60303631" calcext:value-type="float">
            <text:p>60303631</text:p>
          </table:table-cell>
          <table:table-cell office:value-type="float" office:value="275963" calcext:value-type="float">
            <text:p>275963</text:p>
          </table:table-cell>
          <table:table-cell office:value-type="string" calcext:value-type="string">
            <text:p>125175</text:p>
          </table:table-cell>
          <table:table-cell office:value-type="float" office:value="761464" calcext:value-type="float">
            <text:p>761464</text:p>
          </table:table-cell>
          <table:table-cell office:value-type="float" office:value="552339" calcext:value-type="float">
            <text:p>552339</text:p>
          </table:table-cell>
          <table:table-cell office:value-type="float" office:value="3053" calcext:value-type="float">
            <text:p>3053</text:p>
          </table:table-cell>
          <table:table-cell office:value-type="float" office:value="209125" calcext:value-type="float">
            <text:p>209125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2004</text:p>
          </table:table-cell>
          <table:table-cell office:value-type="float" office:value="60734343" calcext:value-type="float">
            <text:p>60734343</text:p>
          </table:table-cell>
          <table:table-cell office:value-type="float" office:value="271598" calcext:value-type="float">
            <text:p>271598</text:p>
          </table:table-cell>
          <table:table-cell office:value-type="string" calcext:value-type="string">
            <text:p>131335</text:p>
          </table:table-cell>
          <table:table-cell office:value-type="float" office:value="767816" calcext:value-type="float">
            <text:p>767816</text:p>
          </table:table-cell>
          <table:table-cell office:value-type="float" office:value="509429" calcext:value-type="float">
            <text:p>509429</text:p>
          </table:table-cell>
          <table:table-cell office:value-type="float" office:value="2988" calcext:value-type="float">
            <text:p>2988</text:p>
          </table:table-cell>
          <table:table-cell office:value-type="float" office:value="258387" calcext:value-type="float">
            <text:p>258387</text:p>
          </table:table-cell>
          <table:table-cell office:value-type="float" office:value="4.5" calcext:value-type="float">
            <text:p>4,5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2005</text:p>
          </table:table-cell>
          <table:table-cell office:value-type="float" office:value="61181499" calcext:value-type="float">
            <text:p>61181499</text:p>
          </table:table-cell>
          <table:table-cell office:value-type="float" office:value="276303" calcext:value-type="float">
            <text:p>276303</text:p>
          </table:table-cell>
          <table:table-cell office:value-type="string" calcext:value-type="string">
            <text:p>152020</text:p>
          </table:table-cell>
          <table:table-cell office:value-type="float" office:value="774355" calcext:value-type="float">
            <text:p>774355</text:p>
          </table:table-cell>
          <table:table-cell office:value-type="float" office:value="527533" calcext:value-type="float">
            <text:p>527533</text:p>
          </table:table-cell>
          <table:table-cell office:value-type="float" office:value="2775" calcext:value-type="float">
            <text:p>2775</text:p>
          </table:table-cell>
          <table:table-cell office:value-type="float" office:value="246822" calcext:value-type="float">
            <text:p>246822</text:p>
          </table:table-cell>
          <table:table-cell office:value-type="float" office:value="4.5" calcext:value-type="float">
            <text:p>4,5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4.1" calcext:value-type="float">
            <text:p>4,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2006</text:p>
          </table:table-cell>
          <table:table-cell office:value-type="float" office:value="61597486" calcext:value-type="float">
            <text:p>61597486</text:p>
          </table:table-cell>
          <table:table-cell office:value-type="float" office:value="267260" calcext:value-type="float">
            <text:p>267260</text:p>
          </table:table-cell>
          <table:table-cell office:value-type="string" calcext:value-type="string">
            <text:p>135910</text:p>
          </table:table-cell>
          <table:table-cell office:value-type="float" office:value="796896" calcext:value-type="float">
            <text:p>796896</text:p>
          </table:table-cell>
          <table:table-cell office:value-type="float" office:value="516416" calcext:value-type="float">
            <text:p>516416</text:p>
          </table:table-cell>
          <table:table-cell office:value-type="float" office:value="2906" calcext:value-type="float">
            <text:p>2906</text:p>
          </table:table-cell>
          <table:table-cell office:value-type="float" office:value="280480" calcext:value-type="float">
            <text:p>280480</text:p>
          </table:table-cell>
          <table:table-cell office:value-type="float" office:value="4.3" calcext:value-type="float">
            <text:p>4,3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4.5" calcext:value-type="float">
            <text:p>4,5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2007</text:p>
          </table:table-cell>
          <table:table-cell office:value-type="float" office:value="61965052" calcext:value-type="float">
            <text:p>61965052</text:p>
          </table:table-cell>
          <table:table-cell office:value-type="float" office:value="267194" calcext:value-type="float">
            <text:p>267194</text:p>
          </table:table-cell>
          <table:table-cell office:value-type="string" calcext:value-type="string">
            <text:p>131316</text:p>
          </table:table-cell>
          <table:table-cell office:value-type="float" office:value="785985" calcext:value-type="float">
            <text:p>785985</text:p>
          </table:table-cell>
          <table:table-cell office:value-type="float" office:value="521016" calcext:value-type="float">
            <text:p>521016</text:p>
          </table:table-cell>
          <table:table-cell office:value-type="float" office:value="2822" calcext:value-type="float">
            <text:p>2822</text:p>
          </table:table-cell>
          <table:table-cell office:value-type="float" office:value="264969" calcext:value-type="float">
            <text:p>264969</text:p>
          </table:table-cell>
          <table:table-cell office:value-type="float" office:value="4.3" calcext:value-type="float">
            <text:p>4,3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2008</text:p>
          </table:table-cell>
          <table:table-cell office:value-type="float" office:value="62300288" calcext:value-type="float">
            <text:p>62300288</text:p>
          </table:table-cell>
          <table:table-cell office:value-type="float" office:value="258739" calcext:value-type="float">
            <text:p>258739</text:p>
          </table:table-cell>
          <table:table-cell office:value-type="string" calcext:value-type="string">
            <text:p>129379</text:p>
          </table:table-cell>
          <table:table-cell office:value-type="float" office:value="796044" calcext:value-type="float">
            <text:p>796044</text:p>
          </table:table-cell>
          <table:table-cell office:value-type="float" office:value="532131" calcext:value-type="float">
            <text:p>532131</text:p>
          </table:table-cell>
          <table:table-cell office:value-type="float" office:value="2856" calcext:value-type="float">
            <text:p>2856</text:p>
          </table:table-cell>
          <table:table-cell office:value-type="float" office:value="263913" calcext:value-type="float">
            <text:p>263913</text:p>
          </table:table-cell>
          <table:table-cell office:value-type="float" office:value="4.2" calcext:value-type="float">
            <text:p>4,2</text:p>
          </table:table-cell>
          <table:table-cell office:value-type="float" office:value="12.8" calcext:value-type="float">
            <text:p>12,8</text:p>
          </table:table-cell>
          <table:table-cell office:value-type="float" office:value="8.5" calcext:value-type="float">
            <text:p>8,5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2009</text:p>
          </table:table-cell>
          <table:table-cell office:value-type="float" office:value="62615472" calcext:value-type="float">
            <text:p>62615472</text:p>
          </table:table-cell>
          <table:table-cell office:value-type="float" office:value="245151" calcext:value-type="float">
            <text:p>245151</text:p>
          </table:table-cell>
          <table:table-cell office:value-type="string" calcext:value-type="string">
            <text:p>127578</text:p>
          </table:table-cell>
          <table:table-cell office:value-type="float" office:value="793420" calcext:value-type="float">
            <text:p>793420</text:p>
          </table:table-cell>
          <table:table-cell office:value-type="float" office:value="538116" calcext:value-type="float">
            <text:p>538116</text:p>
          </table:table-cell>
          <table:table-cell office:value-type="float" office:value="2903" calcext:value-type="float">
            <text:p>2903</text:p>
          </table:table-cell>
          <table:table-cell office:value-type="float" office:value="255304" calcext:value-type="float">
            <text:p>255304</text:p>
          </table:table-cell>
          <table:table-cell office:value-type="float" office:value="3.9" calcext:value-type="float">
            <text:p>3,9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4.1" calcext:value-type="float">
            <text:p>4,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2010</text:p>
          </table:table-cell>
          <table:table-cell office:value-type="float" office:value="62917790" calcext:value-type="float">
            <text:p>62917790</text:p>
          </table:table-cell>
          <table:table-cell office:value-type="float" office:value="245334" calcext:value-type="float">
            <text:p>245334</text:p>
          </table:table-cell>
          <table:table-cell office:value-type="string" calcext:value-type="string">
            <text:p>130810</text:p>
          </table:table-cell>
          <table:table-cell office:value-type="float" office:value="802224" calcext:value-type="float">
            <text:p>802224</text:p>
          </table:table-cell>
          <table:table-cell office:value-type="float" office:value="540469" calcext:value-type="float">
            <text:p>540469</text:p>
          </table:table-cell>
          <table:table-cell office:value-type="float" office:value="2785" calcext:value-type="float">
            <text:p>2785</text:p>
          </table:table-cell>
          <table:table-cell office:value-type="float" office:value="261755" calcext:value-type="float">
            <text:p>261755</text:p>
          </table:table-cell>
          <table:table-cell office:value-type="float" office:value="3.9" calcext:value-type="float">
            <text:p>3,9</text:p>
          </table:table-cell>
          <table:table-cell office:value-type="float" office:value="12.8" calcext:value-type="float">
            <text:p>12,8</text:p>
          </table:table-cell>
          <table:table-cell office:value-type="float" office:value="8.6" calcext:value-type="float">
            <text:p>8,6</text:p>
          </table:table-cell>
          <table:table-cell office:value-type="float" office:value="4.2" calcext:value-type="float">
            <text:p>4,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2011</text:p>
          </table:table-cell>
          <table:table-cell office:value-type="float" office:value="63223158" calcext:value-type="float">
            <text:p>63223158</text:p>
          </table:table-cell>
          <table:table-cell office:value-type="float" office:value="231100" calcext:value-type="float">
            <text:p>231100</text:p>
          </table:table-cell>
          <table:table-cell office:value-type="string" calcext:value-type="string">
            <text:p>129802</text:p>
          </table:table-cell>
          <table:table-cell office:value-type="float" office:value="792996" calcext:value-type="float">
            <text:p>792996</text:p>
          </table:table-cell>
          <table:table-cell office:value-type="float" office:value="534795" calcext:value-type="float">
            <text:p>534795</text:p>
          </table:table-cell>
          <table:table-cell office:value-type="float" office:value="2604" calcext:value-type="float">
            <text:p>2604</text:p>
          </table:table-cell>
          <table:table-cell office:value-type="float" office:value="258201" calcext:value-type="float">
            <text:p>258201</text:p>
          </table:table-cell>
          <table:table-cell office:value-type="float" office:value="3.7" calcext:value-type="float">
            <text:p>3,7</text:p>
          </table:table-cell>
          <table:table-cell office:value-type="float" office:value="12.5" calcext:value-type="float">
            <text:p>12,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2012</text:p>
          </table:table-cell>
          <table:table-cell office:value-type="float" office:value="63536918" calcext:value-type="float">
            <text:p>63536918</text:p>
          </table:table-cell>
          <table:table-cell office:value-type="float" office:value="239840" calcext:value-type="float">
            <text:p>239840</text:p>
          </table:table-cell>
          <table:table-cell office:value-type="string" calcext:value-type="string">
            <text:p>125217</text:p>
          </table:table-cell>
          <table:table-cell office:value-type="float" office:value="790290" calcext:value-type="float">
            <text:p>790290</text:p>
          </table:table-cell>
          <table:table-cell office:value-type="float" office:value="559227" calcext:value-type="float">
            <text:p>559227</text:p>
          </table:table-cell>
          <table:table-cell office:value-type="float" office:value="2643" calcext:value-type="float">
            <text:p>2643</text:p>
          </table:table-cell>
          <table:table-cell office:value-type="float" office:value="231063" calcext:value-type="float">
            <text:p>231063</text:p>
          </table:table-cell>
          <table:table-cell office:value-type="float" office:value="3.8" calcext:value-type="float">
            <text:p>3,8</text:p>
          </table:table-cell>
          <table:table-cell office:value-type="float" office:value="12.4" calcext:value-type="float">
            <text:p>12,4</text:p>
          </table:table-cell>
          <table:table-cell office:value-type="float" office:value="8.8" calcext:value-type="float">
            <text:p>8,8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2013</text:p>
          </table:table-cell>
          <table:table-cell office:value-type="float" office:value="63862912" calcext:value-type="float">
            <text:p>63862912</text:p>
          </table:table-cell>
          <table:table-cell office:value-type="float" office:value="233108" calcext:value-type="float">
            <text:p>233108</text:p>
          </table:table-cell>
          <table:table-cell office:value-type="string" calcext:value-type="string">
            <text:p>121849</text:p>
          </table:table-cell>
          <table:table-cell office:value-type="float" office:value="781621" calcext:value-type="float">
            <text:p>781621</text:p>
          </table:table-cell>
          <table:table-cell office:value-type="float" office:value="558408" calcext:value-type="float">
            <text:p>558408</text:p>
          </table:table-cell>
          <table:table-cell office:value-type="float" office:value="2710" calcext:value-type="float">
            <text:p>2710</text:p>
          </table:table-cell>
          <table:table-cell office:value-type="float" office:value="223213" calcext:value-type="float">
            <text:p>223213</text:p>
          </table:table-cell>
          <table:table-cell office:value-type="float" office:value="3.7" calcext:value-type="float">
            <text:p>3,7</text:p>
          </table:table-cell>
          <table:table-cell office:value-type="float" office:value="12.2" calcext:value-type="float">
            <text:p>12,2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2014</text:p>
          </table:table-cell>
          <table:table-cell office:value-type="float" office:value="64164390" calcext:value-type="float">
            <text:p>64164390</text:p>
          </table:table-cell>
          <table:table-cell office:value-type="float" office:value="235315" calcext:value-type="float">
            <text:p>235315</text:p>
          </table:table-cell>
          <table:table-cell office:value-type="string" calcext:value-type="string">
            <text:p>120568</text:p>
          </table:table-cell>
          <table:table-cell office:value-type="float" office:value="781167" calcext:value-type="float">
            <text:p>781167</text:p>
          </table:table-cell>
          <table:table-cell office:value-type="float" office:value="547003" calcext:value-type="float">
            <text:p>547003</text:p>
          </table:table-cell>
          <table:table-cell office:value-type="float" office:value="2598" calcext:value-type="float">
            <text:p>2598</text:p>
          </table:table-cell>
          <table:table-cell office:value-type="float" office:value="234164" calcext:value-type="float">
            <text:p>234164</text:p>
          </table:table-cell>
          <table:table-cell office:value-type="float" office:value="3.7" calcext:value-type="float">
            <text:p>3,7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2015</text:p>
          </table:table-cell>
          <table:table-cell office:value-type="float" office:value="64384807" calcext:value-type="float">
            <text:p>64384807</text:p>
          </table:table-cell>
          <table:table-cell office:value-type="float" office:value="230364" calcext:value-type="float">
            <text:p>230364</text:p>
          </table:table-cell>
          <table:table-cell office:value-type="string" calcext:value-type="string">
            <text:p>120731</text:p>
          </table:table-cell>
          <table:table-cell office:value-type="float" office:value="760421" calcext:value-type="float">
            <text:p>760421</text:p>
          </table:table-cell>
          <table:table-cell office:value-type="float" office:value="581770" calcext:value-type="float">
            <text:p>581770</text:p>
          </table:table-cell>
          <table:table-cell office:value-type="float" office:value="2655" calcext:value-type="float">
            <text:p>2655</text:p>
          </table:table-cell>
          <table:table-cell office:value-type="float" office:value="178651" calcext:value-type="float">
            <text:p>178651</text:p>
          </table:table-cell>
          <table:table-cell office:value-type="float" office:value="3.6" calcext:value-type="float">
            <text:p>3,6</text:p>
          </table:table-cell>
          <table:table-cell office:value-type="float" office:value="11.8" calcext:value-type="float">
            <text:p>11,8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2016</text:p>
          </table:table-cell>
          <table:table-cell office:value-type="float" office:value="64553963" calcext:value-type="float">
            <text:p>64553963</text:p>
          </table:table-cell>
          <table:table-cell office:value-type="float" office:value="226614" calcext:value-type="float">
            <text:p>226614</text:p>
          </table:table-cell>
          <table:table-cell office:value-type="string" calcext:value-type="string">
            <text:p>124768</text:p>
          </table:table-cell>
          <table:table-cell office:value-type="float" office:value="744697" calcext:value-type="float">
            <text:p>744697</text:p>
          </table:table-cell>
          <table:table-cell office:value-type="float" office:value="581073" calcext:value-type="float">
            <text:p>581073</text:p>
          </table:table-cell>
          <table:table-cell office:value-type="float" office:value="2577" calcext:value-type="float">
            <text:p>2577</text:p>
          </table:table-cell>
          <table:table-cell office:value-type="float" office:value="163624" calcext:value-type="float">
            <text:p>163624</text:p>
          </table:table-cell>
          <table:table-cell office:value-type="float" office:value="3.5" calcext:value-type="float">
            <text:p>3,5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2017</text:p>
          </table:table-cell>
          <table:table-cell office:value-type="float" office:value="64688451" calcext:value-type="float">
            <text:p>64688451</text:p>
          </table:table-cell>
          <table:table-cell office:value-type="float" office:value="227758" calcext:value-type="float">
            <text:p>227758</text:p>
          </table:table-cell>
          <table:table-cell office:value-type="string" calcext:value-type="string">
            <text:p>.</text:p>
          </table:table-cell>
          <table:table-cell office:value-type="float" office:value="730242" calcext:value-type="float">
            <text:p>730242</text:p>
          </table:table-cell>
          <table:table-cell office:value-type="float" office:value="593606" calcext:value-type="float">
            <text:p>593606</text:p>
          </table:table-cell>
          <table:table-cell office:value-type="float" office:value="2639" calcext:value-type="float">
            <text:p>2639</text:p>
          </table:table-cell>
          <table:table-cell office:value-type="float" office:value="136636" calcext:value-type="float">
            <text:p>136636</text:p>
          </table:table-cell>
          <table:table-cell office:value-type="float" office:value="3.5" calcext:value-type="float">
            <text:p>3,5</text:p>
          </table:table-cell>
          <table:table-cell office:value-type="float" office:value="11.3" calcext:value-type="float">
            <text:p>11,3</text:p>
          </table:table-cell>
          <table:table-cell office:value-type="float" office:value="9.2" calcext:value-type="float">
            <text:p>9,2</text:p>
          </table:table-cell>
          <table:table-cell office:value-type="float" office:value="2.1" calcext:value-type="float">
            <text:p>2,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18</text:p>
          </table:table-cell>
          <table:table-cell office:value-type="float" office:value="64779862" calcext:value-type="float">
            <text:p>64779862</text:p>
          </table:table-cell>
          <table:table-cell office:value-type="float" office:value="228487" calcext:value-type="float">
            <text:p>228487</text:p>
          </table:table-cell>
          <table:table-cell office:value-type="string" calcext:value-type="string">
            <text:p>.</text:p>
          </table:table-cell>
          <table:table-cell office:value-type="float" office:value="719737" calcext:value-type="float">
            <text:p>719737</text:p>
          </table:table-cell>
          <table:table-cell office:value-type="float" office:value="596552" calcext:value-type="float">
            <text:p>596552</text:p>
          </table:table-cell>
          <table:table-cell office:value-type="float" office:value="2615" calcext:value-type="float">
            <text:p>2615</text:p>
          </table:table-cell>
          <table:table-cell office:value-type="float" office:value="123185" calcext:value-type="float">
            <text:p>123185</text:p>
          </table:table-cell>
          <table:table-cell office:value-type="float" office:value="3.5" calcext:value-type="float">
            <text:p>3,5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1.9" calcext:value-type="float">
            <text:p>1,9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a. Source : ministère de la justice. Les données sur les divorces ne sont pas disponibles pendant les périodes de guerre (1914 à 1918 et 1939 à 1945)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Jusqu'en 2016, les divorces étaient des décisions de justice prononcées par un juge aux affaires familiales. À partir de 2017, suite à la loi n° 2016-1547 du 18 novembre 2016 de modernisation de la justice du XXIe siècle, les procédures de divorces peuvent également être enregistrées par un notaire. Celles-ci ne sont pas disponibles et donc l'ensemble des données sur les divorces n'est pas disponible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b. Les nombres de décès pendant la Première Guerre mondiale ne comprennent pas les pertes militaires, soit approximativement : 360 000 en 1914, 320 000 en 1915, 270 000 en 1916, 145 000 en 1917 et 250 000 en 1918. Les nombres de décès pour la période 1939-1945 ne comprennent pas non plus les décédés (civils ou militaires) par faits de guerre, soit approximativement 600 000 personnes : 250 000 militaires (armée régulière, prisonniers de guerre, forces de l'intérieur) et 350 000 civils (déportés, fusillés, victimes des opérations terrestres et des bombardements)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c. À la suite de la promulgation de la loi ouvrant le mariage aux couples de personnes de même sexe en mai 2013, le taux de nuptialité prend en compte l'ensemble des mariages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N.B. Les estimations de population ainsi que les taux pour 1 000 habitants sont provisoires pour les deux dernières années, résultats provisoires arrêtés à fin décembre 2019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Champ : France métropolitaine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Source : Insee, statistiques de l'état civil et estimations de population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heet2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Population.en.milieu.d'année</text:p>
          </table:table-cell>
          <table:table-cell office:value-type="string" calcext:value-type="string">
            <text:p>Mariages</text:p>
          </table:table-cell>
          <table:table-cell office:value-type="string" calcext:value-type="string">
            <text:p>Divorces.prononcés.(a)</text:p>
          </table:table-cell>
          <table:table-cell office:value-type="string" calcext:value-type="string">
            <text:p>Naissances.vivantes</text:p>
          </table:table-cell>
          <table:table-cell office:value-type="string" calcext:value-type="string">
            <text:p>Décès.tous.âges.(b)</text:p>
          </table:table-cell>
          <table:table-cell office:value-type="string" calcext:value-type="string">
            <text:p>Décès.de.moins.d'un.an</text:p>
          </table:table-cell>
          <table:table-cell office:value-type="string" calcext:value-type="string">
            <text:p>Excédent.naturel</text:p>
          </table:table-cell>
          <table:table-cell office:value-type="string" calcext:value-type="string">
            <text:p>Nuptialité.(c)</text:p>
          </table:table-cell>
          <table:table-cell office:value-type="string" calcext:value-type="string">
            <text:p>Natalité</text:p>
          </table:table-cell>
          <table:table-cell office:value-type="string" calcext:value-type="string">
            <text:p>Mortalité</text:p>
          </table:table-cell>
          <table:table-cell office:value-type="string" calcext:value-type="string">
            <text:p>Accroissement.naturel</text:p>
          </table:table-cell>
          <table:table-cell office:value-type="string" calcext:value-type="string">
            <text:p>Taux.de.mortalité.infantile.pour.1.000.naissances.vivantes</text:p>
          </table:table-cell>
          <table:table-cell office:value-type="string" calcext:value-type="string">
            <text:p>d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office:value-type="float" office:value="40710000" calcext:value-type="float">
            <text:p>40710000</text:p>
          </table:table-cell>
          <table:table-cell office:value-type="float" office:value="316540" calcext:value-type="float">
            <text:p>316540</text:p>
          </table:table-cell>
          <table:table-cell office:value-type="string" calcext:value-type="string">
            <text:p>9000</text:p>
          </table:table-cell>
          <table:table-cell office:value-type="float" office:value="917075" calcext:value-type="float">
            <text:p>917075</text:p>
          </table:table-cell>
          <table:table-cell office:value-type="float" office:value="825315" calcext:value-type="float">
            <text:p>825315</text:p>
          </table:table-cell>
          <table:table-cell office:value-type="float" office:value="137310" calcext:value-type="float">
            <text:p>137310</text:p>
          </table:table-cell>
          <table:table-cell office:value-type="float" office:value="91760" calcext:value-type="float">
            <text:p>91760</text:p>
          </table:table-cell>
          <table:table-cell office:value-type="float" office:value="7.8" calcext:value-type="float">
            <text:p>7,8</text:p>
          </table:table-cell>
          <table:table-cell office:value-type="float" office:value="22.5" calcext:value-type="float">
            <text:p>22,5</text:p>
          </table:table-cell>
          <table:table-cell office:value-type="float" office:value="20.3" calcext:value-type="float">
            <text:p>20,3</text:p>
          </table:table-cell>
          <table:table-cell office:value-type="float" office:value="2.2" calcext:value-type="float">
            <text:p>2,2</text:p>
          </table:table-cell>
          <table:table-cell office:value-type="float" office:value="151.1" calcext:value-type="float">
            <text:p>151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902</text:p>
          </table:table-cell>
          <table:table-cell office:value-type="float" office:value="40810000" calcext:value-type="float">
            <text:p>40810000</text:p>
          </table:table-cell>
          <table:table-cell office:value-type="float" office:value="306682" calcext:value-type="float">
            <text:p>306682</text:p>
          </table:table-cell>
          <table:table-cell office:value-type="string" calcext:value-type="string">
            <text:p>9600</text:p>
          </table:table-cell>
          <table:table-cell office:value-type="float" office:value="904434" calcext:value-type="float">
            <text:p>904434</text:p>
          </table:table-cell>
          <table:table-cell office:value-type="float" office:value="801379" calcext:value-type="float">
            <text:p>801379</text:p>
          </table:table-cell>
          <table:table-cell office:value-type="float" office:value="130086" calcext:value-type="float">
            <text:p>130086</text:p>
          </table:table-cell>
          <table:table-cell office:value-type="float" office:value="103055" calcext:value-type="float">
            <text:p>103055</text:p>
          </table:table-cell>
          <table:table-cell office:value-type="float" office:value="7.5" calcext:value-type="float">
            <text:p>7,5</text:p>
          </table:table-cell>
          <table:table-cell office:value-type="float" office:value="22.2" calcext:value-type="float">
            <text:p>22,2</text:p>
          </table:table-cell>
          <table:table-cell office:value-type="float" office:value="19.6" calcext:value-type="float">
            <text:p>19,6</text:p>
          </table:table-cell>
          <table:table-cell office:value-type="float" office:value="2.6" calcext:value-type="float">
            <text:p>2,6</text:p>
          </table:table-cell>
          <table:table-cell office:value-type="float" office:value="143.3" calcext:value-type="float">
            <text:p>14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903</text:p>
          </table:table-cell>
          <table:table-cell office:value-type="float" office:value="40910000" calcext:value-type="float">
            <text:p>40910000</text:p>
          </table:table-cell>
          <table:table-cell office:value-type="float" office:value="308510" calcext:value-type="float">
            <text:p>308510</text:p>
          </table:table-cell>
          <table:table-cell office:value-type="string" calcext:value-type="string">
            <text:p>10400</text:p>
          </table:table-cell>
          <table:table-cell office:value-type="float" office:value="884498" calcext:value-type="float">
            <text:p>884498</text:p>
          </table:table-cell>
          <table:table-cell office:value-type="float" office:value="794566" calcext:value-type="float">
            <text:p>794566</text:p>
          </table:table-cell>
          <table:table-cell office:value-type="float" office:value="129247" calcext:value-type="float">
            <text:p>129247</text:p>
          </table:table-cell>
          <table:table-cell office:value-type="float" office:value="89932" calcext:value-type="float">
            <text:p>89932</text:p>
          </table:table-cell>
          <table:table-cell office:value-type="float" office:value="7.5" calcext:value-type="float">
            <text:p>7,5</text:p>
          </table:table-cell>
          <table:table-cell office:value-type="float" office:value="21.6" calcext:value-type="float">
            <text:p>21,6</text:p>
          </table:table-cell>
          <table:table-cell office:value-type="float" office:value="19.4" calcext:value-type="float">
            <text:p>19,4</text:p>
          </table:table-cell>
          <table:table-cell office:value-type="float" office:value="2.2" calcext:value-type="float">
            <text:p>2,2</text:p>
          </table:table-cell>
          <table:table-cell office:value-type="float" office:value="145.3" calcext:value-type="float">
            <text:p>145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904</text:p>
          </table:table-cell>
          <table:table-cell office:value-type="float" office:value="41000000" calcext:value-type="float">
            <text:p>41000000</text:p>
          </table:table-cell>
          <table:table-cell office:value-type="float" office:value="312134" calcext:value-type="float">
            <text:p>312134</text:p>
          </table:table-cell>
          <table:table-cell office:value-type="string" calcext:value-type="string">
            <text:p>11100</text:p>
          </table:table-cell>
          <table:table-cell office:value-type="float" office:value="877091" calcext:value-type="float">
            <text:p>877091</text:p>
          </table:table-cell>
          <table:table-cell office:value-type="float" office:value="802536" calcext:value-type="float">
            <text:p>802536</text:p>
          </table:table-cell>
          <table:table-cell office:value-type="float" office:value="134437" calcext:value-type="float">
            <text:p>134437</text:p>
          </table:table-cell>
          <table:table-cell office:value-type="float" office:value="74555" calcext:value-type="float">
            <text:p>74555</text:p>
          </table:table-cell>
          <table:table-cell office:value-type="float" office:value="7.6" calcext:value-type="float">
            <text:p>7,6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.8" calcext:value-type="float">
            <text:p>1,8</text:p>
          </table:table-cell>
          <table:table-cell office:value-type="float" office:value="152.9" calcext:value-type="float">
            <text:p>152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905</text:p>
          </table:table-cell>
          <table:table-cell office:value-type="float" office:value="41050000" calcext:value-type="float">
            <text:p>41050000</text:p>
          </table:table-cell>
          <table:table-cell office:value-type="float" office:value="316195" calcext:value-type="float">
            <text:p>316195</text:p>
          </table:table-cell>
          <table:table-cell office:value-type="string" calcext:value-type="string">
            <text:p>11100</text:p>
          </table:table-cell>
          <table:table-cell office:value-type="float" office:value="865604" calcext:value-type="float">
            <text:p>865604</text:p>
          </table:table-cell>
          <table:table-cell office:value-type="float" office:value="812338" calcext:value-type="float">
            <text:p>812338</text:p>
          </table:table-cell>
          <table:table-cell office:value-type="float" office:value="125533" calcext:value-type="float">
            <text:p>125533</text:p>
          </table:table-cell>
          <table:table-cell office:value-type="float" office:value="53266" calcext:value-type="float">
            <text:p>53266</text:p>
          </table:table-cell>
          <table:table-cell office:value-type="float" office:value="7.7" calcext:value-type="float">
            <text:p>7,7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.3" calcext:value-type="float">
            <text:p>1,3</text:p>
          </table:table-cell>
          <table:table-cell office:value-type="float" office:value="144.5" calcext:value-type="float">
            <text:p>144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906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320208" calcext:value-type="float">
            <text:p>320208</text:p>
          </table:table-cell>
          <table:table-cell office:value-type="string" calcext:value-type="string">
            <text:p>11900</text:p>
          </table:table-cell>
          <table:table-cell office:value-type="float" office:value="864745" calcext:value-type="float">
            <text:p>864745</text:p>
          </table:table-cell>
          <table:table-cell office:value-type="float" office:value="820051" calcext:value-type="float">
            <text:p>820051</text:p>
          </table:table-cell>
          <table:table-cell office:value-type="float" office:value="131058" calcext:value-type="float">
            <text:p>131058</text:p>
          </table:table-cell>
          <table:table-cell office:value-type="float" office:value="44694" calcext:value-type="float">
            <text:p>44694</text:p>
          </table:table-cell>
          <table:table-cell office:value-type="float" office:value="7.8" calcext:value-type="float">
            <text:p>7,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1.5" calcext:value-type="float">
            <text:p>151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907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327723" calcext:value-type="float">
            <text:p>327723</text:p>
          </table:table-cell>
          <table:table-cell office:value-type="string" calcext:value-type="string">
            <text:p>12900</text:p>
          </table:table-cell>
          <table:table-cell office:value-type="float" office:value="829632" calcext:value-type="float">
            <text:p>829632</text:p>
          </table:table-cell>
          <table:table-cell office:value-type="float" office:value="830871" calcext:value-type="float">
            <text:p>830871</text:p>
          </table:table-cell>
          <table:table-cell office:value-type="float" office:value="115501" calcext:value-type="float">
            <text:p>115501</text:p>
          </table:table-cell>
          <table:table-cell office:value-type="float" office:value="-1239" calcext:value-type="float">
            <text:p>-12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office:value-type="float" office:value="137.7" calcext:value-type="float">
            <text:p>137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908</text:p>
          </table:table-cell>
          <table:table-cell office:value-type="float" office:value="41190000" calcext:value-type="float">
            <text:p>41190000</text:p>
          </table:table-cell>
          <table:table-cell office:value-type="float" office:value="328877" calcext:value-type="float">
            <text:p>328877</text:p>
          </table:table-cell>
          <table:table-cell office:value-type="string" calcext:value-type="string">
            <text:p>13600</text:p>
          </table:table-cell>
          <table:table-cell office:value-type="float" office:value="848982" calcext:value-type="float">
            <text:p>848982</text:p>
          </table:table-cell>
          <table:table-cell office:value-type="float" office:value="784415" calcext:value-type="float">
            <text:p>784415</text:p>
          </table:table-cell>
          <table:table-cell office:value-type="float" office:value="115556" calcext:value-type="float">
            <text:p>115556</text:p>
          </table:table-cell>
          <table:table-cell office:value-type="float" office:value="64567" calcext:value-type="float">
            <text:p>64567</text:p>
          </table:table-cell>
          <table:table-cell office:value-type="float" office:value="8" calcext:value-type="float">
            <text:p>8</text:p>
          </table:table-cell>
          <table:table-cell office:value-type="float" office:value="20.6" calcext:value-type="float">
            <text:p>20,6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office:value-type="float" office:value="136.9" calcext:value-type="float">
            <text:p>136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909</text:p>
          </table:table-cell>
          <table:table-cell office:value-type="float" office:value="41240000" calcext:value-type="float">
            <text:p>41240000</text:p>
          </table:table-cell>
          <table:table-cell office:value-type="float" office:value="320871" calcext:value-type="float">
            <text:p>320871</text:p>
          </table:table-cell>
          <table:table-cell office:value-type="string" calcext:value-type="string">
            <text:p>14200</text:p>
          </table:table-cell>
          <table:table-cell office:value-type="float" office:value="824739" calcext:value-type="float">
            <text:p>824739</text:p>
          </table:table-cell>
          <table:table-cell office:value-type="float" office:value="792798" calcext:value-type="float">
            <text:p>792798</text:p>
          </table:table-cell>
          <table:table-cell office:value-type="float" office:value="104213" calcext:value-type="float">
            <text:p>104213</text:p>
          </table:table-cell>
          <table:table-cell office:value-type="float" office:value="31941" calcext:value-type="float">
            <text:p>31941</text:p>
          </table:table-cell>
          <table:table-cell office:value-type="float" office:value="7.8" calcext:value-type="float">
            <text:p>7,8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office:value-type="float" office:value="0.8" calcext:value-type="float">
            <text:p>0,8</text:p>
          </table:table-cell>
          <table:table-cell office:value-type="float" office:value="125.4" calcext:value-type="float">
            <text:p>125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910</text:p>
          </table:table-cell>
          <table:table-cell office:value-type="float" office:value="41350000" calcext:value-type="float">
            <text:p>41350000</text:p>
          </table:table-cell>
          <table:table-cell office:value-type="float" office:value="320644" calcext:value-type="float">
            <text:p>320644</text:p>
          </table:table-cell>
          <table:table-cell office:value-type="string" calcext:value-type="string">
            <text:p>14600</text:p>
          </table:table-cell>
          <table:table-cell office:value-type="float" office:value="828140" calcext:value-type="float">
            <text:p>828140</text:p>
          </table:table-cell>
          <table:table-cell office:value-type="float" office:value="737877" calcext:value-type="float">
            <text:p>737877</text:p>
          </table:table-cell>
          <table:table-cell office:value-type="float" office:value="98136" calcext:value-type="float">
            <text:p>98136</text:p>
          </table:table-cell>
          <table:table-cell office:value-type="float" office:value="90263" calcext:value-type="float">
            <text:p>90263</text:p>
          </table:table-cell>
          <table:table-cell office:value-type="float" office:value="7.8" calcext:value-type="float">
            <text:p>7,8</text:p>
          </table:table-cell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118.6" calcext:value-type="float">
            <text:p>118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911</text:p>
          </table:table-cell>
          <table:table-cell office:value-type="float" office:value="41420000" calcext:value-type="float">
            <text:p>41420000</text:p>
          </table:table-cell>
          <table:table-cell office:value-type="float" office:value="321089" calcext:value-type="float">
            <text:p>321089</text:p>
          </table:table-cell>
          <table:table-cell office:value-type="string" calcext:value-type="string">
            <text:p>15600</text:p>
          </table:table-cell>
          <table:table-cell office:value-type="float" office:value="793506" calcext:value-type="float">
            <text:p>793506</text:p>
          </table:table-cell>
          <table:table-cell office:value-type="float" office:value="813653" calcext:value-type="float">
            <text:p>813653</text:p>
          </table:table-cell>
          <table:table-cell office:value-type="float" office:value="130876" calcext:value-type="float">
            <text:p>130876</text:p>
          </table:table-cell>
          <table:table-cell office:value-type="float" office:value="-20147" calcext:value-type="float">
            <text:p>-20147</text:p>
          </table:table-cell>
          <table:table-cell office:value-type="float" office:value="7.8" calcext:value-type="float">
            <text:p>7,8</text:p>
          </table:table-cell>
          <table:table-cell office:value-type="float" office:value="19.2" calcext:value-type="float">
            <text:p>19,2</text:p>
          </table:table-cell>
          <table:table-cell office:value-type="float" office:value="19.6" calcext:value-type="float">
            <text:p>19,6</text:p>
          </table:table-cell>
          <table:table-cell office:value-type="float" office:value="-0.4" calcext:value-type="float">
            <text:p>-0,4</text:p>
          </table:table-cell>
          <table:table-cell office:value-type="float" office:value="163.1" calcext:value-type="float">
            <text:p>163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912</text:p>
          </table:table-cell>
          <table:table-cell office:value-type="float" office:value="41530000" calcext:value-type="float">
            <text:p>41530000</text:p>
          </table:table-cell>
          <table:table-cell office:value-type="float" office:value="325272" calcext:value-type="float">
            <text:p>325272</text:p>
          </table:table-cell>
          <table:table-cell office:value-type="string" calcext:value-type="string">
            <text:p>17100</text:p>
          </table:table-cell>
          <table:table-cell office:value-type="float" office:value="801642" calcext:value-type="float">
            <text:p>801642</text:p>
          </table:table-cell>
          <table:table-cell office:value-type="float" office:value="726848" calcext:value-type="float">
            <text:p>726848</text:p>
          </table:table-cell>
          <table:table-cell office:value-type="float" office:value="89841" calcext:value-type="float">
            <text:p>89841</text:p>
          </table:table-cell>
          <table:table-cell office:value-type="float" office:value="74794" calcext:value-type="float">
            <text:p>74794</text:p>
          </table:table-cell>
          <table:table-cell office:value-type="float" office:value="7.8" calcext:value-type="float">
            <text:p>7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.8" calcext:value-type="float">
            <text:p>1,8</text:p>
          </table:table-cell>
          <table:table-cell office:value-type="float" office:value="112.4" calcext:value-type="float">
            <text:p>112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913</text:p>
          </table:table-cell>
          <table:table-cell office:value-type="float" office:value="41620000" calcext:value-type="float">
            <text:p>41620000</text:p>
          </table:table-cell>
          <table:table-cell office:value-type="float" office:value="312036" calcext:value-type="float">
            <text:p>312036</text:p>
          </table:table-cell>
          <table:table-cell office:value-type="string" calcext:value-type="string">
            <text:p>16700</text:p>
          </table:table-cell>
          <table:table-cell office:value-type="float" office:value="795851" calcext:value-type="float">
            <text:p>795851</text:p>
          </table:table-cell>
          <table:table-cell office:value-type="float" office:value="736937" calcext:value-type="float">
            <text:p>736937</text:p>
          </table:table-cell>
          <table:table-cell office:value-type="float" office:value="95650" calcext:value-type="float">
            <text:p>95650</text:p>
          </table:table-cell>
          <table:table-cell office:value-type="float" office:value="58914" calcext:value-type="float">
            <text:p>58914</text:p>
          </table:table-cell>
          <table:table-cell office:value-type="float" office:value="7.5" calcext:value-type="float">
            <text:p>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7" calcext:value-type="float">
            <text:p>17,7</text:p>
          </table:table-cell>
          <table:table-cell office:value-type="float" office:value="1.4" calcext:value-type="float">
            <text:p>1,4</text:p>
          </table:table-cell>
          <table:table-cell office:value-type="float" office:value="119.9" calcext:value-type="float">
            <text:p>119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914</text:p>
          </table:table-cell>
          <table:table-cell office:value-type="float" office:value="41630000" calcext:value-type="float">
            <text:p>41630000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.</text:p>
          </table:table-cell>
          <table:table-cell office:value-type="float" office:value="757931" calcext:value-type="float">
            <text:p>757931</text:p>
          </table:table-cell>
          <table:table-cell office:value-type="float" office:value="774931" calcext:value-type="float">
            <text:p>774931</text:p>
          </table:table-cell>
          <table:table-cell office:value-type="float" office:value="89531" calcext:value-type="float">
            <text:p>89531</text:p>
          </table:table-cell>
          <table:table-cell office:value-type="float" office:value="-17000" calcext:value-type="float">
            <text:p>-17000</text:p>
          </table:table-cell>
          <table:table-cell office:value-type="float" office:value="4.9" calcext:value-type="float">
            <text:p>4,9</text:p>
          </table:table-cell>
          <table:table-cell office:value-type="float" office:value="18.2" calcext:value-type="float">
            <text:p>18,2</text:p>
          </table:table-cell>
          <table:table-cell office:value-type="float" office:value="18.6" calcext:value-type="float">
            <text:p>18,6</text:p>
          </table:table-cell>
          <table:table-cell office:value-type="float" office:value="-0.4" calcext:value-type="float">
            <text:p>-0,4</text:p>
          </table:table-cell>
          <table:table-cell office:value-type="float" office:value="116.7" calcext:value-type="float">
            <text:p>116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915</text:p>
          </table:table-cell>
          <table:table-cell office:value-type="float" office:value="40620000" calcext:value-type="float">
            <text:p>40620000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.</text:p>
          </table:table-cell>
          <table:table-cell office:value-type="float" office:value="482968" calcext:value-type="float">
            <text:p>482968</text:p>
          </table:table-cell>
          <table:table-cell office:value-type="float" office:value="747968" calcext:value-type="float">
            <text:p>747968</text:p>
          </table:table-cell>
          <table:table-cell office:value-type="float" office:value="72068" calcext:value-type="float">
            <text:p>72068</text:p>
          </table:table-cell>
          <table:table-cell office:value-type="float" office:value="-265000" calcext:value-type="float">
            <text:p>-265000</text:p>
          </table:table-cell>
          <table:table-cell office:value-type="float" office:value="2.1" calcext:value-type="float">
            <text:p>2,1</text:p>
          </table:table-cell>
          <table:table-cell office:value-type="float" office:value="11.9" calcext:value-type="float">
            <text:p>11,9</text:p>
          </table:table-cell>
          <table:table-cell office:value-type="float" office:value="18.4" calcext:value-type="float">
            <text:p>18,4</text:p>
          </table:table-cell>
          <table:table-cell office:value-type="float" office:value="-6.5" calcext:value-type="float">
            <text:p>-6,5</text:p>
          </table:table-cell>
          <table:table-cell office:value-type="float" office:value="130.4" calcext:value-type="float">
            <text:p>13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916</text:p>
          </table:table-cell>
          <table:table-cell office:value-type="float" office:value="40020000" calcext:value-type="float">
            <text:p>40020000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.</text:p>
          </table:table-cell>
          <table:table-cell office:value-type="float" office:value="384676" calcext:value-type="float">
            <text:p>384676</text:p>
          </table:table-cell>
          <table:table-cell office:value-type="float" office:value="697676" calcext:value-type="float">
            <text:p>697676</text:p>
          </table:table-cell>
          <table:table-cell office:value-type="float" office:value="50676" calcext:value-type="float">
            <text:p>50676</text:p>
          </table:table-cell>
          <table:table-cell office:value-type="float" office:value="-313000" calcext:value-type="float">
            <text:p>-313000</text:p>
          </table:table-cell>
          <table:table-cell office:value-type="float" office:value="3.1" calcext:value-type="float">
            <text:p>3,1</text:p>
          </table:table-cell>
          <table:table-cell office:value-type="float" office:value="9.6" calcext:value-type="float">
            <text:p>9,6</text:p>
          </table:table-cell>
          <table:table-cell office:value-type="float" office:value="17.4" calcext:value-type="float">
            <text:p>17,4</text:p>
          </table:table-cell>
          <table:table-cell office:value-type="float" office:value="-7.8" calcext:value-type="float">
            <text:p>-7,8</text:p>
          </table:table-cell>
          <table:table-cell office:value-type="float" office:value="125.1" calcext:value-type="float">
            <text:p>12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917</text:p>
          </table:table-cell>
          <table:table-cell office:value-type="float" office:value="39420000" calcext:value-type="float">
            <text:p>39420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.</text:p>
          </table:table-cell>
          <table:table-cell office:value-type="float" office:value="412744" calcext:value-type="float">
            <text:p>412744</text:p>
          </table:table-cell>
          <table:table-cell office:value-type="float" office:value="712744" calcext:value-type="float">
            <text:p>712744</text:p>
          </table:table-cell>
          <table:table-cell office:value-type="float" office:value="54744" calcext:value-type="float">
            <text:p>54744</text:p>
          </table:table-cell>
          <table:table-cell office:value-type="float" office:value="-300000" calcext:value-type="float">
            <text:p>-300000</text:p>
          </table:table-cell>
          <table:table-cell office:value-type="float" office:value="4.6" calcext:value-type="float">
            <text:p>4,6</text:p>
          </table:table-cell>
          <table:table-cell office:value-type="float" office:value="10.5" calcext:value-type="float">
            <text:p>10,5</text:p>
          </table:table-cell>
          <table:table-cell office:value-type="float" office:value="18.1" calcext:value-type="float">
            <text:p>18,1</text:p>
          </table:table-cell>
          <table:table-cell office:value-type="float" office:value="-7.6" calcext:value-type="float">
            <text:p>-7,6</text:p>
          </table:table-cell>
          <table:table-cell office:value-type="float" office:value="135.1" calcext:value-type="float">
            <text:p>13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918</text:p>
          </table:table-cell>
          <table:table-cell office:value-type="float" office:value="38670000" calcext:value-type="float">
            <text:p>38670000</text:p>
          </table:table-cell>
          <table:table-cell office:value-type="float" office:value="202000" calcext:value-type="float">
            <text:p>202000</text:p>
          </table:table-cell>
          <table:table-cell office:value-type="string" calcext:value-type="string">
            <text:p>.</text:p>
          </table:table-cell>
          <table:table-cell office:value-type="float" office:value="472816" calcext:value-type="float">
            <text:p>472816</text:p>
          </table:table-cell>
          <table:table-cell office:value-type="float" office:value="867816" calcext:value-type="float">
            <text:p>867816</text:p>
          </table:table-cell>
          <table:table-cell office:value-type="float" office:value="68816" calcext:value-type="float">
            <text:p>68816</text:p>
          </table:table-cell>
          <table:table-cell office:value-type="float" office:value="-395000" calcext:value-type="float">
            <text:p>-395000</text:p>
          </table:table-cell>
          <table:table-cell office:value-type="float" office:value="5.2" calcext:value-type="float">
            <text:p>5,2</text:p>
          </table:table-cell>
          <table:table-cell office:value-type="float" office:value="12.2" calcext:value-type="float">
            <text:p>12,2</text:p>
          </table:table-cell>
          <table:table-cell office:value-type="float" office:value="22.4" calcext:value-type="float">
            <text:p>22,4</text:p>
          </table:table-cell>
          <table:table-cell office:value-type="float" office:value="-10.2" calcext:value-type="float">
            <text:p>-10,2</text:p>
          </table:table-cell>
          <table:table-cell office:value-type="float" office:value="150.3" calcext:value-type="float">
            <text:p>15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919</text:p>
          </table:table-cell>
          <table:table-cell office:value-type="float" office:value="38600000" calcext:value-type="float">
            <text:p>38600000</text:p>
          </table:table-cell>
          <table:table-cell office:value-type="float" office:value="552683" calcext:value-type="float">
            <text:p>552683</text:p>
          </table:table-cell>
          <table:table-cell office:value-type="string" calcext:value-type="string">
            <text:p>19600</text:p>
          </table:table-cell>
          <table:table-cell office:value-type="float" office:value="506960" calcext:value-type="float">
            <text:p>506960</text:p>
          </table:table-cell>
          <table:table-cell office:value-type="float" office:value="739901" calcext:value-type="float">
            <text:p>739901</text:p>
          </table:table-cell>
          <table:table-cell office:value-type="float" office:value="65060" calcext:value-type="float">
            <text:p>65060</text:p>
          </table:table-cell>
          <table:table-cell office:value-type="float" office:value="-232941" calcext:value-type="float">
            <text:p>-232941</text:p>
          </table:table-cell>
          <table:table-cell office:value-type="float" office:value="14.3" calcext:value-type="float">
            <text:p>14,3</text:p>
          </table:table-cell>
          <table:table-cell office:value-type="float" office:value="13.1" calcext:value-type="float">
            <text:p>13,1</text:p>
          </table:table-cell>
          <table:table-cell office:value-type="float" office:value="19.2" calcext:value-type="float">
            <text:p>19,2</text:p>
          </table:table-cell>
          <table:table-cell office:value-type="float" office:value="-6.1" calcext:value-type="float">
            <text:p>-6,1</text:p>
          </table:table-cell>
          <table:table-cell office:value-type="float" office:value="130.9" calcext:value-type="float">
            <text:p>130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920</text:p>
          </table:table-cell>
          <table:table-cell office:value-type="float" office:value="38900000" calcext:value-type="float">
            <text:p>38900000</text:p>
          </table:table-cell>
          <table:table-cell office:value-type="float" office:value="622724" calcext:value-type="float">
            <text:p>622724</text:p>
          </table:table-cell>
          <table:table-cell office:value-type="string" calcext:value-type="string">
            <text:p>34800</text:p>
          </table:table-cell>
          <table:table-cell office:value-type="float" office:value="838137" calcext:value-type="float">
            <text:p>838137</text:p>
          </table:table-cell>
          <table:table-cell office:value-type="float" office:value="675676" calcext:value-type="float">
            <text:p>675676</text:p>
          </table:table-cell>
          <table:table-cell office:value-type="float" office:value="87310" calcext:value-type="float">
            <text:p>87310</text:p>
          </table:table-cell>
          <table:table-cell office:value-type="float" office:value="162461" calcext:value-type="float">
            <text:p>162461</text:p>
          </table:table-cell>
          <table:table-cell office:value-type="float" office:value="16" calcext:value-type="float">
            <text:p>16</text:p>
          </table:table-cell>
          <table:table-cell office:value-type="float" office:value="21.5" calcext:value-type="float">
            <text:p>21,5</text:p>
          </table:table-cell>
          <table:table-cell office:value-type="float" office:value="17.4" calcext:value-type="float">
            <text:p>17,4</text:p>
          </table:table-cell>
          <table:table-cell office:value-type="float" office:value="4.1" calcext:value-type="float">
            <text:p>4,1</text:p>
          </table:table-cell>
          <table:table-cell office:value-type="float" office:value="123.3" calcext:value-type="float">
            <text:p>12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921</text:p>
          </table:table-cell>
          <table:table-cell office:value-type="float" office:value="39140000" calcext:value-type="float">
            <text:p>39140000</text:p>
          </table:table-cell>
          <table:table-cell office:value-type="float" office:value="455543" calcext:value-type="float">
            <text:p>455543</text:p>
          </table:table-cell>
          <table:table-cell office:value-type="string" calcext:value-type="string">
            <text:p>31100</text:p>
          </table:table-cell>
          <table:table-cell office:value-type="float" office:value="816555" calcext:value-type="float">
            <text:p>816555</text:p>
          </table:table-cell>
          <table:table-cell office:value-type="float" office:value="697904" calcext:value-type="float">
            <text:p>697904</text:p>
          </table:table-cell>
          <table:table-cell office:value-type="float" office:value="99696" calcext:value-type="float">
            <text:p>99696</text:p>
          </table:table-cell>
          <table:table-cell office:value-type="float" office:value="118651" calcext:value-type="float">
            <text:p>118651</text:p>
          </table:table-cell>
          <table:table-cell office:value-type="float" office:value="11.6" calcext:value-type="float">
            <text:p>11,6</text:p>
          </table:table-cell>
          <table:table-cell office:value-type="float" office:value="20.9" calcext:value-type="float">
            <text:p>20,9</text:p>
          </table:table-cell>
          <table:table-cell office:value-type="float" office:value="17.8" calcext:value-type="float">
            <text:p>17,8</text:p>
          </table:table-cell>
          <table:table-cell office:value-type="float" office:value="3.1" calcext:value-type="float">
            <text:p>3,1</text:p>
          </table:table-cell>
          <table:table-cell office:value-type="float" office:value="121.3" calcext:value-type="float">
            <text:p>121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922</text:p>
          </table:table-cell>
          <table:table-cell office:value-type="float" office:value="39310000" calcext:value-type="float">
            <text:p>39310000</text:p>
          </table:table-cell>
          <table:table-cell office:value-type="float" office:value="384585" calcext:value-type="float">
            <text:p>384585</text:p>
          </table:table-cell>
          <table:table-cell office:value-type="string" calcext:value-type="string">
            <text:p>25700</text:p>
          </table:table-cell>
          <table:table-cell office:value-type="float" office:value="764373" calcext:value-type="float">
            <text:p>764373</text:p>
          </table:table-cell>
          <table:table-cell office:value-type="float" office:value="692322" calcext:value-type="float">
            <text:p>692322</text:p>
          </table:table-cell>
          <table:table-cell office:value-type="float" office:value="70432" calcext:value-type="float">
            <text:p>70432</text:p>
          </table:table-cell>
          <table:table-cell office:value-type="float" office:value="72051" calcext:value-type="float">
            <text:p>72051</text:p>
          </table:table-cell>
          <table:table-cell office:value-type="float" office:value="9.8" calcext:value-type="float">
            <text:p>9,8</text:p>
          </table:table-cell>
          <table:table-cell office:value-type="float" office:value="19.4" calcext:value-type="float">
            <text:p>19,4</text:p>
          </table:table-cell>
          <table:table-cell office:value-type="float" office:value="17.6" calcext:value-type="float">
            <text:p>17,6</text:p>
          </table:table-cell>
          <table:table-cell office:value-type="float" office:value="1.8" calcext:value-type="float">
            <text:p>1,8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923</text:p>
          </table:table-cell>
          <table:table-cell office:value-type="float" office:value="39750000" calcext:value-type="float">
            <text:p>39750000</text:p>
          </table:table-cell>
          <table:table-cell office:value-type="float" office:value="355066" calcext:value-type="float">
            <text:p>355066</text:p>
          </table:table-cell>
          <table:table-cell office:value-type="string" calcext:value-type="string">
            <text:p>23500</text:p>
          </table:table-cell>
          <table:table-cell office:value-type="float" office:value="765888" calcext:value-type="float">
            <text:p>765888</text:p>
          </table:table-cell>
          <table:table-cell office:value-type="float" office:value="670326" calcext:value-type="float">
            <text:p>670326</text:p>
          </table:table-cell>
          <table:table-cell office:value-type="float" office:value="77910" calcext:value-type="float">
            <text:p>77910</text:p>
          </table:table-cell>
          <table:table-cell office:value-type="float" office:value="95562" calcext:value-type="float">
            <text:p>95562</text:p>
          </table:table-cell>
          <table:table-cell office:value-type="float" office:value="8.9" calcext:value-type="float">
            <text:p>8,9</text:p>
          </table:table-cell>
          <table:table-cell office:value-type="float" office:value="19.3" calcext:value-type="float">
            <text:p>19,3</text:p>
          </table:table-cell>
          <table:table-cell office:value-type="float" office:value="16.9" calcext:value-type="float">
            <text:p>16,9</text:p>
          </table:table-cell>
          <table:table-cell office:value-type="float" office:value="2.4" calcext:value-type="float">
            <text:p>2,4</text:p>
          </table:table-cell>
          <table:table-cell office:value-type="float" office:value="101.8" calcext:value-type="float">
            <text:p>10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924</text:p>
          </table:table-cell>
          <table:table-cell office:value-type="float" office:value="40170000" calcext:value-type="float">
            <text:p>40170000</text:p>
          </table:table-cell>
          <table:table-cell office:value-type="float" office:value="355401" calcext:value-type="float">
            <text:p>355401</text:p>
          </table:table-cell>
          <table:table-cell office:value-type="string" calcext:value-type="string">
            <text:p>22600</text:p>
          </table:table-cell>
          <table:table-cell office:value-type="float" office:value="757873" calcext:value-type="float">
            <text:p>757873</text:p>
          </table:table-cell>
          <table:table-cell office:value-type="float" office:value="683296" calcext:value-type="float">
            <text:p>683296</text:p>
          </table:table-cell>
          <table:table-cell office:value-type="float" office:value="68280" calcext:value-type="float">
            <text:p>68280</text:p>
          </table:table-cell>
          <table:table-cell office:value-type="float" office:value="74577" calcext:value-type="float">
            <text:p>74577</text:p>
          </table:table-cell>
          <table:table-cell office:value-type="float" office:value="8.8" calcext:value-type="float">
            <text:p>8,8</text:p>
          </table:table-cell>
          <table:table-cell office:value-type="float" office:value="18.9" calcext:value-type="float">
            <text:p>18,9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,9</text:p>
          </table:table-cell>
          <table:table-cell office:value-type="float" office:value="89.8" calcext:value-type="float">
            <text:p>89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925</text:p>
          </table:table-cell>
          <table:table-cell office:value-type="float" office:value="40460000" calcext:value-type="float">
            <text:p>40460000</text:p>
          </table:table-cell>
          <table:table-cell office:value-type="float" office:value="352830" calcext:value-type="float">
            <text:p>352830</text:p>
          </table:table-cell>
          <table:table-cell office:value-type="string" calcext:value-type="string">
            <text:p>22600</text:p>
          </table:table-cell>
          <table:table-cell office:value-type="float" office:value="774455" calcext:value-type="float">
            <text:p>774455</text:p>
          </table:table-cell>
          <table:table-cell office:value-type="float" office:value="712211" calcext:value-type="float">
            <text:p>712211</text:p>
          </table:table-cell>
          <table:table-cell office:value-type="float" office:value="72924" calcext:value-type="float">
            <text:p>72924</text:p>
          </table:table-cell>
          <table:table-cell office:value-type="float" office:value="62244" calcext:value-type="float">
            <text:p>62244</text:p>
          </table:table-cell>
          <table:table-cell office:value-type="float" office:value="8.7" calcext:value-type="float">
            <text:p>8,7</text:p>
          </table:table-cell>
          <table:table-cell office:value-type="float" office:value="19.1" calcext:value-type="float">
            <text:p>19,1</text:p>
          </table:table-cell>
          <table:table-cell office:value-type="float" office:value="17.6" calcext:value-type="float">
            <text:p>17,6</text:p>
          </table:table-cell>
          <table:table-cell office:value-type="float" office:value="1.5" calcext:value-type="float">
            <text:p>1,5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926</text:p>
          </table:table-cell>
          <table:table-cell office:value-type="float" office:value="40710000" calcext:value-type="float">
            <text:p>40710000</text:p>
          </table:table-cell>
          <table:table-cell office:value-type="float" office:value="345415" calcext:value-type="float">
            <text:p>345415</text:p>
          </table:table-cell>
          <table:table-cell office:value-type="string" calcext:value-type="string">
            <text:p>22442</text:p>
          </table:table-cell>
          <table:table-cell office:value-type="float" office:value="771690" calcext:value-type="float">
            <text:p>771690</text:p>
          </table:table-cell>
          <table:table-cell office:value-type="float" office:value="716966" calcext:value-type="float">
            <text:p>716966</text:p>
          </table:table-cell>
          <table:table-cell office:value-type="float" office:value="78638" calcext:value-type="float">
            <text:p>78638</text:p>
          </table:table-cell>
          <table:table-cell office:value-type="float" office:value="54724" calcext:value-type="float">
            <text:p>54724</text:p>
          </table:table-cell>
          <table:table-cell office:value-type="float" office:value="8.5" calcext:value-type="float">
            <text:p>8,5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.4" calcext:value-type="float">
            <text:p>1,4</text:p>
          </table:table-cell>
          <table:table-cell office:value-type="float" office:value="101.8" calcext:value-type="float">
            <text:p>10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927</text:p>
          </table:table-cell>
          <table:table-cell office:value-type="float" office:value="40770000" calcext:value-type="float">
            <text:p>40770000</text:p>
          </table:table-cell>
          <table:table-cell office:value-type="float" office:value="336364" calcext:value-type="float">
            <text:p>336364</text:p>
          </table:table-cell>
          <table:table-cell office:value-type="string" calcext:value-type="string">
            <text:p>21592</text:p>
          </table:table-cell>
          <table:table-cell office:value-type="float" office:value="748102" calcext:value-type="float">
            <text:p>748102</text:p>
          </table:table-cell>
          <table:table-cell office:value-type="float" office:value="679809" calcext:value-type="float">
            <text:p>679809</text:p>
          </table:table-cell>
          <table:table-cell office:value-type="float" office:value="66317" calcext:value-type="float">
            <text:p>66317</text:p>
          </table:table-cell>
          <table:table-cell office:value-type="float" office:value="68293" calcext:value-type="float">
            <text:p>68293</text:p>
          </table:table-cell>
          <table:table-cell office:value-type="float" office:value="8.3" calcext:value-type="float">
            <text:p>8,3</text:p>
          </table:table-cell>
          <table:table-cell office:value-type="float" office:value="18.3" calcext:value-type="float">
            <text:p>18,3</text:p>
          </table:table-cell>
          <table:table-cell office:value-type="float" office:value="16.7" calcext:value-type="float">
            <text:p>16,7</text:p>
          </table:table-cell>
          <table:table-cell office:value-type="float" office:value="1.6" calcext:value-type="float">
            <text:p>1,6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928</text:p>
          </table:table-cell>
          <table:table-cell office:value-type="float" office:value="40880000" calcext:value-type="float">
            <text:p>40880000</text:p>
          </table:table-cell>
          <table:table-cell office:value-type="float" office:value="338804" calcext:value-type="float">
            <text:p>338804</text:p>
          </table:table-cell>
          <table:table-cell office:value-type="string" calcext:value-type="string">
            <text:p>21896</text:p>
          </table:table-cell>
          <table:table-cell office:value-type="float" office:value="753570" calcext:value-type="float">
            <text:p>753570</text:p>
          </table:table-cell>
          <table:table-cell office:value-type="float" office:value="678269" calcext:value-type="float">
            <text:p>678269</text:p>
          </table:table-cell>
          <table:table-cell office:value-type="float" office:value="72815" calcext:value-type="float">
            <text:p>72815</text:p>
          </table:table-cell>
          <table:table-cell office:value-type="float" office:value="75301" calcext:value-type="float">
            <text:p>75301</text:p>
          </table:table-cell>
          <table:table-cell office:value-type="float" office:value="8.3" calcext:value-type="float">
            <text:p>8,3</text:p>
          </table:table-cell>
          <table:table-cell office:value-type="float" office:value="18.4" calcext:value-type="float">
            <text:p>18,4</text:p>
          </table:table-cell>
          <table:table-cell office:value-type="float" office:value="16.6" calcext:value-type="float">
            <text:p>16,6</text:p>
          </table:table-cell>
          <table:table-cell office:value-type="float" office:value="1.8" calcext:value-type="float">
            <text:p>1,8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929</text:p>
          </table:table-cell>
          <table:table-cell office:value-type="float" office:value="41020000" calcext:value-type="float">
            <text:p>41020000</text:p>
          </table:table-cell>
          <table:table-cell office:value-type="float" office:value="334322" calcext:value-type="float">
            <text:p>334322</text:p>
          </table:table-cell>
          <table:table-cell office:value-type="string" calcext:value-type="string">
            <text:p>22218</text:p>
          </table:table-cell>
          <table:table-cell office:value-type="float" office:value="734140" calcext:value-type="float">
            <text:p>734140</text:p>
          </table:table-cell>
          <table:table-cell office:value-type="float" office:value="742732" calcext:value-type="float">
            <text:p>742732</text:p>
          </table:table-cell>
          <table:table-cell office:value-type="float" office:value="74184" calcext:value-type="float">
            <text:p>74184</text:p>
          </table:table-cell>
          <table:table-cell office:value-type="float" office:value="-8592" calcext:value-type="float">
            <text:p>-8592</text:p>
          </table:table-cell>
          <table:table-cell office:value-type="float" office:value="8.2" calcext:value-type="float">
            <text:p>8,2</text:p>
          </table:table-cell>
          <table:table-cell office:value-type="float" office:value="17.9" calcext:value-type="float">
            <text:p>17,9</text:p>
          </table:table-cell>
          <table:table-cell office:value-type="float" office:value="18.1" calcext:value-type="float">
            <text:p>18,1</text:p>
          </table:table-cell>
          <table:table-cell office:value-type="float" office:value="-0.2" calcext:value-type="float">
            <text:p>-0,2</text:p>
          </table:table-cell>
          <table:table-cell office:value-type="float" office:value="100.3" calcext:value-type="float">
            <text:p>10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930</text:p>
          </table:table-cell>
          <table:table-cell office:value-type="float" office:value="41340000" calcext:value-type="float">
            <text:p>41340000</text:p>
          </table:table-cell>
          <table:table-cell office:value-type="float" office:value="342059" calcext:value-type="float">
            <text:p>342059</text:p>
          </table:table-cell>
          <table:table-cell office:value-type="string" calcext:value-type="string">
            <text:p>23434</text:p>
          </table:table-cell>
          <table:table-cell office:value-type="float" office:value="754020" calcext:value-type="float">
            <text:p>754020</text:p>
          </table:table-cell>
          <table:table-cell office:value-type="float" office:value="652953" calcext:value-type="float">
            <text:p>652953</text:p>
          </table:table-cell>
          <table:table-cell office:value-type="float" office:value="62697" calcext:value-type="float">
            <text:p>62697</text:p>
          </table:table-cell>
          <table:table-cell office:value-type="float" office:value="101067" calcext:value-type="float">
            <text:p>101067</text:p>
          </table:table-cell>
          <table:table-cell office:value-type="float" office:value="8.3" calcext:value-type="float">
            <text:p>8,3</text:p>
          </table:table-cell>
          <table:table-cell office:value-type="float" office:value="18.2" calcext:value-type="float">
            <text:p>18,2</text:p>
          </table:table-cell>
          <table:table-cell office:value-type="float" office:value="15.8" calcext:value-type="float">
            <text:p>15,8</text:p>
          </table:table-cell>
          <table:table-cell office:value-type="float" office:value="2.4" calcext:value-type="float">
            <text:p>2,4</text:p>
          </table:table-cell>
          <table:table-cell office:value-type="float" office:value="83.8" calcext:value-type="float">
            <text:p>8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931</text:p>
          </table:table-cell>
          <table:table-cell office:value-type="float" office:value="41550000" calcext:value-type="float">
            <text:p>41550000</text:p>
          </table:table-cell>
          <table:table-cell office:value-type="float" office:value="326661" calcext:value-type="float">
            <text:p>326661</text:p>
          </table:table-cell>
          <table:table-cell office:value-type="string" calcext:value-type="string">
            <text:p>24587</text:p>
          </table:table-cell>
          <table:table-cell office:value-type="float" office:value="737611" calcext:value-type="float">
            <text:p>737611</text:p>
          </table:table-cell>
          <table:table-cell office:value-type="float" office:value="682816" calcext:value-type="float">
            <text:p>682816</text:p>
          </table:table-cell>
          <table:table-cell office:value-type="float" office:value="59357" calcext:value-type="float">
            <text:p>59357</text:p>
          </table:table-cell>
          <table:table-cell office:value-type="float" office:value="54795" calcext:value-type="float">
            <text:p>54795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.4" calcext:value-type="float">
            <text:p>1,4</text:p>
          </table:table-cell>
          <table:table-cell office:value-type="float" office:value="79.9" calcext:value-type="float">
            <text:p>79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932</text:p>
          </table:table-cell>
          <table:table-cell office:value-type="float" office:value="41510000" calcext:value-type="float">
            <text:p>41510000</text:p>
          </table:table-cell>
          <table:table-cell office:value-type="float" office:value="314980" calcext:value-type="float">
            <text:p>314980</text:p>
          </table:table-cell>
          <table:table-cell office:value-type="string" calcext:value-type="string">
            <text:p>23733</text:p>
          </table:table-cell>
          <table:table-cell office:value-type="float" office:value="726299" calcext:value-type="float">
            <text:p>726299</text:p>
          </table:table-cell>
          <table:table-cell office:value-type="float" office:value="663705" calcext:value-type="float">
            <text:p>663705</text:p>
          </table:table-cell>
          <table:table-cell office:value-type="float" office:value="59543" calcext:value-type="float">
            <text:p>59543</text:p>
          </table:table-cell>
          <table:table-cell office:value-type="float" office:value="62594" calcext:value-type="float">
            <text:p>62594</text:p>
          </table:table-cell>
          <table:table-cell office:value-type="float" office:value="7.6" calcext:value-type="float">
            <text:p>7,6</text:p>
          </table:table-cell>
          <table:table-cell office:value-type="float" office:value="17.5" calcext:value-type="float">
            <text:p>17,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float" office:value="81.6" calcext:value-type="float">
            <text:p>81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933</text:p>
          </table:table-cell>
          <table:table-cell office:value-type="float" office:value="41520000" calcext:value-type="float">
            <text:p>41520000</text:p>
          </table:table-cell>
          <table:table-cell office:value-type="float" office:value="315668" calcext:value-type="float">
            <text:p>315668</text:p>
          </table:table-cell>
          <table:table-cell office:value-type="string" calcext:value-type="string">
            <text:p>23711</text:p>
          </table:table-cell>
          <table:table-cell office:value-type="float" office:value="682394" calcext:value-type="float">
            <text:p>682394</text:p>
          </table:table-cell>
          <table:table-cell office:value-type="float" office:value="664133" calcext:value-type="float">
            <text:p>664133</text:p>
          </table:table-cell>
          <table:table-cell office:value-type="float" office:value="54466" calcext:value-type="float">
            <text:p>54466</text:p>
          </table:table-cell>
          <table:table-cell office:value-type="float" office:value="18261" calcext:value-type="float">
            <text:p>18261</text:p>
          </table:table-cell>
          <table:table-cell office:value-type="float" office:value="7.6" calcext:value-type="float">
            <text:p>7,6</text:p>
          </table:table-cell>
          <table:table-cell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78.4" calcext:value-type="float">
            <text:p>78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934</text:p>
          </table:table-cell>
          <table:table-cell office:value-type="float" office:value="41570000" calcext:value-type="float">
            <text:p>41570000</text:p>
          </table:table-cell>
          <table:table-cell office:value-type="float" office:value="298482" calcext:value-type="float">
            <text:p>298482</text:p>
          </table:table-cell>
          <table:table-cell office:value-type="string" calcext:value-type="string">
            <text:p>24031</text:p>
          </table:table-cell>
          <table:table-cell office:value-type="float" office:value="681518" calcext:value-type="float">
            <text:p>681518</text:p>
          </table:table-cell>
          <table:table-cell office:value-type="float" office:value="637713" calcext:value-type="float">
            <text:p>637713</text:p>
          </table:table-cell>
          <table:table-cell office:value-type="float" office:value="50715" calcext:value-type="float">
            <text:p>50715</text:p>
          </table:table-cell>
          <table:table-cell office:value-type="float" office:value="43805" calcext:value-type="float">
            <text:p>43805</text:p>
          </table:table-cell>
          <table:table-cell office:value-type="float" office:value="7.2" calcext:value-type="float">
            <text:p>7,2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.1" calcext:value-type="float">
            <text:p>1,1</text:p>
          </table:table-cell>
          <table:table-cell office:value-type="float" office:value="74.4" calcext:value-type="float">
            <text:p>74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935</text:p>
          </table:table-cell>
          <table:table-cell office:value-type="float" office:value="41550000" calcext:value-type="float">
            <text:p>41550000</text:p>
          </table:table-cell>
          <table:table-cell office:value-type="float" office:value="284895" calcext:value-type="float">
            <text:p>284895</text:p>
          </table:table-cell>
          <table:table-cell office:value-type="string" calcext:value-type="string">
            <text:p>23988</text:p>
          </table:table-cell>
          <table:table-cell office:value-type="float" office:value="643870" calcext:value-type="float">
            <text:p>643870</text:p>
          </table:table-cell>
          <table:table-cell office:value-type="float" office:value="661722" calcext:value-type="float">
            <text:p>661722</text:p>
          </table:table-cell>
          <table:table-cell office:value-type="float" office:value="47480" calcext:value-type="float">
            <text:p>47480</text:p>
          </table:table-cell>
          <table:table-cell office:value-type="float" office:value="-17852" calcext:value-type="float">
            <text:p>-17852</text:p>
          </table:table-cell>
          <table:table-cell office:value-type="float" office:value="6.9" calcext:value-type="float">
            <text:p>6,9</text:p>
          </table:table-cell>
          <table:table-cell office:value-type="float" office:value="15.5" calcext:value-type="float">
            <text:p>15,5</text:p>
          </table:table-cell>
          <table:table-cell office:value-type="float" office:value="15.9" calcext:value-type="float">
            <text:p>15,9</text:p>
          </table:table-cell>
          <table:table-cell office:value-type="float" office:value="-0.4" calcext:value-type="float">
            <text:p>-0,4</text:p>
          </table:table-cell>
          <table:table-cell office:value-type="float" office:value="72.5" calcext:value-type="float">
            <text:p>72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936</text:p>
          </table:table-cell>
          <table:table-cell office:value-type="float" office:value="41500000" calcext:value-type="float">
            <text:p>41500000</text:p>
          </table:table-cell>
          <table:table-cell office:value-type="float" office:value="279902" calcext:value-type="float">
            <text:p>279902</text:p>
          </table:table-cell>
          <table:table-cell office:value-type="string" calcext:value-type="string">
            <text:p>26079</text:p>
          </table:table-cell>
          <table:table-cell office:value-type="float" office:value="634344" calcext:value-type="float">
            <text:p>634344</text:p>
          </table:table-cell>
          <table:table-cell office:value-type="float" office:value="645844" calcext:value-type="float">
            <text:p>645844</text:p>
          </table:table-cell>
          <table:table-cell office:value-type="float" office:value="45771" calcext:value-type="float">
            <text:p>45771</text:p>
          </table:table-cell>
          <table:table-cell office:value-type="float" office:value="-11500" calcext:value-type="float">
            <text:p>-11500</text:p>
          </table:table-cell>
          <table:table-cell office:value-type="float" office:value="6.7" calcext:value-type="float">
            <text:p>6,7</text:p>
          </table:table-cell>
          <table:table-cell office:value-type="float" office:value="15.3" calcext:value-type="float">
            <text:p>15,3</text:p>
          </table:table-cell>
          <table:table-cell office:value-type="float" office:value="15.6" calcext:value-type="float">
            <text:p>15,6</text:p>
          </table:table-cell>
          <table:table-cell office:value-type="float" office:value="-0.3" calcext:value-type="float">
            <text:p>-0,3</text:p>
          </table:table-cell>
          <table:table-cell office:value-type="float" office:value="71.8" calcext:value-type="float">
            <text:p>7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937</text:p>
          </table:table-cell>
          <table:table-cell office:value-type="float" office:value="41530000" calcext:value-type="float">
            <text:p>41530000</text:p>
          </table:table-cell>
          <table:table-cell office:value-type="float" office:value="274506" calcext:value-type="float">
            <text:p>274506</text:p>
          </table:table-cell>
          <table:table-cell office:value-type="string" calcext:value-type="string">
            <text:p>25925</text:p>
          </table:table-cell>
          <table:table-cell office:value-type="float" office:value="621453" calcext:value-type="float">
            <text:p>621453</text:p>
          </table:table-cell>
          <table:table-cell office:value-type="float" office:value="632896" calcext:value-type="float">
            <text:p>632896</text:p>
          </table:table-cell>
          <table:table-cell office:value-type="float" office:value="43779" calcext:value-type="float">
            <text:p>43779</text:p>
          </table:table-cell>
          <table:table-cell office:value-type="float" office:value="-11443" calcext:value-type="float">
            <text:p>-11443</text:p>
          </table:table-cell>
          <table:table-cell office:value-type="float" office:value="6.6" calcext:value-type="float">
            <text:p>6,6</text:p>
          </table:table-cell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,2</text:p>
          </table:table-cell>
          <table:table-cell office:value-type="float" office:value="-0.2" calcext:value-type="float">
            <text:p>-0,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938</text:p>
          </table:table-cell>
          <table:table-cell office:value-type="float" office:value="41560000" calcext:value-type="float">
            <text:p>41560000</text:p>
          </table:table-cell>
          <table:table-cell office:value-type="float" office:value="273917" calcext:value-type="float">
            <text:p>273917</text:p>
          </table:table-cell>
          <table:table-cell office:value-type="string" calcext:value-type="string">
            <text:p>27056</text:p>
          </table:table-cell>
          <table:table-cell office:value-type="float" office:value="615582" calcext:value-type="float">
            <text:p>615582</text:p>
          </table:table-cell>
          <table:table-cell office:value-type="float" office:value="650832" calcext:value-type="float">
            <text:p>650832</text:p>
          </table:table-cell>
          <table:table-cell office:value-type="float" office:value="43482" calcext:value-type="float">
            <text:p>43482</text:p>
          </table:table-cell>
          <table:table-cell office:value-type="float" office:value="-35250" calcext:value-type="float">
            <text:p>-35250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-0.9" calcext:value-type="float">
            <text:p>-0,9</text:p>
          </table:table-cell>
          <table:table-cell office:value-type="float" office:value="70.4" calcext:value-type="float">
            <text:p>7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939</text:p>
          </table:table-cell>
          <table:table-cell office:value-type="float" office:value="41510000" calcext:value-type="float">
            <text:p>41510000</text:p>
          </table:table-cell>
          <table:table-cell office:value-type="float" office:value="258429" calcext:value-type="float">
            <text:p>258429</text:p>
          </table:table-cell>
          <table:table-cell office:value-type="string" calcext:value-type="string">
            <text:p>.</text:p>
          </table:table-cell>
          <table:table-cell office:value-type="float" office:value="615599" calcext:value-type="float">
            <text:p>615599</text:p>
          </table:table-cell>
          <table:table-cell office:value-type="float" office:value="645677" calcext:value-type="float">
            <text:p>645677</text:p>
          </table:table-cell>
          <table:table-cell office:value-type="float" office:value="42099" calcext:value-type="float">
            <text:p>42099</text:p>
          </table:table-cell>
          <table:table-cell office:value-type="float" office:value="-30078" calcext:value-type="float">
            <text:p>-30078</text:p>
          </table:table-cell>
          <table:table-cell office:value-type="float" office:value="6.2" calcext:value-type="float">
            <text:p>6,2</text:p>
          </table:table-cell>
          <table:table-cell office:value-type="float" office:value="14.8" calcext:value-type="float">
            <text:p>14,8</text:p>
          </table:table-cell>
          <table:table-cell office:value-type="float" office:value="15.6" calcext:value-type="float">
            <text:p>15,6</text:p>
          </table:table-cell>
          <table:table-cell office:value-type="float" office:value="-0.8" calcext:value-type="float">
            <text:p>-0,8</text:p>
          </table:table-cell>
          <table:table-cell office:value-type="float" office:value="68.3" calcext:value-type="float">
            <text:p>6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1940</text:p>
          </table:table-cell>
          <table:table-cell office:value-type="float" office:value="40690000" calcext:value-type="float">
            <text:p>4069000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.</text:p>
          </table:table-cell>
          <table:table-cell office:value-type="float" office:value="561281" calcext:value-type="float">
            <text:p>561281</text:p>
          </table:table-cell>
          <table:table-cell office:value-type="float" office:value="740281" calcext:value-type="float">
            <text:p>740281</text:p>
          </table:table-cell>
          <table:table-cell office:value-type="float" office:value="52881" calcext:value-type="float">
            <text:p>52881</text:p>
          </table:table-cell>
          <table:table-cell office:value-type="float" office:value="-179000" calcext:value-type="float">
            <text:p>-179000</text:p>
          </table:table-cell>
          <table:table-cell office:value-type="float" office:value="4.3" calcext:value-type="float">
            <text:p>4,3</text:p>
          </table:table-cell>
          <table:table-cell office:value-type="float" office:value="13.8" calcext:value-type="float">
            <text:p>13,8</text:p>
          </table:table-cell>
          <table:table-cell office:value-type="float" office:value="18.2" calcext:value-type="float">
            <text:p>18,2</text:p>
          </table:table-cell>
          <table:table-cell office:value-type="float" office:value="-4.4" calcext:value-type="float">
            <text:p>-4,4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941</text:p>
          </table:table-cell>
          <table:table-cell office:value-type="float" office:value="39420000" calcext:value-type="float">
            <text:p>39420000</text:p>
          </table:table-cell>
          <table:table-cell office:value-type="float" office:value="226000" calcext:value-type="float">
            <text:p>226000</text:p>
          </table:table-cell>
          <table:table-cell office:value-type="string" calcext:value-type="string">
            <text:p>.</text:p>
          </table:table-cell>
          <table:table-cell office:value-type="float" office:value="522261" calcext:value-type="float">
            <text:p>522261</text:p>
          </table:table-cell>
          <table:table-cell office:value-type="float" office:value="675261" calcext:value-type="float">
            <text:p>675261</text:p>
          </table:table-cell>
          <table:table-cell office:value-type="float" office:value="40061" calcext:value-type="float">
            <text:p>40061</text:p>
          </table:table-cell>
          <table:table-cell office:value-type="float" office:value="-153000" calcext:value-type="float">
            <text:p>-153000</text:p>
          </table:table-cell>
          <table:table-cell office:value-type="float" office:value="5.7" calcext:value-type="float">
            <text:p>5,7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-3.9" calcext:value-type="float">
            <text:p>-3,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942</text:p>
          </table:table-cell>
          <table:table-cell office:value-type="float" office:value="39220000" calcext:value-type="float">
            <text:p>39220000</text:p>
          </table:table-cell>
          <table:table-cell office:value-type="float" office:value="267000" calcext:value-type="float">
            <text:p>267000</text:p>
          </table:table-cell>
          <table:table-cell office:value-type="string" calcext:value-type="string">
            <text:p>.</text:p>
          </table:table-cell>
          <table:table-cell office:value-type="float" office:value="575261" calcext:value-type="float">
            <text:p>575261</text:p>
          </table:table-cell>
          <table:table-cell office:value-type="float" office:value="656261" calcext:value-type="float">
            <text:p>656261</text:p>
          </table:table-cell>
          <table:table-cell office:value-type="float" office:value="42961" calcext:value-type="float">
            <text:p>42961</text:p>
          </table:table-cell>
          <table:table-cell office:value-type="float" office:value="-81000" calcext:value-type="float">
            <text:p>-81000</text:p>
          </table:table-cell>
          <table:table-cell office:value-type="float" office:value="6.8" calcext:value-type="float">
            <text:p>6,8</text:p>
          </table:table-cell>
          <table:table-cell office:value-type="float" office:value="14.7" calcext:value-type="float">
            <text:p>14,7</text:p>
          </table:table-cell>
          <table:table-cell office:value-type="float" office:value="16.7" calcext:value-type="float">
            <text:p>16,7</text:p>
          </table:table-cell>
          <table:table-cell office:value-type="float" office:value="-2" calcext:value-type="float">
            <text:p>-2</text:p>
          </table:table-cell>
          <table:table-cell office:value-type="float" office:value="76.7" calcext:value-type="float">
            <text:p>76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1943</text:p>
          </table:table-cell>
          <table:table-cell office:value-type="float" office:value="38860000" calcext:value-type="float">
            <text:p>38860000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.</text:p>
          </table:table-cell>
          <table:table-cell office:value-type="float" office:value="615780" calcext:value-type="float">
            <text:p>615780</text:p>
          </table:table-cell>
          <table:table-cell office:value-type="float" office:value="626780" calcext:value-type="float">
            <text:p>626780</text:p>
          </table:table-cell>
          <table:table-cell office:value-type="float" office:value="48980" calcext:value-type="float">
            <text:p>48980</text:p>
          </table:table-cell>
          <table:table-cell office:value-type="float" office:value="-11000" calcext:value-type="float">
            <text:p>-11000</text:p>
          </table:table-cell>
          <table:table-cell office:value-type="float" office:value="5.6" calcext:value-type="float">
            <text:p>5,6</text:p>
          </table:table-cell>
          <table:table-cell office:value-type="float" office:value="15.8" calcext:value-type="float">
            <text:p>15,8</text:p>
          </table:table-cell>
          <table:table-cell office:value-type="float" office:value="16.1" calcext:value-type="float">
            <text:p>16,1</text:p>
          </table:table-cell>
          <table:table-cell office:value-type="float" office:value="-0.3" calcext:value-type="float">
            <text:p>-0,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1944</text:p>
          </table:table-cell>
          <table:table-cell office:value-type="float" office:value="38770000" calcext:value-type="float">
            <text:p>38770000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.</text:p>
          </table:table-cell>
          <table:table-cell office:value-type="float" office:value="629878" calcext:value-type="float">
            <text:p>629878</text:p>
          </table:table-cell>
          <table:table-cell office:value-type="float" office:value="666878" calcext:value-type="float">
            <text:p>666878</text:p>
          </table:table-cell>
          <table:table-cell office:value-type="float" office:value="51578" calcext:value-type="float">
            <text:p>51578</text:p>
          </table:table-cell>
          <table:table-cell office:value-type="float" office:value="-37000" calcext:value-type="float">
            <text:p>-37000</text:p>
          </table:table-cell>
          <table:table-cell office:value-type="float" office:value="5.3" calcext:value-type="float">
            <text:p>5,3</text:p>
          </table:table-cell>
          <table:table-cell office:value-type="float" office:value="16.2" calcext:value-type="float">
            <text:p>16,2</text:p>
          </table:table-cell>
          <table:table-cell office:value-type="float" office:value="17.2" calcext:value-type="float">
            <text:p>17,2</text:p>
          </table:table-cell>
          <table:table-cell office:value-type="float" office:value="-1" calcext:value-type="float">
            <text:p>-1</text:p>
          </table:table-cell>
          <table:table-cell office:value-type="float" office:value="82.3" calcext:value-type="float">
            <text:p>82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1945</text:p>
          </table:table-cell>
          <table:table-cell office:value-type="float" office:value="39660000" calcext:value-type="float">
            <text:p>39660000</text:p>
          </table:table-cell>
          <table:table-cell office:value-type="float" office:value="393000" calcext:value-type="float">
            <text:p>393000</text:p>
          </table:table-cell>
          <table:table-cell office:value-type="string" calcext:value-type="string">
            <text:p>37718</text:p>
          </table:table-cell>
          <table:table-cell office:value-type="float" office:value="645899" calcext:value-type="float">
            <text:p>645899</text:p>
          </table:table-cell>
          <table:table-cell office:value-type="float" office:value="643899" calcext:value-type="float">
            <text:p>643899</text:p>
          </table:table-cell>
          <table:table-cell office:value-type="float" office:value="72899" calcext:value-type="float">
            <text:p>72899</text:p>
          </table:table-cell>
          <table:table-cell office:value-type="float" office:value="2000" calcext:value-type="float">
            <text:p>2000</text:p>
          </table:table-cell>
          <table:table-cell office:value-type="float" office:value="9.9" calcext:value-type="float">
            <text:p>9,9</text:p>
          </table:table-cell>
          <table:table-cell office:value-type="float" office:value="16.3" calcext:value-type="float">
            <text:p>16,3</text:p>
          </table:table-cell>
          <table:table-cell office:value-type="float" office:value="16.2" calcext:value-type="float">
            <text:p>16,2</text:p>
          </table:table-cell>
          <table:table-cell office:value-type="float" office:value="0.1" calcext:value-type="float">
            <text:p>0,1</text:p>
          </table:table-cell>
          <table:table-cell office:value-type="float" office:value="113.7" calcext:value-type="float">
            <text:p>113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1946</text:p>
          </table:table-cell>
          <table:table-cell office:value-type="float" office:value="40286742" calcext:value-type="float">
            <text:p>40286742</text:p>
          </table:table-cell>
          <table:table-cell office:value-type="float" office:value="516882" calcext:value-type="float">
            <text:p>516882</text:p>
          </table:table-cell>
          <table:table-cell office:value-type="string" calcext:value-type="string">
            <text:p>64064</text:p>
          </table:table-cell>
          <table:table-cell office:value-type="float" office:value="843904" calcext:value-type="float">
            <text:p>843904</text:p>
          </table:table-cell>
          <table:table-cell office:value-type="float" office:value="545880" calcext:value-type="float">
            <text:p>545880</text:p>
          </table:table-cell>
          <table:table-cell office:value-type="float" office:value="60700" calcext:value-type="float">
            <text:p>60700</text:p>
          </table:table-cell>
          <table:table-cell office:value-type="float" office:value="298024" calcext:value-type="float">
            <text:p>298024</text:p>
          </table:table-cell>
          <table:table-cell office:value-type="float" office:value="12.8" calcext:value-type="float">
            <text:p>12,8</text:p>
          </table:table-cell>
          <table:table-cell office:value-type="float" office:value="20.9" calcext:value-type="float">
            <text:p>20,9</text:p>
          </table:table-cell>
          <table:table-cell office:value-type="float" office:value="13.5" calcext:value-type="float">
            <text:p>13,5</text:p>
          </table:table-cell>
          <table:table-cell office:value-type="float" office:value="7.4" calcext:value-type="float">
            <text:p>7,4</text:p>
          </table:table-cell>
          <table:table-cell office:value-type="float" office:value="77.8" calcext:value-type="float">
            <text:p>7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1947</text:p>
          </table:table-cell>
          <table:table-cell office:value-type="float" office:value="40679412" calcext:value-type="float">
            <text:p>40679412</text:p>
          </table:table-cell>
          <table:table-cell office:value-type="float" office:value="427113" calcext:value-type="float">
            <text:p>427113</text:p>
          </table:table-cell>
          <table:table-cell office:value-type="string" calcext:value-type="string">
            <text:p>56292</text:p>
          </table:table-cell>
          <table:table-cell office:value-type="float" office:value="870472" calcext:value-type="float">
            <text:p>870472</text:p>
          </table:table-cell>
          <table:table-cell office:value-type="float" office:value="538157" calcext:value-type="float">
            <text:p>538157</text:p>
          </table:table-cell>
          <table:table-cell office:value-type="float" office:value="61446" calcext:value-type="float">
            <text:p>61446</text:p>
          </table:table-cell>
          <table:table-cell office:value-type="float" office:value="332315" calcext:value-type="float">
            <text:p>332315</text:p>
          </table:table-cell>
          <table:table-cell office:value-type="float" office:value="10.5" calcext:value-type="float">
            <text:p>10,5</text:p>
          </table:table-cell>
          <table:table-cell office:value-type="float" office:value="21.4" calcext:value-type="float">
            <text:p>21,4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71.1" calcext:value-type="float">
            <text:p>71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1948</text:p>
          </table:table-cell>
          <table:table-cell office:value-type="float" office:value="41111882" calcext:value-type="float">
            <text:p>41111882</text:p>
          </table:table-cell>
          <table:table-cell office:value-type="float" office:value="370769" calcext:value-type="float">
            <text:p>370769</text:p>
          </table:table-cell>
          <table:table-cell office:value-type="string" calcext:value-type="string">
            <text:p>45903</text:p>
          </table:table-cell>
          <table:table-cell office:value-type="float" office:value="870836" calcext:value-type="float">
            <text:p>870836</text:p>
          </table:table-cell>
          <table:table-cell office:value-type="float" office:value="513210" calcext:value-type="float">
            <text:p>513210</text:p>
          </table:table-cell>
          <table:table-cell office:value-type="float" office:value="48680" calcext:value-type="float">
            <text:p>48680</text:p>
          </table:table-cell>
          <table:table-cell office:value-type="float" office:value="357626" calcext:value-type="float">
            <text:p>357626</text:p>
          </table:table-cell>
          <table:table-cell office:value-type="float" office:value="9" calcext:value-type="float">
            <text:p>9</text:p>
          </table:table-cell>
          <table:table-cell office:value-type="float" office:value="21.2" calcext:value-type="float">
            <text:p>21,2</text:p>
          </table:table-cell>
          <table:table-cell office:value-type="float" office:value="12.5" calcext:value-type="float">
            <text:p>12,5</text:p>
          </table:table-cell>
          <table:table-cell office:value-type="float" office:value="8.7" calcext:value-type="float">
            <text:p>8,7</text:p>
          </table:table-cell>
          <table:table-cell office:value-type="float" office:value="55.9" calcext:value-type="float">
            <text:p>55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1949</text:p>
          </table:table-cell>
          <table:table-cell office:value-type="float" office:value="41480227" calcext:value-type="float">
            <text:p>41480227</text:p>
          </table:table-cell>
          <table:table-cell office:value-type="float" office:value="341091" calcext:value-type="float">
            <text:p>341091</text:p>
          </table:table-cell>
          <table:table-cell office:value-type="string" calcext:value-type="string">
            <text:p>40335</text:p>
          </table:table-cell>
          <table:table-cell office:value-type="float" office:value="872661" calcext:value-type="float">
            <text:p>872661</text:p>
          </table:table-cell>
          <table:table-cell office:value-type="float" office:value="573598" calcext:value-type="float">
            <text:p>573598</text:p>
          </table:table-cell>
          <table:table-cell office:value-type="float" office:value="52534" calcext:value-type="float">
            <text:p>52534</text:p>
          </table:table-cell>
          <table:table-cell office:value-type="float" office:value="299063" calcext:value-type="float">
            <text:p>299063</text:p>
          </table:table-cell>
          <table:table-cell office:value-type="float" office:value="8.2" calcext:value-type="float">
            <text:p>8,2</text:p>
          </table:table-cell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,8</text:p>
          </table:table-cell>
          <table:table-cell office:value-type="float" office:value="7.2" calcext:value-type="float">
            <text:p>7,2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1950</text:p>
          </table:table-cell>
          <table:table-cell office:value-type="float" office:value="41828673" calcext:value-type="float">
            <text:p>41828673</text:p>
          </table:table-cell>
          <table:table-cell office:value-type="float" office:value="331091" calcext:value-type="float">
            <text:p>331091</text:p>
          </table:table-cell>
          <table:table-cell office:value-type="string" calcext:value-type="string">
            <text:p>34663</text:p>
          </table:table-cell>
          <table:table-cell office:value-type="float" office:value="862310" calcext:value-type="float">
            <text:p>862310</text:p>
          </table:table-cell>
          <table:table-cell office:value-type="float" office:value="534480" calcext:value-type="float">
            <text:p>534480</text:p>
          </table:table-cell>
          <table:table-cell office:value-type="float" office:value="44843" calcext:value-type="float">
            <text:p>44843</text:p>
          </table:table-cell>
          <table:table-cell office:value-type="float" office:value="327830" calcext:value-type="float">
            <text:p>327830</text:p>
          </table:table-cell>
          <table:table-cell office:value-type="float" office:value="7.9" calcext:value-type="float">
            <text:p>7,9</text:p>
          </table:table-cell>
          <table:table-cell office:value-type="float" office:value="20.6" calcext:value-type="float">
            <text:p>20,6</text:p>
          </table:table-cell>
          <table:table-cell office:value-type="float" office:value="12.8" calcext:value-type="float">
            <text:p>12,8</text:p>
          </table:table-cell>
          <table:table-cell office:value-type="float" office:value="7.8" calcext:value-type="float">
            <text:p>7,8</text:p>
          </table:table-cell>
          <table:table-cell office:value-type="float" office:value="51.9" calcext:value-type="float">
            <text:p>51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951</text:p>
          </table:table-cell>
          <table:table-cell office:value-type="float" office:value="42155535" calcext:value-type="float">
            <text:p>42155535</text:p>
          </table:table-cell>
          <table:table-cell office:value-type="float" office:value="319651" calcext:value-type="float">
            <text:p>319651</text:p>
          </table:table-cell>
          <table:table-cell office:value-type="string" calcext:value-type="string">
            <text:p>33420</text:p>
          </table:table-cell>
          <table:table-cell office:value-type="float" office:value="826722" calcext:value-type="float">
            <text:p>826722</text:p>
          </table:table-cell>
          <table:table-cell office:value-type="float" office:value="565829" calcext:value-type="float">
            <text:p>565829</text:p>
          </table:table-cell>
          <table:table-cell office:value-type="float" office:value="41990" calcext:value-type="float">
            <text:p>41990</text:p>
          </table:table-cell>
          <table:table-cell office:value-type="float" office:value="260893" calcext:value-type="float">
            <text:p>260893</text:p>
          </table:table-cell>
          <table:table-cell office:value-type="float" office:value="7.6" calcext:value-type="float">
            <text:p>7,6</text:p>
          </table:table-cell>
          <table:table-cell office:value-type="float" office:value="19.6" calcext:value-type="float">
            <text:p>19,6</text:p>
          </table:table-cell>
          <table:table-cell office:value-type="float" office:value="13.4" calcext:value-type="float">
            <text:p>13,4</text:p>
          </table:table-cell>
          <table:table-cell office:value-type="float" office:value="6.2" calcext:value-type="float">
            <text:p>6,2</text:p>
          </table:table-cell>
          <table:table-cell office:value-type="float" office:value="50.2" calcext:value-type="float">
            <text:p>50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1952</text:p>
          </table:table-cell>
          <table:table-cell office:value-type="float" office:value="42459668" calcext:value-type="float">
            <text:p>42459668</text:p>
          </table:table-cell>
          <table:table-cell office:value-type="float" office:value="313892" calcext:value-type="float">
            <text:p>313892</text:p>
          </table:table-cell>
          <table:table-cell office:value-type="string" calcext:value-type="string">
            <text:p>33013</text:p>
          </table:table-cell>
          <table:table-cell office:value-type="float" office:value="822204" calcext:value-type="float">
            <text:p>822204</text:p>
          </table:table-cell>
          <table:table-cell office:value-type="float" office:value="524831" calcext:value-type="float">
            <text:p>524831</text:p>
          </table:table-cell>
          <table:table-cell office:value-type="float" office:value="37139" calcext:value-type="float">
            <text:p>37139</text:p>
          </table:table-cell>
          <table:table-cell office:value-type="float" office:value="297373" calcext:value-type="float">
            <text:p>297373</text:p>
          </table:table-cell>
          <table:table-cell office:value-type="float" office:value="7.4" calcext:value-type="float">
            <text:p>7,4</text:p>
          </table:table-cell>
          <table:table-cell office:value-type="float" office:value="19.4" calcext:value-type="float">
            <text:p>19,4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  <table:table-cell office:value-type="float" office:value="45.1" calcext:value-type="float">
            <text:p>4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1953</text:p>
          </table:table-cell>
          <table:table-cell office:value-type="float" office:value="42751746" calcext:value-type="float">
            <text:p>42751746</text:p>
          </table:table-cell>
          <table:table-cell office:value-type="float" office:value="308426" calcext:value-type="float">
            <text:p>308426</text:p>
          </table:table-cell>
          <table:table-cell office:value-type="string" calcext:value-type="string">
            <text:p>30996</text:p>
          </table:table-cell>
          <table:table-cell office:value-type="float" office:value="804696" calcext:value-type="float">
            <text:p>804696</text:p>
          </table:table-cell>
          <table:table-cell office:value-type="float" office:value="556983" calcext:value-type="float">
            <text:p>556983</text:p>
          </table:table-cell>
          <table:table-cell office:value-type="float" office:value="33737" calcext:value-type="float">
            <text:p>33737</text:p>
          </table:table-cell>
          <table:table-cell office:value-type="float" office:value="247713" calcext:value-type="float">
            <text:p>247713</text:p>
          </table:table-cell>
          <table:table-cell office:value-type="float" office:value="7.2" calcext:value-type="float">
            <text:p>7,2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office:value-type="float" office:value="41.7" calcext:value-type="float">
            <text:p>41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1954</text:p>
          </table:table-cell>
          <table:table-cell office:value-type="float" office:value="43056505" calcext:value-type="float">
            <text:p>43056505</text:p>
          </table:table-cell>
          <table:table-cell office:value-type="float" office:value="314453" calcext:value-type="float">
            <text:p>314453</text:p>
          </table:table-cell>
          <table:table-cell office:value-type="string" calcext:value-type="string">
            <text:p>30218</text:p>
          </table:table-cell>
          <table:table-cell office:value-type="float" office:value="810754" calcext:value-type="float">
            <text:p>810754</text:p>
          </table:table-cell>
          <table:table-cell office:value-type="float" office:value="518892" calcext:value-type="float">
            <text:p>518892</text:p>
          </table:table-cell>
          <table:table-cell office:value-type="float" office:value="33028" calcext:value-type="float">
            <text:p>33028</text:p>
          </table:table-cell>
          <table:table-cell office:value-type="float" office:value="291862" calcext:value-type="float">
            <text:p>291862</text:p>
          </table:table-cell>
          <table:table-cell office:value-type="float" office:value="7.3" calcext:value-type="float">
            <text:p>7,3</text:p>
          </table:table-cell>
          <table:table-cell office:value-type="float" office:value="18.8" calcext:value-type="float">
            <text:p>18,8</text:p>
          </table:table-cell>
          <table:table-cell office:value-type="float" office:value="12.1" calcext:value-type="float">
            <text:p>12,1</text:p>
          </table:table-cell>
          <table:table-cell office:value-type="float" office:value="6.7" calcext:value-type="float">
            <text:p>6,7</text:p>
          </table:table-cell>
          <table:table-cell office:value-type="float" office:value="40.8" calcext:value-type="float">
            <text:p>40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1955</text:p>
          </table:table-cell>
          <table:table-cell office:value-type="float" office:value="43427670" calcext:value-type="float">
            <text:p>43427670</text:p>
          </table:table-cell>
          <table:table-cell office:value-type="float" office:value="312703" calcext:value-type="float">
            <text:p>312703</text:p>
          </table:table-cell>
          <table:table-cell office:value-type="string" calcext:value-type="string">
            <text:p>31268</text:p>
          </table:table-cell>
          <table:table-cell office:value-type="float" office:value="805917" calcext:value-type="float">
            <text:p>805917</text:p>
          </table:table-cell>
          <table:table-cell office:value-type="float" office:value="526322" calcext:value-type="float">
            <text:p>526322</text:p>
          </table:table-cell>
          <table:table-cell office:value-type="float" office:value="31130" calcext:value-type="float">
            <text:p>31130</text:p>
          </table:table-cell>
          <table:table-cell office:value-type="float" office:value="279595" calcext:value-type="float">
            <text:p>279595</text:p>
          </table:table-cell>
          <table:table-cell office:value-type="float" office:value="7.2" calcext:value-type="float">
            <text:p>7,2</text:p>
          </table:table-cell>
          <table:table-cell office:value-type="float" office:value="18.6" calcext:value-type="float">
            <text:p>18,6</text:p>
          </table:table-cell>
          <table:table-cell office:value-type="float" office:value="12.1" calcext:value-type="float">
            <text:p>12,1</text:p>
          </table:table-cell>
          <table:table-cell office:value-type="float" office:value="6.5" calcext:value-type="float">
            <text:p>6,5</text:p>
          </table:table-cell>
          <table:table-cell office:value-type="float" office:value="38.6" calcext:value-type="float">
            <text:p>38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1956</text:p>
          </table:table-cell>
          <table:table-cell office:value-type="float" office:value="43843075" calcext:value-type="float">
            <text:p>43843075</text:p>
          </table:table-cell>
          <table:table-cell office:value-type="float" office:value="293450" calcext:value-type="float">
            <text:p>293450</text:p>
          </table:table-cell>
          <table:table-cell office:value-type="string" calcext:value-type="string">
            <text:p>31254</text:p>
          </table:table-cell>
          <table:table-cell office:value-type="float" office:value="806916" calcext:value-type="float">
            <text:p>806916</text:p>
          </table:table-cell>
          <table:table-cell office:value-type="float" office:value="545700" calcext:value-type="float">
            <text:p>545700</text:p>
          </table:table-cell>
          <table:table-cell office:value-type="float" office:value="29196" calcext:value-type="float">
            <text:p>29196</text:p>
          </table:table-cell>
          <table:table-cell office:value-type="float" office:value="261216" calcext:value-type="float">
            <text:p>261216</text:p>
          </table:table-cell>
          <table:table-cell office:value-type="float" office:value="6.7" calcext:value-type="float">
            <text:p>6,7</text:p>
          </table:table-cell>
          <table:table-cell office:value-type="float" office:value="18.4" calcext:value-type="float">
            <text:p>18,4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1957</text:p>
          </table:table-cell>
          <table:table-cell office:value-type="float" office:value="44310863" calcext:value-type="float">
            <text:p>44310863</text:p>
          </table:table-cell>
          <table:table-cell office:value-type="float" office:value="310509" calcext:value-type="float">
            <text:p>310509</text:p>
          </table:table-cell>
          <table:table-cell office:value-type="string" calcext:value-type="string">
            <text:p>30673</text:p>
          </table:table-cell>
          <table:table-cell office:value-type="float" office:value="816467" calcext:value-type="float">
            <text:p>816467</text:p>
          </table:table-cell>
          <table:table-cell office:value-type="float" office:value="532107" calcext:value-type="float">
            <text:p>532107</text:p>
          </table:table-cell>
          <table:table-cell office:value-type="float" office:value="27505" calcext:value-type="float">
            <text:p>27505</text:p>
          </table:table-cell>
          <table:table-cell office:value-type="float" office:value="284360" calcext:value-type="float">
            <text:p>284360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,4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,4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1958</text:p>
          </table:table-cell>
          <table:table-cell office:value-type="float" office:value="44788853" calcext:value-type="float">
            <text:p>44788853</text:p>
          </table:table-cell>
          <table:table-cell office:value-type="float" office:value="312133" calcext:value-type="float">
            <text:p>312133</text:p>
          </table:table-cell>
          <table:table-cell office:value-type="string" calcext:value-type="string">
            <text:p>31300</text:p>
          </table:table-cell>
          <table:table-cell office:value-type="float" office:value="812215" calcext:value-type="float">
            <text:p>812215</text:p>
          </table:table-cell>
          <table:table-cell office:value-type="float" office:value="500596" calcext:value-type="float">
            <text:p>500596</text:p>
          </table:table-cell>
          <table:table-cell office:value-type="float" office:value="25564" calcext:value-type="float">
            <text:p>25564</text:p>
          </table:table-cell>
          <table:table-cell office:value-type="float" office:value="311619" calcext:value-type="float">
            <text:p>311619</text:p>
          </table:table-cell>
          <table:table-cell office:value-type="float" office:value="7" calcext:value-type="float">
            <text:p>7</text:p>
          </table:table-cell>
          <table:table-cell office:value-type="float" office:value="18.1" calcext:value-type="float">
            <text:p>18,1</text:p>
          </table:table-cell>
          <table:table-cell office:value-type="float" office:value="11.2" calcext:value-type="float">
            <text:p>11,2</text:p>
          </table:table-cell>
          <table:table-cell office:value-type="float" office:value="6.9" calcext:value-type="float">
            <text:p>6,9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1959</text:p>
          </table:table-cell>
          <table:table-cell office:value-type="float" office:value="45239730" calcext:value-type="float">
            <text:p>45239730</text:p>
          </table:table-cell>
          <table:table-cell office:value-type="float" office:value="320821" calcext:value-type="float">
            <text:p>320821</text:p>
          </table:table-cell>
          <table:table-cell office:value-type="string" calcext:value-type="string">
            <text:p>29924</text:p>
          </table:table-cell>
          <table:table-cell office:value-type="float" office:value="829249" calcext:value-type="float">
            <text:p>829249</text:p>
          </table:table-cell>
          <table:table-cell office:value-type="float" office:value="509114" calcext:value-type="float">
            <text:p>509114</text:p>
          </table:table-cell>
          <table:table-cell office:value-type="float" office:value="24422" calcext:value-type="float">
            <text:p>24422</text:p>
          </table:table-cell>
          <table:table-cell office:value-type="float" office:value="320135" calcext:value-type="float">
            <text:p>320135</text:p>
          </table:table-cell>
          <table:table-cell office:value-type="float" office:value="7.1" calcext:value-type="float">
            <text:p>7,1</text:p>
          </table:table-cell>
          <table:table-cell office:value-type="float" office:value="18.3" calcext:value-type="float">
            <text:p>18,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1960</text:p>
          </table:table-cell>
          <table:table-cell office:value-type="float" office:value="45684227" calcext:value-type="float">
            <text:p>45684227</text:p>
          </table:table-cell>
          <table:table-cell office:value-type="float" office:value="319944" calcext:value-type="float">
            <text:p>319944</text:p>
          </table:table-cell>
          <table:table-cell office:value-type="string" calcext:value-type="string">
            <text:p>30182</text:p>
          </table:table-cell>
          <table:table-cell office:value-type="float" office:value="819819" calcext:value-type="float">
            <text:p>819819</text:p>
          </table:table-cell>
          <table:table-cell office:value-type="float" office:value="520960" calcext:value-type="float">
            <text:p>520960</text:p>
          </table:table-cell>
          <table:table-cell office:value-type="float" office:value="22484" calcext:value-type="float">
            <text:p>22484</text:p>
          </table:table-cell>
          <table:table-cell office:value-type="float" office:value="298859" calcext:value-type="float">
            <text:p>298859</text:p>
          </table:table-cell>
          <table:table-cell office:value-type="float" office:value="7" calcext:value-type="float">
            <text:p>7</text:p>
          </table:table-cell>
          <table:table-cell office:value-type="float" office:value="17.9" calcext:value-type="float">
            <text:p>17,9</text:p>
          </table:table-cell>
          <table:table-cell office:value-type="float" office:value="11.4" calcext:value-type="float">
            <text:p>11,4</text:p>
          </table:table-cell>
          <table:table-cell office:value-type="float" office:value="6.5" calcext:value-type="float">
            <text:p>6,5</text:p>
          </table:table-cell>
          <table:table-cell office:value-type="float" office:value="27.4" calcext:value-type="float">
            <text:p>27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961</text:p>
          </table:table-cell>
          <table:table-cell office:value-type="float" office:value="46162828" calcext:value-type="float">
            <text:p>46162828</text:p>
          </table:table-cell>
          <table:table-cell office:value-type="float" office:value="314841" calcext:value-type="float">
            <text:p>314841</text:p>
          </table:table-cell>
          <table:table-cell office:value-type="string" calcext:value-type="string">
            <text:p>30809</text:p>
          </table:table-cell>
          <table:table-cell office:value-type="float" office:value="838633" calcext:value-type="float">
            <text:p>838633</text:p>
          </table:table-cell>
          <table:table-cell office:value-type="float" office:value="500289" calcext:value-type="float">
            <text:p>500289</text:p>
          </table:table-cell>
          <table:table-cell office:value-type="float" office:value="21493" calcext:value-type="float">
            <text:p>21493</text:p>
          </table:table-cell>
          <table:table-cell office:value-type="float" office:value="338344" calcext:value-type="float">
            <text:p>338344</text:p>
          </table:table-cell>
          <table:table-cell office:value-type="float" office:value="6.8" calcext:value-type="float">
            <text:p>6,8</text:p>
          </table:table-cell>
          <table:table-cell office:value-type="float" office:value="18.2" calcext:value-type="float">
            <text:p>18,2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1962</text:p>
          </table:table-cell>
          <table:table-cell office:value-type="float" office:value="46997703" calcext:value-type="float">
            <text:p>46997703</text:p>
          </table:table-cell>
          <table:table-cell office:value-type="float" office:value="316873" calcext:value-type="float">
            <text:p>316873</text:p>
          </table:table-cell>
          <table:table-cell office:value-type="string" calcext:value-type="string">
            <text:p>30570</text:p>
          </table:table-cell>
          <table:table-cell office:value-type="float" office:value="832353" calcext:value-type="float">
            <text:p>832353</text:p>
          </table:table-cell>
          <table:table-cell office:value-type="float" office:value="541147" calcext:value-type="float">
            <text:p>541147</text:p>
          </table:table-cell>
          <table:table-cell office:value-type="float" office:value="21430" calcext:value-type="float">
            <text:p>21430</text:p>
          </table:table-cell>
          <table:table-cell office:value-type="float" office:value="291206" calcext:value-type="float">
            <text:p>291206</text:p>
          </table:table-cell>
          <table:table-cell office:value-type="float" office:value="6.7" calcext:value-type="float">
            <text:p>6,7</text:p>
          </table:table-cell>
          <table:table-cell office:value-type="float" office:value="17.7" calcext:value-type="float">
            <text:p>17,7</text:p>
          </table:table-cell>
          <table:table-cell office:value-type="float" office:value="11.5" calcext:value-type="float">
            <text:p>11,5</text:p>
          </table:table-cell>
          <table:table-cell office:value-type="float" office:value="6.2" calcext:value-type="float">
            <text:p>6,2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1963</text:p>
          </table:table-cell>
          <table:table-cell office:value-type="float" office:value="47816218" calcext:value-type="float">
            <text:p>47816218</text:p>
          </table:table-cell>
          <table:table-cell office:value-type="float" office:value="339463" calcext:value-type="float">
            <text:p>339463</text:p>
          </table:table-cell>
          <table:table-cell office:value-type="string" calcext:value-type="string">
            <text:p>30298</text:p>
          </table:table-cell>
          <table:table-cell office:value-type="float" office:value="868876" calcext:value-type="float">
            <text:p>868876</text:p>
          </table:table-cell>
          <table:table-cell office:value-type="float" office:value="557852" calcext:value-type="float">
            <text:p>557852</text:p>
          </table:table-cell>
          <table:table-cell office:value-type="float" office:value="22106" calcext:value-type="float">
            <text:p>22106</text:p>
          </table:table-cell>
          <table:table-cell office:value-type="float" office:value="311024" calcext:value-type="float">
            <text:p>311024</text:p>
          </table:table-cell>
          <table:table-cell office:value-type="float" office:value="7.1" calcext:value-type="float">
            <text:p>7,1</text:p>
          </table:table-cell>
          <table:table-cell office:value-type="float" office:value="18.2" calcext:value-type="float">
            <text:p>18,2</text:p>
          </table:table-cell>
          <table:table-cell office:value-type="float" office:value="11.7" calcext:value-type="float">
            <text:p>11,7</text:p>
          </table:table-cell>
          <table:table-cell office:value-type="float" office:value="6.5" calcext:value-type="float">
            <text:p>6,5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1964</text:p>
          </table:table-cell>
          <table:table-cell office:value-type="float" office:value="48310415" calcext:value-type="float">
            <text:p>48310415</text:p>
          </table:table-cell>
          <table:table-cell office:value-type="float" office:value="347525" calcext:value-type="float">
            <text:p>347525</text:p>
          </table:table-cell>
          <table:table-cell office:value-type="string" calcext:value-type="string">
            <text:p>33250</text:p>
          </table:table-cell>
          <table:table-cell office:value-type="float" office:value="877804" calcext:value-type="float">
            <text:p>877804</text:p>
          </table:table-cell>
          <table:table-cell office:value-type="float" office:value="520033" calcext:value-type="float">
            <text:p>520033</text:p>
          </table:table-cell>
          <table:table-cell office:value-type="float" office:value="20475" calcext:value-type="float">
            <text:p>20475</text:p>
          </table:table-cell>
          <table:table-cell office:value-type="float" office:value="357771" calcext:value-type="float">
            <text:p>357771</text:p>
          </table:table-cell>
          <table:table-cell office:value-type="float" office:value="7.2" calcext:value-type="float">
            <text:p>7,2</text:p>
          </table:table-cell>
          <table:table-cell office:value-type="float" office:value="18.2" calcext:value-type="float">
            <text:p>18,2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23.4" calcext:value-type="float">
            <text:p>23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1965</text:p>
          </table:table-cell>
          <table:table-cell office:value-type="float" office:value="48757796" calcext:value-type="float">
            <text:p>48757796</text:p>
          </table:table-cell>
          <table:table-cell office:value-type="float" office:value="346308" calcext:value-type="float">
            <text:p>346308</text:p>
          </table:table-cell>
          <table:table-cell office:value-type="string" calcext:value-type="string">
            <text:p>34877</text:p>
          </table:table-cell>
          <table:table-cell office:value-type="float" office:value="865688" calcext:value-type="float">
            <text:p>865688</text:p>
          </table:table-cell>
          <table:table-cell office:value-type="float" office:value="543696" calcext:value-type="float">
            <text:p>543696</text:p>
          </table:table-cell>
          <table:table-cell office:value-type="float" office:value="18990" calcext:value-type="float">
            <text:p>18990</text:p>
          </table:table-cell>
          <table:table-cell office:value-type="float" office:value="321992" calcext:value-type="float">
            <text:p>321992</text:p>
          </table:table-cell>
          <table:table-cell office:value-type="float" office:value="7.1" calcext:value-type="float">
            <text:p>7,1</text:p>
          </table:table-cell>
          <table:table-cell office:value-type="float" office:value="17.8" calcext:value-type="float">
            <text:p>17,8</text:p>
          </table:table-cell>
          <table:table-cell office:value-type="float" office:value="11.2" calcext:value-type="float">
            <text:p>11,2</text:p>
          </table:table-cell>
          <table:table-cell office:value-type="float" office:value="6.6" calcext:value-type="float">
            <text:p>6,6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1966</text:p>
          </table:table-cell>
          <table:table-cell office:value-type="float" office:value="49163665" calcext:value-type="float">
            <text:p>49163665</text:p>
          </table:table-cell>
          <table:table-cell office:value-type="float" office:value="339746" calcext:value-type="float">
            <text:p>339746</text:p>
          </table:table-cell>
          <table:table-cell office:value-type="string" calcext:value-type="string">
            <text:p>36732</text:p>
          </table:table-cell>
          <table:table-cell office:value-type="float" office:value="863527" calcext:value-type="float">
            <text:p>863527</text:p>
          </table:table-cell>
          <table:table-cell office:value-type="float" office:value="528782" calcext:value-type="float">
            <text:p>528782</text:p>
          </table:table-cell>
          <table:table-cell office:value-type="float" office:value="18775" calcext:value-type="float">
            <text:p>18775</text:p>
          </table:table-cell>
          <table:table-cell office:value-type="float" office:value="334745" calcext:value-type="float">
            <text:p>334745</text:p>
          </table:table-cell>
          <table:table-cell office:value-type="float" office:value="6.9" calcext:value-type="float">
            <text:p>6,9</text:p>
          </table:table-cell>
          <table:table-cell office:value-type="float" office:value="17.6" calcext:value-type="float">
            <text:p>17,6</text:p>
          </table:table-cell>
          <table:table-cell office:value-type="float" office:value="10.8" calcext:value-type="float">
            <text:p>10,8</text:p>
          </table:table-cell>
          <table:table-cell office:value-type="float" office:value="6.8" calcext:value-type="float">
            <text:p>6,8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1967</text:p>
          </table:table-cell>
          <table:table-cell office:value-type="float" office:value="49548305" calcext:value-type="float">
            <text:p>49548305</text:p>
          </table:table-cell>
          <table:table-cell office:value-type="float" office:value="345578" calcext:value-type="float">
            <text:p>345578</text:p>
          </table:table-cell>
          <table:table-cell office:value-type="string" calcext:value-type="string">
            <text:p>37194</text:p>
          </table:table-cell>
          <table:table-cell office:value-type="float" office:value="840568" calcext:value-type="float">
            <text:p>840568</text:p>
          </table:table-cell>
          <table:table-cell office:value-type="float" office:value="543033" calcext:value-type="float">
            <text:p>543033</text:p>
          </table:table-cell>
          <table:table-cell office:value-type="float" office:value="17437" calcext:value-type="float">
            <text:p>17437</text:p>
          </table:table-cell>
          <table:table-cell office:value-type="float" office:value="297535" calcext:value-type="float">
            <text:p>29753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1968</text:p>
          </table:table-cell>
          <table:table-cell office:value-type="float" office:value="49915404" calcext:value-type="float">
            <text:p>49915404</text:p>
          </table:table-cell>
          <table:table-cell office:value-type="float" office:value="356615" calcext:value-type="float">
            <text:p>356615</text:p>
          </table:table-cell>
          <table:table-cell office:value-type="string" calcext:value-type="string">
            <text:p>36063</text:p>
          </table:table-cell>
          <table:table-cell office:value-type="float" office:value="835796" calcext:value-type="float">
            <text:p>835796</text:p>
          </table:table-cell>
          <table:table-cell office:value-type="float" office:value="553441" calcext:value-type="float">
            <text:p>553441</text:p>
          </table:table-cell>
          <table:table-cell office:value-type="float" office:value="17071" calcext:value-type="float">
            <text:p>17071</text:p>
          </table:table-cell>
          <table:table-cell office:value-type="float" office:value="282355" calcext:value-type="float">
            <text:p>282355</text:p>
          </table:table-cell>
          <table:table-cell office:value-type="float" office:value="7.1" calcext:value-type="float">
            <text:p>7,1</text:p>
          </table:table-cell>
          <table:table-cell office:value-type="float" office:value="16.7" calcext:value-type="float">
            <text:p>16,7</text:p>
          </table:table-cell>
          <table:table-cell office:value-type="float" office:value="11.1" calcext:value-type="float">
            <text:p>11,1</text:p>
          </table:table-cell>
          <table:table-cell office:value-type="float" office:value="5.6" calcext:value-type="float">
            <text:p>5,6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1969</text:p>
          </table:table-cell>
          <table:table-cell office:value-type="float" office:value="50317977" calcext:value-type="float">
            <text:p>50317977</text:p>
          </table:table-cell>
          <table:table-cell office:value-type="float" office:value="380829" calcext:value-type="float">
            <text:p>380829</text:p>
          </table:table-cell>
          <table:table-cell office:value-type="string" calcext:value-type="string">
            <text:p>37926</text:p>
          </table:table-cell>
          <table:table-cell office:value-type="float" office:value="842245" calcext:value-type="float">
            <text:p>842245</text:p>
          </table:table-cell>
          <table:table-cell office:value-type="float" office:value="573335" calcext:value-type="float">
            <text:p>573335</text:p>
          </table:table-cell>
          <table:table-cell office:value-type="float" office:value="16515" calcext:value-type="float">
            <text:p>16515</text:p>
          </table:table-cell>
          <table:table-cell office:value-type="float" office:value="268910" calcext:value-type="float">
            <text:p>268910</text:p>
          </table:table-cell>
          <table:table-cell office:value-type="float" office:value="7.6" calcext:value-type="float">
            <text:p>7,6</text:p>
          </table:table-cell>
          <table:table-cell office:value-type="float" office:value="16.7" calcext:value-type="float">
            <text:p>16,7</text:p>
          </table:table-cell>
          <table:table-cell office:value-type="float" office:value="11.4" calcext:value-type="float">
            <text:p>11,4</text:p>
          </table:table-cell>
          <table:table-cell office:value-type="float" office:value="5.3" calcext:value-type="float">
            <text:p>5,3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1970</text:p>
          </table:table-cell>
          <table:table-cell office:value-type="float" office:value="50772227" calcext:value-type="float">
            <text:p>50772227</text:p>
          </table:table-cell>
          <table:table-cell office:value-type="float" office:value="393686" calcext:value-type="float">
            <text:p>393686</text:p>
          </table:table-cell>
          <table:table-cell office:value-type="string" calcext:value-type="string">
            <text:p>38949</text:p>
          </table:table-cell>
          <table:table-cell office:value-type="float" office:value="850381" calcext:value-type="float">
            <text:p>850381</text:p>
          </table:table-cell>
          <table:table-cell office:value-type="float" office:value="542277" calcext:value-type="float">
            <text:p>542277</text:p>
          </table:table-cell>
          <table:table-cell office:value-type="float" office:value="15437" calcext:value-type="float">
            <text:p>15437</text:p>
          </table:table-cell>
          <table:table-cell office:value-type="float" office:value="308104" calcext:value-type="float">
            <text:p>308104</text:p>
          </table:table-cell>
          <table:table-cell office:value-type="float" office:value="7.8" calcext:value-type="float">
            <text:p>7,8</text:p>
          </table:table-cell>
          <table:table-cell office:value-type="float" office:value="16.7" calcext:value-type="float">
            <text:p>16,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971</text:p>
          </table:table-cell>
          <table:table-cell office:value-type="float" office:value="51251094" calcext:value-type="float">
            <text:p>51251094</text:p>
          </table:table-cell>
          <table:table-cell office:value-type="float" office:value="406416" calcext:value-type="float">
            <text:p>406416</text:p>
          </table:table-cell>
          <table:table-cell office:value-type="string" calcext:value-type="string">
            <text:p>41628</text:p>
          </table:table-cell>
          <table:table-cell office:value-type="float" office:value="881284" calcext:value-type="float">
            <text:p>881284</text:p>
          </table:table-cell>
          <table:table-cell office:value-type="float" office:value="554151" calcext:value-type="float">
            <text:p>554151</text:p>
          </table:table-cell>
          <table:table-cell office:value-type="float" office:value="15109" calcext:value-type="float">
            <text:p>15109</text:p>
          </table:table-cell>
          <table:table-cell office:value-type="float" office:value="327133" calcext:value-type="float">
            <text:p>327133</text:p>
          </table:table-cell>
          <table:table-cell office:value-type="float" office:value="7.9" calcext:value-type="float">
            <text:p>7,9</text:p>
          </table:table-cell>
          <table:table-cell office:value-type="float" office:value="17.2" calcext:value-type="float">
            <text:p>17,2</text:p>
          </table:table-cell>
          <table:table-cell office:value-type="float" office:value="10.8" calcext:value-type="float">
            <text:p>10,8</text:p>
          </table:table-cell>
          <table:table-cell office:value-type="float" office:value="6.4" calcext:value-type="float">
            <text:p>6,4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1972</text:p>
          </table:table-cell>
          <table:table-cell office:value-type="float" office:value="51700913" calcext:value-type="float">
            <text:p>51700913</text:p>
          </table:table-cell>
          <table:table-cell office:value-type="float" office:value="416521" calcext:value-type="float">
            <text:p>416521</text:p>
          </table:table-cell>
          <table:table-cell office:value-type="string" calcext:value-type="string">
            <text:p>44738</text:p>
          </table:table-cell>
          <table:table-cell office:value-type="float" office:value="877506" calcext:value-type="float">
            <text:p>877506</text:p>
          </table:table-cell>
          <table:table-cell office:value-type="float" office:value="549900" calcext:value-type="float">
            <text:p>549900</text:p>
          </table:table-cell>
          <table:table-cell office:value-type="float" office:value="14082" calcext:value-type="float">
            <text:p>14082</text:p>
          </table:table-cell>
          <table:table-cell office:value-type="float" office:value="327606" calcext:value-type="float">
            <text:p>327606</text:p>
          </table:table-cell>
          <table:table-cell office:value-type="float" office:value="8.1" calcext:value-type="float">
            <text:p>8,1</text:p>
          </table:table-cell>
          <table:table-cell office:value-type="float" office:value="17" calcext:value-type="float">
            <text:p>17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1973</text:p>
          </table:table-cell>
          <table:table-cell office:value-type="float" office:value="52118299" calcext:value-type="float">
            <text:p>52118299</text:p>
          </table:table-cell>
          <table:table-cell office:value-type="float" office:value="400740" calcext:value-type="float">
            <text:p>400740</text:p>
          </table:table-cell>
          <table:table-cell office:value-type="string" calcext:value-type="string">
            <text:p>47319</text:p>
          </table:table-cell>
          <table:table-cell office:value-type="float" office:value="857186" calcext:value-type="float">
            <text:p>857186</text:p>
          </table:table-cell>
          <table:table-cell office:value-type="float" office:value="558782" calcext:value-type="float">
            <text:p>558782</text:p>
          </table:table-cell>
          <table:table-cell office:value-type="float" office:value="13243" calcext:value-type="float">
            <text:p>13243</text:p>
          </table:table-cell>
          <table:table-cell office:value-type="float" office:value="298404" calcext:value-type="float">
            <text:p>298404</text:p>
          </table:table-cell>
          <table:table-cell office:value-type="float" office:value="7.7" calcext:value-type="float">
            <text:p>7,7</text:p>
          </table:table-cell>
          <table:table-cell office:value-type="float" office:value="16.4" calcext:value-type="float">
            <text:p>16,4</text:p>
          </table:table-cell>
          <table:table-cell office:value-type="float" office:value="10.7" calcext:value-type="float">
            <text:p>10,7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1974</text:p>
          </table:table-cell>
          <table:table-cell office:value-type="float" office:value="52460363" calcext:value-type="float">
            <text:p>52460363</text:p>
          </table:table-cell>
          <table:table-cell office:value-type="float" office:value="394755" calcext:value-type="float">
            <text:p>394755</text:p>
          </table:table-cell>
          <table:table-cell office:value-type="string" calcext:value-type="string">
            <text:p>53106</text:p>
          </table:table-cell>
          <table:table-cell office:value-type="float" office:value="801218" calcext:value-type="float">
            <text:p>801218</text:p>
          </table:table-cell>
          <table:table-cell office:value-type="float" office:value="552551" calcext:value-type="float">
            <text:p>552551</text:p>
          </table:table-cell>
          <table:table-cell office:value-type="float" office:value="11764" calcext:value-type="float">
            <text:p>11764</text:p>
          </table:table-cell>
          <table:table-cell office:value-type="float" office:value="248667" calcext:value-type="float">
            <text:p>248667</text:p>
          </table:table-cell>
          <table:table-cell office:value-type="float" office:value="7.5" calcext:value-type="float">
            <text:p>7,5</text:p>
          </table:table-cell>
          <table:table-cell office:value-type="float" office:value="15.3" calcext:value-type="float">
            <text:p>15,3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1975</text:p>
          </table:table-cell>
          <table:table-cell office:value-type="float" office:value="52699169" calcext:value-type="float">
            <text:p>52699169</text:p>
          </table:table-cell>
          <table:table-cell office:value-type="float" office:value="387379" calcext:value-type="float">
            <text:p>387379</text:p>
          </table:table-cell>
          <table:table-cell office:value-type="string" calcext:value-type="string">
            <text:p>55612</text:p>
          </table:table-cell>
          <table:table-cell office:value-type="float" office:value="745065" calcext:value-type="float">
            <text:p>745065</text:p>
          </table:table-cell>
          <table:table-cell office:value-type="float" office:value="560353" calcext:value-type="float">
            <text:p>560353</text:p>
          </table:table-cell>
          <table:table-cell office:value-type="float" office:value="10277" calcext:value-type="float">
            <text:p>10277</text:p>
          </table:table-cell>
          <table:table-cell office:value-type="float" office:value="184712" calcext:value-type="float">
            <text:p>184712</text:p>
          </table:table-cell>
          <table:table-cell office:value-type="float" office:value="7.4" calcext:value-type="float">
            <text:p>7,4</text:p>
          </table:table-cell>
          <table:table-cell office:value-type="float" office:value="14.1" calcext:value-type="float">
            <text:p>14,1</text:p>
          </table:table-cell>
          <table:table-cell office:value-type="float" office:value="10.6" calcext:value-type="float">
            <text:p>10,6</text:p>
          </table:table-cell>
          <table:table-cell office:value-type="float" office:value="3.5" calcext:value-type="float">
            <text:p>3,5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976</text:p>
          </table:table-cell>
          <table:table-cell office:value-type="float" office:value="52908672" calcext:value-type="float">
            <text:p>52908672</text:p>
          </table:table-cell>
          <table:table-cell office:value-type="float" office:value="374003" calcext:value-type="float">
            <text:p>374003</text:p>
          </table:table-cell>
          <table:table-cell office:value-type="string" calcext:value-type="string">
            <text:p>60490</text:p>
          </table:table-cell>
          <table:table-cell office:value-type="float" office:value="720395" calcext:value-type="float">
            <text:p>720395</text:p>
          </table:table-cell>
          <table:table-cell office:value-type="float" office:value="557114" calcext:value-type="float">
            <text:p>557114</text:p>
          </table:table-cell>
          <table:table-cell office:value-type="float" office:value="9029" calcext:value-type="float">
            <text:p>9029</text:p>
          </table:table-cell>
          <table:table-cell office:value-type="float" office:value="163281" calcext:value-type="float">
            <text:p>163281</text:p>
          </table:table-cell>
          <table:table-cell office:value-type="float" office:value="7.1" calcext:value-type="float">
            <text:p>7,1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3.1" calcext:value-type="float">
            <text:p>3,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977</text:p>
          </table:table-cell>
          <table:table-cell office:value-type="float" office:value="53145286" calcext:value-type="float">
            <text:p>53145286</text:p>
          </table:table-cell>
          <table:table-cell office:value-type="float" office:value="368166" calcext:value-type="float">
            <text:p>368166</text:p>
          </table:table-cell>
          <table:table-cell office:value-type="string" calcext:value-type="string">
            <text:p>71319</text:p>
          </table:table-cell>
          <table:table-cell office:value-type="float" office:value="744744" calcext:value-type="float">
            <text:p>744744</text:p>
          </table:table-cell>
          <table:table-cell office:value-type="float" office:value="536221" calcext:value-type="float">
            <text:p>536221</text:p>
          </table:table-cell>
          <table:table-cell office:value-type="float" office:value="8522" calcext:value-type="float">
            <text:p>8522</text:p>
          </table:table-cell>
          <table:table-cell office:value-type="float" office:value="208523" calcext:value-type="float">
            <text:p>208523</text:p>
          </table:table-cell>
          <table:table-cell office:value-type="float" office:value="6.9" calcext:value-type="float">
            <text:p>6,9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,1</text:p>
          </table:table-cell>
          <table:table-cell office:value-type="float" office:value="3.9" calcext:value-type="float">
            <text:p>3,9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978</text:p>
          </table:table-cell>
          <table:table-cell office:value-type="float" office:value="53376320" calcext:value-type="float">
            <text:p>53376320</text:p>
          </table:table-cell>
          <table:table-cell office:value-type="float" office:value="354628" calcext:value-type="float">
            <text:p>354628</text:p>
          </table:table-cell>
          <table:table-cell office:value-type="string" calcext:value-type="string">
            <text:p>74416</text:p>
          </table:table-cell>
          <table:table-cell office:value-type="float" office:value="737062" calcext:value-type="float">
            <text:p>737062</text:p>
          </table:table-cell>
          <table:table-cell office:value-type="float" office:value="546916" calcext:value-type="float">
            <text:p>546916</text:p>
          </table:table-cell>
          <table:table-cell office:value-type="float" office:value="7852" calcext:value-type="float">
            <text:p>7852</text:p>
          </table:table-cell>
          <table:table-cell office:value-type="float" office:value="190146" calcext:value-type="float">
            <text:p>190146</text:p>
          </table:table-cell>
          <table:table-cell office:value-type="float" office:value="6.6" calcext:value-type="float">
            <text:p>6,6</text:p>
          </table:table-cell>
          <table:table-cell office:value-type="float" office:value="13.8" calcext:value-type="float">
            <text:p>13,8</text:p>
          </table:table-cell>
          <table:table-cell office:value-type="float" office:value="10.2" calcext:value-type="float">
            <text:p>10,2</text:p>
          </table:table-cell>
          <table:table-cell office:value-type="float" office:value="3.6" calcext:value-type="float">
            <text:p>3,6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1979</text:p>
          </table:table-cell>
          <table:table-cell office:value-type="float" office:value="53606230" calcext:value-type="float">
            <text:p>53606230</text:p>
          </table:table-cell>
          <table:table-cell office:value-type="float" office:value="340405" calcext:value-type="float">
            <text:p>340405</text:p>
          </table:table-cell>
          <table:table-cell office:value-type="string" calcext:value-type="string">
            <text:p>78571</text:p>
          </table:table-cell>
          <table:table-cell office:value-type="float" office:value="757354" calcext:value-type="float">
            <text:p>757354</text:p>
          </table:table-cell>
          <table:table-cell office:value-type="float" office:value="541805" calcext:value-type="float">
            <text:p>541805</text:p>
          </table:table-cell>
          <table:table-cell office:value-type="float" office:value="7582" calcext:value-type="float">
            <text:p>7582</text:p>
          </table:table-cell>
          <table:table-cell office:value-type="float" office:value="215549" calcext:value-type="float">
            <text:p>215549</text:p>
          </table:table-cell>
          <table:table-cell office:value-type="float" office:value="6.4" calcext:value-type="float">
            <text:p>6,4</text:p>
          </table:table-cell>
          <table:table-cell office:value-type="float" office:value="14.1" calcext:value-type="float">
            <text:p>14,1</text:p>
          </table:table-cell>
          <table:table-cell office:value-type="float" office:value="10.1" calcext:value-type="float">
            <text:p>10,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980</text:p>
          </table:table-cell>
          <table:table-cell office:value-type="float" office:value="53880009" calcext:value-type="float">
            <text:p>53880009</text:p>
          </table:table-cell>
          <table:table-cell office:value-type="float" office:value="334377" calcext:value-type="float">
            <text:p>334377</text:p>
          </table:table-cell>
          <table:table-cell office:value-type="string" calcext:value-type="string">
            <text:p>81156</text:p>
          </table:table-cell>
          <table:table-cell office:value-type="float" office:value="800376" calcext:value-type="float">
            <text:p>800376</text:p>
          </table:table-cell>
          <table:table-cell office:value-type="float" office:value="547107" calcext:value-type="float">
            <text:p>547107</text:p>
          </table:table-cell>
          <table:table-cell office:value-type="float" office:value="8010" calcext:value-type="float">
            <text:p>8010</text:p>
          </table:table-cell>
          <table:table-cell office:value-type="float" office:value="253269" calcext:value-type="float">
            <text:p>25326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0.2" calcext:value-type="float">
            <text:p>10,2</text:p>
          </table:table-cell>
          <table:table-cell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981</text:p>
          </table:table-cell>
          <table:table-cell office:value-type="float" office:value="54181815" calcext:value-type="float">
            <text:p>54181815</text:p>
          </table:table-cell>
          <table:table-cell office:value-type="float" office:value="315117" calcext:value-type="float">
            <text:p>315117</text:p>
          </table:table-cell>
          <table:table-cell office:value-type="string" calcext:value-type="string">
            <text:p>87615</text:p>
          </table:table-cell>
          <table:table-cell office:value-type="float" office:value="805483" calcext:value-type="float">
            <text:p>805483</text:p>
          </table:table-cell>
          <table:table-cell office:value-type="float" office:value="554823" calcext:value-type="float">
            <text:p>554823</text:p>
          </table:table-cell>
          <table:table-cell office:value-type="float" office:value="7823" calcext:value-type="float">
            <text:p>7823</text:p>
          </table:table-cell>
          <table:table-cell office:value-type="float" office:value="250660" calcext:value-type="float">
            <text:p>250660</text:p>
          </table:table-cell>
          <table:table-cell office:value-type="float" office:value="5.8" calcext:value-type="float">
            <text:p>5,8</text:p>
          </table:table-cell>
          <table:table-cell office:value-type="float" office:value="14.9" calcext:value-type="float">
            <text:p>14,9</text:p>
          </table:table-cell>
          <table:table-cell office:value-type="float" office:value="10.2" calcext:value-type="float">
            <text:p>10,2</text:p>
          </table:table-cell>
          <table:table-cell office:value-type="float" office:value="4.7" calcext:value-type="float">
            <text:p>4,7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1982</text:p>
          </table:table-cell>
          <table:table-cell office:value-type="float" office:value="54492492" calcext:value-type="float">
            <text:p>54492492</text:p>
          </table:table-cell>
          <table:table-cell office:value-type="float" office:value="312405" calcext:value-type="float">
            <text:p>312405</text:p>
          </table:table-cell>
          <table:table-cell office:value-type="string" calcext:value-type="string">
            <text:p>93892</text:p>
          </table:table-cell>
          <table:table-cell office:value-type="float" office:value="797223" calcext:value-type="float">
            <text:p>797223</text:p>
          </table:table-cell>
          <table:table-cell office:value-type="float" office:value="543104" calcext:value-type="float">
            <text:p>543104</text:p>
          </table:table-cell>
          <table:table-cell office:value-type="float" office:value="7542" calcext:value-type="float">
            <text:p>7542</text:p>
          </table:table-cell>
          <table:table-cell office:value-type="float" office:value="254119" calcext:value-type="float">
            <text:p>254119</text:p>
          </table:table-cell>
          <table:table-cell office:value-type="float" office:value="5.7" calcext:value-type="float">
            <text:p>5,7</text:p>
          </table:table-cell>
          <table:table-cell office:value-type="float" office:value="14.6" calcext:value-type="float">
            <text:p>14,6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1983</text:p>
          </table:table-cell>
          <table:table-cell office:value-type="float" office:value="54772419" calcext:value-type="float">
            <text:p>54772419</text:p>
          </table:table-cell>
          <table:table-cell office:value-type="float" office:value="300513" calcext:value-type="float">
            <text:p>300513</text:p>
          </table:table-cell>
          <table:table-cell office:value-type="string" calcext:value-type="string">
            <text:p>98730</text:p>
          </table:table-cell>
          <table:table-cell office:value-type="float" office:value="748525" calcext:value-type="float">
            <text:p>748525</text:p>
          </table:table-cell>
          <table:table-cell office:value-type="float" office:value="559655" calcext:value-type="float">
            <text:p>559655</text:p>
          </table:table-cell>
          <table:table-cell office:value-type="float" office:value="6834" calcext:value-type="float">
            <text:p>6834</text:p>
          </table:table-cell>
          <table:table-cell office:value-type="float" office:value="188870" calcext:value-type="float">
            <text:p>188870</text:p>
          </table:table-cell>
          <table:table-cell office:value-type="float" office:value="5.5" calcext:value-type="float">
            <text:p>5,5</text:p>
          </table:table-cell>
          <table:table-cell office:value-type="float" office:value="13.7" calcext:value-type="float">
            <text:p>13,7</text:p>
          </table:table-cell>
          <table:table-cell office:value-type="float" office:value="10.2" calcext:value-type="float">
            <text:p>10,2</text:p>
          </table:table-cell>
          <table:table-cell office:value-type="float" office:value="3.5" calcext:value-type="float">
            <text:p>3,5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1984</text:p>
          </table:table-cell>
          <table:table-cell office:value-type="float" office:value="55026079" calcext:value-type="float">
            <text:p>55026079</text:p>
          </table:table-cell>
          <table:table-cell office:value-type="float" office:value="281402" calcext:value-type="float">
            <text:p>281402</text:p>
          </table:table-cell>
          <table:table-cell office:value-type="string" calcext:value-type="string">
            <text:p>104012</text:p>
          </table:table-cell>
          <table:table-cell office:value-type="float" office:value="759939" calcext:value-type="float">
            <text:p>759939</text:p>
          </table:table-cell>
          <table:table-cell office:value-type="float" office:value="542490" calcext:value-type="float">
            <text:p>542490</text:p>
          </table:table-cell>
          <table:table-cell office:value-type="float" office:value="6299" calcext:value-type="float">
            <text:p>6299</text:p>
          </table:table-cell>
          <table:table-cell office:value-type="float" office:value="217449" calcext:value-type="float">
            <text:p>217449</text:p>
          </table:table-cell>
          <table:table-cell office:value-type="float" office:value="5.1" calcext:value-type="float">
            <text:p>5,1</text:p>
          </table:table-cell>
          <table:table-cell office:value-type="float" office:value="13.8" calcext:value-type="float">
            <text:p>13,8</text:p>
          </table:table-cell>
          <table:table-cell office:value-type="float" office:value="9.9" calcext:value-type="float">
            <text:p>9,9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1985</text:p>
          </table:table-cell>
          <table:table-cell office:value-type="float" office:value="55284271" calcext:value-type="float">
            <text:p>55284271</text:p>
          </table:table-cell>
          <table:table-cell office:value-type="float" office:value="269419" calcext:value-type="float">
            <text:p>269419</text:p>
          </table:table-cell>
          <table:table-cell office:value-type="string" calcext:value-type="string">
            <text:p>107505</text:p>
          </table:table-cell>
          <table:table-cell office:value-type="float" office:value="768431" calcext:value-type="float">
            <text:p>768431</text:p>
          </table:table-cell>
          <table:table-cell office:value-type="float" office:value="552496" calcext:value-type="float">
            <text:p>552496</text:p>
          </table:table-cell>
          <table:table-cell office:value-type="float" office:value="6389" calcext:value-type="float">
            <text:p>6389</text:p>
          </table:table-cell>
          <table:table-cell office:value-type="float" office:value="215935" calcext:value-type="float">
            <text:p>215935</text:p>
          </table:table-cell>
          <table:table-cell office:value-type="float" office:value="4.9" calcext:value-type="float">
            <text:p>4,9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1986</text:p>
          </table:table-cell>
          <table:table-cell office:value-type="float" office:value="55546509" calcext:value-type="float">
            <text:p>55546509</text:p>
          </table:table-cell>
          <table:table-cell office:value-type="float" office:value="265678" calcext:value-type="float">
            <text:p>265678</text:p>
          </table:table-cell>
          <table:table-cell office:value-type="string" calcext:value-type="string">
            <text:p>108380</text:p>
          </table:table-cell>
          <table:table-cell office:value-type="float" office:value="778468" calcext:value-type="float">
            <text:p>778468</text:p>
          </table:table-cell>
          <table:table-cell office:value-type="float" office:value="546926" calcext:value-type="float">
            <text:p>546926</text:p>
          </table:table-cell>
          <table:table-cell office:value-type="float" office:value="6257" calcext:value-type="float">
            <text:p>6257</text:p>
          </table:table-cell>
          <table:table-cell office:value-type="float" office:value="231542" calcext:value-type="float">
            <text:p>231542</text:p>
          </table:table-cell>
          <table:table-cell office:value-type="float" office:value="4.8" calcext:value-type="float">
            <text:p>4,8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4.2" calcext:value-type="float">
            <text:p>4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1987</text:p>
          </table:table-cell>
          <table:table-cell office:value-type="float" office:value="55823961" calcext:value-type="float">
            <text:p>55823961</text:p>
          </table:table-cell>
          <table:table-cell office:value-type="float" office:value="265177" calcext:value-type="float">
            <text:p>265177</text:p>
          </table:table-cell>
          <table:table-cell office:value-type="string" calcext:value-type="string">
            <text:p>106527</text:p>
          </table:table-cell>
          <table:table-cell office:value-type="float" office:value="767828" calcext:value-type="float">
            <text:p>767828</text:p>
          </table:table-cell>
          <table:table-cell office:value-type="float" office:value="527466" calcext:value-type="float">
            <text:p>527466</text:p>
          </table:table-cell>
          <table:table-cell office:value-type="float" office:value="6017" calcext:value-type="float">
            <text:p>6017</text:p>
          </table:table-cell>
          <table:table-cell office:value-type="float" office:value="240362" calcext:value-type="float">
            <text:p>240362</text:p>
          </table:table-cell>
          <table:table-cell office:value-type="float" office:value="4.8" calcext:value-type="float">
            <text:p>4,8</text:p>
          </table:table-cell>
          <table:table-cell office:value-type="float" office:value="13.8" calcext:value-type="float">
            <text:p>13,8</text:p>
          </table:table-cell>
          <table:table-cell office:value-type="float" office:value="9.4" calcext:value-type="float">
            <text:p>9,4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1988</text:p>
          </table:table-cell>
          <table:table-cell office:value-type="float" office:value="56117976" calcext:value-type="float">
            <text:p>56117976</text:p>
          </table:table-cell>
          <table:table-cell office:value-type="float" office:value="271124" calcext:value-type="float">
            <text:p>271124</text:p>
          </table:table-cell>
          <table:table-cell office:value-type="string" calcext:value-type="string">
            <text:p>106096</text:p>
          </table:table-cell>
          <table:table-cell office:value-type="float" office:value="771268" calcext:value-type="float">
            <text:p>771268</text:p>
          </table:table-cell>
          <table:table-cell office:value-type="float" office:value="524600" calcext:value-type="float">
            <text:p>524600</text:p>
          </table:table-cell>
          <table:table-cell office:value-type="float" office:value="6044" calcext:value-type="float">
            <text:p>6044</text:p>
          </table:table-cell>
          <table:table-cell office:value-type="float" office:value="246668" calcext:value-type="float">
            <text:p>246668</text:p>
          </table:table-cell>
          <table:table-cell office:value-type="float" office:value="4.8" calcext:value-type="float">
            <text:p>4,8</text:p>
          </table:table-cell>
          <table:table-cell office:value-type="float" office:value="13.7" calcext:value-type="float">
            <text:p>13,7</text:p>
          </table:table-cell>
          <table:table-cell office:value-type="float" office:value="9.3" calcext:value-type="float">
            <text:p>9,3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1989</text:p>
          </table:table-cell>
          <table:table-cell office:value-type="float" office:value="56423405" calcext:value-type="float">
            <text:p>56423405</text:p>
          </table:table-cell>
          <table:table-cell office:value-type="float" office:value="279900" calcext:value-type="float">
            <text:p>279900</text:p>
          </table:table-cell>
          <table:table-cell office:value-type="string" calcext:value-type="string">
            <text:p>105295</text:p>
          </table:table-cell>
          <table:table-cell office:value-type="float" office:value="765473" calcext:value-type="float">
            <text:p>765473</text:p>
          </table:table-cell>
          <table:table-cell office:value-type="float" office:value="529283" calcext:value-type="float">
            <text:p>529283</text:p>
          </table:table-cell>
          <table:table-cell office:value-type="float" office:value="5769" calcext:value-type="float">
            <text:p>5769</text:p>
          </table:table-cell>
          <table:table-cell office:value-type="float" office:value="236190" calcext:value-type="float">
            <text:p>236190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4.2" calcext:value-type="float">
            <text:p>4,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1990</text:p>
          </table:table-cell>
          <table:table-cell office:value-type="float" office:value="56708831" calcext:value-type="float">
            <text:p>56708831</text:p>
          </table:table-cell>
          <table:table-cell office:value-type="float" office:value="287099" calcext:value-type="float">
            <text:p>287099</text:p>
          </table:table-cell>
          <table:table-cell office:value-type="string" calcext:value-type="string">
            <text:p>105813</text:p>
          </table:table-cell>
          <table:table-cell office:value-type="float" office:value="762407" calcext:value-type="float">
            <text:p>762407</text:p>
          </table:table-cell>
          <table:table-cell office:value-type="float" office:value="526201" calcext:value-type="float">
            <text:p>526201</text:p>
          </table:table-cell>
          <table:table-cell office:value-type="float" office:value="5599" calcext:value-type="float">
            <text:p>5599</text:p>
          </table:table-cell>
          <table:table-cell office:value-type="float" office:value="236206" calcext:value-type="float">
            <text:p>236206</text:p>
          </table:table-cell>
          <table:table-cell office:value-type="float" office:value="5.1" calcext:value-type="float">
            <text:p>5,1</text:p>
          </table:table-cell>
          <table:table-cell office:value-type="float" office:value="13.4" calcext:value-type="float">
            <text:p>13,4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91</text:p>
          </table:table-cell>
          <table:table-cell office:value-type="float" office:value="56975597" calcext:value-type="float">
            <text:p>56975597</text:p>
          </table:table-cell>
          <table:table-cell office:value-type="float" office:value="280175" calcext:value-type="float">
            <text:p>280175</text:p>
          </table:table-cell>
          <table:table-cell office:value-type="string" calcext:value-type="string">
            <text:p>108086</text:p>
          </table:table-cell>
          <table:table-cell office:value-type="float" office:value="759056" calcext:value-type="float">
            <text:p>759056</text:p>
          </table:table-cell>
          <table:table-cell office:value-type="float" office:value="524685" calcext:value-type="float">
            <text:p>524685</text:p>
          </table:table-cell>
          <table:table-cell office:value-type="float" office:value="5511" calcext:value-type="float">
            <text:p>5511</text:p>
          </table:table-cell>
          <table:table-cell office:value-type="float" office:value="234371" calcext:value-type="float">
            <text:p>234371</text:p>
          </table:table-cell>
          <table:table-cell office:value-type="float" office:value="4.9" calcext:value-type="float">
            <text:p>4,9</text:p>
          </table:table-cell>
          <table:table-cell office:value-type="float" office:value="13.3" calcext:value-type="float">
            <text:p>13,3</text:p>
          </table:table-cell>
          <table:table-cell office:value-type="float" office:value="9.2" calcext:value-type="float">
            <text:p>9,2</text:p>
          </table:table-cell>
          <table:table-cell office:value-type="float" office:value="4.1" calcext:value-type="float">
            <text:p>4,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1992</text:p>
          </table:table-cell>
          <table:table-cell office:value-type="float" office:value="57239847" calcext:value-type="float">
            <text:p>57239847</text:p>
          </table:table-cell>
          <table:table-cell office:value-type="float" office:value="271427" calcext:value-type="float">
            <text:p>271427</text:p>
          </table:table-cell>
          <table:table-cell office:value-type="string" calcext:value-type="string">
            <text:p>107994</text:p>
          </table:table-cell>
          <table:table-cell office:value-type="float" office:value="743658" calcext:value-type="float">
            <text:p>743658</text:p>
          </table:table-cell>
          <table:table-cell office:value-type="float" office:value="521530" calcext:value-type="float">
            <text:p>521530</text:p>
          </table:table-cell>
          <table:table-cell office:value-type="float" office:value="5075" calcext:value-type="float">
            <text:p>5075</text:p>
          </table:table-cell>
          <table:table-cell office:value-type="float" office:value="222128" calcext:value-type="float">
            <text:p>222128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,1</text:p>
          </table:table-cell>
          <table:table-cell office:value-type="float" office:value="3.9" calcext:value-type="float">
            <text:p>3,9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1993</text:p>
          </table:table-cell>
          <table:table-cell office:value-type="float" office:value="57467085" calcext:value-type="float">
            <text:p>57467085</text:p>
          </table:table-cell>
          <table:table-cell office:value-type="float" office:value="255190" calcext:value-type="float">
            <text:p>255190</text:p>
          </table:table-cell>
          <table:table-cell office:value-type="string" calcext:value-type="string">
            <text:p>110759</text:p>
          </table:table-cell>
          <table:table-cell office:value-type="float" office:value="711610" calcext:value-type="float">
            <text:p>711610</text:p>
          </table:table-cell>
          <table:table-cell office:value-type="float" office:value="532263" calcext:value-type="float">
            <text:p>532263</text:p>
          </table:table-cell>
          <table:table-cell office:value-type="float" office:value="4604" calcext:value-type="float">
            <text:p>4604</text:p>
          </table:table-cell>
          <table:table-cell office:value-type="float" office:value="179347" calcext:value-type="float">
            <text:p>179347</text:p>
          </table:table-cell>
          <table:table-cell office:value-type="float" office:value="4.4" calcext:value-type="float">
            <text:p>4,4</text:p>
          </table:table-cell>
          <table:table-cell office:value-type="float" office:value="12.4" calcext:value-type="float">
            <text:p>12,4</text:p>
          </table:table-cell>
          <table:table-cell office:value-type="float" office:value="9.3" calcext:value-type="float">
            <text:p>9,3</text:p>
          </table:table-cell>
          <table:table-cell office:value-type="float" office:value="3.1" calcext:value-type="float">
            <text:p>3,1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1994</text:p>
          </table:table-cell>
          <table:table-cell office:value-type="float" office:value="57658772" calcext:value-type="float">
            <text:p>57658772</text:p>
          </table:table-cell>
          <table:table-cell office:value-type="float" office:value="253746" calcext:value-type="float">
            <text:p>253746</text:p>
          </table:table-cell>
          <table:table-cell office:value-type="string" calcext:value-type="string">
            <text:p>115658</text:p>
          </table:table-cell>
          <table:table-cell office:value-type="float" office:value="710993" calcext:value-type="float">
            <text:p>710993</text:p>
          </table:table-cell>
          <table:table-cell office:value-type="float" office:value="519965" calcext:value-type="float">
            <text:p>519965</text:p>
          </table:table-cell>
          <table:table-cell office:value-type="float" office:value="4193" calcext:value-type="float">
            <text:p>4193</text:p>
          </table:table-cell>
          <table:table-cell office:value-type="float" office:value="191028" calcext:value-type="float">
            <text:p>191028</text:p>
          </table:table-cell>
          <table:table-cell office:value-type="float" office:value="4.4" calcext:value-type="float">
            <text:p>4,4</text:p>
          </table:table-cell>
          <table:table-cell office:value-type="float" office:value="12.3" calcext:value-type="float">
            <text:p>12,3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1995</text:p>
          </table:table-cell>
          <table:table-cell office:value-type="float" office:value="57844247" calcext:value-type="float">
            <text:p>57844247</text:p>
          </table:table-cell>
          <table:table-cell office:value-type="float" office:value="254651" calcext:value-type="float">
            <text:p>254651</text:p>
          </table:table-cell>
          <table:table-cell office:value-type="string" calcext:value-type="string">
            <text:p>119189</text:p>
          </table:table-cell>
          <table:table-cell office:value-type="float" office:value="729609" calcext:value-type="float">
            <text:p>729609</text:p>
          </table:table-cell>
          <table:table-cell office:value-type="float" office:value="531618" calcext:value-type="float">
            <text:p>531618</text:p>
          </table:table-cell>
          <table:table-cell office:value-type="float" office:value="3545" calcext:value-type="float">
            <text:p>3545</text:p>
          </table:table-cell>
          <table:table-cell office:value-type="float" office:value="197991" calcext:value-type="float">
            <text:p>197991</text:p>
          </table:table-cell>
          <table:table-cell office:value-type="float" office:value="4.4" calcext:value-type="float">
            <text:p>4,4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3.4" calcext:value-type="float">
            <text:p>3,4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996</text:p>
          </table:table-cell>
          <table:table-cell office:value-type="float" office:value="58025989" calcext:value-type="float">
            <text:p>58025989</text:p>
          </table:table-cell>
          <table:table-cell office:value-type="float" office:value="280072" calcext:value-type="float">
            <text:p>280072</text:p>
          </table:table-cell>
          <table:table-cell office:value-type="string" calcext:value-type="string">
            <text:p>117382</text:p>
          </table:table-cell>
          <table:table-cell office:value-type="float" office:value="734338" calcext:value-type="float">
            <text:p>734338</text:p>
          </table:table-cell>
          <table:table-cell office:value-type="float" office:value="535775" calcext:value-type="float">
            <text:p>535775</text:p>
          </table:table-cell>
          <table:table-cell office:value-type="float" office:value="3501" calcext:value-type="float">
            <text:p>3501</text:p>
          </table:table-cell>
          <table:table-cell office:value-type="float" office:value="198563" calcext:value-type="float">
            <text:p>198563</text:p>
          </table:table-cell>
          <table:table-cell office:value-type="float" office:value="4.8" calcext:value-type="float">
            <text:p>4,8</text:p>
          </table:table-cell>
          <table:table-cell office:value-type="float" office:value="12.7" calcext:value-type="float">
            <text:p>12,7</text:p>
          </table:table-cell>
          <table:table-cell office:value-type="float" office:value="9.2" calcext:value-type="float">
            <text:p>9,2</text:p>
          </table:table-cell>
          <table:table-cell office:value-type="float" office:value="3.5" calcext:value-type="float">
            <text:p>3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1997</text:p>
          </table:table-cell>
          <table:table-cell office:value-type="float" office:value="58207490" calcext:value-type="float">
            <text:p>58207490</text:p>
          </table:table-cell>
          <table:table-cell office:value-type="float" office:value="283984" calcext:value-type="float">
            <text:p>283984</text:p>
          </table:table-cell>
          <table:table-cell office:value-type="string" calcext:value-type="string">
            <text:p>116158</text:p>
          </table:table-cell>
          <table:table-cell office:value-type="float" office:value="726768" calcext:value-type="float">
            <text:p>726768</text:p>
          </table:table-cell>
          <table:table-cell office:value-type="float" office:value="530319" calcext:value-type="float">
            <text:p>530319</text:p>
          </table:table-cell>
          <table:table-cell office:value-type="float" office:value="3439" calcext:value-type="float">
            <text:p>3439</text:p>
          </table:table-cell>
          <table:table-cell office:value-type="float" office:value="196449" calcext:value-type="float">
            <text:p>196449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9.1" calcext:value-type="float">
            <text:p>9,1</text:p>
          </table:table-cell>
          <table:table-cell office:value-type="float" office:value="3.4" calcext:value-type="float">
            <text:p>3,4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1998</text:p>
          </table:table-cell>
          <table:table-cell office:value-type="float" office:value="58397788" calcext:value-type="float">
            <text:p>58397788</text:p>
          </table:table-cell>
          <table:table-cell office:value-type="float" office:value="271361" calcext:value-type="float">
            <text:p>271361</text:p>
          </table:table-cell>
          <table:table-cell office:value-type="string" calcext:value-type="string">
            <text:p>116515</text:p>
          </table:table-cell>
          <table:table-cell office:value-type="float" office:value="738080" calcext:value-type="float">
            <text:p>738080</text:p>
          </table:table-cell>
          <table:table-cell office:value-type="float" office:value="534005" calcext:value-type="float">
            <text:p>534005</text:p>
          </table:table-cell>
          <table:table-cell office:value-type="float" office:value="3399" calcext:value-type="float">
            <text:p>3399</text:p>
          </table:table-cell>
          <table:table-cell office:value-type="float" office:value="204075" calcext:value-type="float">
            <text:p>204075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3.5" calcext:value-type="float">
            <text:p>3,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1999</text:p>
          </table:table-cell>
          <table:table-cell office:value-type="float" office:value="58677406" calcext:value-type="float">
            <text:p>58677406</text:p>
          </table:table-cell>
          <table:table-cell office:value-type="float" office:value="286191" calcext:value-type="float">
            <text:p>286191</text:p>
          </table:table-cell>
          <table:table-cell office:value-type="string" calcext:value-type="string">
            <text:p>116813</text:p>
          </table:table-cell>
          <table:table-cell office:value-type="float" office:value="744791" calcext:value-type="float">
            <text:p>744791</text:p>
          </table:table-cell>
          <table:table-cell office:value-type="float" office:value="537661" calcext:value-type="float">
            <text:p>537661</text:p>
          </table:table-cell>
          <table:table-cell office:value-type="float" office:value="3221" calcext:value-type="float">
            <text:p>3221</text:p>
          </table:table-cell>
          <table:table-cell office:value-type="float" office:value="207130" calcext:value-type="float">
            <text:p>207130</text:p>
          </table:table-cell>
          <table:table-cell office:value-type="float" office:value="4.9" calcext:value-type="float">
            <text:p>4,9</text:p>
          </table:table-cell>
          <table:table-cell office:value-type="float" office:value="12.7" calcext:value-type="float">
            <text:p>12,7</text:p>
          </table:table-cell>
          <table:table-cell office:value-type="float" office:value="9.2" calcext:value-type="float">
            <text:p>9,2</text:p>
          </table:table-cell>
          <table:table-cell office:value-type="float" office:value="3.5" calcext:value-type="float">
            <text:p>3,5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2000</text:p>
          </table:table-cell>
          <table:table-cell office:value-type="float" office:value="59062385" calcext:value-type="float">
            <text:p>59062385</text:p>
          </table:table-cell>
          <table:table-cell office:value-type="float" office:value="297922" calcext:value-type="float">
            <text:p>297922</text:p>
          </table:table-cell>
          <table:table-cell office:value-type="string" calcext:value-type="string">
            <text:p>114005</text:p>
          </table:table-cell>
          <table:table-cell office:value-type="float" office:value="774782" calcext:value-type="float">
            <text:p>774782</text:p>
          </table:table-cell>
          <table:table-cell office:value-type="float" office:value="530864" calcext:value-type="float">
            <text:p>530864</text:p>
          </table:table-cell>
          <table:table-cell office:value-type="float" office:value="3417" calcext:value-type="float">
            <text:p>3417</text:p>
          </table:table-cell>
          <table:table-cell office:value-type="float" office:value="243918" calcext:value-type="float">
            <text:p>243918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4.1" calcext:value-type="float">
            <text:p>4,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2001</text:p>
          </table:table-cell>
          <table:table-cell office:value-type="float" office:value="59476236" calcext:value-type="float">
            <text:p>59476236</text:p>
          </table:table-cell>
          <table:table-cell office:value-type="float" office:value="288255" calcext:value-type="float">
            <text:p>288255</text:p>
          </table:table-cell>
          <table:table-cell office:value-type="string" calcext:value-type="string">
            <text:p>112631</text:p>
          </table:table-cell>
          <table:table-cell office:value-type="float" office:value="770945" calcext:value-type="float">
            <text:p>770945</text:p>
          </table:table-cell>
          <table:table-cell office:value-type="float" office:value="531073" calcext:value-type="float">
            <text:p>531073</text:p>
          </table:table-cell>
          <table:table-cell office:value-type="float" office:value="3438" calcext:value-type="float">
            <text:p>3438</text:p>
          </table:table-cell>
          <table:table-cell office:value-type="float" office:value="239872" calcext:value-type="float">
            <text:p>239872</text:p>
          </table:table-cell>
          <table:table-cell office:value-type="float" office:value="4.8" calcext:value-type="float">
            <text:p>4,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002</text:p>
          </table:table-cell>
          <table:table-cell office:value-type="float" office:value="59893870" calcext:value-type="float">
            <text:p>59893870</text:p>
          </table:table-cell>
          <table:table-cell office:value-type="float" office:value="279087" calcext:value-type="float">
            <text:p>279087</text:p>
          </table:table-cell>
          <table:table-cell office:value-type="string" calcext:value-type="string">
            <text:p>115861</text:p>
          </table:table-cell>
          <table:table-cell office:value-type="float" office:value="761630" calcext:value-type="float">
            <text:p>761630</text:p>
          </table:table-cell>
          <table:table-cell office:value-type="float" office:value="535144" calcext:value-type="float">
            <text:p>535144</text:p>
          </table:table-cell>
          <table:table-cell office:value-type="float" office:value="3114" calcext:value-type="float">
            <text:p>3114</text:p>
          </table:table-cell>
          <table:table-cell office:value-type="float" office:value="226486" calcext:value-type="float">
            <text:p>226486</text:p>
          </table:table-cell>
          <table:table-cell office:value-type="float" office:value="4.7" calcext:value-type="float">
            <text:p>4,7</text:p>
          </table:table-cell>
          <table:table-cell office:value-type="float" office:value="12.7" calcext:value-type="float">
            <text:p>12,7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2003</text:p>
          </table:table-cell>
          <table:table-cell office:value-type="float" office:value="60303631" calcext:value-type="float">
            <text:p>60303631</text:p>
          </table:table-cell>
          <table:table-cell office:value-type="float" office:value="275963" calcext:value-type="float">
            <text:p>275963</text:p>
          </table:table-cell>
          <table:table-cell office:value-type="string" calcext:value-type="string">
            <text:p>125175</text:p>
          </table:table-cell>
          <table:table-cell office:value-type="float" office:value="761464" calcext:value-type="float">
            <text:p>761464</text:p>
          </table:table-cell>
          <table:table-cell office:value-type="float" office:value="552339" calcext:value-type="float">
            <text:p>552339</text:p>
          </table:table-cell>
          <table:table-cell office:value-type="float" office:value="3053" calcext:value-type="float">
            <text:p>3053</text:p>
          </table:table-cell>
          <table:table-cell office:value-type="float" office:value="209125" calcext:value-type="float">
            <text:p>209125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2004</text:p>
          </table:table-cell>
          <table:table-cell office:value-type="float" office:value="60734343" calcext:value-type="float">
            <text:p>60734343</text:p>
          </table:table-cell>
          <table:table-cell office:value-type="float" office:value="271598" calcext:value-type="float">
            <text:p>271598</text:p>
          </table:table-cell>
          <table:table-cell office:value-type="string" calcext:value-type="string">
            <text:p>131335</text:p>
          </table:table-cell>
          <table:table-cell office:value-type="float" office:value="767816" calcext:value-type="float">
            <text:p>767816</text:p>
          </table:table-cell>
          <table:table-cell office:value-type="float" office:value="509429" calcext:value-type="float">
            <text:p>509429</text:p>
          </table:table-cell>
          <table:table-cell office:value-type="float" office:value="2988" calcext:value-type="float">
            <text:p>2988</text:p>
          </table:table-cell>
          <table:table-cell office:value-type="float" office:value="258387" calcext:value-type="float">
            <text:p>258387</text:p>
          </table:table-cell>
          <table:table-cell office:value-type="float" office:value="4.5" calcext:value-type="float">
            <text:p>4,5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2005</text:p>
          </table:table-cell>
          <table:table-cell office:value-type="float" office:value="61181499" calcext:value-type="float">
            <text:p>61181499</text:p>
          </table:table-cell>
          <table:table-cell office:value-type="float" office:value="276303" calcext:value-type="float">
            <text:p>276303</text:p>
          </table:table-cell>
          <table:table-cell office:value-type="string" calcext:value-type="string">
            <text:p>152020</text:p>
          </table:table-cell>
          <table:table-cell office:value-type="float" office:value="774355" calcext:value-type="float">
            <text:p>774355</text:p>
          </table:table-cell>
          <table:table-cell office:value-type="float" office:value="527533" calcext:value-type="float">
            <text:p>527533</text:p>
          </table:table-cell>
          <table:table-cell office:value-type="float" office:value="2775" calcext:value-type="float">
            <text:p>2775</text:p>
          </table:table-cell>
          <table:table-cell office:value-type="float" office:value="246822" calcext:value-type="float">
            <text:p>246822</text:p>
          </table:table-cell>
          <table:table-cell office:value-type="float" office:value="4.5" calcext:value-type="float">
            <text:p>4,5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4.1" calcext:value-type="float">
            <text:p>4,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2006</text:p>
          </table:table-cell>
          <table:table-cell office:value-type="float" office:value="61597486" calcext:value-type="float">
            <text:p>61597486</text:p>
          </table:table-cell>
          <table:table-cell office:value-type="float" office:value="267260" calcext:value-type="float">
            <text:p>267260</text:p>
          </table:table-cell>
          <table:table-cell office:value-type="string" calcext:value-type="string">
            <text:p>135910</text:p>
          </table:table-cell>
          <table:table-cell office:value-type="float" office:value="796896" calcext:value-type="float">
            <text:p>796896</text:p>
          </table:table-cell>
          <table:table-cell office:value-type="float" office:value="516416" calcext:value-type="float">
            <text:p>516416</text:p>
          </table:table-cell>
          <table:table-cell office:value-type="float" office:value="2906" calcext:value-type="float">
            <text:p>2906</text:p>
          </table:table-cell>
          <table:table-cell office:value-type="float" office:value="280480" calcext:value-type="float">
            <text:p>280480</text:p>
          </table:table-cell>
          <table:table-cell office:value-type="float" office:value="4.3" calcext:value-type="float">
            <text:p>4,3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4.5" calcext:value-type="float">
            <text:p>4,5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2007</text:p>
          </table:table-cell>
          <table:table-cell office:value-type="float" office:value="61965052" calcext:value-type="float">
            <text:p>61965052</text:p>
          </table:table-cell>
          <table:table-cell office:value-type="float" office:value="267194" calcext:value-type="float">
            <text:p>267194</text:p>
          </table:table-cell>
          <table:table-cell office:value-type="string" calcext:value-type="string">
            <text:p>131316</text:p>
          </table:table-cell>
          <table:table-cell office:value-type="float" office:value="785985" calcext:value-type="float">
            <text:p>785985</text:p>
          </table:table-cell>
          <table:table-cell office:value-type="float" office:value="521016" calcext:value-type="float">
            <text:p>521016</text:p>
          </table:table-cell>
          <table:table-cell office:value-type="float" office:value="2822" calcext:value-type="float">
            <text:p>2822</text:p>
          </table:table-cell>
          <table:table-cell office:value-type="float" office:value="264969" calcext:value-type="float">
            <text:p>264969</text:p>
          </table:table-cell>
          <table:table-cell office:value-type="float" office:value="4.3" calcext:value-type="float">
            <text:p>4,3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2008</text:p>
          </table:table-cell>
          <table:table-cell office:value-type="float" office:value="62300288" calcext:value-type="float">
            <text:p>62300288</text:p>
          </table:table-cell>
          <table:table-cell office:value-type="float" office:value="258739" calcext:value-type="float">
            <text:p>258739</text:p>
          </table:table-cell>
          <table:table-cell office:value-type="string" calcext:value-type="string">
            <text:p>129379</text:p>
          </table:table-cell>
          <table:table-cell office:value-type="float" office:value="796044" calcext:value-type="float">
            <text:p>796044</text:p>
          </table:table-cell>
          <table:table-cell office:value-type="float" office:value="532131" calcext:value-type="float">
            <text:p>532131</text:p>
          </table:table-cell>
          <table:table-cell office:value-type="float" office:value="2856" calcext:value-type="float">
            <text:p>2856</text:p>
          </table:table-cell>
          <table:table-cell office:value-type="float" office:value="263913" calcext:value-type="float">
            <text:p>263913</text:p>
          </table:table-cell>
          <table:table-cell office:value-type="float" office:value="4.2" calcext:value-type="float">
            <text:p>4,2</text:p>
          </table:table-cell>
          <table:table-cell office:value-type="float" office:value="12.8" calcext:value-type="float">
            <text:p>12,8</text:p>
          </table:table-cell>
          <table:table-cell office:value-type="float" office:value="8.5" calcext:value-type="float">
            <text:p>8,5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2009</text:p>
          </table:table-cell>
          <table:table-cell office:value-type="float" office:value="62615472" calcext:value-type="float">
            <text:p>62615472</text:p>
          </table:table-cell>
          <table:table-cell office:value-type="float" office:value="245151" calcext:value-type="float">
            <text:p>245151</text:p>
          </table:table-cell>
          <table:table-cell office:value-type="string" calcext:value-type="string">
            <text:p>127578</text:p>
          </table:table-cell>
          <table:table-cell office:value-type="float" office:value="793420" calcext:value-type="float">
            <text:p>793420</text:p>
          </table:table-cell>
          <table:table-cell office:value-type="float" office:value="538116" calcext:value-type="float">
            <text:p>538116</text:p>
          </table:table-cell>
          <table:table-cell office:value-type="float" office:value="2903" calcext:value-type="float">
            <text:p>2903</text:p>
          </table:table-cell>
          <table:table-cell office:value-type="float" office:value="255304" calcext:value-type="float">
            <text:p>255304</text:p>
          </table:table-cell>
          <table:table-cell office:value-type="float" office:value="3.9" calcext:value-type="float">
            <text:p>3,9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4.1" calcext:value-type="float">
            <text:p>4,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2010</text:p>
          </table:table-cell>
          <table:table-cell office:value-type="float" office:value="62917790" calcext:value-type="float">
            <text:p>62917790</text:p>
          </table:table-cell>
          <table:table-cell office:value-type="float" office:value="245334" calcext:value-type="float">
            <text:p>245334</text:p>
          </table:table-cell>
          <table:table-cell office:value-type="string" calcext:value-type="string">
            <text:p>130810</text:p>
          </table:table-cell>
          <table:table-cell office:value-type="float" office:value="802224" calcext:value-type="float">
            <text:p>802224</text:p>
          </table:table-cell>
          <table:table-cell office:value-type="float" office:value="540469" calcext:value-type="float">
            <text:p>540469</text:p>
          </table:table-cell>
          <table:table-cell office:value-type="float" office:value="2785" calcext:value-type="float">
            <text:p>2785</text:p>
          </table:table-cell>
          <table:table-cell office:value-type="float" office:value="261755" calcext:value-type="float">
            <text:p>261755</text:p>
          </table:table-cell>
          <table:table-cell office:value-type="float" office:value="3.9" calcext:value-type="float">
            <text:p>3,9</text:p>
          </table:table-cell>
          <table:table-cell office:value-type="float" office:value="12.8" calcext:value-type="float">
            <text:p>12,8</text:p>
          </table:table-cell>
          <table:table-cell office:value-type="float" office:value="8.6" calcext:value-type="float">
            <text:p>8,6</text:p>
          </table:table-cell>
          <table:table-cell office:value-type="float" office:value="4.2" calcext:value-type="float">
            <text:p>4,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2011</text:p>
          </table:table-cell>
          <table:table-cell office:value-type="float" office:value="63223158" calcext:value-type="float">
            <text:p>63223158</text:p>
          </table:table-cell>
          <table:table-cell office:value-type="float" office:value="231100" calcext:value-type="float">
            <text:p>231100</text:p>
          </table:table-cell>
          <table:table-cell office:value-type="string" calcext:value-type="string">
            <text:p>129802</text:p>
          </table:table-cell>
          <table:table-cell office:value-type="float" office:value="792996" calcext:value-type="float">
            <text:p>792996</text:p>
          </table:table-cell>
          <table:table-cell office:value-type="float" office:value="534795" calcext:value-type="float">
            <text:p>534795</text:p>
          </table:table-cell>
          <table:table-cell office:value-type="float" office:value="2604" calcext:value-type="float">
            <text:p>2604</text:p>
          </table:table-cell>
          <table:table-cell office:value-type="float" office:value="258201" calcext:value-type="float">
            <text:p>258201</text:p>
          </table:table-cell>
          <table:table-cell office:value-type="float" office:value="3.7" calcext:value-type="float">
            <text:p>3,7</text:p>
          </table:table-cell>
          <table:table-cell office:value-type="float" office:value="12.5" calcext:value-type="float">
            <text:p>12,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2012</text:p>
          </table:table-cell>
          <table:table-cell office:value-type="float" office:value="63536918" calcext:value-type="float">
            <text:p>63536918</text:p>
          </table:table-cell>
          <table:table-cell office:value-type="float" office:value="239840" calcext:value-type="float">
            <text:p>239840</text:p>
          </table:table-cell>
          <table:table-cell office:value-type="string" calcext:value-type="string">
            <text:p>125217</text:p>
          </table:table-cell>
          <table:table-cell office:value-type="float" office:value="790290" calcext:value-type="float">
            <text:p>790290</text:p>
          </table:table-cell>
          <table:table-cell office:value-type="float" office:value="559227" calcext:value-type="float">
            <text:p>559227</text:p>
          </table:table-cell>
          <table:table-cell office:value-type="float" office:value="2643" calcext:value-type="float">
            <text:p>2643</text:p>
          </table:table-cell>
          <table:table-cell office:value-type="float" office:value="231063" calcext:value-type="float">
            <text:p>231063</text:p>
          </table:table-cell>
          <table:table-cell office:value-type="float" office:value="3.8" calcext:value-type="float">
            <text:p>3,8</text:p>
          </table:table-cell>
          <table:table-cell office:value-type="float" office:value="12.4" calcext:value-type="float">
            <text:p>12,4</text:p>
          </table:table-cell>
          <table:table-cell office:value-type="float" office:value="8.8" calcext:value-type="float">
            <text:p>8,8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2013</text:p>
          </table:table-cell>
          <table:table-cell office:value-type="float" office:value="63862912" calcext:value-type="float">
            <text:p>63862912</text:p>
          </table:table-cell>
          <table:table-cell office:value-type="float" office:value="233108" calcext:value-type="float">
            <text:p>233108</text:p>
          </table:table-cell>
          <table:table-cell office:value-type="string" calcext:value-type="string">
            <text:p>121849</text:p>
          </table:table-cell>
          <table:table-cell office:value-type="float" office:value="781621" calcext:value-type="float">
            <text:p>781621</text:p>
          </table:table-cell>
          <table:table-cell office:value-type="float" office:value="558408" calcext:value-type="float">
            <text:p>558408</text:p>
          </table:table-cell>
          <table:table-cell office:value-type="float" office:value="2710" calcext:value-type="float">
            <text:p>2710</text:p>
          </table:table-cell>
          <table:table-cell office:value-type="float" office:value="223213" calcext:value-type="float">
            <text:p>223213</text:p>
          </table:table-cell>
          <table:table-cell office:value-type="float" office:value="3.7" calcext:value-type="float">
            <text:p>3,7</text:p>
          </table:table-cell>
          <table:table-cell office:value-type="float" office:value="12.2" calcext:value-type="float">
            <text:p>12,2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2014</text:p>
          </table:table-cell>
          <table:table-cell office:value-type="float" office:value="64164390" calcext:value-type="float">
            <text:p>64164390</text:p>
          </table:table-cell>
          <table:table-cell office:value-type="float" office:value="235315" calcext:value-type="float">
            <text:p>235315</text:p>
          </table:table-cell>
          <table:table-cell office:value-type="string" calcext:value-type="string">
            <text:p>120568</text:p>
          </table:table-cell>
          <table:table-cell office:value-type="float" office:value="781167" calcext:value-type="float">
            <text:p>781167</text:p>
          </table:table-cell>
          <table:table-cell office:value-type="float" office:value="547003" calcext:value-type="float">
            <text:p>547003</text:p>
          </table:table-cell>
          <table:table-cell office:value-type="float" office:value="2598" calcext:value-type="float">
            <text:p>2598</text:p>
          </table:table-cell>
          <table:table-cell office:value-type="float" office:value="234164" calcext:value-type="float">
            <text:p>234164</text:p>
          </table:table-cell>
          <table:table-cell office:value-type="float" office:value="3.7" calcext:value-type="float">
            <text:p>3,7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2015</text:p>
          </table:table-cell>
          <table:table-cell office:value-type="float" office:value="64384807" calcext:value-type="float">
            <text:p>64384807</text:p>
          </table:table-cell>
          <table:table-cell office:value-type="float" office:value="230364" calcext:value-type="float">
            <text:p>230364</text:p>
          </table:table-cell>
          <table:table-cell office:value-type="string" calcext:value-type="string">
            <text:p>120731</text:p>
          </table:table-cell>
          <table:table-cell office:value-type="float" office:value="760421" calcext:value-type="float">
            <text:p>760421</text:p>
          </table:table-cell>
          <table:table-cell office:value-type="float" office:value="581770" calcext:value-type="float">
            <text:p>581770</text:p>
          </table:table-cell>
          <table:table-cell office:value-type="float" office:value="2655" calcext:value-type="float">
            <text:p>2655</text:p>
          </table:table-cell>
          <table:table-cell office:value-type="float" office:value="178651" calcext:value-type="float">
            <text:p>178651</text:p>
          </table:table-cell>
          <table:table-cell office:value-type="float" office:value="3.6" calcext:value-type="float">
            <text:p>3,6</text:p>
          </table:table-cell>
          <table:table-cell office:value-type="float" office:value="11.8" calcext:value-type="float">
            <text:p>11,8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2016</text:p>
          </table:table-cell>
          <table:table-cell office:value-type="float" office:value="64553963" calcext:value-type="float">
            <text:p>64553963</text:p>
          </table:table-cell>
          <table:table-cell office:value-type="float" office:value="226614" calcext:value-type="float">
            <text:p>226614</text:p>
          </table:table-cell>
          <table:table-cell office:value-type="string" calcext:value-type="string">
            <text:p>124768</text:p>
          </table:table-cell>
          <table:table-cell office:value-type="float" office:value="744697" calcext:value-type="float">
            <text:p>744697</text:p>
          </table:table-cell>
          <table:table-cell office:value-type="float" office:value="581073" calcext:value-type="float">
            <text:p>581073</text:p>
          </table:table-cell>
          <table:table-cell office:value-type="float" office:value="2577" calcext:value-type="float">
            <text:p>2577</text:p>
          </table:table-cell>
          <table:table-cell office:value-type="float" office:value="163624" calcext:value-type="float">
            <text:p>163624</text:p>
          </table:table-cell>
          <table:table-cell office:value-type="float" office:value="3.5" calcext:value-type="float">
            <text:p>3,5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2017</text:p>
          </table:table-cell>
          <table:table-cell office:value-type="float" office:value="64688451" calcext:value-type="float">
            <text:p>64688451</text:p>
          </table:table-cell>
          <table:table-cell office:value-type="float" office:value="227758" calcext:value-type="float">
            <text:p>227758</text:p>
          </table:table-cell>
          <table:table-cell office:value-type="string" calcext:value-type="string">
            <text:p>.</text:p>
          </table:table-cell>
          <table:table-cell office:value-type="float" office:value="730242" calcext:value-type="float">
            <text:p>730242</text:p>
          </table:table-cell>
          <table:table-cell office:value-type="float" office:value="593606" calcext:value-type="float">
            <text:p>593606</text:p>
          </table:table-cell>
          <table:table-cell office:value-type="float" office:value="2639" calcext:value-type="float">
            <text:p>2639</text:p>
          </table:table-cell>
          <table:table-cell office:value-type="float" office:value="136636" calcext:value-type="float">
            <text:p>136636</text:p>
          </table:table-cell>
          <table:table-cell office:value-type="float" office:value="3.5" calcext:value-type="float">
            <text:p>3,5</text:p>
          </table:table-cell>
          <table:table-cell office:value-type="float" office:value="11.3" calcext:value-type="float">
            <text:p>11,3</text:p>
          </table:table-cell>
          <table:table-cell office:value-type="float" office:value="9.2" calcext:value-type="float">
            <text:p>9,2</text:p>
          </table:table-cell>
          <table:table-cell office:value-type="float" office:value="2.1" calcext:value-type="float">
            <text:p>2,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18</text:p>
          </table:table-cell>
          <table:table-cell office:value-type="float" office:value="64779862" calcext:value-type="float">
            <text:p>64779862</text:p>
          </table:table-cell>
          <table:table-cell office:value-type="float" office:value="228487" calcext:value-type="float">
            <text:p>228487</text:p>
          </table:table-cell>
          <table:table-cell office:value-type="string" calcext:value-type="string">
            <text:p>.</text:p>
          </table:table-cell>
          <table:table-cell office:value-type="float" office:value="719737" calcext:value-type="float">
            <text:p>719737</text:p>
          </table:table-cell>
          <table:table-cell office:value-type="float" office:value="596552" calcext:value-type="float">
            <text:p>596552</text:p>
          </table:table-cell>
          <table:table-cell office:value-type="float" office:value="2615" calcext:value-type="float">
            <text:p>2615</text:p>
          </table:table-cell>
          <table:table-cell office:value-type="float" office:value="123185" calcext:value-type="float">
            <text:p>123185</text:p>
          </table:table-cell>
          <table:table-cell office:value-type="float" office:value="3.5" calcext:value-type="float">
            <text:p>3,5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1.9" calcext:value-type="float">
            <text:p>1,9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a. Source : ministère de la justice. Les données sur les divorces ne sont pas disponibles pendant les périodes de guerre (1914 à 1918 et 1939 à 1945)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Jusqu'en 2016, les divorces étaient des décisions de justice prononcées par un juge aux affaires familiales. À partir de 2017, suite à la loi n° 2016-1547 du 18 novembre 2016 de modernisation de la justice du XXIe siècle, les procédures de divorces peuvent également être enregistrées par un notaire. Celles-ci ne sont pas disponibles et donc l'ensemble des données sur les divorces n'est pas disponible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b. Les nombres de décès pendant la Première Guerre mondiale ne comprennent pas les pertes militaires, soit approximativement : 360 000 en 1914, 320 000 en 1915, 270 000 en 1916, 145 000 en 1917 et 250 000 en 1918. Les nombres de décès pour la période 1939-1945 ne comprennent pas non plus les décédés (civils ou militaires) par faits de guerre, soit approximativement 600 000 personnes : 250 000 militaires (armée régulière, prisonniers de guerre, forces de l'intérieur) et 350 000 civils (déportés, fusillés, victimes des opérations terrestres et des bombardements)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c. À la suite de la promulgation de la loi ouvrant le mariage aux couples de personnes de même sexe en mai 2013, le taux de nuptialité prend en compte l'ensemble des mariages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N.B. Les estimations de population ainsi que les taux pour 1 000 habitants sont provisoires pour les deux dernières années, résultats provisoires arrêtés à fin décembre 2019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Champ : France métropolitaine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Source : Insee, statistiques de l'état civil et estimations de population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heet3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Population.en.milieu.d'année</text:p>
          </table:table-cell>
          <table:table-cell office:value-type="string" calcext:value-type="string">
            <text:p>Mariages</text:p>
          </table:table-cell>
          <table:table-cell office:value-type="string" calcext:value-type="string">
            <text:p>Divorces.prononcés.(a)</text:p>
          </table:table-cell>
          <table:table-cell office:value-type="string" calcext:value-type="string">
            <text:p>Naissances.vivantes</text:p>
          </table:table-cell>
          <table:table-cell office:value-type="string" calcext:value-type="string">
            <text:p>Décès.tous.âges.(b)</text:p>
          </table:table-cell>
          <table:table-cell office:value-type="string" calcext:value-type="string">
            <text:p>Décès.de.moins.d'un.an</text:p>
          </table:table-cell>
          <table:table-cell office:value-type="string" calcext:value-type="string">
            <text:p>Excédent.naturel</text:p>
          </table:table-cell>
          <table:table-cell office:value-type="string" calcext:value-type="string">
            <text:p>Nuptialité.(c)</text:p>
          </table:table-cell>
          <table:table-cell office:value-type="string" calcext:value-type="string">
            <text:p>Natalité</text:p>
          </table:table-cell>
          <table:table-cell office:value-type="string" calcext:value-type="string">
            <text:p>Mortalité</text:p>
          </table:table-cell>
          <table:table-cell office:value-type="string" calcext:value-type="string">
            <text:p>Accroissement.naturel</text:p>
          </table:table-cell>
          <table:table-cell office:value-type="string" calcext:value-type="string">
            <text:p>Taux.de.mortalité.infantile.pour.1.000.naissances.vivantes</text:p>
          </table:table-cell>
          <table:table-cell office:value-type="string" calcext:value-type="string">
            <text:p>d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office:value-type="float" office:value="40710000" calcext:value-type="float">
            <text:p>40710000</text:p>
          </table:table-cell>
          <table:table-cell office:value-type="float" office:value="316540" calcext:value-type="float">
            <text:p>316540</text:p>
          </table:table-cell>
          <table:table-cell office:value-type="string" calcext:value-type="string">
            <text:p>9000</text:p>
          </table:table-cell>
          <table:table-cell office:value-type="float" office:value="917075" calcext:value-type="float">
            <text:p>917075</text:p>
          </table:table-cell>
          <table:table-cell office:value-type="float" office:value="825315" calcext:value-type="float">
            <text:p>825315</text:p>
          </table:table-cell>
          <table:table-cell office:value-type="float" office:value="137310" calcext:value-type="float">
            <text:p>137310</text:p>
          </table:table-cell>
          <table:table-cell office:value-type="float" office:value="91760" calcext:value-type="float">
            <text:p>91760</text:p>
          </table:table-cell>
          <table:table-cell office:value-type="float" office:value="7.8" calcext:value-type="float">
            <text:p>7,8</text:p>
          </table:table-cell>
          <table:table-cell office:value-type="float" office:value="22.5" calcext:value-type="float">
            <text:p>22,5</text:p>
          </table:table-cell>
          <table:table-cell office:value-type="float" office:value="20.3" calcext:value-type="float">
            <text:p>20,3</text:p>
          </table:table-cell>
          <table:table-cell office:value-type="float" office:value="2.2" calcext:value-type="float">
            <text:p>2,2</text:p>
          </table:table-cell>
          <table:table-cell office:value-type="float" office:value="151.1" calcext:value-type="float">
            <text:p>151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902</text:p>
          </table:table-cell>
          <table:table-cell office:value-type="float" office:value="40810000" calcext:value-type="float">
            <text:p>40810000</text:p>
          </table:table-cell>
          <table:table-cell office:value-type="float" office:value="306682" calcext:value-type="float">
            <text:p>306682</text:p>
          </table:table-cell>
          <table:table-cell office:value-type="string" calcext:value-type="string">
            <text:p>9600</text:p>
          </table:table-cell>
          <table:table-cell office:value-type="float" office:value="904434" calcext:value-type="float">
            <text:p>904434</text:p>
          </table:table-cell>
          <table:table-cell office:value-type="float" office:value="801379" calcext:value-type="float">
            <text:p>801379</text:p>
          </table:table-cell>
          <table:table-cell office:value-type="float" office:value="130086" calcext:value-type="float">
            <text:p>130086</text:p>
          </table:table-cell>
          <table:table-cell office:value-type="float" office:value="103055" calcext:value-type="float">
            <text:p>103055</text:p>
          </table:table-cell>
          <table:table-cell office:value-type="float" office:value="7.5" calcext:value-type="float">
            <text:p>7,5</text:p>
          </table:table-cell>
          <table:table-cell office:value-type="float" office:value="22.2" calcext:value-type="float">
            <text:p>22,2</text:p>
          </table:table-cell>
          <table:table-cell office:value-type="float" office:value="19.6" calcext:value-type="float">
            <text:p>19,6</text:p>
          </table:table-cell>
          <table:table-cell office:value-type="float" office:value="2.6" calcext:value-type="float">
            <text:p>2,6</text:p>
          </table:table-cell>
          <table:table-cell office:value-type="float" office:value="143.3" calcext:value-type="float">
            <text:p>14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903</text:p>
          </table:table-cell>
          <table:table-cell office:value-type="float" office:value="40910000" calcext:value-type="float">
            <text:p>40910000</text:p>
          </table:table-cell>
          <table:table-cell office:value-type="float" office:value="308510" calcext:value-type="float">
            <text:p>308510</text:p>
          </table:table-cell>
          <table:table-cell office:value-type="string" calcext:value-type="string">
            <text:p>10400</text:p>
          </table:table-cell>
          <table:table-cell office:value-type="float" office:value="884498" calcext:value-type="float">
            <text:p>884498</text:p>
          </table:table-cell>
          <table:table-cell office:value-type="float" office:value="794566" calcext:value-type="float">
            <text:p>794566</text:p>
          </table:table-cell>
          <table:table-cell office:value-type="float" office:value="129247" calcext:value-type="float">
            <text:p>129247</text:p>
          </table:table-cell>
          <table:table-cell office:value-type="float" office:value="89932" calcext:value-type="float">
            <text:p>89932</text:p>
          </table:table-cell>
          <table:table-cell office:value-type="float" office:value="7.5" calcext:value-type="float">
            <text:p>7,5</text:p>
          </table:table-cell>
          <table:table-cell office:value-type="float" office:value="21.6" calcext:value-type="float">
            <text:p>21,6</text:p>
          </table:table-cell>
          <table:table-cell office:value-type="float" office:value="19.4" calcext:value-type="float">
            <text:p>19,4</text:p>
          </table:table-cell>
          <table:table-cell office:value-type="float" office:value="2.2" calcext:value-type="float">
            <text:p>2,2</text:p>
          </table:table-cell>
          <table:table-cell office:value-type="float" office:value="145.3" calcext:value-type="float">
            <text:p>145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904</text:p>
          </table:table-cell>
          <table:table-cell office:value-type="float" office:value="41000000" calcext:value-type="float">
            <text:p>41000000</text:p>
          </table:table-cell>
          <table:table-cell office:value-type="float" office:value="312134" calcext:value-type="float">
            <text:p>312134</text:p>
          </table:table-cell>
          <table:table-cell office:value-type="string" calcext:value-type="string">
            <text:p>11100</text:p>
          </table:table-cell>
          <table:table-cell office:value-type="float" office:value="877091" calcext:value-type="float">
            <text:p>877091</text:p>
          </table:table-cell>
          <table:table-cell office:value-type="float" office:value="802536" calcext:value-type="float">
            <text:p>802536</text:p>
          </table:table-cell>
          <table:table-cell office:value-type="float" office:value="134437" calcext:value-type="float">
            <text:p>134437</text:p>
          </table:table-cell>
          <table:table-cell office:value-type="float" office:value="74555" calcext:value-type="float">
            <text:p>74555</text:p>
          </table:table-cell>
          <table:table-cell office:value-type="float" office:value="7.6" calcext:value-type="float">
            <text:p>7,6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.8" calcext:value-type="float">
            <text:p>1,8</text:p>
          </table:table-cell>
          <table:table-cell office:value-type="float" office:value="152.9" calcext:value-type="float">
            <text:p>152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905</text:p>
          </table:table-cell>
          <table:table-cell office:value-type="float" office:value="41050000" calcext:value-type="float">
            <text:p>41050000</text:p>
          </table:table-cell>
          <table:table-cell office:value-type="float" office:value="316195" calcext:value-type="float">
            <text:p>316195</text:p>
          </table:table-cell>
          <table:table-cell office:value-type="string" calcext:value-type="string">
            <text:p>11100</text:p>
          </table:table-cell>
          <table:table-cell office:value-type="float" office:value="865604" calcext:value-type="float">
            <text:p>865604</text:p>
          </table:table-cell>
          <table:table-cell office:value-type="float" office:value="812338" calcext:value-type="float">
            <text:p>812338</text:p>
          </table:table-cell>
          <table:table-cell office:value-type="float" office:value="125533" calcext:value-type="float">
            <text:p>125533</text:p>
          </table:table-cell>
          <table:table-cell office:value-type="float" office:value="53266" calcext:value-type="float">
            <text:p>53266</text:p>
          </table:table-cell>
          <table:table-cell office:value-type="float" office:value="7.7" calcext:value-type="float">
            <text:p>7,7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.3" calcext:value-type="float">
            <text:p>1,3</text:p>
          </table:table-cell>
          <table:table-cell office:value-type="float" office:value="144.5" calcext:value-type="float">
            <text:p>144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906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320208" calcext:value-type="float">
            <text:p>320208</text:p>
          </table:table-cell>
          <table:table-cell office:value-type="string" calcext:value-type="string">
            <text:p>11900</text:p>
          </table:table-cell>
          <table:table-cell office:value-type="float" office:value="864745" calcext:value-type="float">
            <text:p>864745</text:p>
          </table:table-cell>
          <table:table-cell office:value-type="float" office:value="820051" calcext:value-type="float">
            <text:p>820051</text:p>
          </table:table-cell>
          <table:table-cell office:value-type="float" office:value="131058" calcext:value-type="float">
            <text:p>131058</text:p>
          </table:table-cell>
          <table:table-cell office:value-type="float" office:value="44694" calcext:value-type="float">
            <text:p>44694</text:p>
          </table:table-cell>
          <table:table-cell office:value-type="float" office:value="7.8" calcext:value-type="float">
            <text:p>7,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1.5" calcext:value-type="float">
            <text:p>151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907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327723" calcext:value-type="float">
            <text:p>327723</text:p>
          </table:table-cell>
          <table:table-cell office:value-type="string" calcext:value-type="string">
            <text:p>12900</text:p>
          </table:table-cell>
          <table:table-cell office:value-type="float" office:value="829632" calcext:value-type="float">
            <text:p>829632</text:p>
          </table:table-cell>
          <table:table-cell office:value-type="float" office:value="830871" calcext:value-type="float">
            <text:p>830871</text:p>
          </table:table-cell>
          <table:table-cell office:value-type="float" office:value="115501" calcext:value-type="float">
            <text:p>115501</text:p>
          </table:table-cell>
          <table:table-cell office:value-type="float" office:value="-1239" calcext:value-type="float">
            <text:p>-12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office:value-type="float" office:value="137.7" calcext:value-type="float">
            <text:p>137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908</text:p>
          </table:table-cell>
          <table:table-cell office:value-type="float" office:value="41190000" calcext:value-type="float">
            <text:p>41190000</text:p>
          </table:table-cell>
          <table:table-cell office:value-type="float" office:value="328877" calcext:value-type="float">
            <text:p>328877</text:p>
          </table:table-cell>
          <table:table-cell office:value-type="string" calcext:value-type="string">
            <text:p>13600</text:p>
          </table:table-cell>
          <table:table-cell office:value-type="float" office:value="848982" calcext:value-type="float">
            <text:p>848982</text:p>
          </table:table-cell>
          <table:table-cell office:value-type="float" office:value="784415" calcext:value-type="float">
            <text:p>784415</text:p>
          </table:table-cell>
          <table:table-cell office:value-type="float" office:value="115556" calcext:value-type="float">
            <text:p>115556</text:p>
          </table:table-cell>
          <table:table-cell office:value-type="float" office:value="64567" calcext:value-type="float">
            <text:p>64567</text:p>
          </table:table-cell>
          <table:table-cell office:value-type="float" office:value="8" calcext:value-type="float">
            <text:p>8</text:p>
          </table:table-cell>
          <table:table-cell office:value-type="float" office:value="20.6" calcext:value-type="float">
            <text:p>20,6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office:value-type="float" office:value="136.9" calcext:value-type="float">
            <text:p>136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909</text:p>
          </table:table-cell>
          <table:table-cell office:value-type="float" office:value="41240000" calcext:value-type="float">
            <text:p>41240000</text:p>
          </table:table-cell>
          <table:table-cell office:value-type="float" office:value="320871" calcext:value-type="float">
            <text:p>320871</text:p>
          </table:table-cell>
          <table:table-cell office:value-type="string" calcext:value-type="string">
            <text:p>14200</text:p>
          </table:table-cell>
          <table:table-cell office:value-type="float" office:value="824739" calcext:value-type="float">
            <text:p>824739</text:p>
          </table:table-cell>
          <table:table-cell office:value-type="float" office:value="792798" calcext:value-type="float">
            <text:p>792798</text:p>
          </table:table-cell>
          <table:table-cell office:value-type="float" office:value="104213" calcext:value-type="float">
            <text:p>104213</text:p>
          </table:table-cell>
          <table:table-cell office:value-type="float" office:value="31941" calcext:value-type="float">
            <text:p>31941</text:p>
          </table:table-cell>
          <table:table-cell office:value-type="float" office:value="7.8" calcext:value-type="float">
            <text:p>7,8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office:value-type="float" office:value="0.8" calcext:value-type="float">
            <text:p>0,8</text:p>
          </table:table-cell>
          <table:table-cell office:value-type="float" office:value="125.4" calcext:value-type="float">
            <text:p>125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910</text:p>
          </table:table-cell>
          <table:table-cell office:value-type="float" office:value="41350000" calcext:value-type="float">
            <text:p>41350000</text:p>
          </table:table-cell>
          <table:table-cell office:value-type="float" office:value="320644" calcext:value-type="float">
            <text:p>320644</text:p>
          </table:table-cell>
          <table:table-cell office:value-type="string" calcext:value-type="string">
            <text:p>14600</text:p>
          </table:table-cell>
          <table:table-cell office:value-type="float" office:value="828140" calcext:value-type="float">
            <text:p>828140</text:p>
          </table:table-cell>
          <table:table-cell office:value-type="float" office:value="737877" calcext:value-type="float">
            <text:p>737877</text:p>
          </table:table-cell>
          <table:table-cell office:value-type="float" office:value="98136" calcext:value-type="float">
            <text:p>98136</text:p>
          </table:table-cell>
          <table:table-cell office:value-type="float" office:value="90263" calcext:value-type="float">
            <text:p>90263</text:p>
          </table:table-cell>
          <table:table-cell office:value-type="float" office:value="7.8" calcext:value-type="float">
            <text:p>7,8</text:p>
          </table:table-cell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118.6" calcext:value-type="float">
            <text:p>118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911</text:p>
          </table:table-cell>
          <table:table-cell office:value-type="float" office:value="41420000" calcext:value-type="float">
            <text:p>41420000</text:p>
          </table:table-cell>
          <table:table-cell office:value-type="float" office:value="321089" calcext:value-type="float">
            <text:p>321089</text:p>
          </table:table-cell>
          <table:table-cell office:value-type="string" calcext:value-type="string">
            <text:p>15600</text:p>
          </table:table-cell>
          <table:table-cell office:value-type="float" office:value="793506" calcext:value-type="float">
            <text:p>793506</text:p>
          </table:table-cell>
          <table:table-cell office:value-type="float" office:value="813653" calcext:value-type="float">
            <text:p>813653</text:p>
          </table:table-cell>
          <table:table-cell office:value-type="float" office:value="130876" calcext:value-type="float">
            <text:p>130876</text:p>
          </table:table-cell>
          <table:table-cell office:value-type="float" office:value="-20147" calcext:value-type="float">
            <text:p>-20147</text:p>
          </table:table-cell>
          <table:table-cell office:value-type="float" office:value="7.8" calcext:value-type="float">
            <text:p>7,8</text:p>
          </table:table-cell>
          <table:table-cell office:value-type="float" office:value="19.2" calcext:value-type="float">
            <text:p>19,2</text:p>
          </table:table-cell>
          <table:table-cell office:value-type="float" office:value="19.6" calcext:value-type="float">
            <text:p>19,6</text:p>
          </table:table-cell>
          <table:table-cell office:value-type="float" office:value="-0.4" calcext:value-type="float">
            <text:p>-0,4</text:p>
          </table:table-cell>
          <table:table-cell office:value-type="float" office:value="163.1" calcext:value-type="float">
            <text:p>163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912</text:p>
          </table:table-cell>
          <table:table-cell office:value-type="float" office:value="41530000" calcext:value-type="float">
            <text:p>41530000</text:p>
          </table:table-cell>
          <table:table-cell office:value-type="float" office:value="325272" calcext:value-type="float">
            <text:p>325272</text:p>
          </table:table-cell>
          <table:table-cell office:value-type="string" calcext:value-type="string">
            <text:p>17100</text:p>
          </table:table-cell>
          <table:table-cell office:value-type="float" office:value="801642" calcext:value-type="float">
            <text:p>801642</text:p>
          </table:table-cell>
          <table:table-cell office:value-type="float" office:value="726848" calcext:value-type="float">
            <text:p>726848</text:p>
          </table:table-cell>
          <table:table-cell office:value-type="float" office:value="89841" calcext:value-type="float">
            <text:p>89841</text:p>
          </table:table-cell>
          <table:table-cell office:value-type="float" office:value="74794" calcext:value-type="float">
            <text:p>74794</text:p>
          </table:table-cell>
          <table:table-cell office:value-type="float" office:value="7.8" calcext:value-type="float">
            <text:p>7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.8" calcext:value-type="float">
            <text:p>1,8</text:p>
          </table:table-cell>
          <table:table-cell office:value-type="float" office:value="112.4" calcext:value-type="float">
            <text:p>112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913</text:p>
          </table:table-cell>
          <table:table-cell office:value-type="float" office:value="41620000" calcext:value-type="float">
            <text:p>41620000</text:p>
          </table:table-cell>
          <table:table-cell office:value-type="float" office:value="312036" calcext:value-type="float">
            <text:p>312036</text:p>
          </table:table-cell>
          <table:table-cell office:value-type="string" calcext:value-type="string">
            <text:p>16700</text:p>
          </table:table-cell>
          <table:table-cell office:value-type="float" office:value="795851" calcext:value-type="float">
            <text:p>795851</text:p>
          </table:table-cell>
          <table:table-cell office:value-type="float" office:value="736937" calcext:value-type="float">
            <text:p>736937</text:p>
          </table:table-cell>
          <table:table-cell office:value-type="float" office:value="95650" calcext:value-type="float">
            <text:p>95650</text:p>
          </table:table-cell>
          <table:table-cell office:value-type="float" office:value="58914" calcext:value-type="float">
            <text:p>58914</text:p>
          </table:table-cell>
          <table:table-cell office:value-type="float" office:value="7.5" calcext:value-type="float">
            <text:p>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7" calcext:value-type="float">
            <text:p>17,7</text:p>
          </table:table-cell>
          <table:table-cell office:value-type="float" office:value="1.4" calcext:value-type="float">
            <text:p>1,4</text:p>
          </table:table-cell>
          <table:table-cell office:value-type="float" office:value="119.9" calcext:value-type="float">
            <text:p>119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914</text:p>
          </table:table-cell>
          <table:table-cell office:value-type="float" office:value="41630000" calcext:value-type="float">
            <text:p>41630000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.</text:p>
          </table:table-cell>
          <table:table-cell office:value-type="float" office:value="757931" calcext:value-type="float">
            <text:p>757931</text:p>
          </table:table-cell>
          <table:table-cell office:value-type="float" office:value="774931" calcext:value-type="float">
            <text:p>774931</text:p>
          </table:table-cell>
          <table:table-cell office:value-type="float" office:value="89531" calcext:value-type="float">
            <text:p>89531</text:p>
          </table:table-cell>
          <table:table-cell office:value-type="float" office:value="-17000" calcext:value-type="float">
            <text:p>-17000</text:p>
          </table:table-cell>
          <table:table-cell office:value-type="float" office:value="4.9" calcext:value-type="float">
            <text:p>4,9</text:p>
          </table:table-cell>
          <table:table-cell office:value-type="float" office:value="18.2" calcext:value-type="float">
            <text:p>18,2</text:p>
          </table:table-cell>
          <table:table-cell office:value-type="float" office:value="18.6" calcext:value-type="float">
            <text:p>18,6</text:p>
          </table:table-cell>
          <table:table-cell office:value-type="float" office:value="-0.4" calcext:value-type="float">
            <text:p>-0,4</text:p>
          </table:table-cell>
          <table:table-cell office:value-type="float" office:value="116.7" calcext:value-type="float">
            <text:p>116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915</text:p>
          </table:table-cell>
          <table:table-cell office:value-type="float" office:value="40620000" calcext:value-type="float">
            <text:p>40620000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.</text:p>
          </table:table-cell>
          <table:table-cell office:value-type="float" office:value="482968" calcext:value-type="float">
            <text:p>482968</text:p>
          </table:table-cell>
          <table:table-cell office:value-type="float" office:value="747968" calcext:value-type="float">
            <text:p>747968</text:p>
          </table:table-cell>
          <table:table-cell office:value-type="float" office:value="72068" calcext:value-type="float">
            <text:p>72068</text:p>
          </table:table-cell>
          <table:table-cell office:value-type="float" office:value="-265000" calcext:value-type="float">
            <text:p>-265000</text:p>
          </table:table-cell>
          <table:table-cell office:value-type="float" office:value="2.1" calcext:value-type="float">
            <text:p>2,1</text:p>
          </table:table-cell>
          <table:table-cell office:value-type="float" office:value="11.9" calcext:value-type="float">
            <text:p>11,9</text:p>
          </table:table-cell>
          <table:table-cell office:value-type="float" office:value="18.4" calcext:value-type="float">
            <text:p>18,4</text:p>
          </table:table-cell>
          <table:table-cell office:value-type="float" office:value="-6.5" calcext:value-type="float">
            <text:p>-6,5</text:p>
          </table:table-cell>
          <table:table-cell office:value-type="float" office:value="130.4" calcext:value-type="float">
            <text:p>13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916</text:p>
          </table:table-cell>
          <table:table-cell office:value-type="float" office:value="40020000" calcext:value-type="float">
            <text:p>40020000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.</text:p>
          </table:table-cell>
          <table:table-cell office:value-type="float" office:value="384676" calcext:value-type="float">
            <text:p>384676</text:p>
          </table:table-cell>
          <table:table-cell office:value-type="float" office:value="697676" calcext:value-type="float">
            <text:p>697676</text:p>
          </table:table-cell>
          <table:table-cell office:value-type="float" office:value="50676" calcext:value-type="float">
            <text:p>50676</text:p>
          </table:table-cell>
          <table:table-cell office:value-type="float" office:value="-313000" calcext:value-type="float">
            <text:p>-313000</text:p>
          </table:table-cell>
          <table:table-cell office:value-type="float" office:value="3.1" calcext:value-type="float">
            <text:p>3,1</text:p>
          </table:table-cell>
          <table:table-cell office:value-type="float" office:value="9.6" calcext:value-type="float">
            <text:p>9,6</text:p>
          </table:table-cell>
          <table:table-cell office:value-type="float" office:value="17.4" calcext:value-type="float">
            <text:p>17,4</text:p>
          </table:table-cell>
          <table:table-cell office:value-type="float" office:value="-7.8" calcext:value-type="float">
            <text:p>-7,8</text:p>
          </table:table-cell>
          <table:table-cell office:value-type="float" office:value="125.1" calcext:value-type="float">
            <text:p>12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917</text:p>
          </table:table-cell>
          <table:table-cell office:value-type="float" office:value="39420000" calcext:value-type="float">
            <text:p>39420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.</text:p>
          </table:table-cell>
          <table:table-cell office:value-type="float" office:value="412744" calcext:value-type="float">
            <text:p>412744</text:p>
          </table:table-cell>
          <table:table-cell office:value-type="float" office:value="712744" calcext:value-type="float">
            <text:p>712744</text:p>
          </table:table-cell>
          <table:table-cell office:value-type="float" office:value="54744" calcext:value-type="float">
            <text:p>54744</text:p>
          </table:table-cell>
          <table:table-cell office:value-type="float" office:value="-300000" calcext:value-type="float">
            <text:p>-300000</text:p>
          </table:table-cell>
          <table:table-cell office:value-type="float" office:value="4.6" calcext:value-type="float">
            <text:p>4,6</text:p>
          </table:table-cell>
          <table:table-cell office:value-type="float" office:value="10.5" calcext:value-type="float">
            <text:p>10,5</text:p>
          </table:table-cell>
          <table:table-cell office:value-type="float" office:value="18.1" calcext:value-type="float">
            <text:p>18,1</text:p>
          </table:table-cell>
          <table:table-cell office:value-type="float" office:value="-7.6" calcext:value-type="float">
            <text:p>-7,6</text:p>
          </table:table-cell>
          <table:table-cell office:value-type="float" office:value="135.1" calcext:value-type="float">
            <text:p>13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918</text:p>
          </table:table-cell>
          <table:table-cell office:value-type="float" office:value="38670000" calcext:value-type="float">
            <text:p>38670000</text:p>
          </table:table-cell>
          <table:table-cell office:value-type="float" office:value="202000" calcext:value-type="float">
            <text:p>202000</text:p>
          </table:table-cell>
          <table:table-cell office:value-type="string" calcext:value-type="string">
            <text:p>.</text:p>
          </table:table-cell>
          <table:table-cell office:value-type="float" office:value="472816" calcext:value-type="float">
            <text:p>472816</text:p>
          </table:table-cell>
          <table:table-cell office:value-type="float" office:value="867816" calcext:value-type="float">
            <text:p>867816</text:p>
          </table:table-cell>
          <table:table-cell office:value-type="float" office:value="68816" calcext:value-type="float">
            <text:p>68816</text:p>
          </table:table-cell>
          <table:table-cell office:value-type="float" office:value="-395000" calcext:value-type="float">
            <text:p>-395000</text:p>
          </table:table-cell>
          <table:table-cell office:value-type="float" office:value="5.2" calcext:value-type="float">
            <text:p>5,2</text:p>
          </table:table-cell>
          <table:table-cell office:value-type="float" office:value="12.2" calcext:value-type="float">
            <text:p>12,2</text:p>
          </table:table-cell>
          <table:table-cell office:value-type="float" office:value="22.4" calcext:value-type="float">
            <text:p>22,4</text:p>
          </table:table-cell>
          <table:table-cell office:value-type="float" office:value="-10.2" calcext:value-type="float">
            <text:p>-10,2</text:p>
          </table:table-cell>
          <table:table-cell office:value-type="float" office:value="150.3" calcext:value-type="float">
            <text:p>15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919</text:p>
          </table:table-cell>
          <table:table-cell office:value-type="float" office:value="38600000" calcext:value-type="float">
            <text:p>38600000</text:p>
          </table:table-cell>
          <table:table-cell office:value-type="float" office:value="552683" calcext:value-type="float">
            <text:p>552683</text:p>
          </table:table-cell>
          <table:table-cell office:value-type="string" calcext:value-type="string">
            <text:p>19600</text:p>
          </table:table-cell>
          <table:table-cell office:value-type="float" office:value="506960" calcext:value-type="float">
            <text:p>506960</text:p>
          </table:table-cell>
          <table:table-cell office:value-type="float" office:value="739901" calcext:value-type="float">
            <text:p>739901</text:p>
          </table:table-cell>
          <table:table-cell office:value-type="float" office:value="65060" calcext:value-type="float">
            <text:p>65060</text:p>
          </table:table-cell>
          <table:table-cell office:value-type="float" office:value="-232941" calcext:value-type="float">
            <text:p>-232941</text:p>
          </table:table-cell>
          <table:table-cell office:value-type="float" office:value="14.3" calcext:value-type="float">
            <text:p>14,3</text:p>
          </table:table-cell>
          <table:table-cell office:value-type="float" office:value="13.1" calcext:value-type="float">
            <text:p>13,1</text:p>
          </table:table-cell>
          <table:table-cell office:value-type="float" office:value="19.2" calcext:value-type="float">
            <text:p>19,2</text:p>
          </table:table-cell>
          <table:table-cell office:value-type="float" office:value="-6.1" calcext:value-type="float">
            <text:p>-6,1</text:p>
          </table:table-cell>
          <table:table-cell office:value-type="float" office:value="130.9" calcext:value-type="float">
            <text:p>130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920</text:p>
          </table:table-cell>
          <table:table-cell office:value-type="float" office:value="38900000" calcext:value-type="float">
            <text:p>38900000</text:p>
          </table:table-cell>
          <table:table-cell office:value-type="float" office:value="622724" calcext:value-type="float">
            <text:p>622724</text:p>
          </table:table-cell>
          <table:table-cell office:value-type="string" calcext:value-type="string">
            <text:p>34800</text:p>
          </table:table-cell>
          <table:table-cell office:value-type="float" office:value="838137" calcext:value-type="float">
            <text:p>838137</text:p>
          </table:table-cell>
          <table:table-cell office:value-type="float" office:value="675676" calcext:value-type="float">
            <text:p>675676</text:p>
          </table:table-cell>
          <table:table-cell office:value-type="float" office:value="87310" calcext:value-type="float">
            <text:p>87310</text:p>
          </table:table-cell>
          <table:table-cell office:value-type="float" office:value="162461" calcext:value-type="float">
            <text:p>162461</text:p>
          </table:table-cell>
          <table:table-cell office:value-type="float" office:value="16" calcext:value-type="float">
            <text:p>16</text:p>
          </table:table-cell>
          <table:table-cell office:value-type="float" office:value="21.5" calcext:value-type="float">
            <text:p>21,5</text:p>
          </table:table-cell>
          <table:table-cell office:value-type="float" office:value="17.4" calcext:value-type="float">
            <text:p>17,4</text:p>
          </table:table-cell>
          <table:table-cell office:value-type="float" office:value="4.1" calcext:value-type="float">
            <text:p>4,1</text:p>
          </table:table-cell>
          <table:table-cell office:value-type="float" office:value="123.3" calcext:value-type="float">
            <text:p>12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921</text:p>
          </table:table-cell>
          <table:table-cell office:value-type="float" office:value="39140000" calcext:value-type="float">
            <text:p>39140000</text:p>
          </table:table-cell>
          <table:table-cell office:value-type="float" office:value="455543" calcext:value-type="float">
            <text:p>455543</text:p>
          </table:table-cell>
          <table:table-cell office:value-type="string" calcext:value-type="string">
            <text:p>31100</text:p>
          </table:table-cell>
          <table:table-cell office:value-type="float" office:value="816555" calcext:value-type="float">
            <text:p>816555</text:p>
          </table:table-cell>
          <table:table-cell office:value-type="float" office:value="697904" calcext:value-type="float">
            <text:p>697904</text:p>
          </table:table-cell>
          <table:table-cell office:value-type="float" office:value="99696" calcext:value-type="float">
            <text:p>99696</text:p>
          </table:table-cell>
          <table:table-cell office:value-type="float" office:value="118651" calcext:value-type="float">
            <text:p>118651</text:p>
          </table:table-cell>
          <table:table-cell office:value-type="float" office:value="11.6" calcext:value-type="float">
            <text:p>11,6</text:p>
          </table:table-cell>
          <table:table-cell office:value-type="float" office:value="20.9" calcext:value-type="float">
            <text:p>20,9</text:p>
          </table:table-cell>
          <table:table-cell office:value-type="float" office:value="17.8" calcext:value-type="float">
            <text:p>17,8</text:p>
          </table:table-cell>
          <table:table-cell office:value-type="float" office:value="3.1" calcext:value-type="float">
            <text:p>3,1</text:p>
          </table:table-cell>
          <table:table-cell office:value-type="float" office:value="121.3" calcext:value-type="float">
            <text:p>121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922</text:p>
          </table:table-cell>
          <table:table-cell office:value-type="float" office:value="39310000" calcext:value-type="float">
            <text:p>39310000</text:p>
          </table:table-cell>
          <table:table-cell office:value-type="float" office:value="384585" calcext:value-type="float">
            <text:p>384585</text:p>
          </table:table-cell>
          <table:table-cell office:value-type="string" calcext:value-type="string">
            <text:p>25700</text:p>
          </table:table-cell>
          <table:table-cell office:value-type="float" office:value="764373" calcext:value-type="float">
            <text:p>764373</text:p>
          </table:table-cell>
          <table:table-cell office:value-type="float" office:value="692322" calcext:value-type="float">
            <text:p>692322</text:p>
          </table:table-cell>
          <table:table-cell office:value-type="float" office:value="70432" calcext:value-type="float">
            <text:p>70432</text:p>
          </table:table-cell>
          <table:table-cell office:value-type="float" office:value="72051" calcext:value-type="float">
            <text:p>72051</text:p>
          </table:table-cell>
          <table:table-cell office:value-type="float" office:value="9.8" calcext:value-type="float">
            <text:p>9,8</text:p>
          </table:table-cell>
          <table:table-cell office:value-type="float" office:value="19.4" calcext:value-type="float">
            <text:p>19,4</text:p>
          </table:table-cell>
          <table:table-cell office:value-type="float" office:value="17.6" calcext:value-type="float">
            <text:p>17,6</text:p>
          </table:table-cell>
          <table:table-cell office:value-type="float" office:value="1.8" calcext:value-type="float">
            <text:p>1,8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923</text:p>
          </table:table-cell>
          <table:table-cell office:value-type="float" office:value="39750000" calcext:value-type="float">
            <text:p>39750000</text:p>
          </table:table-cell>
          <table:table-cell office:value-type="float" office:value="355066" calcext:value-type="float">
            <text:p>355066</text:p>
          </table:table-cell>
          <table:table-cell office:value-type="string" calcext:value-type="string">
            <text:p>23500</text:p>
          </table:table-cell>
          <table:table-cell office:value-type="float" office:value="765888" calcext:value-type="float">
            <text:p>765888</text:p>
          </table:table-cell>
          <table:table-cell office:value-type="float" office:value="670326" calcext:value-type="float">
            <text:p>670326</text:p>
          </table:table-cell>
          <table:table-cell office:value-type="float" office:value="77910" calcext:value-type="float">
            <text:p>77910</text:p>
          </table:table-cell>
          <table:table-cell office:value-type="float" office:value="95562" calcext:value-type="float">
            <text:p>95562</text:p>
          </table:table-cell>
          <table:table-cell office:value-type="float" office:value="8.9" calcext:value-type="float">
            <text:p>8,9</text:p>
          </table:table-cell>
          <table:table-cell office:value-type="float" office:value="19.3" calcext:value-type="float">
            <text:p>19,3</text:p>
          </table:table-cell>
          <table:table-cell office:value-type="float" office:value="16.9" calcext:value-type="float">
            <text:p>16,9</text:p>
          </table:table-cell>
          <table:table-cell office:value-type="float" office:value="2.4" calcext:value-type="float">
            <text:p>2,4</text:p>
          </table:table-cell>
          <table:table-cell office:value-type="float" office:value="101.8" calcext:value-type="float">
            <text:p>10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924</text:p>
          </table:table-cell>
          <table:table-cell office:value-type="float" office:value="40170000" calcext:value-type="float">
            <text:p>40170000</text:p>
          </table:table-cell>
          <table:table-cell office:value-type="float" office:value="355401" calcext:value-type="float">
            <text:p>355401</text:p>
          </table:table-cell>
          <table:table-cell office:value-type="string" calcext:value-type="string">
            <text:p>22600</text:p>
          </table:table-cell>
          <table:table-cell office:value-type="float" office:value="757873" calcext:value-type="float">
            <text:p>757873</text:p>
          </table:table-cell>
          <table:table-cell office:value-type="float" office:value="683296" calcext:value-type="float">
            <text:p>683296</text:p>
          </table:table-cell>
          <table:table-cell office:value-type="float" office:value="68280" calcext:value-type="float">
            <text:p>68280</text:p>
          </table:table-cell>
          <table:table-cell office:value-type="float" office:value="74577" calcext:value-type="float">
            <text:p>74577</text:p>
          </table:table-cell>
          <table:table-cell office:value-type="float" office:value="8.8" calcext:value-type="float">
            <text:p>8,8</text:p>
          </table:table-cell>
          <table:table-cell office:value-type="float" office:value="18.9" calcext:value-type="float">
            <text:p>18,9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,9</text:p>
          </table:table-cell>
          <table:table-cell office:value-type="float" office:value="89.8" calcext:value-type="float">
            <text:p>89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925</text:p>
          </table:table-cell>
          <table:table-cell office:value-type="float" office:value="40460000" calcext:value-type="float">
            <text:p>40460000</text:p>
          </table:table-cell>
          <table:table-cell office:value-type="float" office:value="352830" calcext:value-type="float">
            <text:p>352830</text:p>
          </table:table-cell>
          <table:table-cell office:value-type="string" calcext:value-type="string">
            <text:p>22600</text:p>
          </table:table-cell>
          <table:table-cell office:value-type="float" office:value="774455" calcext:value-type="float">
            <text:p>774455</text:p>
          </table:table-cell>
          <table:table-cell office:value-type="float" office:value="712211" calcext:value-type="float">
            <text:p>712211</text:p>
          </table:table-cell>
          <table:table-cell office:value-type="float" office:value="72924" calcext:value-type="float">
            <text:p>72924</text:p>
          </table:table-cell>
          <table:table-cell office:value-type="float" office:value="62244" calcext:value-type="float">
            <text:p>62244</text:p>
          </table:table-cell>
          <table:table-cell office:value-type="float" office:value="8.7" calcext:value-type="float">
            <text:p>8,7</text:p>
          </table:table-cell>
          <table:table-cell office:value-type="float" office:value="19.1" calcext:value-type="float">
            <text:p>19,1</text:p>
          </table:table-cell>
          <table:table-cell office:value-type="float" office:value="17.6" calcext:value-type="float">
            <text:p>17,6</text:p>
          </table:table-cell>
          <table:table-cell office:value-type="float" office:value="1.5" calcext:value-type="float">
            <text:p>1,5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926</text:p>
          </table:table-cell>
          <table:table-cell office:value-type="float" office:value="40710000" calcext:value-type="float">
            <text:p>40710000</text:p>
          </table:table-cell>
          <table:table-cell office:value-type="float" office:value="345415" calcext:value-type="float">
            <text:p>345415</text:p>
          </table:table-cell>
          <table:table-cell office:value-type="string" calcext:value-type="string">
            <text:p>22442</text:p>
          </table:table-cell>
          <table:table-cell office:value-type="float" office:value="771690" calcext:value-type="float">
            <text:p>771690</text:p>
          </table:table-cell>
          <table:table-cell office:value-type="float" office:value="716966" calcext:value-type="float">
            <text:p>716966</text:p>
          </table:table-cell>
          <table:table-cell office:value-type="float" office:value="78638" calcext:value-type="float">
            <text:p>78638</text:p>
          </table:table-cell>
          <table:table-cell office:value-type="float" office:value="54724" calcext:value-type="float">
            <text:p>54724</text:p>
          </table:table-cell>
          <table:table-cell office:value-type="float" office:value="8.5" calcext:value-type="float">
            <text:p>8,5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.4" calcext:value-type="float">
            <text:p>1,4</text:p>
          </table:table-cell>
          <table:table-cell office:value-type="float" office:value="101.8" calcext:value-type="float">
            <text:p>10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927</text:p>
          </table:table-cell>
          <table:table-cell office:value-type="float" office:value="40770000" calcext:value-type="float">
            <text:p>40770000</text:p>
          </table:table-cell>
          <table:table-cell office:value-type="float" office:value="336364" calcext:value-type="float">
            <text:p>336364</text:p>
          </table:table-cell>
          <table:table-cell office:value-type="string" calcext:value-type="string">
            <text:p>21592</text:p>
          </table:table-cell>
          <table:table-cell office:value-type="float" office:value="748102" calcext:value-type="float">
            <text:p>748102</text:p>
          </table:table-cell>
          <table:table-cell office:value-type="float" office:value="679809" calcext:value-type="float">
            <text:p>679809</text:p>
          </table:table-cell>
          <table:table-cell office:value-type="float" office:value="66317" calcext:value-type="float">
            <text:p>66317</text:p>
          </table:table-cell>
          <table:table-cell office:value-type="float" office:value="68293" calcext:value-type="float">
            <text:p>68293</text:p>
          </table:table-cell>
          <table:table-cell office:value-type="float" office:value="8.3" calcext:value-type="float">
            <text:p>8,3</text:p>
          </table:table-cell>
          <table:table-cell office:value-type="float" office:value="18.3" calcext:value-type="float">
            <text:p>18,3</text:p>
          </table:table-cell>
          <table:table-cell office:value-type="float" office:value="16.7" calcext:value-type="float">
            <text:p>16,7</text:p>
          </table:table-cell>
          <table:table-cell office:value-type="float" office:value="1.6" calcext:value-type="float">
            <text:p>1,6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928</text:p>
          </table:table-cell>
          <table:table-cell office:value-type="float" office:value="40880000" calcext:value-type="float">
            <text:p>40880000</text:p>
          </table:table-cell>
          <table:table-cell office:value-type="float" office:value="338804" calcext:value-type="float">
            <text:p>338804</text:p>
          </table:table-cell>
          <table:table-cell office:value-type="string" calcext:value-type="string">
            <text:p>21896</text:p>
          </table:table-cell>
          <table:table-cell office:value-type="float" office:value="753570" calcext:value-type="float">
            <text:p>753570</text:p>
          </table:table-cell>
          <table:table-cell office:value-type="float" office:value="678269" calcext:value-type="float">
            <text:p>678269</text:p>
          </table:table-cell>
          <table:table-cell office:value-type="float" office:value="72815" calcext:value-type="float">
            <text:p>72815</text:p>
          </table:table-cell>
          <table:table-cell office:value-type="float" office:value="75301" calcext:value-type="float">
            <text:p>75301</text:p>
          </table:table-cell>
          <table:table-cell office:value-type="float" office:value="8.3" calcext:value-type="float">
            <text:p>8,3</text:p>
          </table:table-cell>
          <table:table-cell office:value-type="float" office:value="18.4" calcext:value-type="float">
            <text:p>18,4</text:p>
          </table:table-cell>
          <table:table-cell office:value-type="float" office:value="16.6" calcext:value-type="float">
            <text:p>16,6</text:p>
          </table:table-cell>
          <table:table-cell office:value-type="float" office:value="1.8" calcext:value-type="float">
            <text:p>1,8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929</text:p>
          </table:table-cell>
          <table:table-cell office:value-type="float" office:value="41020000" calcext:value-type="float">
            <text:p>41020000</text:p>
          </table:table-cell>
          <table:table-cell office:value-type="float" office:value="334322" calcext:value-type="float">
            <text:p>334322</text:p>
          </table:table-cell>
          <table:table-cell office:value-type="string" calcext:value-type="string">
            <text:p>22218</text:p>
          </table:table-cell>
          <table:table-cell office:value-type="float" office:value="734140" calcext:value-type="float">
            <text:p>734140</text:p>
          </table:table-cell>
          <table:table-cell office:value-type="float" office:value="742732" calcext:value-type="float">
            <text:p>742732</text:p>
          </table:table-cell>
          <table:table-cell office:value-type="float" office:value="74184" calcext:value-type="float">
            <text:p>74184</text:p>
          </table:table-cell>
          <table:table-cell office:value-type="float" office:value="-8592" calcext:value-type="float">
            <text:p>-8592</text:p>
          </table:table-cell>
          <table:table-cell office:value-type="float" office:value="8.2" calcext:value-type="float">
            <text:p>8,2</text:p>
          </table:table-cell>
          <table:table-cell office:value-type="float" office:value="17.9" calcext:value-type="float">
            <text:p>17,9</text:p>
          </table:table-cell>
          <table:table-cell office:value-type="float" office:value="18.1" calcext:value-type="float">
            <text:p>18,1</text:p>
          </table:table-cell>
          <table:table-cell office:value-type="float" office:value="-0.2" calcext:value-type="float">
            <text:p>-0,2</text:p>
          </table:table-cell>
          <table:table-cell office:value-type="float" office:value="100.3" calcext:value-type="float">
            <text:p>10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930</text:p>
          </table:table-cell>
          <table:table-cell office:value-type="float" office:value="41340000" calcext:value-type="float">
            <text:p>41340000</text:p>
          </table:table-cell>
          <table:table-cell office:value-type="float" office:value="342059" calcext:value-type="float">
            <text:p>342059</text:p>
          </table:table-cell>
          <table:table-cell office:value-type="string" calcext:value-type="string">
            <text:p>23434</text:p>
          </table:table-cell>
          <table:table-cell office:value-type="float" office:value="754020" calcext:value-type="float">
            <text:p>754020</text:p>
          </table:table-cell>
          <table:table-cell office:value-type="float" office:value="652953" calcext:value-type="float">
            <text:p>652953</text:p>
          </table:table-cell>
          <table:table-cell office:value-type="float" office:value="62697" calcext:value-type="float">
            <text:p>62697</text:p>
          </table:table-cell>
          <table:table-cell office:value-type="float" office:value="101067" calcext:value-type="float">
            <text:p>101067</text:p>
          </table:table-cell>
          <table:table-cell office:value-type="float" office:value="8.3" calcext:value-type="float">
            <text:p>8,3</text:p>
          </table:table-cell>
          <table:table-cell office:value-type="float" office:value="18.2" calcext:value-type="float">
            <text:p>18,2</text:p>
          </table:table-cell>
          <table:table-cell office:value-type="float" office:value="15.8" calcext:value-type="float">
            <text:p>15,8</text:p>
          </table:table-cell>
          <table:table-cell office:value-type="float" office:value="2.4" calcext:value-type="float">
            <text:p>2,4</text:p>
          </table:table-cell>
          <table:table-cell office:value-type="float" office:value="83.8" calcext:value-type="float">
            <text:p>8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931</text:p>
          </table:table-cell>
          <table:table-cell office:value-type="float" office:value="41550000" calcext:value-type="float">
            <text:p>41550000</text:p>
          </table:table-cell>
          <table:table-cell office:value-type="float" office:value="326661" calcext:value-type="float">
            <text:p>326661</text:p>
          </table:table-cell>
          <table:table-cell office:value-type="string" calcext:value-type="string">
            <text:p>24587</text:p>
          </table:table-cell>
          <table:table-cell office:value-type="float" office:value="737611" calcext:value-type="float">
            <text:p>737611</text:p>
          </table:table-cell>
          <table:table-cell office:value-type="float" office:value="682816" calcext:value-type="float">
            <text:p>682816</text:p>
          </table:table-cell>
          <table:table-cell office:value-type="float" office:value="59357" calcext:value-type="float">
            <text:p>59357</text:p>
          </table:table-cell>
          <table:table-cell office:value-type="float" office:value="54795" calcext:value-type="float">
            <text:p>54795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.4" calcext:value-type="float">
            <text:p>1,4</text:p>
          </table:table-cell>
          <table:table-cell office:value-type="float" office:value="79.9" calcext:value-type="float">
            <text:p>79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932</text:p>
          </table:table-cell>
          <table:table-cell office:value-type="float" office:value="41510000" calcext:value-type="float">
            <text:p>41510000</text:p>
          </table:table-cell>
          <table:table-cell office:value-type="float" office:value="314980" calcext:value-type="float">
            <text:p>314980</text:p>
          </table:table-cell>
          <table:table-cell office:value-type="string" calcext:value-type="string">
            <text:p>23733</text:p>
          </table:table-cell>
          <table:table-cell office:value-type="float" office:value="726299" calcext:value-type="float">
            <text:p>726299</text:p>
          </table:table-cell>
          <table:table-cell office:value-type="float" office:value="663705" calcext:value-type="float">
            <text:p>663705</text:p>
          </table:table-cell>
          <table:table-cell office:value-type="float" office:value="59543" calcext:value-type="float">
            <text:p>59543</text:p>
          </table:table-cell>
          <table:table-cell office:value-type="float" office:value="62594" calcext:value-type="float">
            <text:p>62594</text:p>
          </table:table-cell>
          <table:table-cell office:value-type="float" office:value="7.6" calcext:value-type="float">
            <text:p>7,6</text:p>
          </table:table-cell>
          <table:table-cell office:value-type="float" office:value="17.5" calcext:value-type="float">
            <text:p>17,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float" office:value="81.6" calcext:value-type="float">
            <text:p>81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933</text:p>
          </table:table-cell>
          <table:table-cell office:value-type="float" office:value="41520000" calcext:value-type="float">
            <text:p>41520000</text:p>
          </table:table-cell>
          <table:table-cell office:value-type="float" office:value="315668" calcext:value-type="float">
            <text:p>315668</text:p>
          </table:table-cell>
          <table:table-cell office:value-type="string" calcext:value-type="string">
            <text:p>23711</text:p>
          </table:table-cell>
          <table:table-cell office:value-type="float" office:value="682394" calcext:value-type="float">
            <text:p>682394</text:p>
          </table:table-cell>
          <table:table-cell office:value-type="float" office:value="664133" calcext:value-type="float">
            <text:p>664133</text:p>
          </table:table-cell>
          <table:table-cell office:value-type="float" office:value="54466" calcext:value-type="float">
            <text:p>54466</text:p>
          </table:table-cell>
          <table:table-cell office:value-type="float" office:value="18261" calcext:value-type="float">
            <text:p>18261</text:p>
          </table:table-cell>
          <table:table-cell office:value-type="float" office:value="7.6" calcext:value-type="float">
            <text:p>7,6</text:p>
          </table:table-cell>
          <table:table-cell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78.4" calcext:value-type="float">
            <text:p>78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934</text:p>
          </table:table-cell>
          <table:table-cell office:value-type="float" office:value="41570000" calcext:value-type="float">
            <text:p>41570000</text:p>
          </table:table-cell>
          <table:table-cell office:value-type="float" office:value="298482" calcext:value-type="float">
            <text:p>298482</text:p>
          </table:table-cell>
          <table:table-cell office:value-type="string" calcext:value-type="string">
            <text:p>24031</text:p>
          </table:table-cell>
          <table:table-cell office:value-type="float" office:value="681518" calcext:value-type="float">
            <text:p>681518</text:p>
          </table:table-cell>
          <table:table-cell office:value-type="float" office:value="637713" calcext:value-type="float">
            <text:p>637713</text:p>
          </table:table-cell>
          <table:table-cell office:value-type="float" office:value="50715" calcext:value-type="float">
            <text:p>50715</text:p>
          </table:table-cell>
          <table:table-cell office:value-type="float" office:value="43805" calcext:value-type="float">
            <text:p>43805</text:p>
          </table:table-cell>
          <table:table-cell office:value-type="float" office:value="7.2" calcext:value-type="float">
            <text:p>7,2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.1" calcext:value-type="float">
            <text:p>1,1</text:p>
          </table:table-cell>
          <table:table-cell office:value-type="float" office:value="74.4" calcext:value-type="float">
            <text:p>74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935</text:p>
          </table:table-cell>
          <table:table-cell office:value-type="float" office:value="41550000" calcext:value-type="float">
            <text:p>41550000</text:p>
          </table:table-cell>
          <table:table-cell office:value-type="float" office:value="284895" calcext:value-type="float">
            <text:p>284895</text:p>
          </table:table-cell>
          <table:table-cell office:value-type="string" calcext:value-type="string">
            <text:p>23988</text:p>
          </table:table-cell>
          <table:table-cell office:value-type="float" office:value="643870" calcext:value-type="float">
            <text:p>643870</text:p>
          </table:table-cell>
          <table:table-cell office:value-type="float" office:value="661722" calcext:value-type="float">
            <text:p>661722</text:p>
          </table:table-cell>
          <table:table-cell office:value-type="float" office:value="47480" calcext:value-type="float">
            <text:p>47480</text:p>
          </table:table-cell>
          <table:table-cell office:value-type="float" office:value="-17852" calcext:value-type="float">
            <text:p>-17852</text:p>
          </table:table-cell>
          <table:table-cell office:value-type="float" office:value="6.9" calcext:value-type="float">
            <text:p>6,9</text:p>
          </table:table-cell>
          <table:table-cell office:value-type="float" office:value="15.5" calcext:value-type="float">
            <text:p>15,5</text:p>
          </table:table-cell>
          <table:table-cell office:value-type="float" office:value="15.9" calcext:value-type="float">
            <text:p>15,9</text:p>
          </table:table-cell>
          <table:table-cell office:value-type="float" office:value="-0.4" calcext:value-type="float">
            <text:p>-0,4</text:p>
          </table:table-cell>
          <table:table-cell office:value-type="float" office:value="72.5" calcext:value-type="float">
            <text:p>72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936</text:p>
          </table:table-cell>
          <table:table-cell office:value-type="float" office:value="41500000" calcext:value-type="float">
            <text:p>41500000</text:p>
          </table:table-cell>
          <table:table-cell office:value-type="float" office:value="279902" calcext:value-type="float">
            <text:p>279902</text:p>
          </table:table-cell>
          <table:table-cell office:value-type="string" calcext:value-type="string">
            <text:p>26079</text:p>
          </table:table-cell>
          <table:table-cell office:value-type="float" office:value="634344" calcext:value-type="float">
            <text:p>634344</text:p>
          </table:table-cell>
          <table:table-cell office:value-type="float" office:value="645844" calcext:value-type="float">
            <text:p>645844</text:p>
          </table:table-cell>
          <table:table-cell office:value-type="float" office:value="45771" calcext:value-type="float">
            <text:p>45771</text:p>
          </table:table-cell>
          <table:table-cell office:value-type="float" office:value="-11500" calcext:value-type="float">
            <text:p>-11500</text:p>
          </table:table-cell>
          <table:table-cell office:value-type="float" office:value="6.7" calcext:value-type="float">
            <text:p>6,7</text:p>
          </table:table-cell>
          <table:table-cell office:value-type="float" office:value="15.3" calcext:value-type="float">
            <text:p>15,3</text:p>
          </table:table-cell>
          <table:table-cell office:value-type="float" office:value="15.6" calcext:value-type="float">
            <text:p>15,6</text:p>
          </table:table-cell>
          <table:table-cell office:value-type="float" office:value="-0.3" calcext:value-type="float">
            <text:p>-0,3</text:p>
          </table:table-cell>
          <table:table-cell office:value-type="float" office:value="71.8" calcext:value-type="float">
            <text:p>71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937</text:p>
          </table:table-cell>
          <table:table-cell office:value-type="float" office:value="41530000" calcext:value-type="float">
            <text:p>41530000</text:p>
          </table:table-cell>
          <table:table-cell office:value-type="float" office:value="274506" calcext:value-type="float">
            <text:p>274506</text:p>
          </table:table-cell>
          <table:table-cell office:value-type="string" calcext:value-type="string">
            <text:p>25925</text:p>
          </table:table-cell>
          <table:table-cell office:value-type="float" office:value="621453" calcext:value-type="float">
            <text:p>621453</text:p>
          </table:table-cell>
          <table:table-cell office:value-type="float" office:value="632896" calcext:value-type="float">
            <text:p>632896</text:p>
          </table:table-cell>
          <table:table-cell office:value-type="float" office:value="43779" calcext:value-type="float">
            <text:p>43779</text:p>
          </table:table-cell>
          <table:table-cell office:value-type="float" office:value="-11443" calcext:value-type="float">
            <text:p>-11443</text:p>
          </table:table-cell>
          <table:table-cell office:value-type="float" office:value="6.6" calcext:value-type="float">
            <text:p>6,6</text:p>
          </table:table-cell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,2</text:p>
          </table:table-cell>
          <table:table-cell office:value-type="float" office:value="-0.2" calcext:value-type="float">
            <text:p>-0,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938</text:p>
          </table:table-cell>
          <table:table-cell office:value-type="float" office:value="41560000" calcext:value-type="float">
            <text:p>41560000</text:p>
          </table:table-cell>
          <table:table-cell office:value-type="float" office:value="273917" calcext:value-type="float">
            <text:p>273917</text:p>
          </table:table-cell>
          <table:table-cell office:value-type="string" calcext:value-type="string">
            <text:p>27056</text:p>
          </table:table-cell>
          <table:table-cell office:value-type="float" office:value="615582" calcext:value-type="float">
            <text:p>615582</text:p>
          </table:table-cell>
          <table:table-cell office:value-type="float" office:value="650832" calcext:value-type="float">
            <text:p>650832</text:p>
          </table:table-cell>
          <table:table-cell office:value-type="float" office:value="43482" calcext:value-type="float">
            <text:p>43482</text:p>
          </table:table-cell>
          <table:table-cell office:value-type="float" office:value="-35250" calcext:value-type="float">
            <text:p>-35250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-0.9" calcext:value-type="float">
            <text:p>-0,9</text:p>
          </table:table-cell>
          <table:table-cell office:value-type="float" office:value="70.4" calcext:value-type="float">
            <text:p>7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939</text:p>
          </table:table-cell>
          <table:table-cell office:value-type="float" office:value="41510000" calcext:value-type="float">
            <text:p>41510000</text:p>
          </table:table-cell>
          <table:table-cell office:value-type="float" office:value="258429" calcext:value-type="float">
            <text:p>258429</text:p>
          </table:table-cell>
          <table:table-cell office:value-type="string" calcext:value-type="string">
            <text:p>.</text:p>
          </table:table-cell>
          <table:table-cell office:value-type="float" office:value="615599" calcext:value-type="float">
            <text:p>615599</text:p>
          </table:table-cell>
          <table:table-cell office:value-type="float" office:value="645677" calcext:value-type="float">
            <text:p>645677</text:p>
          </table:table-cell>
          <table:table-cell office:value-type="float" office:value="42099" calcext:value-type="float">
            <text:p>42099</text:p>
          </table:table-cell>
          <table:table-cell office:value-type="float" office:value="-30078" calcext:value-type="float">
            <text:p>-30078</text:p>
          </table:table-cell>
          <table:table-cell office:value-type="float" office:value="6.2" calcext:value-type="float">
            <text:p>6,2</text:p>
          </table:table-cell>
          <table:table-cell office:value-type="float" office:value="14.8" calcext:value-type="float">
            <text:p>14,8</text:p>
          </table:table-cell>
          <table:table-cell office:value-type="float" office:value="15.6" calcext:value-type="float">
            <text:p>15,6</text:p>
          </table:table-cell>
          <table:table-cell office:value-type="float" office:value="-0.8" calcext:value-type="float">
            <text:p>-0,8</text:p>
          </table:table-cell>
          <table:table-cell office:value-type="float" office:value="68.3" calcext:value-type="float">
            <text:p>6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1940</text:p>
          </table:table-cell>
          <table:table-cell office:value-type="float" office:value="40690000" calcext:value-type="float">
            <text:p>4069000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.</text:p>
          </table:table-cell>
          <table:table-cell office:value-type="float" office:value="561281" calcext:value-type="float">
            <text:p>561281</text:p>
          </table:table-cell>
          <table:table-cell office:value-type="float" office:value="740281" calcext:value-type="float">
            <text:p>740281</text:p>
          </table:table-cell>
          <table:table-cell office:value-type="float" office:value="52881" calcext:value-type="float">
            <text:p>52881</text:p>
          </table:table-cell>
          <table:table-cell office:value-type="float" office:value="-179000" calcext:value-type="float">
            <text:p>-179000</text:p>
          </table:table-cell>
          <table:table-cell office:value-type="float" office:value="4.3" calcext:value-type="float">
            <text:p>4,3</text:p>
          </table:table-cell>
          <table:table-cell office:value-type="float" office:value="13.8" calcext:value-type="float">
            <text:p>13,8</text:p>
          </table:table-cell>
          <table:table-cell office:value-type="float" office:value="18.2" calcext:value-type="float">
            <text:p>18,2</text:p>
          </table:table-cell>
          <table:table-cell office:value-type="float" office:value="-4.4" calcext:value-type="float">
            <text:p>-4,4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941</text:p>
          </table:table-cell>
          <table:table-cell office:value-type="float" office:value="39420000" calcext:value-type="float">
            <text:p>39420000</text:p>
          </table:table-cell>
          <table:table-cell office:value-type="float" office:value="226000" calcext:value-type="float">
            <text:p>226000</text:p>
          </table:table-cell>
          <table:table-cell office:value-type="string" calcext:value-type="string">
            <text:p>.</text:p>
          </table:table-cell>
          <table:table-cell office:value-type="float" office:value="522261" calcext:value-type="float">
            <text:p>522261</text:p>
          </table:table-cell>
          <table:table-cell office:value-type="float" office:value="675261" calcext:value-type="float">
            <text:p>675261</text:p>
          </table:table-cell>
          <table:table-cell office:value-type="float" office:value="40061" calcext:value-type="float">
            <text:p>40061</text:p>
          </table:table-cell>
          <table:table-cell office:value-type="float" office:value="-153000" calcext:value-type="float">
            <text:p>-153000</text:p>
          </table:table-cell>
          <table:table-cell office:value-type="float" office:value="5.7" calcext:value-type="float">
            <text:p>5,7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-3.9" calcext:value-type="float">
            <text:p>-3,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942</text:p>
          </table:table-cell>
          <table:table-cell office:value-type="float" office:value="39220000" calcext:value-type="float">
            <text:p>39220000</text:p>
          </table:table-cell>
          <table:table-cell office:value-type="float" office:value="267000" calcext:value-type="float">
            <text:p>267000</text:p>
          </table:table-cell>
          <table:table-cell office:value-type="string" calcext:value-type="string">
            <text:p>.</text:p>
          </table:table-cell>
          <table:table-cell office:value-type="float" office:value="575261" calcext:value-type="float">
            <text:p>575261</text:p>
          </table:table-cell>
          <table:table-cell office:value-type="float" office:value="656261" calcext:value-type="float">
            <text:p>656261</text:p>
          </table:table-cell>
          <table:table-cell office:value-type="float" office:value="42961" calcext:value-type="float">
            <text:p>42961</text:p>
          </table:table-cell>
          <table:table-cell office:value-type="float" office:value="-81000" calcext:value-type="float">
            <text:p>-81000</text:p>
          </table:table-cell>
          <table:table-cell office:value-type="float" office:value="6.8" calcext:value-type="float">
            <text:p>6,8</text:p>
          </table:table-cell>
          <table:table-cell office:value-type="float" office:value="14.7" calcext:value-type="float">
            <text:p>14,7</text:p>
          </table:table-cell>
          <table:table-cell office:value-type="float" office:value="16.7" calcext:value-type="float">
            <text:p>16,7</text:p>
          </table:table-cell>
          <table:table-cell office:value-type="float" office:value="-2" calcext:value-type="float">
            <text:p>-2</text:p>
          </table:table-cell>
          <table:table-cell office:value-type="float" office:value="76.7" calcext:value-type="float">
            <text:p>76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1943</text:p>
          </table:table-cell>
          <table:table-cell office:value-type="float" office:value="38860000" calcext:value-type="float">
            <text:p>38860000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.</text:p>
          </table:table-cell>
          <table:table-cell office:value-type="float" office:value="615780" calcext:value-type="float">
            <text:p>615780</text:p>
          </table:table-cell>
          <table:table-cell office:value-type="float" office:value="626780" calcext:value-type="float">
            <text:p>626780</text:p>
          </table:table-cell>
          <table:table-cell office:value-type="float" office:value="48980" calcext:value-type="float">
            <text:p>48980</text:p>
          </table:table-cell>
          <table:table-cell office:value-type="float" office:value="-11000" calcext:value-type="float">
            <text:p>-11000</text:p>
          </table:table-cell>
          <table:table-cell office:value-type="float" office:value="5.6" calcext:value-type="float">
            <text:p>5,6</text:p>
          </table:table-cell>
          <table:table-cell office:value-type="float" office:value="15.8" calcext:value-type="float">
            <text:p>15,8</text:p>
          </table:table-cell>
          <table:table-cell office:value-type="float" office:value="16.1" calcext:value-type="float">
            <text:p>16,1</text:p>
          </table:table-cell>
          <table:table-cell office:value-type="float" office:value="-0.3" calcext:value-type="float">
            <text:p>-0,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1944</text:p>
          </table:table-cell>
          <table:table-cell office:value-type="float" office:value="38770000" calcext:value-type="float">
            <text:p>38770000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.</text:p>
          </table:table-cell>
          <table:table-cell office:value-type="float" office:value="629878" calcext:value-type="float">
            <text:p>629878</text:p>
          </table:table-cell>
          <table:table-cell office:value-type="float" office:value="666878" calcext:value-type="float">
            <text:p>666878</text:p>
          </table:table-cell>
          <table:table-cell office:value-type="float" office:value="51578" calcext:value-type="float">
            <text:p>51578</text:p>
          </table:table-cell>
          <table:table-cell office:value-type="float" office:value="-37000" calcext:value-type="float">
            <text:p>-37000</text:p>
          </table:table-cell>
          <table:table-cell office:value-type="float" office:value="5.3" calcext:value-type="float">
            <text:p>5,3</text:p>
          </table:table-cell>
          <table:table-cell office:value-type="float" office:value="16.2" calcext:value-type="float">
            <text:p>16,2</text:p>
          </table:table-cell>
          <table:table-cell office:value-type="float" office:value="17.2" calcext:value-type="float">
            <text:p>17,2</text:p>
          </table:table-cell>
          <table:table-cell office:value-type="float" office:value="-1" calcext:value-type="float">
            <text:p>-1</text:p>
          </table:table-cell>
          <table:table-cell office:value-type="float" office:value="82.3" calcext:value-type="float">
            <text:p>82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1945</text:p>
          </table:table-cell>
          <table:table-cell office:value-type="float" office:value="39660000" calcext:value-type="float">
            <text:p>39660000</text:p>
          </table:table-cell>
          <table:table-cell office:value-type="float" office:value="393000" calcext:value-type="float">
            <text:p>393000</text:p>
          </table:table-cell>
          <table:table-cell office:value-type="string" calcext:value-type="string">
            <text:p>37718</text:p>
          </table:table-cell>
          <table:table-cell office:value-type="float" office:value="645899" calcext:value-type="float">
            <text:p>645899</text:p>
          </table:table-cell>
          <table:table-cell office:value-type="float" office:value="643899" calcext:value-type="float">
            <text:p>643899</text:p>
          </table:table-cell>
          <table:table-cell office:value-type="float" office:value="72899" calcext:value-type="float">
            <text:p>72899</text:p>
          </table:table-cell>
          <table:table-cell office:value-type="float" office:value="2000" calcext:value-type="float">
            <text:p>2000</text:p>
          </table:table-cell>
          <table:table-cell office:value-type="float" office:value="9.9" calcext:value-type="float">
            <text:p>9,9</text:p>
          </table:table-cell>
          <table:table-cell office:value-type="float" office:value="16.3" calcext:value-type="float">
            <text:p>16,3</text:p>
          </table:table-cell>
          <table:table-cell office:value-type="float" office:value="16.2" calcext:value-type="float">
            <text:p>16,2</text:p>
          </table:table-cell>
          <table:table-cell office:value-type="float" office:value="0.1" calcext:value-type="float">
            <text:p>0,1</text:p>
          </table:table-cell>
          <table:table-cell office:value-type="float" office:value="113.7" calcext:value-type="float">
            <text:p>113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1946</text:p>
          </table:table-cell>
          <table:table-cell office:value-type="float" office:value="40286742" calcext:value-type="float">
            <text:p>40286742</text:p>
          </table:table-cell>
          <table:table-cell office:value-type="float" office:value="516882" calcext:value-type="float">
            <text:p>516882</text:p>
          </table:table-cell>
          <table:table-cell office:value-type="string" calcext:value-type="string">
            <text:p>64064</text:p>
          </table:table-cell>
          <table:table-cell office:value-type="float" office:value="843904" calcext:value-type="float">
            <text:p>843904</text:p>
          </table:table-cell>
          <table:table-cell office:value-type="float" office:value="545880" calcext:value-type="float">
            <text:p>545880</text:p>
          </table:table-cell>
          <table:table-cell office:value-type="float" office:value="60700" calcext:value-type="float">
            <text:p>60700</text:p>
          </table:table-cell>
          <table:table-cell office:value-type="float" office:value="298024" calcext:value-type="float">
            <text:p>298024</text:p>
          </table:table-cell>
          <table:table-cell office:value-type="float" office:value="12.8" calcext:value-type="float">
            <text:p>12,8</text:p>
          </table:table-cell>
          <table:table-cell office:value-type="float" office:value="20.9" calcext:value-type="float">
            <text:p>20,9</text:p>
          </table:table-cell>
          <table:table-cell office:value-type="float" office:value="13.5" calcext:value-type="float">
            <text:p>13,5</text:p>
          </table:table-cell>
          <table:table-cell office:value-type="float" office:value="7.4" calcext:value-type="float">
            <text:p>7,4</text:p>
          </table:table-cell>
          <table:table-cell office:value-type="float" office:value="77.8" calcext:value-type="float">
            <text:p>7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1947</text:p>
          </table:table-cell>
          <table:table-cell office:value-type="float" office:value="40679412" calcext:value-type="float">
            <text:p>40679412</text:p>
          </table:table-cell>
          <table:table-cell office:value-type="float" office:value="427113" calcext:value-type="float">
            <text:p>427113</text:p>
          </table:table-cell>
          <table:table-cell office:value-type="string" calcext:value-type="string">
            <text:p>56292</text:p>
          </table:table-cell>
          <table:table-cell office:value-type="float" office:value="870472" calcext:value-type="float">
            <text:p>870472</text:p>
          </table:table-cell>
          <table:table-cell office:value-type="float" office:value="538157" calcext:value-type="float">
            <text:p>538157</text:p>
          </table:table-cell>
          <table:table-cell office:value-type="float" office:value="61446" calcext:value-type="float">
            <text:p>61446</text:p>
          </table:table-cell>
          <table:table-cell office:value-type="float" office:value="332315" calcext:value-type="float">
            <text:p>332315</text:p>
          </table:table-cell>
          <table:table-cell office:value-type="float" office:value="10.5" calcext:value-type="float">
            <text:p>10,5</text:p>
          </table:table-cell>
          <table:table-cell office:value-type="float" office:value="21.4" calcext:value-type="float">
            <text:p>21,4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71.1" calcext:value-type="float">
            <text:p>71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1948</text:p>
          </table:table-cell>
          <table:table-cell office:value-type="float" office:value="41111882" calcext:value-type="float">
            <text:p>41111882</text:p>
          </table:table-cell>
          <table:table-cell office:value-type="float" office:value="370769" calcext:value-type="float">
            <text:p>370769</text:p>
          </table:table-cell>
          <table:table-cell office:value-type="string" calcext:value-type="string">
            <text:p>45903</text:p>
          </table:table-cell>
          <table:table-cell office:value-type="float" office:value="870836" calcext:value-type="float">
            <text:p>870836</text:p>
          </table:table-cell>
          <table:table-cell office:value-type="float" office:value="513210" calcext:value-type="float">
            <text:p>513210</text:p>
          </table:table-cell>
          <table:table-cell office:value-type="float" office:value="48680" calcext:value-type="float">
            <text:p>48680</text:p>
          </table:table-cell>
          <table:table-cell office:value-type="float" office:value="357626" calcext:value-type="float">
            <text:p>357626</text:p>
          </table:table-cell>
          <table:table-cell office:value-type="float" office:value="9" calcext:value-type="float">
            <text:p>9</text:p>
          </table:table-cell>
          <table:table-cell office:value-type="float" office:value="21.2" calcext:value-type="float">
            <text:p>21,2</text:p>
          </table:table-cell>
          <table:table-cell office:value-type="float" office:value="12.5" calcext:value-type="float">
            <text:p>12,5</text:p>
          </table:table-cell>
          <table:table-cell office:value-type="float" office:value="8.7" calcext:value-type="float">
            <text:p>8,7</text:p>
          </table:table-cell>
          <table:table-cell office:value-type="float" office:value="55.9" calcext:value-type="float">
            <text:p>55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1949</text:p>
          </table:table-cell>
          <table:table-cell office:value-type="float" office:value="41480227" calcext:value-type="float">
            <text:p>41480227</text:p>
          </table:table-cell>
          <table:table-cell office:value-type="float" office:value="341091" calcext:value-type="float">
            <text:p>341091</text:p>
          </table:table-cell>
          <table:table-cell office:value-type="string" calcext:value-type="string">
            <text:p>40335</text:p>
          </table:table-cell>
          <table:table-cell office:value-type="float" office:value="872661" calcext:value-type="float">
            <text:p>872661</text:p>
          </table:table-cell>
          <table:table-cell office:value-type="float" office:value="573598" calcext:value-type="float">
            <text:p>573598</text:p>
          </table:table-cell>
          <table:table-cell office:value-type="float" office:value="52534" calcext:value-type="float">
            <text:p>52534</text:p>
          </table:table-cell>
          <table:table-cell office:value-type="float" office:value="299063" calcext:value-type="float">
            <text:p>299063</text:p>
          </table:table-cell>
          <table:table-cell office:value-type="float" office:value="8.2" calcext:value-type="float">
            <text:p>8,2</text:p>
          </table:table-cell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,8</text:p>
          </table:table-cell>
          <table:table-cell office:value-type="float" office:value="7.2" calcext:value-type="float">
            <text:p>7,2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1950</text:p>
          </table:table-cell>
          <table:table-cell office:value-type="float" office:value="41828673" calcext:value-type="float">
            <text:p>41828673</text:p>
          </table:table-cell>
          <table:table-cell office:value-type="float" office:value="331091" calcext:value-type="float">
            <text:p>331091</text:p>
          </table:table-cell>
          <table:table-cell office:value-type="string" calcext:value-type="string">
            <text:p>34663</text:p>
          </table:table-cell>
          <table:table-cell office:value-type="float" office:value="862310" calcext:value-type="float">
            <text:p>862310</text:p>
          </table:table-cell>
          <table:table-cell office:value-type="float" office:value="534480" calcext:value-type="float">
            <text:p>534480</text:p>
          </table:table-cell>
          <table:table-cell office:value-type="float" office:value="44843" calcext:value-type="float">
            <text:p>44843</text:p>
          </table:table-cell>
          <table:table-cell office:value-type="float" office:value="327830" calcext:value-type="float">
            <text:p>327830</text:p>
          </table:table-cell>
          <table:table-cell office:value-type="float" office:value="7.9" calcext:value-type="float">
            <text:p>7,9</text:p>
          </table:table-cell>
          <table:table-cell office:value-type="float" office:value="20.6" calcext:value-type="float">
            <text:p>20,6</text:p>
          </table:table-cell>
          <table:table-cell office:value-type="float" office:value="12.8" calcext:value-type="float">
            <text:p>12,8</text:p>
          </table:table-cell>
          <table:table-cell office:value-type="float" office:value="7.8" calcext:value-type="float">
            <text:p>7,8</text:p>
          </table:table-cell>
          <table:table-cell office:value-type="float" office:value="51.9" calcext:value-type="float">
            <text:p>51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951</text:p>
          </table:table-cell>
          <table:table-cell office:value-type="float" office:value="42155535" calcext:value-type="float">
            <text:p>42155535</text:p>
          </table:table-cell>
          <table:table-cell office:value-type="float" office:value="319651" calcext:value-type="float">
            <text:p>319651</text:p>
          </table:table-cell>
          <table:table-cell office:value-type="string" calcext:value-type="string">
            <text:p>33420</text:p>
          </table:table-cell>
          <table:table-cell office:value-type="float" office:value="826722" calcext:value-type="float">
            <text:p>826722</text:p>
          </table:table-cell>
          <table:table-cell office:value-type="float" office:value="565829" calcext:value-type="float">
            <text:p>565829</text:p>
          </table:table-cell>
          <table:table-cell office:value-type="float" office:value="41990" calcext:value-type="float">
            <text:p>41990</text:p>
          </table:table-cell>
          <table:table-cell office:value-type="float" office:value="260893" calcext:value-type="float">
            <text:p>260893</text:p>
          </table:table-cell>
          <table:table-cell office:value-type="float" office:value="7.6" calcext:value-type="float">
            <text:p>7,6</text:p>
          </table:table-cell>
          <table:table-cell office:value-type="float" office:value="19.6" calcext:value-type="float">
            <text:p>19,6</text:p>
          </table:table-cell>
          <table:table-cell office:value-type="float" office:value="13.4" calcext:value-type="float">
            <text:p>13,4</text:p>
          </table:table-cell>
          <table:table-cell office:value-type="float" office:value="6.2" calcext:value-type="float">
            <text:p>6,2</text:p>
          </table:table-cell>
          <table:table-cell office:value-type="float" office:value="50.2" calcext:value-type="float">
            <text:p>50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1952</text:p>
          </table:table-cell>
          <table:table-cell office:value-type="float" office:value="42459668" calcext:value-type="float">
            <text:p>42459668</text:p>
          </table:table-cell>
          <table:table-cell office:value-type="float" office:value="313892" calcext:value-type="float">
            <text:p>313892</text:p>
          </table:table-cell>
          <table:table-cell office:value-type="string" calcext:value-type="string">
            <text:p>33013</text:p>
          </table:table-cell>
          <table:table-cell office:value-type="float" office:value="822204" calcext:value-type="float">
            <text:p>822204</text:p>
          </table:table-cell>
          <table:table-cell office:value-type="float" office:value="524831" calcext:value-type="float">
            <text:p>524831</text:p>
          </table:table-cell>
          <table:table-cell office:value-type="float" office:value="37139" calcext:value-type="float">
            <text:p>37139</text:p>
          </table:table-cell>
          <table:table-cell office:value-type="float" office:value="297373" calcext:value-type="float">
            <text:p>297373</text:p>
          </table:table-cell>
          <table:table-cell office:value-type="float" office:value="7.4" calcext:value-type="float">
            <text:p>7,4</text:p>
          </table:table-cell>
          <table:table-cell office:value-type="float" office:value="19.4" calcext:value-type="float">
            <text:p>19,4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  <table:table-cell office:value-type="float" office:value="45.1" calcext:value-type="float">
            <text:p>45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1953</text:p>
          </table:table-cell>
          <table:table-cell office:value-type="float" office:value="42751746" calcext:value-type="float">
            <text:p>42751746</text:p>
          </table:table-cell>
          <table:table-cell office:value-type="float" office:value="308426" calcext:value-type="float">
            <text:p>308426</text:p>
          </table:table-cell>
          <table:table-cell office:value-type="string" calcext:value-type="string">
            <text:p>30996</text:p>
          </table:table-cell>
          <table:table-cell office:value-type="float" office:value="804696" calcext:value-type="float">
            <text:p>804696</text:p>
          </table:table-cell>
          <table:table-cell office:value-type="float" office:value="556983" calcext:value-type="float">
            <text:p>556983</text:p>
          </table:table-cell>
          <table:table-cell office:value-type="float" office:value="33737" calcext:value-type="float">
            <text:p>33737</text:p>
          </table:table-cell>
          <table:table-cell office:value-type="float" office:value="247713" calcext:value-type="float">
            <text:p>247713</text:p>
          </table:table-cell>
          <table:table-cell office:value-type="float" office:value="7.2" calcext:value-type="float">
            <text:p>7,2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office:value-type="float" office:value="41.7" calcext:value-type="float">
            <text:p>41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1954</text:p>
          </table:table-cell>
          <table:table-cell office:value-type="float" office:value="43056505" calcext:value-type="float">
            <text:p>43056505</text:p>
          </table:table-cell>
          <table:table-cell office:value-type="float" office:value="314453" calcext:value-type="float">
            <text:p>314453</text:p>
          </table:table-cell>
          <table:table-cell office:value-type="string" calcext:value-type="string">
            <text:p>30218</text:p>
          </table:table-cell>
          <table:table-cell office:value-type="float" office:value="810754" calcext:value-type="float">
            <text:p>810754</text:p>
          </table:table-cell>
          <table:table-cell office:value-type="float" office:value="518892" calcext:value-type="float">
            <text:p>518892</text:p>
          </table:table-cell>
          <table:table-cell office:value-type="float" office:value="33028" calcext:value-type="float">
            <text:p>33028</text:p>
          </table:table-cell>
          <table:table-cell office:value-type="float" office:value="291862" calcext:value-type="float">
            <text:p>291862</text:p>
          </table:table-cell>
          <table:table-cell office:value-type="float" office:value="7.3" calcext:value-type="float">
            <text:p>7,3</text:p>
          </table:table-cell>
          <table:table-cell office:value-type="float" office:value="18.8" calcext:value-type="float">
            <text:p>18,8</text:p>
          </table:table-cell>
          <table:table-cell office:value-type="float" office:value="12.1" calcext:value-type="float">
            <text:p>12,1</text:p>
          </table:table-cell>
          <table:table-cell office:value-type="float" office:value="6.7" calcext:value-type="float">
            <text:p>6,7</text:p>
          </table:table-cell>
          <table:table-cell office:value-type="float" office:value="40.8" calcext:value-type="float">
            <text:p>40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1955</text:p>
          </table:table-cell>
          <table:table-cell office:value-type="float" office:value="43427670" calcext:value-type="float">
            <text:p>43427670</text:p>
          </table:table-cell>
          <table:table-cell office:value-type="float" office:value="312703" calcext:value-type="float">
            <text:p>312703</text:p>
          </table:table-cell>
          <table:table-cell office:value-type="string" calcext:value-type="string">
            <text:p>31268</text:p>
          </table:table-cell>
          <table:table-cell office:value-type="float" office:value="805917" calcext:value-type="float">
            <text:p>805917</text:p>
          </table:table-cell>
          <table:table-cell office:value-type="float" office:value="526322" calcext:value-type="float">
            <text:p>526322</text:p>
          </table:table-cell>
          <table:table-cell office:value-type="float" office:value="31130" calcext:value-type="float">
            <text:p>31130</text:p>
          </table:table-cell>
          <table:table-cell office:value-type="float" office:value="279595" calcext:value-type="float">
            <text:p>279595</text:p>
          </table:table-cell>
          <table:table-cell office:value-type="float" office:value="7.2" calcext:value-type="float">
            <text:p>7,2</text:p>
          </table:table-cell>
          <table:table-cell office:value-type="float" office:value="18.6" calcext:value-type="float">
            <text:p>18,6</text:p>
          </table:table-cell>
          <table:table-cell office:value-type="float" office:value="12.1" calcext:value-type="float">
            <text:p>12,1</text:p>
          </table:table-cell>
          <table:table-cell office:value-type="float" office:value="6.5" calcext:value-type="float">
            <text:p>6,5</text:p>
          </table:table-cell>
          <table:table-cell office:value-type="float" office:value="38.6" calcext:value-type="float">
            <text:p>38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1956</text:p>
          </table:table-cell>
          <table:table-cell office:value-type="float" office:value="43843075" calcext:value-type="float">
            <text:p>43843075</text:p>
          </table:table-cell>
          <table:table-cell office:value-type="float" office:value="293450" calcext:value-type="float">
            <text:p>293450</text:p>
          </table:table-cell>
          <table:table-cell office:value-type="string" calcext:value-type="string">
            <text:p>31254</text:p>
          </table:table-cell>
          <table:table-cell office:value-type="float" office:value="806916" calcext:value-type="float">
            <text:p>806916</text:p>
          </table:table-cell>
          <table:table-cell office:value-type="float" office:value="545700" calcext:value-type="float">
            <text:p>545700</text:p>
          </table:table-cell>
          <table:table-cell office:value-type="float" office:value="29196" calcext:value-type="float">
            <text:p>29196</text:p>
          </table:table-cell>
          <table:table-cell office:value-type="float" office:value="261216" calcext:value-type="float">
            <text:p>261216</text:p>
          </table:table-cell>
          <table:table-cell office:value-type="float" office:value="6.7" calcext:value-type="float">
            <text:p>6,7</text:p>
          </table:table-cell>
          <table:table-cell office:value-type="float" office:value="18.4" calcext:value-type="float">
            <text:p>18,4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1957</text:p>
          </table:table-cell>
          <table:table-cell office:value-type="float" office:value="44310863" calcext:value-type="float">
            <text:p>44310863</text:p>
          </table:table-cell>
          <table:table-cell office:value-type="float" office:value="310509" calcext:value-type="float">
            <text:p>310509</text:p>
          </table:table-cell>
          <table:table-cell office:value-type="string" calcext:value-type="string">
            <text:p>30673</text:p>
          </table:table-cell>
          <table:table-cell office:value-type="float" office:value="816467" calcext:value-type="float">
            <text:p>816467</text:p>
          </table:table-cell>
          <table:table-cell office:value-type="float" office:value="532107" calcext:value-type="float">
            <text:p>532107</text:p>
          </table:table-cell>
          <table:table-cell office:value-type="float" office:value="27505" calcext:value-type="float">
            <text:p>27505</text:p>
          </table:table-cell>
          <table:table-cell office:value-type="float" office:value="284360" calcext:value-type="float">
            <text:p>284360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,4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,4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1958</text:p>
          </table:table-cell>
          <table:table-cell office:value-type="float" office:value="44788853" calcext:value-type="float">
            <text:p>44788853</text:p>
          </table:table-cell>
          <table:table-cell office:value-type="float" office:value="312133" calcext:value-type="float">
            <text:p>312133</text:p>
          </table:table-cell>
          <table:table-cell office:value-type="string" calcext:value-type="string">
            <text:p>31300</text:p>
          </table:table-cell>
          <table:table-cell office:value-type="float" office:value="812215" calcext:value-type="float">
            <text:p>812215</text:p>
          </table:table-cell>
          <table:table-cell office:value-type="float" office:value="500596" calcext:value-type="float">
            <text:p>500596</text:p>
          </table:table-cell>
          <table:table-cell office:value-type="float" office:value="25564" calcext:value-type="float">
            <text:p>25564</text:p>
          </table:table-cell>
          <table:table-cell office:value-type="float" office:value="311619" calcext:value-type="float">
            <text:p>311619</text:p>
          </table:table-cell>
          <table:table-cell office:value-type="float" office:value="7" calcext:value-type="float">
            <text:p>7</text:p>
          </table:table-cell>
          <table:table-cell office:value-type="float" office:value="18.1" calcext:value-type="float">
            <text:p>18,1</text:p>
          </table:table-cell>
          <table:table-cell office:value-type="float" office:value="11.2" calcext:value-type="float">
            <text:p>11,2</text:p>
          </table:table-cell>
          <table:table-cell office:value-type="float" office:value="6.9" calcext:value-type="float">
            <text:p>6,9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1959</text:p>
          </table:table-cell>
          <table:table-cell office:value-type="float" office:value="45239730" calcext:value-type="float">
            <text:p>45239730</text:p>
          </table:table-cell>
          <table:table-cell office:value-type="float" office:value="320821" calcext:value-type="float">
            <text:p>320821</text:p>
          </table:table-cell>
          <table:table-cell office:value-type="string" calcext:value-type="string">
            <text:p>29924</text:p>
          </table:table-cell>
          <table:table-cell office:value-type="float" office:value="829249" calcext:value-type="float">
            <text:p>829249</text:p>
          </table:table-cell>
          <table:table-cell office:value-type="float" office:value="509114" calcext:value-type="float">
            <text:p>509114</text:p>
          </table:table-cell>
          <table:table-cell office:value-type="float" office:value="24422" calcext:value-type="float">
            <text:p>24422</text:p>
          </table:table-cell>
          <table:table-cell office:value-type="float" office:value="320135" calcext:value-type="float">
            <text:p>320135</text:p>
          </table:table-cell>
          <table:table-cell office:value-type="float" office:value="7.1" calcext:value-type="float">
            <text:p>7,1</text:p>
          </table:table-cell>
          <table:table-cell office:value-type="float" office:value="18.3" calcext:value-type="float">
            <text:p>18,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1960</text:p>
          </table:table-cell>
          <table:table-cell office:value-type="float" office:value="45684227" calcext:value-type="float">
            <text:p>45684227</text:p>
          </table:table-cell>
          <table:table-cell office:value-type="float" office:value="319944" calcext:value-type="float">
            <text:p>319944</text:p>
          </table:table-cell>
          <table:table-cell office:value-type="string" calcext:value-type="string">
            <text:p>30182</text:p>
          </table:table-cell>
          <table:table-cell office:value-type="float" office:value="819819" calcext:value-type="float">
            <text:p>819819</text:p>
          </table:table-cell>
          <table:table-cell office:value-type="float" office:value="520960" calcext:value-type="float">
            <text:p>520960</text:p>
          </table:table-cell>
          <table:table-cell office:value-type="float" office:value="22484" calcext:value-type="float">
            <text:p>22484</text:p>
          </table:table-cell>
          <table:table-cell office:value-type="float" office:value="298859" calcext:value-type="float">
            <text:p>298859</text:p>
          </table:table-cell>
          <table:table-cell office:value-type="float" office:value="7" calcext:value-type="float">
            <text:p>7</text:p>
          </table:table-cell>
          <table:table-cell office:value-type="float" office:value="17.9" calcext:value-type="float">
            <text:p>17,9</text:p>
          </table:table-cell>
          <table:table-cell office:value-type="float" office:value="11.4" calcext:value-type="float">
            <text:p>11,4</text:p>
          </table:table-cell>
          <table:table-cell office:value-type="float" office:value="6.5" calcext:value-type="float">
            <text:p>6,5</text:p>
          </table:table-cell>
          <table:table-cell office:value-type="float" office:value="27.4" calcext:value-type="float">
            <text:p>27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961</text:p>
          </table:table-cell>
          <table:table-cell office:value-type="float" office:value="46162828" calcext:value-type="float">
            <text:p>46162828</text:p>
          </table:table-cell>
          <table:table-cell office:value-type="float" office:value="314841" calcext:value-type="float">
            <text:p>314841</text:p>
          </table:table-cell>
          <table:table-cell office:value-type="string" calcext:value-type="string">
            <text:p>30809</text:p>
          </table:table-cell>
          <table:table-cell office:value-type="float" office:value="838633" calcext:value-type="float">
            <text:p>838633</text:p>
          </table:table-cell>
          <table:table-cell office:value-type="float" office:value="500289" calcext:value-type="float">
            <text:p>500289</text:p>
          </table:table-cell>
          <table:table-cell office:value-type="float" office:value="21493" calcext:value-type="float">
            <text:p>21493</text:p>
          </table:table-cell>
          <table:table-cell office:value-type="float" office:value="338344" calcext:value-type="float">
            <text:p>338344</text:p>
          </table:table-cell>
          <table:table-cell office:value-type="float" office:value="6.8" calcext:value-type="float">
            <text:p>6,8</text:p>
          </table:table-cell>
          <table:table-cell office:value-type="float" office:value="18.2" calcext:value-type="float">
            <text:p>18,2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1962</text:p>
          </table:table-cell>
          <table:table-cell office:value-type="float" office:value="46997703" calcext:value-type="float">
            <text:p>46997703</text:p>
          </table:table-cell>
          <table:table-cell office:value-type="float" office:value="316873" calcext:value-type="float">
            <text:p>316873</text:p>
          </table:table-cell>
          <table:table-cell office:value-type="string" calcext:value-type="string">
            <text:p>30570</text:p>
          </table:table-cell>
          <table:table-cell office:value-type="float" office:value="832353" calcext:value-type="float">
            <text:p>832353</text:p>
          </table:table-cell>
          <table:table-cell office:value-type="float" office:value="541147" calcext:value-type="float">
            <text:p>541147</text:p>
          </table:table-cell>
          <table:table-cell office:value-type="float" office:value="21430" calcext:value-type="float">
            <text:p>21430</text:p>
          </table:table-cell>
          <table:table-cell office:value-type="float" office:value="291206" calcext:value-type="float">
            <text:p>291206</text:p>
          </table:table-cell>
          <table:table-cell office:value-type="float" office:value="6.7" calcext:value-type="float">
            <text:p>6,7</text:p>
          </table:table-cell>
          <table:table-cell office:value-type="float" office:value="17.7" calcext:value-type="float">
            <text:p>17,7</text:p>
          </table:table-cell>
          <table:table-cell office:value-type="float" office:value="11.5" calcext:value-type="float">
            <text:p>11,5</text:p>
          </table:table-cell>
          <table:table-cell office:value-type="float" office:value="6.2" calcext:value-type="float">
            <text:p>6,2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1963</text:p>
          </table:table-cell>
          <table:table-cell office:value-type="float" office:value="47816218" calcext:value-type="float">
            <text:p>47816218</text:p>
          </table:table-cell>
          <table:table-cell office:value-type="float" office:value="339463" calcext:value-type="float">
            <text:p>339463</text:p>
          </table:table-cell>
          <table:table-cell office:value-type="string" calcext:value-type="string">
            <text:p>30298</text:p>
          </table:table-cell>
          <table:table-cell office:value-type="float" office:value="868876" calcext:value-type="float">
            <text:p>868876</text:p>
          </table:table-cell>
          <table:table-cell office:value-type="float" office:value="557852" calcext:value-type="float">
            <text:p>557852</text:p>
          </table:table-cell>
          <table:table-cell office:value-type="float" office:value="22106" calcext:value-type="float">
            <text:p>22106</text:p>
          </table:table-cell>
          <table:table-cell office:value-type="float" office:value="311024" calcext:value-type="float">
            <text:p>311024</text:p>
          </table:table-cell>
          <table:table-cell office:value-type="float" office:value="7.1" calcext:value-type="float">
            <text:p>7,1</text:p>
          </table:table-cell>
          <table:table-cell office:value-type="float" office:value="18.2" calcext:value-type="float">
            <text:p>18,2</text:p>
          </table:table-cell>
          <table:table-cell office:value-type="float" office:value="11.7" calcext:value-type="float">
            <text:p>11,7</text:p>
          </table:table-cell>
          <table:table-cell office:value-type="float" office:value="6.5" calcext:value-type="float">
            <text:p>6,5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1964</text:p>
          </table:table-cell>
          <table:table-cell office:value-type="float" office:value="48310415" calcext:value-type="float">
            <text:p>48310415</text:p>
          </table:table-cell>
          <table:table-cell office:value-type="float" office:value="347525" calcext:value-type="float">
            <text:p>347525</text:p>
          </table:table-cell>
          <table:table-cell office:value-type="string" calcext:value-type="string">
            <text:p>33250</text:p>
          </table:table-cell>
          <table:table-cell office:value-type="float" office:value="877804" calcext:value-type="float">
            <text:p>877804</text:p>
          </table:table-cell>
          <table:table-cell office:value-type="float" office:value="520033" calcext:value-type="float">
            <text:p>520033</text:p>
          </table:table-cell>
          <table:table-cell office:value-type="float" office:value="20475" calcext:value-type="float">
            <text:p>20475</text:p>
          </table:table-cell>
          <table:table-cell office:value-type="float" office:value="357771" calcext:value-type="float">
            <text:p>357771</text:p>
          </table:table-cell>
          <table:table-cell office:value-type="float" office:value="7.2" calcext:value-type="float">
            <text:p>7,2</text:p>
          </table:table-cell>
          <table:table-cell office:value-type="float" office:value="18.2" calcext:value-type="float">
            <text:p>18,2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23.4" calcext:value-type="float">
            <text:p>23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1965</text:p>
          </table:table-cell>
          <table:table-cell office:value-type="float" office:value="48757796" calcext:value-type="float">
            <text:p>48757796</text:p>
          </table:table-cell>
          <table:table-cell office:value-type="float" office:value="346308" calcext:value-type="float">
            <text:p>346308</text:p>
          </table:table-cell>
          <table:table-cell office:value-type="string" calcext:value-type="string">
            <text:p>34877</text:p>
          </table:table-cell>
          <table:table-cell office:value-type="float" office:value="865688" calcext:value-type="float">
            <text:p>865688</text:p>
          </table:table-cell>
          <table:table-cell office:value-type="float" office:value="543696" calcext:value-type="float">
            <text:p>543696</text:p>
          </table:table-cell>
          <table:table-cell office:value-type="float" office:value="18990" calcext:value-type="float">
            <text:p>18990</text:p>
          </table:table-cell>
          <table:table-cell office:value-type="float" office:value="321992" calcext:value-type="float">
            <text:p>321992</text:p>
          </table:table-cell>
          <table:table-cell office:value-type="float" office:value="7.1" calcext:value-type="float">
            <text:p>7,1</text:p>
          </table:table-cell>
          <table:table-cell office:value-type="float" office:value="17.8" calcext:value-type="float">
            <text:p>17,8</text:p>
          </table:table-cell>
          <table:table-cell office:value-type="float" office:value="11.2" calcext:value-type="float">
            <text:p>11,2</text:p>
          </table:table-cell>
          <table:table-cell office:value-type="float" office:value="6.6" calcext:value-type="float">
            <text:p>6,6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1966</text:p>
          </table:table-cell>
          <table:table-cell office:value-type="float" office:value="49163665" calcext:value-type="float">
            <text:p>49163665</text:p>
          </table:table-cell>
          <table:table-cell office:value-type="float" office:value="339746" calcext:value-type="float">
            <text:p>339746</text:p>
          </table:table-cell>
          <table:table-cell office:value-type="string" calcext:value-type="string">
            <text:p>36732</text:p>
          </table:table-cell>
          <table:table-cell office:value-type="float" office:value="863527" calcext:value-type="float">
            <text:p>863527</text:p>
          </table:table-cell>
          <table:table-cell office:value-type="float" office:value="528782" calcext:value-type="float">
            <text:p>528782</text:p>
          </table:table-cell>
          <table:table-cell office:value-type="float" office:value="18775" calcext:value-type="float">
            <text:p>18775</text:p>
          </table:table-cell>
          <table:table-cell office:value-type="float" office:value="334745" calcext:value-type="float">
            <text:p>334745</text:p>
          </table:table-cell>
          <table:table-cell office:value-type="float" office:value="6.9" calcext:value-type="float">
            <text:p>6,9</text:p>
          </table:table-cell>
          <table:table-cell office:value-type="float" office:value="17.6" calcext:value-type="float">
            <text:p>17,6</text:p>
          </table:table-cell>
          <table:table-cell office:value-type="float" office:value="10.8" calcext:value-type="float">
            <text:p>10,8</text:p>
          </table:table-cell>
          <table:table-cell office:value-type="float" office:value="6.8" calcext:value-type="float">
            <text:p>6,8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1967</text:p>
          </table:table-cell>
          <table:table-cell office:value-type="float" office:value="49548305" calcext:value-type="float">
            <text:p>49548305</text:p>
          </table:table-cell>
          <table:table-cell office:value-type="float" office:value="345578" calcext:value-type="float">
            <text:p>345578</text:p>
          </table:table-cell>
          <table:table-cell office:value-type="string" calcext:value-type="string">
            <text:p>37194</text:p>
          </table:table-cell>
          <table:table-cell office:value-type="float" office:value="840568" calcext:value-type="float">
            <text:p>840568</text:p>
          </table:table-cell>
          <table:table-cell office:value-type="float" office:value="543033" calcext:value-type="float">
            <text:p>543033</text:p>
          </table:table-cell>
          <table:table-cell office:value-type="float" office:value="17437" calcext:value-type="float">
            <text:p>17437</text:p>
          </table:table-cell>
          <table:table-cell office:value-type="float" office:value="297535" calcext:value-type="float">
            <text:p>29753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1968</text:p>
          </table:table-cell>
          <table:table-cell office:value-type="float" office:value="49915404" calcext:value-type="float">
            <text:p>49915404</text:p>
          </table:table-cell>
          <table:table-cell office:value-type="float" office:value="356615" calcext:value-type="float">
            <text:p>356615</text:p>
          </table:table-cell>
          <table:table-cell office:value-type="string" calcext:value-type="string">
            <text:p>36063</text:p>
          </table:table-cell>
          <table:table-cell office:value-type="float" office:value="835796" calcext:value-type="float">
            <text:p>835796</text:p>
          </table:table-cell>
          <table:table-cell office:value-type="float" office:value="553441" calcext:value-type="float">
            <text:p>553441</text:p>
          </table:table-cell>
          <table:table-cell office:value-type="float" office:value="17071" calcext:value-type="float">
            <text:p>17071</text:p>
          </table:table-cell>
          <table:table-cell office:value-type="float" office:value="282355" calcext:value-type="float">
            <text:p>282355</text:p>
          </table:table-cell>
          <table:table-cell office:value-type="float" office:value="7.1" calcext:value-type="float">
            <text:p>7,1</text:p>
          </table:table-cell>
          <table:table-cell office:value-type="float" office:value="16.7" calcext:value-type="float">
            <text:p>16,7</text:p>
          </table:table-cell>
          <table:table-cell office:value-type="float" office:value="11.1" calcext:value-type="float">
            <text:p>11,1</text:p>
          </table:table-cell>
          <table:table-cell office:value-type="float" office:value="5.6" calcext:value-type="float">
            <text:p>5,6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1969</text:p>
          </table:table-cell>
          <table:table-cell office:value-type="float" office:value="50317977" calcext:value-type="float">
            <text:p>50317977</text:p>
          </table:table-cell>
          <table:table-cell office:value-type="float" office:value="380829" calcext:value-type="float">
            <text:p>380829</text:p>
          </table:table-cell>
          <table:table-cell office:value-type="string" calcext:value-type="string">
            <text:p>37926</text:p>
          </table:table-cell>
          <table:table-cell office:value-type="float" office:value="842245" calcext:value-type="float">
            <text:p>842245</text:p>
          </table:table-cell>
          <table:table-cell office:value-type="float" office:value="573335" calcext:value-type="float">
            <text:p>573335</text:p>
          </table:table-cell>
          <table:table-cell office:value-type="float" office:value="16515" calcext:value-type="float">
            <text:p>16515</text:p>
          </table:table-cell>
          <table:table-cell office:value-type="float" office:value="268910" calcext:value-type="float">
            <text:p>268910</text:p>
          </table:table-cell>
          <table:table-cell office:value-type="float" office:value="7.6" calcext:value-type="float">
            <text:p>7,6</text:p>
          </table:table-cell>
          <table:table-cell office:value-type="float" office:value="16.7" calcext:value-type="float">
            <text:p>16,7</text:p>
          </table:table-cell>
          <table:table-cell office:value-type="float" office:value="11.4" calcext:value-type="float">
            <text:p>11,4</text:p>
          </table:table-cell>
          <table:table-cell office:value-type="float" office:value="5.3" calcext:value-type="float">
            <text:p>5,3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1970</text:p>
          </table:table-cell>
          <table:table-cell office:value-type="float" office:value="50772227" calcext:value-type="float">
            <text:p>50772227</text:p>
          </table:table-cell>
          <table:table-cell office:value-type="float" office:value="393686" calcext:value-type="float">
            <text:p>393686</text:p>
          </table:table-cell>
          <table:table-cell office:value-type="string" calcext:value-type="string">
            <text:p>38949</text:p>
          </table:table-cell>
          <table:table-cell office:value-type="float" office:value="850381" calcext:value-type="float">
            <text:p>850381</text:p>
          </table:table-cell>
          <table:table-cell office:value-type="float" office:value="542277" calcext:value-type="float">
            <text:p>542277</text:p>
          </table:table-cell>
          <table:table-cell office:value-type="float" office:value="15437" calcext:value-type="float">
            <text:p>15437</text:p>
          </table:table-cell>
          <table:table-cell office:value-type="float" office:value="308104" calcext:value-type="float">
            <text:p>308104</text:p>
          </table:table-cell>
          <table:table-cell office:value-type="float" office:value="7.8" calcext:value-type="float">
            <text:p>7,8</text:p>
          </table:table-cell>
          <table:table-cell office:value-type="float" office:value="16.7" calcext:value-type="float">
            <text:p>16,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971</text:p>
          </table:table-cell>
          <table:table-cell office:value-type="float" office:value="51251094" calcext:value-type="float">
            <text:p>51251094</text:p>
          </table:table-cell>
          <table:table-cell office:value-type="float" office:value="406416" calcext:value-type="float">
            <text:p>406416</text:p>
          </table:table-cell>
          <table:table-cell office:value-type="string" calcext:value-type="string">
            <text:p>41628</text:p>
          </table:table-cell>
          <table:table-cell office:value-type="float" office:value="881284" calcext:value-type="float">
            <text:p>881284</text:p>
          </table:table-cell>
          <table:table-cell office:value-type="float" office:value="554151" calcext:value-type="float">
            <text:p>554151</text:p>
          </table:table-cell>
          <table:table-cell office:value-type="float" office:value="15109" calcext:value-type="float">
            <text:p>15109</text:p>
          </table:table-cell>
          <table:table-cell office:value-type="float" office:value="327133" calcext:value-type="float">
            <text:p>327133</text:p>
          </table:table-cell>
          <table:table-cell office:value-type="float" office:value="7.9" calcext:value-type="float">
            <text:p>7,9</text:p>
          </table:table-cell>
          <table:table-cell office:value-type="float" office:value="17.2" calcext:value-type="float">
            <text:p>17,2</text:p>
          </table:table-cell>
          <table:table-cell office:value-type="float" office:value="10.8" calcext:value-type="float">
            <text:p>10,8</text:p>
          </table:table-cell>
          <table:table-cell office:value-type="float" office:value="6.4" calcext:value-type="float">
            <text:p>6,4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1972</text:p>
          </table:table-cell>
          <table:table-cell office:value-type="float" office:value="51700913" calcext:value-type="float">
            <text:p>51700913</text:p>
          </table:table-cell>
          <table:table-cell office:value-type="float" office:value="416521" calcext:value-type="float">
            <text:p>416521</text:p>
          </table:table-cell>
          <table:table-cell office:value-type="string" calcext:value-type="string">
            <text:p>44738</text:p>
          </table:table-cell>
          <table:table-cell office:value-type="float" office:value="877506" calcext:value-type="float">
            <text:p>877506</text:p>
          </table:table-cell>
          <table:table-cell office:value-type="float" office:value="549900" calcext:value-type="float">
            <text:p>549900</text:p>
          </table:table-cell>
          <table:table-cell office:value-type="float" office:value="14082" calcext:value-type="float">
            <text:p>14082</text:p>
          </table:table-cell>
          <table:table-cell office:value-type="float" office:value="327606" calcext:value-type="float">
            <text:p>327606</text:p>
          </table:table-cell>
          <table:table-cell office:value-type="float" office:value="8.1" calcext:value-type="float">
            <text:p>8,1</text:p>
          </table:table-cell>
          <table:table-cell office:value-type="float" office:value="17" calcext:value-type="float">
            <text:p>17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1973</text:p>
          </table:table-cell>
          <table:table-cell office:value-type="float" office:value="52118299" calcext:value-type="float">
            <text:p>52118299</text:p>
          </table:table-cell>
          <table:table-cell office:value-type="float" office:value="400740" calcext:value-type="float">
            <text:p>400740</text:p>
          </table:table-cell>
          <table:table-cell office:value-type="string" calcext:value-type="string">
            <text:p>47319</text:p>
          </table:table-cell>
          <table:table-cell office:value-type="float" office:value="857186" calcext:value-type="float">
            <text:p>857186</text:p>
          </table:table-cell>
          <table:table-cell office:value-type="float" office:value="558782" calcext:value-type="float">
            <text:p>558782</text:p>
          </table:table-cell>
          <table:table-cell office:value-type="float" office:value="13243" calcext:value-type="float">
            <text:p>13243</text:p>
          </table:table-cell>
          <table:table-cell office:value-type="float" office:value="298404" calcext:value-type="float">
            <text:p>298404</text:p>
          </table:table-cell>
          <table:table-cell office:value-type="float" office:value="7.7" calcext:value-type="float">
            <text:p>7,7</text:p>
          </table:table-cell>
          <table:table-cell office:value-type="float" office:value="16.4" calcext:value-type="float">
            <text:p>16,4</text:p>
          </table:table-cell>
          <table:table-cell office:value-type="float" office:value="10.7" calcext:value-type="float">
            <text:p>10,7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1974</text:p>
          </table:table-cell>
          <table:table-cell office:value-type="float" office:value="52460363" calcext:value-type="float">
            <text:p>52460363</text:p>
          </table:table-cell>
          <table:table-cell office:value-type="float" office:value="394755" calcext:value-type="float">
            <text:p>394755</text:p>
          </table:table-cell>
          <table:table-cell office:value-type="string" calcext:value-type="string">
            <text:p>53106</text:p>
          </table:table-cell>
          <table:table-cell office:value-type="float" office:value="801218" calcext:value-type="float">
            <text:p>801218</text:p>
          </table:table-cell>
          <table:table-cell office:value-type="float" office:value="552551" calcext:value-type="float">
            <text:p>552551</text:p>
          </table:table-cell>
          <table:table-cell office:value-type="float" office:value="11764" calcext:value-type="float">
            <text:p>11764</text:p>
          </table:table-cell>
          <table:table-cell office:value-type="float" office:value="248667" calcext:value-type="float">
            <text:p>248667</text:p>
          </table:table-cell>
          <table:table-cell office:value-type="float" office:value="7.5" calcext:value-type="float">
            <text:p>7,5</text:p>
          </table:table-cell>
          <table:table-cell office:value-type="float" office:value="15.3" calcext:value-type="float">
            <text:p>15,3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1975</text:p>
          </table:table-cell>
          <table:table-cell office:value-type="float" office:value="52699169" calcext:value-type="float">
            <text:p>52699169</text:p>
          </table:table-cell>
          <table:table-cell office:value-type="float" office:value="387379" calcext:value-type="float">
            <text:p>387379</text:p>
          </table:table-cell>
          <table:table-cell office:value-type="string" calcext:value-type="string">
            <text:p>55612</text:p>
          </table:table-cell>
          <table:table-cell office:value-type="float" office:value="745065" calcext:value-type="float">
            <text:p>745065</text:p>
          </table:table-cell>
          <table:table-cell office:value-type="float" office:value="560353" calcext:value-type="float">
            <text:p>560353</text:p>
          </table:table-cell>
          <table:table-cell office:value-type="float" office:value="10277" calcext:value-type="float">
            <text:p>10277</text:p>
          </table:table-cell>
          <table:table-cell office:value-type="float" office:value="184712" calcext:value-type="float">
            <text:p>184712</text:p>
          </table:table-cell>
          <table:table-cell office:value-type="float" office:value="7.4" calcext:value-type="float">
            <text:p>7,4</text:p>
          </table:table-cell>
          <table:table-cell office:value-type="float" office:value="14.1" calcext:value-type="float">
            <text:p>14,1</text:p>
          </table:table-cell>
          <table:table-cell office:value-type="float" office:value="10.6" calcext:value-type="float">
            <text:p>10,6</text:p>
          </table:table-cell>
          <table:table-cell office:value-type="float" office:value="3.5" calcext:value-type="float">
            <text:p>3,5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976</text:p>
          </table:table-cell>
          <table:table-cell office:value-type="float" office:value="52908672" calcext:value-type="float">
            <text:p>52908672</text:p>
          </table:table-cell>
          <table:table-cell office:value-type="float" office:value="374003" calcext:value-type="float">
            <text:p>374003</text:p>
          </table:table-cell>
          <table:table-cell office:value-type="string" calcext:value-type="string">
            <text:p>60490</text:p>
          </table:table-cell>
          <table:table-cell office:value-type="float" office:value="720395" calcext:value-type="float">
            <text:p>720395</text:p>
          </table:table-cell>
          <table:table-cell office:value-type="float" office:value="557114" calcext:value-type="float">
            <text:p>557114</text:p>
          </table:table-cell>
          <table:table-cell office:value-type="float" office:value="9029" calcext:value-type="float">
            <text:p>9029</text:p>
          </table:table-cell>
          <table:table-cell office:value-type="float" office:value="163281" calcext:value-type="float">
            <text:p>163281</text:p>
          </table:table-cell>
          <table:table-cell office:value-type="float" office:value="7.1" calcext:value-type="float">
            <text:p>7,1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3.1" calcext:value-type="float">
            <text:p>3,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977</text:p>
          </table:table-cell>
          <table:table-cell office:value-type="float" office:value="53145286" calcext:value-type="float">
            <text:p>53145286</text:p>
          </table:table-cell>
          <table:table-cell office:value-type="float" office:value="368166" calcext:value-type="float">
            <text:p>368166</text:p>
          </table:table-cell>
          <table:table-cell office:value-type="string" calcext:value-type="string">
            <text:p>71319</text:p>
          </table:table-cell>
          <table:table-cell office:value-type="float" office:value="744744" calcext:value-type="float">
            <text:p>744744</text:p>
          </table:table-cell>
          <table:table-cell office:value-type="float" office:value="536221" calcext:value-type="float">
            <text:p>536221</text:p>
          </table:table-cell>
          <table:table-cell office:value-type="float" office:value="8522" calcext:value-type="float">
            <text:p>8522</text:p>
          </table:table-cell>
          <table:table-cell office:value-type="float" office:value="208523" calcext:value-type="float">
            <text:p>208523</text:p>
          </table:table-cell>
          <table:table-cell office:value-type="float" office:value="6.9" calcext:value-type="float">
            <text:p>6,9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,1</text:p>
          </table:table-cell>
          <table:table-cell office:value-type="float" office:value="3.9" calcext:value-type="float">
            <text:p>3,9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978</text:p>
          </table:table-cell>
          <table:table-cell office:value-type="float" office:value="53376320" calcext:value-type="float">
            <text:p>53376320</text:p>
          </table:table-cell>
          <table:table-cell office:value-type="float" office:value="354628" calcext:value-type="float">
            <text:p>354628</text:p>
          </table:table-cell>
          <table:table-cell office:value-type="string" calcext:value-type="string">
            <text:p>74416</text:p>
          </table:table-cell>
          <table:table-cell office:value-type="float" office:value="737062" calcext:value-type="float">
            <text:p>737062</text:p>
          </table:table-cell>
          <table:table-cell office:value-type="float" office:value="546916" calcext:value-type="float">
            <text:p>546916</text:p>
          </table:table-cell>
          <table:table-cell office:value-type="float" office:value="7852" calcext:value-type="float">
            <text:p>7852</text:p>
          </table:table-cell>
          <table:table-cell office:value-type="float" office:value="190146" calcext:value-type="float">
            <text:p>190146</text:p>
          </table:table-cell>
          <table:table-cell office:value-type="float" office:value="6.6" calcext:value-type="float">
            <text:p>6,6</text:p>
          </table:table-cell>
          <table:table-cell office:value-type="float" office:value="13.8" calcext:value-type="float">
            <text:p>13,8</text:p>
          </table:table-cell>
          <table:table-cell office:value-type="float" office:value="10.2" calcext:value-type="float">
            <text:p>10,2</text:p>
          </table:table-cell>
          <table:table-cell office:value-type="float" office:value="3.6" calcext:value-type="float">
            <text:p>3,6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1979</text:p>
          </table:table-cell>
          <table:table-cell office:value-type="float" office:value="53606230" calcext:value-type="float">
            <text:p>53606230</text:p>
          </table:table-cell>
          <table:table-cell office:value-type="float" office:value="340405" calcext:value-type="float">
            <text:p>340405</text:p>
          </table:table-cell>
          <table:table-cell office:value-type="string" calcext:value-type="string">
            <text:p>78571</text:p>
          </table:table-cell>
          <table:table-cell office:value-type="float" office:value="757354" calcext:value-type="float">
            <text:p>757354</text:p>
          </table:table-cell>
          <table:table-cell office:value-type="float" office:value="541805" calcext:value-type="float">
            <text:p>541805</text:p>
          </table:table-cell>
          <table:table-cell office:value-type="float" office:value="7582" calcext:value-type="float">
            <text:p>7582</text:p>
          </table:table-cell>
          <table:table-cell office:value-type="float" office:value="215549" calcext:value-type="float">
            <text:p>215549</text:p>
          </table:table-cell>
          <table:table-cell office:value-type="float" office:value="6.4" calcext:value-type="float">
            <text:p>6,4</text:p>
          </table:table-cell>
          <table:table-cell office:value-type="float" office:value="14.1" calcext:value-type="float">
            <text:p>14,1</text:p>
          </table:table-cell>
          <table:table-cell office:value-type="float" office:value="10.1" calcext:value-type="float">
            <text:p>10,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980</text:p>
          </table:table-cell>
          <table:table-cell office:value-type="float" office:value="53880009" calcext:value-type="float">
            <text:p>53880009</text:p>
          </table:table-cell>
          <table:table-cell office:value-type="float" office:value="334377" calcext:value-type="float">
            <text:p>334377</text:p>
          </table:table-cell>
          <table:table-cell office:value-type="string" calcext:value-type="string">
            <text:p>81156</text:p>
          </table:table-cell>
          <table:table-cell office:value-type="float" office:value="800376" calcext:value-type="float">
            <text:p>800376</text:p>
          </table:table-cell>
          <table:table-cell office:value-type="float" office:value="547107" calcext:value-type="float">
            <text:p>547107</text:p>
          </table:table-cell>
          <table:table-cell office:value-type="float" office:value="8010" calcext:value-type="float">
            <text:p>8010</text:p>
          </table:table-cell>
          <table:table-cell office:value-type="float" office:value="253269" calcext:value-type="float">
            <text:p>25326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0.2" calcext:value-type="float">
            <text:p>10,2</text:p>
          </table:table-cell>
          <table:table-cell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981</text:p>
          </table:table-cell>
          <table:table-cell office:value-type="float" office:value="54181815" calcext:value-type="float">
            <text:p>54181815</text:p>
          </table:table-cell>
          <table:table-cell office:value-type="float" office:value="315117" calcext:value-type="float">
            <text:p>315117</text:p>
          </table:table-cell>
          <table:table-cell office:value-type="string" calcext:value-type="string">
            <text:p>87615</text:p>
          </table:table-cell>
          <table:table-cell office:value-type="float" office:value="805483" calcext:value-type="float">
            <text:p>805483</text:p>
          </table:table-cell>
          <table:table-cell office:value-type="float" office:value="554823" calcext:value-type="float">
            <text:p>554823</text:p>
          </table:table-cell>
          <table:table-cell office:value-type="float" office:value="7823" calcext:value-type="float">
            <text:p>7823</text:p>
          </table:table-cell>
          <table:table-cell office:value-type="float" office:value="250660" calcext:value-type="float">
            <text:p>250660</text:p>
          </table:table-cell>
          <table:table-cell office:value-type="float" office:value="5.8" calcext:value-type="float">
            <text:p>5,8</text:p>
          </table:table-cell>
          <table:table-cell office:value-type="float" office:value="14.9" calcext:value-type="float">
            <text:p>14,9</text:p>
          </table:table-cell>
          <table:table-cell office:value-type="float" office:value="10.2" calcext:value-type="float">
            <text:p>10,2</text:p>
          </table:table-cell>
          <table:table-cell office:value-type="float" office:value="4.7" calcext:value-type="float">
            <text:p>4,7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1982</text:p>
          </table:table-cell>
          <table:table-cell office:value-type="float" office:value="54492492" calcext:value-type="float">
            <text:p>54492492</text:p>
          </table:table-cell>
          <table:table-cell office:value-type="float" office:value="312405" calcext:value-type="float">
            <text:p>312405</text:p>
          </table:table-cell>
          <table:table-cell office:value-type="string" calcext:value-type="string">
            <text:p>93892</text:p>
          </table:table-cell>
          <table:table-cell office:value-type="float" office:value="797223" calcext:value-type="float">
            <text:p>797223</text:p>
          </table:table-cell>
          <table:table-cell office:value-type="float" office:value="543104" calcext:value-type="float">
            <text:p>543104</text:p>
          </table:table-cell>
          <table:table-cell office:value-type="float" office:value="7542" calcext:value-type="float">
            <text:p>7542</text:p>
          </table:table-cell>
          <table:table-cell office:value-type="float" office:value="254119" calcext:value-type="float">
            <text:p>254119</text:p>
          </table:table-cell>
          <table:table-cell office:value-type="float" office:value="5.7" calcext:value-type="float">
            <text:p>5,7</text:p>
          </table:table-cell>
          <table:table-cell office:value-type="float" office:value="14.6" calcext:value-type="float">
            <text:p>14,6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1983</text:p>
          </table:table-cell>
          <table:table-cell office:value-type="float" office:value="54772419" calcext:value-type="float">
            <text:p>54772419</text:p>
          </table:table-cell>
          <table:table-cell office:value-type="float" office:value="300513" calcext:value-type="float">
            <text:p>300513</text:p>
          </table:table-cell>
          <table:table-cell office:value-type="string" calcext:value-type="string">
            <text:p>98730</text:p>
          </table:table-cell>
          <table:table-cell office:value-type="float" office:value="748525" calcext:value-type="float">
            <text:p>748525</text:p>
          </table:table-cell>
          <table:table-cell office:value-type="float" office:value="559655" calcext:value-type="float">
            <text:p>559655</text:p>
          </table:table-cell>
          <table:table-cell office:value-type="float" office:value="6834" calcext:value-type="float">
            <text:p>6834</text:p>
          </table:table-cell>
          <table:table-cell office:value-type="float" office:value="188870" calcext:value-type="float">
            <text:p>188870</text:p>
          </table:table-cell>
          <table:table-cell office:value-type="float" office:value="5.5" calcext:value-type="float">
            <text:p>5,5</text:p>
          </table:table-cell>
          <table:table-cell office:value-type="float" office:value="13.7" calcext:value-type="float">
            <text:p>13,7</text:p>
          </table:table-cell>
          <table:table-cell office:value-type="float" office:value="10.2" calcext:value-type="float">
            <text:p>10,2</text:p>
          </table:table-cell>
          <table:table-cell office:value-type="float" office:value="3.5" calcext:value-type="float">
            <text:p>3,5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1984</text:p>
          </table:table-cell>
          <table:table-cell office:value-type="float" office:value="55026079" calcext:value-type="float">
            <text:p>55026079</text:p>
          </table:table-cell>
          <table:table-cell office:value-type="float" office:value="281402" calcext:value-type="float">
            <text:p>281402</text:p>
          </table:table-cell>
          <table:table-cell office:value-type="string" calcext:value-type="string">
            <text:p>104012</text:p>
          </table:table-cell>
          <table:table-cell office:value-type="float" office:value="759939" calcext:value-type="float">
            <text:p>759939</text:p>
          </table:table-cell>
          <table:table-cell office:value-type="float" office:value="542490" calcext:value-type="float">
            <text:p>542490</text:p>
          </table:table-cell>
          <table:table-cell office:value-type="float" office:value="6299" calcext:value-type="float">
            <text:p>6299</text:p>
          </table:table-cell>
          <table:table-cell office:value-type="float" office:value="217449" calcext:value-type="float">
            <text:p>217449</text:p>
          </table:table-cell>
          <table:table-cell office:value-type="float" office:value="5.1" calcext:value-type="float">
            <text:p>5,1</text:p>
          </table:table-cell>
          <table:table-cell office:value-type="float" office:value="13.8" calcext:value-type="float">
            <text:p>13,8</text:p>
          </table:table-cell>
          <table:table-cell office:value-type="float" office:value="9.9" calcext:value-type="float">
            <text:p>9,9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1985</text:p>
          </table:table-cell>
          <table:table-cell office:value-type="float" office:value="55284271" calcext:value-type="float">
            <text:p>55284271</text:p>
          </table:table-cell>
          <table:table-cell office:value-type="float" office:value="269419" calcext:value-type="float">
            <text:p>269419</text:p>
          </table:table-cell>
          <table:table-cell office:value-type="string" calcext:value-type="string">
            <text:p>107505</text:p>
          </table:table-cell>
          <table:table-cell office:value-type="float" office:value="768431" calcext:value-type="float">
            <text:p>768431</text:p>
          </table:table-cell>
          <table:table-cell office:value-type="float" office:value="552496" calcext:value-type="float">
            <text:p>552496</text:p>
          </table:table-cell>
          <table:table-cell office:value-type="float" office:value="6389" calcext:value-type="float">
            <text:p>6389</text:p>
          </table:table-cell>
          <table:table-cell office:value-type="float" office:value="215935" calcext:value-type="float">
            <text:p>215935</text:p>
          </table:table-cell>
          <table:table-cell office:value-type="float" office:value="4.9" calcext:value-type="float">
            <text:p>4,9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1986</text:p>
          </table:table-cell>
          <table:table-cell office:value-type="float" office:value="55546509" calcext:value-type="float">
            <text:p>55546509</text:p>
          </table:table-cell>
          <table:table-cell office:value-type="float" office:value="265678" calcext:value-type="float">
            <text:p>265678</text:p>
          </table:table-cell>
          <table:table-cell office:value-type="string" calcext:value-type="string">
            <text:p>108380</text:p>
          </table:table-cell>
          <table:table-cell office:value-type="float" office:value="778468" calcext:value-type="float">
            <text:p>778468</text:p>
          </table:table-cell>
          <table:table-cell office:value-type="float" office:value="546926" calcext:value-type="float">
            <text:p>546926</text:p>
          </table:table-cell>
          <table:table-cell office:value-type="float" office:value="6257" calcext:value-type="float">
            <text:p>6257</text:p>
          </table:table-cell>
          <table:table-cell office:value-type="float" office:value="231542" calcext:value-type="float">
            <text:p>231542</text:p>
          </table:table-cell>
          <table:table-cell office:value-type="float" office:value="4.8" calcext:value-type="float">
            <text:p>4,8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4.2" calcext:value-type="float">
            <text:p>4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1987</text:p>
          </table:table-cell>
          <table:table-cell office:value-type="float" office:value="55823961" calcext:value-type="float">
            <text:p>55823961</text:p>
          </table:table-cell>
          <table:table-cell office:value-type="float" office:value="265177" calcext:value-type="float">
            <text:p>265177</text:p>
          </table:table-cell>
          <table:table-cell office:value-type="string" calcext:value-type="string">
            <text:p>106527</text:p>
          </table:table-cell>
          <table:table-cell office:value-type="float" office:value="767828" calcext:value-type="float">
            <text:p>767828</text:p>
          </table:table-cell>
          <table:table-cell office:value-type="float" office:value="527466" calcext:value-type="float">
            <text:p>527466</text:p>
          </table:table-cell>
          <table:table-cell office:value-type="float" office:value="6017" calcext:value-type="float">
            <text:p>6017</text:p>
          </table:table-cell>
          <table:table-cell office:value-type="float" office:value="240362" calcext:value-type="float">
            <text:p>240362</text:p>
          </table:table-cell>
          <table:table-cell office:value-type="float" office:value="4.8" calcext:value-type="float">
            <text:p>4,8</text:p>
          </table:table-cell>
          <table:table-cell office:value-type="float" office:value="13.8" calcext:value-type="float">
            <text:p>13,8</text:p>
          </table:table-cell>
          <table:table-cell office:value-type="float" office:value="9.4" calcext:value-type="float">
            <text:p>9,4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1988</text:p>
          </table:table-cell>
          <table:table-cell office:value-type="float" office:value="56117976" calcext:value-type="float">
            <text:p>56117976</text:p>
          </table:table-cell>
          <table:table-cell office:value-type="float" office:value="271124" calcext:value-type="float">
            <text:p>271124</text:p>
          </table:table-cell>
          <table:table-cell office:value-type="string" calcext:value-type="string">
            <text:p>106096</text:p>
          </table:table-cell>
          <table:table-cell office:value-type="float" office:value="771268" calcext:value-type="float">
            <text:p>771268</text:p>
          </table:table-cell>
          <table:table-cell office:value-type="float" office:value="524600" calcext:value-type="float">
            <text:p>524600</text:p>
          </table:table-cell>
          <table:table-cell office:value-type="float" office:value="6044" calcext:value-type="float">
            <text:p>6044</text:p>
          </table:table-cell>
          <table:table-cell office:value-type="float" office:value="246668" calcext:value-type="float">
            <text:p>246668</text:p>
          </table:table-cell>
          <table:table-cell office:value-type="float" office:value="4.8" calcext:value-type="float">
            <text:p>4,8</text:p>
          </table:table-cell>
          <table:table-cell office:value-type="float" office:value="13.7" calcext:value-type="float">
            <text:p>13,7</text:p>
          </table:table-cell>
          <table:table-cell office:value-type="float" office:value="9.3" calcext:value-type="float">
            <text:p>9,3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1989</text:p>
          </table:table-cell>
          <table:table-cell office:value-type="float" office:value="56423405" calcext:value-type="float">
            <text:p>56423405</text:p>
          </table:table-cell>
          <table:table-cell office:value-type="float" office:value="279900" calcext:value-type="float">
            <text:p>279900</text:p>
          </table:table-cell>
          <table:table-cell office:value-type="string" calcext:value-type="string">
            <text:p>105295</text:p>
          </table:table-cell>
          <table:table-cell office:value-type="float" office:value="765473" calcext:value-type="float">
            <text:p>765473</text:p>
          </table:table-cell>
          <table:table-cell office:value-type="float" office:value="529283" calcext:value-type="float">
            <text:p>529283</text:p>
          </table:table-cell>
          <table:table-cell office:value-type="float" office:value="5769" calcext:value-type="float">
            <text:p>5769</text:p>
          </table:table-cell>
          <table:table-cell office:value-type="float" office:value="236190" calcext:value-type="float">
            <text:p>236190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4.2" calcext:value-type="float">
            <text:p>4,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1990</text:p>
          </table:table-cell>
          <table:table-cell office:value-type="float" office:value="56708831" calcext:value-type="float">
            <text:p>56708831</text:p>
          </table:table-cell>
          <table:table-cell office:value-type="float" office:value="287099" calcext:value-type="float">
            <text:p>287099</text:p>
          </table:table-cell>
          <table:table-cell office:value-type="string" calcext:value-type="string">
            <text:p>105813</text:p>
          </table:table-cell>
          <table:table-cell office:value-type="float" office:value="762407" calcext:value-type="float">
            <text:p>762407</text:p>
          </table:table-cell>
          <table:table-cell office:value-type="float" office:value="526201" calcext:value-type="float">
            <text:p>526201</text:p>
          </table:table-cell>
          <table:table-cell office:value-type="float" office:value="5599" calcext:value-type="float">
            <text:p>5599</text:p>
          </table:table-cell>
          <table:table-cell office:value-type="float" office:value="236206" calcext:value-type="float">
            <text:p>236206</text:p>
          </table:table-cell>
          <table:table-cell office:value-type="float" office:value="5.1" calcext:value-type="float">
            <text:p>5,1</text:p>
          </table:table-cell>
          <table:table-cell office:value-type="float" office:value="13.4" calcext:value-type="float">
            <text:p>13,4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91</text:p>
          </table:table-cell>
          <table:table-cell office:value-type="float" office:value="56975597" calcext:value-type="float">
            <text:p>56975597</text:p>
          </table:table-cell>
          <table:table-cell office:value-type="float" office:value="280175" calcext:value-type="float">
            <text:p>280175</text:p>
          </table:table-cell>
          <table:table-cell office:value-type="string" calcext:value-type="string">
            <text:p>108086</text:p>
          </table:table-cell>
          <table:table-cell office:value-type="float" office:value="759056" calcext:value-type="float">
            <text:p>759056</text:p>
          </table:table-cell>
          <table:table-cell office:value-type="float" office:value="524685" calcext:value-type="float">
            <text:p>524685</text:p>
          </table:table-cell>
          <table:table-cell office:value-type="float" office:value="5511" calcext:value-type="float">
            <text:p>5511</text:p>
          </table:table-cell>
          <table:table-cell office:value-type="float" office:value="234371" calcext:value-type="float">
            <text:p>234371</text:p>
          </table:table-cell>
          <table:table-cell office:value-type="float" office:value="4.9" calcext:value-type="float">
            <text:p>4,9</text:p>
          </table:table-cell>
          <table:table-cell office:value-type="float" office:value="13.3" calcext:value-type="float">
            <text:p>13,3</text:p>
          </table:table-cell>
          <table:table-cell office:value-type="float" office:value="9.2" calcext:value-type="float">
            <text:p>9,2</text:p>
          </table:table-cell>
          <table:table-cell office:value-type="float" office:value="4.1" calcext:value-type="float">
            <text:p>4,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1992</text:p>
          </table:table-cell>
          <table:table-cell office:value-type="float" office:value="57239847" calcext:value-type="float">
            <text:p>57239847</text:p>
          </table:table-cell>
          <table:table-cell office:value-type="float" office:value="271427" calcext:value-type="float">
            <text:p>271427</text:p>
          </table:table-cell>
          <table:table-cell office:value-type="string" calcext:value-type="string">
            <text:p>107994</text:p>
          </table:table-cell>
          <table:table-cell office:value-type="float" office:value="743658" calcext:value-type="float">
            <text:p>743658</text:p>
          </table:table-cell>
          <table:table-cell office:value-type="float" office:value="521530" calcext:value-type="float">
            <text:p>521530</text:p>
          </table:table-cell>
          <table:table-cell office:value-type="float" office:value="5075" calcext:value-type="float">
            <text:p>5075</text:p>
          </table:table-cell>
          <table:table-cell office:value-type="float" office:value="222128" calcext:value-type="float">
            <text:p>222128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,1</text:p>
          </table:table-cell>
          <table:table-cell office:value-type="float" office:value="3.9" calcext:value-type="float">
            <text:p>3,9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1993</text:p>
          </table:table-cell>
          <table:table-cell office:value-type="float" office:value="57467085" calcext:value-type="float">
            <text:p>57467085</text:p>
          </table:table-cell>
          <table:table-cell office:value-type="float" office:value="255190" calcext:value-type="float">
            <text:p>255190</text:p>
          </table:table-cell>
          <table:table-cell office:value-type="string" calcext:value-type="string">
            <text:p>110759</text:p>
          </table:table-cell>
          <table:table-cell office:value-type="float" office:value="711610" calcext:value-type="float">
            <text:p>711610</text:p>
          </table:table-cell>
          <table:table-cell office:value-type="float" office:value="532263" calcext:value-type="float">
            <text:p>532263</text:p>
          </table:table-cell>
          <table:table-cell office:value-type="float" office:value="4604" calcext:value-type="float">
            <text:p>4604</text:p>
          </table:table-cell>
          <table:table-cell office:value-type="float" office:value="179347" calcext:value-type="float">
            <text:p>179347</text:p>
          </table:table-cell>
          <table:table-cell office:value-type="float" office:value="4.4" calcext:value-type="float">
            <text:p>4,4</text:p>
          </table:table-cell>
          <table:table-cell office:value-type="float" office:value="12.4" calcext:value-type="float">
            <text:p>12,4</text:p>
          </table:table-cell>
          <table:table-cell office:value-type="float" office:value="9.3" calcext:value-type="float">
            <text:p>9,3</text:p>
          </table:table-cell>
          <table:table-cell office:value-type="float" office:value="3.1" calcext:value-type="float">
            <text:p>3,1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1994</text:p>
          </table:table-cell>
          <table:table-cell office:value-type="float" office:value="57658772" calcext:value-type="float">
            <text:p>57658772</text:p>
          </table:table-cell>
          <table:table-cell office:value-type="float" office:value="253746" calcext:value-type="float">
            <text:p>253746</text:p>
          </table:table-cell>
          <table:table-cell office:value-type="string" calcext:value-type="string">
            <text:p>115658</text:p>
          </table:table-cell>
          <table:table-cell office:value-type="float" office:value="710993" calcext:value-type="float">
            <text:p>710993</text:p>
          </table:table-cell>
          <table:table-cell office:value-type="float" office:value="519965" calcext:value-type="float">
            <text:p>519965</text:p>
          </table:table-cell>
          <table:table-cell office:value-type="float" office:value="4193" calcext:value-type="float">
            <text:p>4193</text:p>
          </table:table-cell>
          <table:table-cell office:value-type="float" office:value="191028" calcext:value-type="float">
            <text:p>191028</text:p>
          </table:table-cell>
          <table:table-cell office:value-type="float" office:value="4.4" calcext:value-type="float">
            <text:p>4,4</text:p>
          </table:table-cell>
          <table:table-cell office:value-type="float" office:value="12.3" calcext:value-type="float">
            <text:p>12,3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1995</text:p>
          </table:table-cell>
          <table:table-cell office:value-type="float" office:value="57844247" calcext:value-type="float">
            <text:p>57844247</text:p>
          </table:table-cell>
          <table:table-cell office:value-type="float" office:value="254651" calcext:value-type="float">
            <text:p>254651</text:p>
          </table:table-cell>
          <table:table-cell office:value-type="string" calcext:value-type="string">
            <text:p>119189</text:p>
          </table:table-cell>
          <table:table-cell office:value-type="float" office:value="729609" calcext:value-type="float">
            <text:p>729609</text:p>
          </table:table-cell>
          <table:table-cell office:value-type="float" office:value="531618" calcext:value-type="float">
            <text:p>531618</text:p>
          </table:table-cell>
          <table:table-cell office:value-type="float" office:value="3545" calcext:value-type="float">
            <text:p>3545</text:p>
          </table:table-cell>
          <table:table-cell office:value-type="float" office:value="197991" calcext:value-type="float">
            <text:p>197991</text:p>
          </table:table-cell>
          <table:table-cell office:value-type="float" office:value="4.4" calcext:value-type="float">
            <text:p>4,4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3.4" calcext:value-type="float">
            <text:p>3,4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996</text:p>
          </table:table-cell>
          <table:table-cell office:value-type="float" office:value="58025989" calcext:value-type="float">
            <text:p>58025989</text:p>
          </table:table-cell>
          <table:table-cell office:value-type="float" office:value="280072" calcext:value-type="float">
            <text:p>280072</text:p>
          </table:table-cell>
          <table:table-cell office:value-type="string" calcext:value-type="string">
            <text:p>117382</text:p>
          </table:table-cell>
          <table:table-cell office:value-type="float" office:value="734338" calcext:value-type="float">
            <text:p>734338</text:p>
          </table:table-cell>
          <table:table-cell office:value-type="float" office:value="535775" calcext:value-type="float">
            <text:p>535775</text:p>
          </table:table-cell>
          <table:table-cell office:value-type="float" office:value="3501" calcext:value-type="float">
            <text:p>3501</text:p>
          </table:table-cell>
          <table:table-cell office:value-type="float" office:value="198563" calcext:value-type="float">
            <text:p>198563</text:p>
          </table:table-cell>
          <table:table-cell office:value-type="float" office:value="4.8" calcext:value-type="float">
            <text:p>4,8</text:p>
          </table:table-cell>
          <table:table-cell office:value-type="float" office:value="12.7" calcext:value-type="float">
            <text:p>12,7</text:p>
          </table:table-cell>
          <table:table-cell office:value-type="float" office:value="9.2" calcext:value-type="float">
            <text:p>9,2</text:p>
          </table:table-cell>
          <table:table-cell office:value-type="float" office:value="3.5" calcext:value-type="float">
            <text:p>3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1997</text:p>
          </table:table-cell>
          <table:table-cell office:value-type="float" office:value="58207490" calcext:value-type="float">
            <text:p>58207490</text:p>
          </table:table-cell>
          <table:table-cell office:value-type="float" office:value="283984" calcext:value-type="float">
            <text:p>283984</text:p>
          </table:table-cell>
          <table:table-cell office:value-type="string" calcext:value-type="string">
            <text:p>116158</text:p>
          </table:table-cell>
          <table:table-cell office:value-type="float" office:value="726768" calcext:value-type="float">
            <text:p>726768</text:p>
          </table:table-cell>
          <table:table-cell office:value-type="float" office:value="530319" calcext:value-type="float">
            <text:p>530319</text:p>
          </table:table-cell>
          <table:table-cell office:value-type="float" office:value="3439" calcext:value-type="float">
            <text:p>3439</text:p>
          </table:table-cell>
          <table:table-cell office:value-type="float" office:value="196449" calcext:value-type="float">
            <text:p>196449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9.1" calcext:value-type="float">
            <text:p>9,1</text:p>
          </table:table-cell>
          <table:table-cell office:value-type="float" office:value="3.4" calcext:value-type="float">
            <text:p>3,4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1998</text:p>
          </table:table-cell>
          <table:table-cell office:value-type="float" office:value="58397788" calcext:value-type="float">
            <text:p>58397788</text:p>
          </table:table-cell>
          <table:table-cell office:value-type="float" office:value="271361" calcext:value-type="float">
            <text:p>271361</text:p>
          </table:table-cell>
          <table:table-cell office:value-type="string" calcext:value-type="string">
            <text:p>116515</text:p>
          </table:table-cell>
          <table:table-cell office:value-type="float" office:value="738080" calcext:value-type="float">
            <text:p>738080</text:p>
          </table:table-cell>
          <table:table-cell office:value-type="float" office:value="534005" calcext:value-type="float">
            <text:p>534005</text:p>
          </table:table-cell>
          <table:table-cell office:value-type="float" office:value="3399" calcext:value-type="float">
            <text:p>3399</text:p>
          </table:table-cell>
          <table:table-cell office:value-type="float" office:value="204075" calcext:value-type="float">
            <text:p>204075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3.5" calcext:value-type="float">
            <text:p>3,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1999</text:p>
          </table:table-cell>
          <table:table-cell office:value-type="float" office:value="58677406" calcext:value-type="float">
            <text:p>58677406</text:p>
          </table:table-cell>
          <table:table-cell office:value-type="float" office:value="286191" calcext:value-type="float">
            <text:p>286191</text:p>
          </table:table-cell>
          <table:table-cell office:value-type="string" calcext:value-type="string">
            <text:p>116813</text:p>
          </table:table-cell>
          <table:table-cell office:value-type="float" office:value="744791" calcext:value-type="float">
            <text:p>744791</text:p>
          </table:table-cell>
          <table:table-cell office:value-type="float" office:value="537661" calcext:value-type="float">
            <text:p>537661</text:p>
          </table:table-cell>
          <table:table-cell office:value-type="float" office:value="3221" calcext:value-type="float">
            <text:p>3221</text:p>
          </table:table-cell>
          <table:table-cell office:value-type="float" office:value="207130" calcext:value-type="float">
            <text:p>207130</text:p>
          </table:table-cell>
          <table:table-cell office:value-type="float" office:value="4.9" calcext:value-type="float">
            <text:p>4,9</text:p>
          </table:table-cell>
          <table:table-cell office:value-type="float" office:value="12.7" calcext:value-type="float">
            <text:p>12,7</text:p>
          </table:table-cell>
          <table:table-cell office:value-type="float" office:value="9.2" calcext:value-type="float">
            <text:p>9,2</text:p>
          </table:table-cell>
          <table:table-cell office:value-type="float" office:value="3.5" calcext:value-type="float">
            <text:p>3,5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2000</text:p>
          </table:table-cell>
          <table:table-cell office:value-type="float" office:value="59062385" calcext:value-type="float">
            <text:p>59062385</text:p>
          </table:table-cell>
          <table:table-cell office:value-type="float" office:value="297922" calcext:value-type="float">
            <text:p>297922</text:p>
          </table:table-cell>
          <table:table-cell office:value-type="string" calcext:value-type="string">
            <text:p>114005</text:p>
          </table:table-cell>
          <table:table-cell office:value-type="float" office:value="774782" calcext:value-type="float">
            <text:p>774782</text:p>
          </table:table-cell>
          <table:table-cell office:value-type="float" office:value="530864" calcext:value-type="float">
            <text:p>530864</text:p>
          </table:table-cell>
          <table:table-cell office:value-type="float" office:value="3417" calcext:value-type="float">
            <text:p>3417</text:p>
          </table:table-cell>
          <table:table-cell office:value-type="float" office:value="243918" calcext:value-type="float">
            <text:p>243918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4.1" calcext:value-type="float">
            <text:p>4,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2001</text:p>
          </table:table-cell>
          <table:table-cell office:value-type="float" office:value="59476236" calcext:value-type="float">
            <text:p>59476236</text:p>
          </table:table-cell>
          <table:table-cell office:value-type="float" office:value="288255" calcext:value-type="float">
            <text:p>288255</text:p>
          </table:table-cell>
          <table:table-cell office:value-type="string" calcext:value-type="string">
            <text:p>112631</text:p>
          </table:table-cell>
          <table:table-cell office:value-type="float" office:value="770945" calcext:value-type="float">
            <text:p>770945</text:p>
          </table:table-cell>
          <table:table-cell office:value-type="float" office:value="531073" calcext:value-type="float">
            <text:p>531073</text:p>
          </table:table-cell>
          <table:table-cell office:value-type="float" office:value="3438" calcext:value-type="float">
            <text:p>3438</text:p>
          </table:table-cell>
          <table:table-cell office:value-type="float" office:value="239872" calcext:value-type="float">
            <text:p>239872</text:p>
          </table:table-cell>
          <table:table-cell office:value-type="float" office:value="4.8" calcext:value-type="float">
            <text:p>4,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002</text:p>
          </table:table-cell>
          <table:table-cell office:value-type="float" office:value="59893870" calcext:value-type="float">
            <text:p>59893870</text:p>
          </table:table-cell>
          <table:table-cell office:value-type="float" office:value="279087" calcext:value-type="float">
            <text:p>279087</text:p>
          </table:table-cell>
          <table:table-cell office:value-type="string" calcext:value-type="string">
            <text:p>115861</text:p>
          </table:table-cell>
          <table:table-cell office:value-type="float" office:value="761630" calcext:value-type="float">
            <text:p>761630</text:p>
          </table:table-cell>
          <table:table-cell office:value-type="float" office:value="535144" calcext:value-type="float">
            <text:p>535144</text:p>
          </table:table-cell>
          <table:table-cell office:value-type="float" office:value="3114" calcext:value-type="float">
            <text:p>3114</text:p>
          </table:table-cell>
          <table:table-cell office:value-type="float" office:value="226486" calcext:value-type="float">
            <text:p>226486</text:p>
          </table:table-cell>
          <table:table-cell office:value-type="float" office:value="4.7" calcext:value-type="float">
            <text:p>4,7</text:p>
          </table:table-cell>
          <table:table-cell office:value-type="float" office:value="12.7" calcext:value-type="float">
            <text:p>12,7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2003</text:p>
          </table:table-cell>
          <table:table-cell office:value-type="float" office:value="60303631" calcext:value-type="float">
            <text:p>60303631</text:p>
          </table:table-cell>
          <table:table-cell office:value-type="float" office:value="275963" calcext:value-type="float">
            <text:p>275963</text:p>
          </table:table-cell>
          <table:table-cell office:value-type="string" calcext:value-type="string">
            <text:p>125175</text:p>
          </table:table-cell>
          <table:table-cell office:value-type="float" office:value="761464" calcext:value-type="float">
            <text:p>761464</text:p>
          </table:table-cell>
          <table:table-cell office:value-type="float" office:value="552339" calcext:value-type="float">
            <text:p>552339</text:p>
          </table:table-cell>
          <table:table-cell office:value-type="float" office:value="3053" calcext:value-type="float">
            <text:p>3053</text:p>
          </table:table-cell>
          <table:table-cell office:value-type="float" office:value="209125" calcext:value-type="float">
            <text:p>209125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2004</text:p>
          </table:table-cell>
          <table:table-cell office:value-type="float" office:value="60734343" calcext:value-type="float">
            <text:p>60734343</text:p>
          </table:table-cell>
          <table:table-cell office:value-type="float" office:value="271598" calcext:value-type="float">
            <text:p>271598</text:p>
          </table:table-cell>
          <table:table-cell office:value-type="string" calcext:value-type="string">
            <text:p>131335</text:p>
          </table:table-cell>
          <table:table-cell office:value-type="float" office:value="767816" calcext:value-type="float">
            <text:p>767816</text:p>
          </table:table-cell>
          <table:table-cell office:value-type="float" office:value="509429" calcext:value-type="float">
            <text:p>509429</text:p>
          </table:table-cell>
          <table:table-cell office:value-type="float" office:value="2988" calcext:value-type="float">
            <text:p>2988</text:p>
          </table:table-cell>
          <table:table-cell office:value-type="float" office:value="258387" calcext:value-type="float">
            <text:p>258387</text:p>
          </table:table-cell>
          <table:table-cell office:value-type="float" office:value="4.5" calcext:value-type="float">
            <text:p>4,5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2005</text:p>
          </table:table-cell>
          <table:table-cell office:value-type="float" office:value="61181499" calcext:value-type="float">
            <text:p>61181499</text:p>
          </table:table-cell>
          <table:table-cell office:value-type="float" office:value="276303" calcext:value-type="float">
            <text:p>276303</text:p>
          </table:table-cell>
          <table:table-cell office:value-type="string" calcext:value-type="string">
            <text:p>152020</text:p>
          </table:table-cell>
          <table:table-cell office:value-type="float" office:value="774355" calcext:value-type="float">
            <text:p>774355</text:p>
          </table:table-cell>
          <table:table-cell office:value-type="float" office:value="527533" calcext:value-type="float">
            <text:p>527533</text:p>
          </table:table-cell>
          <table:table-cell office:value-type="float" office:value="2775" calcext:value-type="float">
            <text:p>2775</text:p>
          </table:table-cell>
          <table:table-cell office:value-type="float" office:value="246822" calcext:value-type="float">
            <text:p>246822</text:p>
          </table:table-cell>
          <table:table-cell office:value-type="float" office:value="4.5" calcext:value-type="float">
            <text:p>4,5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4.1" calcext:value-type="float">
            <text:p>4,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2006</text:p>
          </table:table-cell>
          <table:table-cell office:value-type="float" office:value="61597486" calcext:value-type="float">
            <text:p>61597486</text:p>
          </table:table-cell>
          <table:table-cell office:value-type="float" office:value="267260" calcext:value-type="float">
            <text:p>267260</text:p>
          </table:table-cell>
          <table:table-cell office:value-type="string" calcext:value-type="string">
            <text:p>135910</text:p>
          </table:table-cell>
          <table:table-cell office:value-type="float" office:value="796896" calcext:value-type="float">
            <text:p>796896</text:p>
          </table:table-cell>
          <table:table-cell office:value-type="float" office:value="516416" calcext:value-type="float">
            <text:p>516416</text:p>
          </table:table-cell>
          <table:table-cell office:value-type="float" office:value="2906" calcext:value-type="float">
            <text:p>2906</text:p>
          </table:table-cell>
          <table:table-cell office:value-type="float" office:value="280480" calcext:value-type="float">
            <text:p>280480</text:p>
          </table:table-cell>
          <table:table-cell office:value-type="float" office:value="4.3" calcext:value-type="float">
            <text:p>4,3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4.5" calcext:value-type="float">
            <text:p>4,5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2007</text:p>
          </table:table-cell>
          <table:table-cell office:value-type="float" office:value="61965052" calcext:value-type="float">
            <text:p>61965052</text:p>
          </table:table-cell>
          <table:table-cell office:value-type="float" office:value="267194" calcext:value-type="float">
            <text:p>267194</text:p>
          </table:table-cell>
          <table:table-cell office:value-type="string" calcext:value-type="string">
            <text:p>131316</text:p>
          </table:table-cell>
          <table:table-cell office:value-type="float" office:value="785985" calcext:value-type="float">
            <text:p>785985</text:p>
          </table:table-cell>
          <table:table-cell office:value-type="float" office:value="521016" calcext:value-type="float">
            <text:p>521016</text:p>
          </table:table-cell>
          <table:table-cell office:value-type="float" office:value="2822" calcext:value-type="float">
            <text:p>2822</text:p>
          </table:table-cell>
          <table:table-cell office:value-type="float" office:value="264969" calcext:value-type="float">
            <text:p>264969</text:p>
          </table:table-cell>
          <table:table-cell office:value-type="float" office:value="4.3" calcext:value-type="float">
            <text:p>4,3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2008</text:p>
          </table:table-cell>
          <table:table-cell office:value-type="float" office:value="62300288" calcext:value-type="float">
            <text:p>62300288</text:p>
          </table:table-cell>
          <table:table-cell office:value-type="float" office:value="258739" calcext:value-type="float">
            <text:p>258739</text:p>
          </table:table-cell>
          <table:table-cell office:value-type="string" calcext:value-type="string">
            <text:p>129379</text:p>
          </table:table-cell>
          <table:table-cell office:value-type="float" office:value="796044" calcext:value-type="float">
            <text:p>796044</text:p>
          </table:table-cell>
          <table:table-cell office:value-type="float" office:value="532131" calcext:value-type="float">
            <text:p>532131</text:p>
          </table:table-cell>
          <table:table-cell office:value-type="float" office:value="2856" calcext:value-type="float">
            <text:p>2856</text:p>
          </table:table-cell>
          <table:table-cell office:value-type="float" office:value="263913" calcext:value-type="float">
            <text:p>263913</text:p>
          </table:table-cell>
          <table:table-cell office:value-type="float" office:value="4.2" calcext:value-type="float">
            <text:p>4,2</text:p>
          </table:table-cell>
          <table:table-cell office:value-type="float" office:value="12.8" calcext:value-type="float">
            <text:p>12,8</text:p>
          </table:table-cell>
          <table:table-cell office:value-type="float" office:value="8.5" calcext:value-type="float">
            <text:p>8,5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2009</text:p>
          </table:table-cell>
          <table:table-cell office:value-type="float" office:value="62615472" calcext:value-type="float">
            <text:p>62615472</text:p>
          </table:table-cell>
          <table:table-cell office:value-type="float" office:value="245151" calcext:value-type="float">
            <text:p>245151</text:p>
          </table:table-cell>
          <table:table-cell office:value-type="string" calcext:value-type="string">
            <text:p>127578</text:p>
          </table:table-cell>
          <table:table-cell office:value-type="float" office:value="793420" calcext:value-type="float">
            <text:p>793420</text:p>
          </table:table-cell>
          <table:table-cell office:value-type="float" office:value="538116" calcext:value-type="float">
            <text:p>538116</text:p>
          </table:table-cell>
          <table:table-cell office:value-type="float" office:value="2903" calcext:value-type="float">
            <text:p>2903</text:p>
          </table:table-cell>
          <table:table-cell office:value-type="float" office:value="255304" calcext:value-type="float">
            <text:p>255304</text:p>
          </table:table-cell>
          <table:table-cell office:value-type="float" office:value="3.9" calcext:value-type="float">
            <text:p>3,9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4.1" calcext:value-type="float">
            <text:p>4,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2010</text:p>
          </table:table-cell>
          <table:table-cell office:value-type="float" office:value="62917790" calcext:value-type="float">
            <text:p>62917790</text:p>
          </table:table-cell>
          <table:table-cell office:value-type="float" office:value="245334" calcext:value-type="float">
            <text:p>245334</text:p>
          </table:table-cell>
          <table:table-cell office:value-type="string" calcext:value-type="string">
            <text:p>130810</text:p>
          </table:table-cell>
          <table:table-cell office:value-type="float" office:value="802224" calcext:value-type="float">
            <text:p>802224</text:p>
          </table:table-cell>
          <table:table-cell office:value-type="float" office:value="540469" calcext:value-type="float">
            <text:p>540469</text:p>
          </table:table-cell>
          <table:table-cell office:value-type="float" office:value="2785" calcext:value-type="float">
            <text:p>2785</text:p>
          </table:table-cell>
          <table:table-cell office:value-type="float" office:value="261755" calcext:value-type="float">
            <text:p>261755</text:p>
          </table:table-cell>
          <table:table-cell office:value-type="float" office:value="3.9" calcext:value-type="float">
            <text:p>3,9</text:p>
          </table:table-cell>
          <table:table-cell office:value-type="float" office:value="12.8" calcext:value-type="float">
            <text:p>12,8</text:p>
          </table:table-cell>
          <table:table-cell office:value-type="float" office:value="8.6" calcext:value-type="float">
            <text:p>8,6</text:p>
          </table:table-cell>
          <table:table-cell office:value-type="float" office:value="4.2" calcext:value-type="float">
            <text:p>4,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2011</text:p>
          </table:table-cell>
          <table:table-cell office:value-type="float" office:value="63223158" calcext:value-type="float">
            <text:p>63223158</text:p>
          </table:table-cell>
          <table:table-cell office:value-type="float" office:value="231100" calcext:value-type="float">
            <text:p>231100</text:p>
          </table:table-cell>
          <table:table-cell office:value-type="string" calcext:value-type="string">
            <text:p>129802</text:p>
          </table:table-cell>
          <table:table-cell office:value-type="float" office:value="792996" calcext:value-type="float">
            <text:p>792996</text:p>
          </table:table-cell>
          <table:table-cell office:value-type="float" office:value="534795" calcext:value-type="float">
            <text:p>534795</text:p>
          </table:table-cell>
          <table:table-cell office:value-type="float" office:value="2604" calcext:value-type="float">
            <text:p>2604</text:p>
          </table:table-cell>
          <table:table-cell office:value-type="float" office:value="258201" calcext:value-type="float">
            <text:p>258201</text:p>
          </table:table-cell>
          <table:table-cell office:value-type="float" office:value="3.7" calcext:value-type="float">
            <text:p>3,7</text:p>
          </table:table-cell>
          <table:table-cell office:value-type="float" office:value="12.5" calcext:value-type="float">
            <text:p>12,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2012</text:p>
          </table:table-cell>
          <table:table-cell office:value-type="float" office:value="63536918" calcext:value-type="float">
            <text:p>63536918</text:p>
          </table:table-cell>
          <table:table-cell office:value-type="float" office:value="239840" calcext:value-type="float">
            <text:p>239840</text:p>
          </table:table-cell>
          <table:table-cell office:value-type="string" calcext:value-type="string">
            <text:p>125217</text:p>
          </table:table-cell>
          <table:table-cell office:value-type="float" office:value="790290" calcext:value-type="float">
            <text:p>790290</text:p>
          </table:table-cell>
          <table:table-cell office:value-type="float" office:value="559227" calcext:value-type="float">
            <text:p>559227</text:p>
          </table:table-cell>
          <table:table-cell office:value-type="float" office:value="2643" calcext:value-type="float">
            <text:p>2643</text:p>
          </table:table-cell>
          <table:table-cell office:value-type="float" office:value="231063" calcext:value-type="float">
            <text:p>231063</text:p>
          </table:table-cell>
          <table:table-cell office:value-type="float" office:value="3.8" calcext:value-type="float">
            <text:p>3,8</text:p>
          </table:table-cell>
          <table:table-cell office:value-type="float" office:value="12.4" calcext:value-type="float">
            <text:p>12,4</text:p>
          </table:table-cell>
          <table:table-cell office:value-type="float" office:value="8.8" calcext:value-type="float">
            <text:p>8,8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2013</text:p>
          </table:table-cell>
          <table:table-cell office:value-type="float" office:value="63862912" calcext:value-type="float">
            <text:p>63862912</text:p>
          </table:table-cell>
          <table:table-cell office:value-type="float" office:value="233108" calcext:value-type="float">
            <text:p>233108</text:p>
          </table:table-cell>
          <table:table-cell office:value-type="string" calcext:value-type="string">
            <text:p>121849</text:p>
          </table:table-cell>
          <table:table-cell office:value-type="float" office:value="781621" calcext:value-type="float">
            <text:p>781621</text:p>
          </table:table-cell>
          <table:table-cell office:value-type="float" office:value="558408" calcext:value-type="float">
            <text:p>558408</text:p>
          </table:table-cell>
          <table:table-cell office:value-type="float" office:value="2710" calcext:value-type="float">
            <text:p>2710</text:p>
          </table:table-cell>
          <table:table-cell office:value-type="float" office:value="223213" calcext:value-type="float">
            <text:p>223213</text:p>
          </table:table-cell>
          <table:table-cell office:value-type="float" office:value="3.7" calcext:value-type="float">
            <text:p>3,7</text:p>
          </table:table-cell>
          <table:table-cell office:value-type="float" office:value="12.2" calcext:value-type="float">
            <text:p>12,2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2014</text:p>
          </table:table-cell>
          <table:table-cell office:value-type="float" office:value="64164390" calcext:value-type="float">
            <text:p>64164390</text:p>
          </table:table-cell>
          <table:table-cell office:value-type="float" office:value="235315" calcext:value-type="float">
            <text:p>235315</text:p>
          </table:table-cell>
          <table:table-cell office:value-type="string" calcext:value-type="string">
            <text:p>120568</text:p>
          </table:table-cell>
          <table:table-cell office:value-type="float" office:value="781167" calcext:value-type="float">
            <text:p>781167</text:p>
          </table:table-cell>
          <table:table-cell office:value-type="float" office:value="547003" calcext:value-type="float">
            <text:p>547003</text:p>
          </table:table-cell>
          <table:table-cell office:value-type="float" office:value="2598" calcext:value-type="float">
            <text:p>2598</text:p>
          </table:table-cell>
          <table:table-cell office:value-type="float" office:value="234164" calcext:value-type="float">
            <text:p>234164</text:p>
          </table:table-cell>
          <table:table-cell office:value-type="float" office:value="3.7" calcext:value-type="float">
            <text:p>3,7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2015</text:p>
          </table:table-cell>
          <table:table-cell office:value-type="float" office:value="64384807" calcext:value-type="float">
            <text:p>64384807</text:p>
          </table:table-cell>
          <table:table-cell office:value-type="float" office:value="230364" calcext:value-type="float">
            <text:p>230364</text:p>
          </table:table-cell>
          <table:table-cell office:value-type="string" calcext:value-type="string">
            <text:p>120731</text:p>
          </table:table-cell>
          <table:table-cell office:value-type="float" office:value="760421" calcext:value-type="float">
            <text:p>760421</text:p>
          </table:table-cell>
          <table:table-cell office:value-type="float" office:value="581770" calcext:value-type="float">
            <text:p>581770</text:p>
          </table:table-cell>
          <table:table-cell office:value-type="float" office:value="2655" calcext:value-type="float">
            <text:p>2655</text:p>
          </table:table-cell>
          <table:table-cell office:value-type="float" office:value="178651" calcext:value-type="float">
            <text:p>178651</text:p>
          </table:table-cell>
          <table:table-cell office:value-type="float" office:value="3.6" calcext:value-type="float">
            <text:p>3,6</text:p>
          </table:table-cell>
          <table:table-cell office:value-type="float" office:value="11.8" calcext:value-type="float">
            <text:p>11,8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2016</text:p>
          </table:table-cell>
          <table:table-cell office:value-type="float" office:value="64553963" calcext:value-type="float">
            <text:p>64553963</text:p>
          </table:table-cell>
          <table:table-cell office:value-type="float" office:value="226614" calcext:value-type="float">
            <text:p>226614</text:p>
          </table:table-cell>
          <table:table-cell office:value-type="string" calcext:value-type="string">
            <text:p>124768</text:p>
          </table:table-cell>
          <table:table-cell office:value-type="float" office:value="744697" calcext:value-type="float">
            <text:p>744697</text:p>
          </table:table-cell>
          <table:table-cell office:value-type="float" office:value="581073" calcext:value-type="float">
            <text:p>581073</text:p>
          </table:table-cell>
          <table:table-cell office:value-type="float" office:value="2577" calcext:value-type="float">
            <text:p>2577</text:p>
          </table:table-cell>
          <table:table-cell office:value-type="float" office:value="163624" calcext:value-type="float">
            <text:p>163624</text:p>
          </table:table-cell>
          <table:table-cell office:value-type="float" office:value="3.5" calcext:value-type="float">
            <text:p>3,5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2017</text:p>
          </table:table-cell>
          <table:table-cell office:value-type="float" office:value="64688451" calcext:value-type="float">
            <text:p>64688451</text:p>
          </table:table-cell>
          <table:table-cell office:value-type="float" office:value="227758" calcext:value-type="float">
            <text:p>227758</text:p>
          </table:table-cell>
          <table:table-cell office:value-type="string" calcext:value-type="string">
            <text:p>.</text:p>
          </table:table-cell>
          <table:table-cell office:value-type="float" office:value="730242" calcext:value-type="float">
            <text:p>730242</text:p>
          </table:table-cell>
          <table:table-cell office:value-type="float" office:value="593606" calcext:value-type="float">
            <text:p>593606</text:p>
          </table:table-cell>
          <table:table-cell office:value-type="float" office:value="2639" calcext:value-type="float">
            <text:p>2639</text:p>
          </table:table-cell>
          <table:table-cell office:value-type="float" office:value="136636" calcext:value-type="float">
            <text:p>136636</text:p>
          </table:table-cell>
          <table:table-cell office:value-type="float" office:value="3.5" calcext:value-type="float">
            <text:p>3,5</text:p>
          </table:table-cell>
          <table:table-cell office:value-type="float" office:value="11.3" calcext:value-type="float">
            <text:p>11,3</text:p>
          </table:table-cell>
          <table:table-cell office:value-type="float" office:value="9.2" calcext:value-type="float">
            <text:p>9,2</text:p>
          </table:table-cell>
          <table:table-cell office:value-type="float" office:value="2.1" calcext:value-type="float">
            <text:p>2,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18</text:p>
          </table:table-cell>
          <table:table-cell office:value-type="float" office:value="64779862" calcext:value-type="float">
            <text:p>64779862</text:p>
          </table:table-cell>
          <table:table-cell office:value-type="float" office:value="228487" calcext:value-type="float">
            <text:p>228487</text:p>
          </table:table-cell>
          <table:table-cell office:value-type="string" calcext:value-type="string">
            <text:p>.</text:p>
          </table:table-cell>
          <table:table-cell office:value-type="float" office:value="719737" calcext:value-type="float">
            <text:p>719737</text:p>
          </table:table-cell>
          <table:table-cell office:value-type="float" office:value="596552" calcext:value-type="float">
            <text:p>596552</text:p>
          </table:table-cell>
          <table:table-cell office:value-type="float" office:value="2615" calcext:value-type="float">
            <text:p>2615</text:p>
          </table:table-cell>
          <table:table-cell office:value-type="float" office:value="123185" calcext:value-type="float">
            <text:p>123185</text:p>
          </table:table-cell>
          <table:table-cell office:value-type="float" office:value="3.5" calcext:value-type="float">
            <text:p>3,5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1.9" calcext:value-type="float">
            <text:p>1,9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a. Source : ministère de la justice. Les données sur les divorces ne sont pas disponibles pendant les périodes de guerre (1914 à 1918 et 1939 à 1945)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Jusqu'en 2016, les divorces étaient des décisions de justice prononcées par un juge aux affaires familiales. À partir de 2017, suite à la loi n° 2016-1547 du 18 novembre 2016 de modernisation de la justice du XXIe siècle, les procédures de divorces peuvent également être enregistrées par un notaire. Celles-ci ne sont pas disponibles et donc l'ensemble des données sur les divorces n'est pas disponible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b. Les nombres de décès pendant la Première Guerre mondiale ne comprennent pas les pertes militaires, soit approximativement : 360 000 en 1914, 320 000 en 1915, 270 000 en 1916, 145 000 en 1917 et 250 000 en 1918. Les nombres de décès pour la période 1939-1945 ne comprennent pas non plus les décédés (civils ou militaires) par faits de guerre, soit approximativement 600 000 personnes : 250 000 militaires (armée régulière, prisonniers de guerre, forces de l'intérieur) et 350 000 civils (déportés, fusillés, victimes des opérations terrestres et des bombardements)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c. À la suite de la promulgation de la loi ouvrant le mariage aux couples de personnes de même sexe en mai 2013, le taux de nuptialité prend en compte l'ensemble des mariages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N.B. Les estimations de population ainsi que les taux pour 1 000 habitants sont provisoires pour les deux dernières années, résultats provisoires arrêtés à fin décembre 2019.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Champ : France métropolitaine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Source : Insee, statistiques de l'état civil et estimations de population</text:p>
          </table:table-cell>
          <table:table-cell table:number-columns-repeated="12"/>
          <table:table-cell office:value-type="string" calcext:value-type="string">
            <text:p>2020-06-22</text:p>
          </table:table-cell>
          <table:table-cell table:number-columns-repeated="1009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6:57:17</meta:creation-date>
    <meta:generator>LibreOffice/5.4.6.2$Windows_X86_64 LibreOffice_project/4014ce260a04f1026ba855d3b8d91541c224eab8</meta:generator>
    <dc:date>2020-06-22T16:58:28.638000000</dc:date>
    <meta:editing-duration>PT1M</meta:editing-duration>
    <meta:editing-cycles>1</meta:editing-cycles>
    <meta:document-statistic meta:table-count="3" meta:cell-count="5418" meta:object-count="0"/>
  </office:meta>
</office:document-meta>
</file>